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5819in"/>
    </style:style>
    <style:style style:name="co16" style:family="table-column">
      <style:table-column-properties fo:break-before="auto" style:column-width="0.5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map style:condition="cell-content()=[$Sheet1.$AL$8]" style:apply-style-name="Untitled3" style:base-cell-address="Sheet1.AG1"/>
    </style:style>
    <style:style style:name="ce3" style:family="table-cell" style:parent-style-name="Default">
      <style:map style:condition="cell-content()=[$Sheet1.$AL$5]" style:apply-style-name="Untitled2" style:base-cell-address="Sheet1.AH1"/>
    </style:style>
    <style:style style:name="ce4" style:family="table-cell" style:parent-style-name="Default">
      <style:map style:condition="cell-content-is-between([$Sheet1.$AL$2]*1.05,[$Sheet1.$AL$2]*0.95)" style:apply-style-name="Untitled1" style:base-cell-address="Sheet1.AJ1"/>
    </style:style>
    <style:style style:name="ce5" style:family="table-cell" style:parent-style-name="Default"/>
    <style:style style:name="ce6" style:family="table-cell" style:parent-style-name="Default">
      <style:map style:condition="cell-content()=[$Sheet1.$AL$2]" style:apply-style-name="Untitled1" style:base-cell-address="Sheet1.AG1"/>
    </style:style>
    <style:style style:name="ce7" style:family="table-cell" style:parent-style-name="Default">
      <style:map style:condition="cell-content()=[$Sheet1.$AL$8]" style:apply-style-name="Untitled3" style:base-cell-address="Sheet1.AG1"/>
    </style:style>
    <style:style style:name="ce8" style:family="table-cell" style:parent-style-name="Default">
      <style:map style:condition="cell-content()=[$Sheet1.$AL$8]" style:apply-style-name="Untitled3" style:base-cell-address="Sheet1.AG1"/>
    </style:style>
    <style:style style:name="ce9" style:family="table-cell" style:parent-style-name="Default">
      <style:map style:condition="cell-content()=[$Sheet1.$AL$5]" style:apply-style-name="Untitled2" style:base-cell-address="Sheet1.AH1"/>
    </style:style>
    <style:style style:name="ce10" style:family="table-cell" style:parent-style-name="Default">
      <style:map style:condition="cell-content()=[$Sheet1.$AL$5]" style:apply-style-name="Untitled2" style:base-cell-address="Sheet1.AH1"/>
    </style:style>
    <style:style style:name="ce11" style:family="table-cell" style:parent-style-name="Default">
      <style:map style:condition="cell-content-is-between([$Sheet1.$AL$2]*1.05,[$Sheet1.$AL$2]*0.95)" style:apply-style-name="Untitled1" style:base-cell-address="Sheet1.AJ1"/>
    </style:style>
    <style:style style:name="ce12" style:family="table-cell" style:parent-style-name="Default">
      <style:map style:condition="cell-content-is-between([$Sheet1.$AL$2]*1.05,[$Sheet1.$AL$2]*0.95)" style:apply-style-name="Untitled1" style:base-cell-address="Sheet1.AJ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default-cell-style-name="ce3"/>
        <table:table-column table:style-name="co17" table:default-cell-style-name="Default"/>
        <table:table-column table:style-name="co17" table:default-cell-style-name="ce4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BkSz</text:p>
          </table:table-cell>
          <table:table-cell office:value-type="string">
            <text:p>L1 Size</text:p>
          </table:table-cell>
          <table:table-cell office:value-type="string">
            <text:p>L1 A</text:p>
          </table:table-cell>
          <table:table-cell office:value-type="string">
            <text:p>L1 N</text:p>
          </table:table-cell>
          <table:table-cell office:value-type="string">
            <text:p>L1 M</text:p>
          </table:table-cell>
          <table:table-cell office:value-type="string">
            <text:p>L2 Size</text:p>
          </table:table-cell>
          <table:table-cell office:value-type="string">
            <text:p>L2 A</text:p>
          </table:table-cell>
          <table:table-cell office:value-type="string">
            <text:p>L2 N</text:p>
          </table:table-cell>
          <table:table-cell office:value-type="string">
            <text:p>L2 M</text:p>
          </table:table-cell>
          <table:table-cell office:value-type="string">
            <text:p>L1 Read</text:p>
          </table:table-cell>
          <table:table-cell office:value-type="string">
            <text:p>L1 Miss</text:p>
          </table:table-cell>
          <table:table-cell office:value-type="string">
            <text:p>L1 Write</text:p>
          </table:table-cell>
          <table:table-cell office:value-type="string">
            <text:p>L1 Wmiss</text:p>
          </table:table-cell>
          <table:table-cell office:value-type="string">
            <text:p>L1 Miss Rate</text:p>
          </table:table-cell>
          <table:table-cell office:value-type="string">
            <text:p>WrBk</text:p>
          </table:table-cell>
          <table:table-cell office:value-type="string">
            <text:p>Prefetch</text:p>
          </table:table-cell>
          <table:table-cell office:value-type="string">
            <text:p>L2 R</text:p>
          </table:table-cell>
          <table:table-cell office:value-type="string">
            <text:p>L2 RM</text:p>
          </table:table-cell>
          <table:table-cell office:value-type="string">
            <text:p>L2 PR</text:p>
          </table:table-cell>
          <table:table-cell office:value-type="string">
            <text:p>L2 PRM</text:p>
          </table:table-cell>
          <table:table-cell office:value-type="string">
            <text:p>L2 W</text:p>
          </table:table-cell>
          <table:table-cell office:value-type="string">
            <text:p>L2 Wm</text:p>
          </table:table-cell>
          <table:table-cell office:value-type="string">
            <text:p>L2 Miss Rate</text:p>
          </table:table-cell>
          <table:table-cell office:value-type="string">
            <text:p>L2 WBK</text:p>
          </table:table-cell>
          <table:table-cell office:value-type="string">
            <text:p>L2 Pre</text:p>
          </table:table-cell>
          <table:table-cell office:value-type="string">
            <text:p>Traffic</text:p>
          </table:table-cell>
          <table:table-cell office:value-type="string">
            <text:p>L1 HIT</text:p>
          </table:table-cell>
          <table:table-cell office:value-type="string">
            <text:p>L1 Area</text:p>
          </table:table-cell>
          <table:table-cell office:value-type="string">
            <text:p>L1 Engy</text:p>
          </table:table-cell>
          <table:table-cell office:value-type="string">
            <text:p>L2 HIT</text:p>
          </table:table-cell>
          <table:table-cell office:value-type="string">
            <text:p>L2 Area</text:p>
          </table:table-cell>
          <table:table-cell office:value-type="string">
            <text:p>L2 Engy</text:p>
          </table:table-cell>
          <table:table-cell office:value-type="string">
            <text:p>Total Area</text:p>
          </table:table-cell>
          <table:table-cell office:value-type="string">
            <text:p>Total Engy</text:p>
          </table:table-cell>
          <table:table-cell office:value-type="string">
            <text:p>Miss Penalty</text:p>
          </table:table-cell>
          <table:table-cell office:value-type="string">
            <text:p>AAT</text:p>
          </table:table-cell>
          <table:table-cell/>
          <table:table-cell office:value-type="string">
            <text:p>min aat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36">
            <text:p>6436</text:p>
          </table:table-cell>
          <table:table-cell office:value-type="float" office:value="36360">
            <text:p>36360</text:p>
          </table:table-cell>
          <table:table-cell office:value-type="float" office:value="3901">
            <text:p>3901</text:p>
          </table:table-cell>
          <table:table-cell office:value-type="float" office:value="0.10337">
            <text:p>0.10337</text:p>
          </table:table-cell>
          <table:table-cell office:value-type="float" office:value="8271">
            <text:p>8271</text:p>
          </table:table-cell>
          <table:table-cell office:value-type="float" office:value="14731">
            <text:p>14731</text:p>
          </table:table-cell>
          <table:table-cell office:value-type="float" office:value="10337">
            <text:p>10337</text:p>
          </table:table-cell>
          <table:table-cell office:value-type="float" office:value="1178">
            <text:p>1178</text:p>
          </table:table-cell>
          <table:table-cell office:value-type="float" office:value="14731">
            <text:p>14731</text:p>
          </table:table-cell>
          <table:table-cell office:value-type="float" office:value="4013">
            <text:p>401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11396">
            <text:p>0.11396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]+[.AB2]" office:value-type="float" office:value="0.376290977">
            <text:p>0.376290977</text:p>
          </table:table-cell>
          <table:table-cell table:formula="of:=[.AF2]+[.AC2]" office:value-type="float" office:value="0.02891861">
            <text:p>0.02891861</text:p>
          </table:table-cell>
          <table:table-cell table:formula="of:=20+0.1*([.A2]/16)" office:value-type="float" office:value="20.1">
            <text:p>20.1</text:p>
          </table:table-cell>
          <table:table-cell table:formula="of:=[.AA2]+[.N2]*([.AD2]+[.W2]*[.AI2])" office:value-type="float" office:value="0.42224157823">
            <text:p>0.4222415782</text:p>
          </table:table-cell>
          <table:table-cell/>
          <table:table-cell table:formula="of:=MIN([.AJ2:.AJ271])" office:value-type="float" office:value="0.23033409544">
            <text:p>0.2303340954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83">
            <text:p>6583</text:p>
          </table:table-cell>
          <table:table-cell office:value-type="float" office:value="36360">
            <text:p>36360</text:p>
          </table:table-cell>
          <table:table-cell office:value-type="float" office:value="3977">
            <text:p>3977</text:p>
          </table:table-cell>
          <table:table-cell office:value-type="float" office:value="0.1056">
            <text:p>0.1056</text:p>
          </table:table-cell>
          <table:table-cell office:value-type="float" office:value="8271">
            <text:p>8271</text:p>
          </table:table-cell>
          <table:table-cell office:value-type="float" office:value="14731">
            <text:p>14731</text:p>
          </table:table-cell>
          <table:table-cell office:value-type="float" office:value="10560">
            <text:p>10560</text:p>
          </table:table-cell>
          <table:table-cell office:value-type="float" office:value="1178">
            <text:p>1178</text:p>
          </table:table-cell>
          <table:table-cell office:value-type="float" office:value="14731">
            <text:p>14731</text:p>
          </table:table-cell>
          <table:table-cell office:value-type="float" office:value="4013">
            <text:p>401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111553">
            <text:p>0.111553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]+[.AB3]" office:value-type="float" office:value="0.376290977">
            <text:p>0.376290977</text:p>
          </table:table-cell>
          <table:table-cell table:formula="of:=[.AF3]+[.AC3]" office:value-type="float" office:value="0.02891861">
            <text:p>0.02891861</text:p>
          </table:table-cell>
          <table:table-cell table:formula="of:=20+0.1*([.A3]/16)" office:value-type="float" office:value="20.1">
            <text:p>20.1</text:p>
          </table:table-cell>
          <table:table-cell table:formula="of:=[.AA3]+[.N3]*([.AD3]+[.W3]*[.AI3])" office:value-type="float" office:value="0.42303690048">
            <text:p>0.423036900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20">
            <text:p>6720</text:p>
          </table:table-cell>
          <table:table-cell office:value-type="float" office:value="36360">
            <text:p>36360</text:p>
          </table:table-cell>
          <table:table-cell office:value-type="float" office:value="4234">
            <text:p>4234</text:p>
          </table:table-cell>
          <table:table-cell office:value-type="float" office:value="0.10954">
            <text:p>0.10954</text:p>
          </table:table-cell>
          <table:table-cell office:value-type="float" office:value="8271">
            <text:p>8271</text:p>
          </table:table-cell>
          <table:table-cell office:value-type="float" office:value="14731">
            <text:p>14731</text:p>
          </table:table-cell>
          <table:table-cell office:value-type="float" office:value="10954">
            <text:p>10954</text:p>
          </table:table-cell>
          <table:table-cell office:value-type="float" office:value="1178">
            <text:p>1178</text:p>
          </table:table-cell>
          <table:table-cell office:value-type="float" office:value="14731">
            <text:p>14731</text:p>
          </table:table-cell>
          <table:table-cell office:value-type="float" office:value="4013">
            <text:p>401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107541">
            <text:p>0.107541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]+[.AB4]" office:value-type="float" office:value="0.376290977">
            <text:p>0.376290977</text:p>
          </table:table-cell>
          <table:table-cell table:formula="of:=[.AF4]+[.AC4]" office:value-type="float" office:value="0.02891861">
            <text:p>0.02891861</text:p>
          </table:table-cell>
          <table:table-cell table:formula="of:=20+0.1*([.A4]/16)" office:value-type="float" office:value="20.1">
            <text:p>20.1</text:p>
          </table:table-cell>
          <table:table-cell table:formula="of:=[.AA4]+[.N4]*([.AD4]+[.W4]*[.AI4])" office:value-type="float" office:value="0.424444698734">
            <text:p>0.4244446987</text:p>
          </table:table-cell>
          <table:table-cell/>
          <table:table-cell office:value-type="string">
            <text:p>min eng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95">
            <text:p>6795</text:p>
          </table:table-cell>
          <table:table-cell office:value-type="float" office:value="36360">
            <text:p>36360</text:p>
          </table:table-cell>
          <table:table-cell office:value-type="float" office:value="4540">
            <text:p>4540</text:p>
          </table:table-cell>
          <table:table-cell office:value-type="float" office:value="0.11335">
            <text:p>0.11335</text:p>
          </table:table-cell>
          <table:table-cell office:value-type="float" office:value="8271">
            <text:p>8271</text:p>
          </table:table-cell>
          <table:table-cell office:value-type="float" office:value="14731">
            <text:p>14731</text:p>
          </table:table-cell>
          <table:table-cell office:value-type="float" office:value="11335">
            <text:p>11335</text:p>
          </table:table-cell>
          <table:table-cell office:value-type="float" office:value="1178">
            <text:p>1178</text:p>
          </table:table-cell>
          <table:table-cell office:value-type="float" office:value="14731">
            <text:p>14731</text:p>
          </table:table-cell>
          <table:table-cell office:value-type="float" office:value="4013">
            <text:p>401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103926">
            <text:p>0.103926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]+[.AB5]" office:value-type="float" office:value="0.376290977">
            <text:p>0.376290977</text:p>
          </table:table-cell>
          <table:table-cell table:formula="of:=[.AF5]+[.AC5]" office:value-type="float" office:value="0.02891861">
            <text:p>0.02891861</text:p>
          </table:table-cell>
          <table:table-cell table:formula="of:=20+0.1*([.A5]/16)" office:value-type="float" office:value="20.1">
            <text:p>20.1</text:p>
          </table:table-cell>
          <table:table-cell table:formula="of:=[.AA5]+[.N5]*([.AD5]+[.W5]*[.AI5])" office:value-type="float" office:value="0.42580460126">
            <text:p>0.4258046013</text:p>
          </table:table-cell>
          <table:table-cell/>
          <table:table-cell table:formula="of:=MIN([.AH2:.AH253])" office:value-type="float" office:value="0.0226543">
            <text:p>0.022654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36">
            <text:p>6436</text:p>
          </table:table-cell>
          <table:table-cell office:value-type="float" office:value="36360">
            <text:p>36360</text:p>
          </table:table-cell>
          <table:table-cell office:value-type="float" office:value="3901">
            <text:p>3901</text:p>
          </table:table-cell>
          <table:table-cell office:value-type="float" office:value="0.10337">
            <text:p>0.10337</text:p>
          </table:table-cell>
          <table:table-cell office:value-type="float" office:value="8271">
            <text:p>8271</text:p>
          </table:table-cell>
          <table:table-cell office:value-type="float" office:value="25068">
            <text:p>25068</text:p>
          </table:table-cell>
          <table:table-cell office:value-type="float" office:value="10337">
            <text:p>10337</text:p>
          </table:table-cell>
          <table:table-cell office:value-type="float" office:value="943">
            <text:p>943</text:p>
          </table:table-cell>
          <table:table-cell office:value-type="float" office:value="25068">
            <text:p>25068</text:p>
          </table:table-cell>
          <table:table-cell office:value-type="float" office:value="4624">
            <text:p>4624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91226">
            <text:p>0.091226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59">
            <text:p>6159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]+[.AB6]" office:value-type="float" office:value="0.376290977">
            <text:p>0.376290977</text:p>
          </table:table-cell>
          <table:table-cell table:formula="of:=[.AF6]+[.AC6]" office:value-type="float" office:value="0.02891861">
            <text:p>0.02891861</text:p>
          </table:table-cell>
          <table:table-cell table:formula="of:=20+0.1*([.A6]/16)" office:value-type="float" office:value="20.1">
            <text:p>20.1</text:p>
          </table:table-cell>
          <table:table-cell table:formula="of:=[.AA6]+[.N6]*([.AD6]+[.W6]*[.AI6])" office:value-type="float" office:value="0.375006305272">
            <text:p>0.375006305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83">
            <text:p>6583</text:p>
          </table:table-cell>
          <table:table-cell office:value-type="float" office:value="36360">
            <text:p>36360</text:p>
          </table:table-cell>
          <table:table-cell office:value-type="float" office:value="3977">
            <text:p>3977</text:p>
          </table:table-cell>
          <table:table-cell office:value-type="float" office:value="0.1056">
            <text:p>0.1056</text:p>
          </table:table-cell>
          <table:table-cell office:value-type="float" office:value="8271">
            <text:p>8271</text:p>
          </table:table-cell>
          <table:table-cell office:value-type="float" office:value="25291">
            <text:p>25291</text:p>
          </table:table-cell>
          <table:table-cell office:value-type="float" office:value="10560">
            <text:p>10560</text:p>
          </table:table-cell>
          <table:table-cell office:value-type="float" office:value="943">
            <text:p>943</text:p>
          </table:table-cell>
          <table:table-cell office:value-type="float" office:value="25291">
            <text:p>25291</text:p>
          </table:table-cell>
          <table:table-cell office:value-type="float" office:value="4624">
            <text:p>4624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89299">
            <text:p>0.089299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59">
            <text:p>6159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]+[.AB7]" office:value-type="float" office:value="0.376290977">
            <text:p>0.376290977</text:p>
          </table:table-cell>
          <table:table-cell table:formula="of:=[.AF7]+[.AC7]" office:value-type="float" office:value="0.02891861">
            <text:p>0.02891861</text:p>
          </table:table-cell>
          <table:table-cell table:formula="of:=20+0.1*([.A7]/16)" office:value-type="float" office:value="20.1">
            <text:p>20.1</text:p>
          </table:table-cell>
          <table:table-cell table:formula="of:=[.AA7]+[.N7]*([.AD7]+[.W7]*[.AI7])" office:value-type="float" office:value="0.37580145024">
            <text:p>0.3758014502</text:p>
          </table:table-cell>
          <table:table-cell/>
          <table:table-cell office:value-type="string">
            <text:p>min area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20">
            <text:p>6720</text:p>
          </table:table-cell>
          <table:table-cell office:value-type="float" office:value="36360">
            <text:p>36360</text:p>
          </table:table-cell>
          <table:table-cell office:value-type="float" office:value="4234">
            <text:p>4234</text:p>
          </table:table-cell>
          <table:table-cell office:value-type="float" office:value="0.10954">
            <text:p>0.10954</text:p>
          </table:table-cell>
          <table:table-cell office:value-type="float" office:value="8271">
            <text:p>8271</text:p>
          </table:table-cell>
          <table:table-cell office:value-type="float" office:value="25685">
            <text:p>25685</text:p>
          </table:table-cell>
          <table:table-cell office:value-type="float" office:value="10954">
            <text:p>10954</text:p>
          </table:table-cell>
          <table:table-cell office:value-type="float" office:value="943">
            <text:p>943</text:p>
          </table:table-cell>
          <table:table-cell office:value-type="float" office:value="25685">
            <text:p>25685</text:p>
          </table:table-cell>
          <table:table-cell office:value-type="float" office:value="4624">
            <text:p>4624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86087">
            <text:p>0.086087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59">
            <text:p>6159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]+[.AB8]" office:value-type="float" office:value="0.376290977">
            <text:p>0.376290977</text:p>
          </table:table-cell>
          <table:table-cell table:formula="of:=[.AF8]+[.AC8]" office:value-type="float" office:value="0.02891861">
            <text:p>0.02891861</text:p>
          </table:table-cell>
          <table:table-cell table:formula="of:=20+0.1*([.A8]/16)" office:value-type="float" office:value="20.1">
            <text:p>20.1</text:p>
          </table:table-cell>
          <table:table-cell table:formula="of:=[.AA8]+[.N8]*([.AD8]+[.W8]*[.AI8])" office:value-type="float" office:value="0.377208268418">
            <text:p>0.3772082684</text:p>
          </table:table-cell>
          <table:table-cell/>
          <table:table-cell table:formula="of:=MIN([.AG2:.AG253])" office:value-type="float" office:value="0.37409918">
            <text:p>0.37409918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95">
            <text:p>6795</text:p>
          </table:table-cell>
          <table:table-cell office:value-type="float" office:value="36360">
            <text:p>36360</text:p>
          </table:table-cell>
          <table:table-cell office:value-type="float" office:value="4540">
            <text:p>4540</text:p>
          </table:table-cell>
          <table:table-cell office:value-type="float" office:value="0.11335">
            <text:p>0.11335</text:p>
          </table:table-cell>
          <table:table-cell office:value-type="float" office:value="8271">
            <text:p>8271</text:p>
          </table:table-cell>
          <table:table-cell office:value-type="float" office:value="26066">
            <text:p>26066</text:p>
          </table:table-cell>
          <table:table-cell office:value-type="float" office:value="11335">
            <text:p>11335</text:p>
          </table:table-cell>
          <table:table-cell office:value-type="float" office:value="943">
            <text:p>943</text:p>
          </table:table-cell>
          <table:table-cell office:value-type="float" office:value="26066">
            <text:p>26066</text:p>
          </table:table-cell>
          <table:table-cell office:value-type="float" office:value="4624">
            <text:p>4624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83194">
            <text:p>0.083194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59">
            <text:p>6159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9]+[.AB9]" office:value-type="float" office:value="0.376290977">
            <text:p>0.376290977</text:p>
          </table:table-cell>
          <table:table-cell table:formula="of:=[.AF9]+[.AC9]" office:value-type="float" office:value="0.02891861">
            <text:p>0.02891861</text:p>
          </table:table-cell>
          <table:table-cell table:formula="of:=20+0.1*([.A9]/16)" office:value-type="float" office:value="20.1">
            <text:p>20.1</text:p>
          </table:table-cell>
          <table:table-cell table:formula="of:=[.AA9]+[.N9]*([.AD9]+[.W9]*[.AI9])" office:value-type="float" office:value="0.37857016004">
            <text:p>0.3785701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36">
            <text:p>6436</text:p>
          </table:table-cell>
          <table:table-cell office:value-type="float" office:value="36360">
            <text:p>36360</text:p>
          </table:table-cell>
          <table:table-cell office:value-type="float" office:value="3901">
            <text:p>3901</text:p>
          </table:table-cell>
          <table:table-cell office:value-type="float" office:value="0.10337">
            <text:p>0.10337</text:p>
          </table:table-cell>
          <table:table-cell office:value-type="float" office:value="8271">
            <text:p>8271</text:p>
          </table:table-cell>
          <table:table-cell office:value-type="float" office:value="35405">
            <text:p>35405</text:p>
          </table:table-cell>
          <table:table-cell office:value-type="float" office:value="10337">
            <text:p>10337</text:p>
          </table:table-cell>
          <table:table-cell office:value-type="float" office:value="755">
            <text:p>755</text:p>
          </table:table-cell>
          <table:table-cell office:value-type="float" office:value="35405">
            <text:p>35405</text:p>
          </table:table-cell>
          <table:table-cell office:value-type="float" office:value="5143">
            <text:p>514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73039">
            <text:p>0.073039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0]+[.AB10]" office:value-type="float" office:value="0.376290977">
            <text:p>0.376290977</text:p>
          </table:table-cell>
          <table:table-cell table:formula="of:=[.AF10]+[.AC10]" office:value-type="float" office:value="0.02891861">
            <text:p>0.02891861</text:p>
          </table:table-cell>
          <table:table-cell table:formula="of:=20+0.1*([.A10]/16)" office:value-type="float" office:value="20.1">
            <text:p>20.1</text:p>
          </table:table-cell>
          <table:table-cell table:formula="of:=[.AA10]+[.N10]*([.AD10]+[.W10]*[.AI10])" office:value-type="float" office:value="0.337218502453">
            <text:p>0.337218502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83">
            <text:p>6583</text:p>
          </table:table-cell>
          <table:table-cell office:value-type="float" office:value="36360">
            <text:p>36360</text:p>
          </table:table-cell>
          <table:table-cell office:value-type="float" office:value="3977">
            <text:p>3977</text:p>
          </table:table-cell>
          <table:table-cell office:value-type="float" office:value="0.1056">
            <text:p>0.1056</text:p>
          </table:table-cell>
          <table:table-cell office:value-type="float" office:value="8271">
            <text:p>8271</text:p>
          </table:table-cell>
          <table:table-cell office:value-type="float" office:value="35851">
            <text:p>35851</text:p>
          </table:table-cell>
          <table:table-cell office:value-type="float" office:value="10560">
            <text:p>10560</text:p>
          </table:table-cell>
          <table:table-cell office:value-type="float" office:value="755">
            <text:p>755</text:p>
          </table:table-cell>
          <table:table-cell office:value-type="float" office:value="35851">
            <text:p>35851</text:p>
          </table:table-cell>
          <table:table-cell office:value-type="float" office:value="5143">
            <text:p>514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71496">
            <text:p>0.071496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1]+[.AB11]" office:value-type="float" office:value="0.376290977">
            <text:p>0.376290977</text:p>
          </table:table-cell>
          <table:table-cell table:formula="of:=[.AF11]+[.AC11]" office:value-type="float" office:value="0.02891861">
            <text:p>0.02891861</text:p>
          </table:table-cell>
          <table:table-cell table:formula="of:=20+0.1*([.A11]/16)" office:value-type="float" office:value="20.1">
            <text:p>20.1</text:p>
          </table:table-cell>
          <table:table-cell table:formula="of:=[.AA11]+[.N11]*([.AD11]+[.W11]*[.AI11])" office:value-type="float" office:value="0.33801351456">
            <text:p>0.338013514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20">
            <text:p>6720</text:p>
          </table:table-cell>
          <table:table-cell office:value-type="float" office:value="36360">
            <text:p>36360</text:p>
          </table:table-cell>
          <table:table-cell office:value-type="float" office:value="4234">
            <text:p>4234</text:p>
          </table:table-cell>
          <table:table-cell office:value-type="float" office:value="0.10954">
            <text:p>0.10954</text:p>
          </table:table-cell>
          <table:table-cell office:value-type="float" office:value="8271">
            <text:p>8271</text:p>
          </table:table-cell>
          <table:table-cell office:value-type="float" office:value="36639">
            <text:p>36639</text:p>
          </table:table-cell>
          <table:table-cell office:value-type="float" office:value="10954">
            <text:p>10954</text:p>
          </table:table-cell>
          <table:table-cell office:value-type="float" office:value="755">
            <text:p>755</text:p>
          </table:table-cell>
          <table:table-cell office:value-type="float" office:value="36639">
            <text:p>36639</text:p>
          </table:table-cell>
          <table:table-cell office:value-type="float" office:value="5143">
            <text:p>514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68925">
            <text:p>0.068925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2]+[.AB12]" office:value-type="float" office:value="0.376290977">
            <text:p>0.376290977</text:p>
          </table:table-cell>
          <table:table-cell table:formula="of:=[.AF12]+[.AC12]" office:value-type="float" office:value="0.02891861">
            <text:p>0.02891861</text:p>
          </table:table-cell>
          <table:table-cell table:formula="of:=20+0.1*([.A12]/16)" office:value-type="float" office:value="20.1">
            <text:p>20.1</text:p>
          </table:table-cell>
          <table:table-cell table:formula="of:=[.AA12]+[.N12]*([.AD12]+[.W12]*[.AI12])" office:value-type="float" office:value="0.33942176627">
            <text:p>0.339421766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95">
            <text:p>6795</text:p>
          </table:table-cell>
          <table:table-cell office:value-type="float" office:value="36360">
            <text:p>36360</text:p>
          </table:table-cell>
          <table:table-cell office:value-type="float" office:value="4540">
            <text:p>4540</text:p>
          </table:table-cell>
          <table:table-cell office:value-type="float" office:value="0.11335">
            <text:p>0.11335</text:p>
          </table:table-cell>
          <table:table-cell office:value-type="float" office:value="8271">
            <text:p>8271</text:p>
          </table:table-cell>
          <table:table-cell office:value-type="float" office:value="37401">
            <text:p>37401</text:p>
          </table:table-cell>
          <table:table-cell office:value-type="float" office:value="11335">
            <text:p>11335</text:p>
          </table:table-cell>
          <table:table-cell office:value-type="float" office:value="755">
            <text:p>755</text:p>
          </table:table-cell>
          <table:table-cell office:value-type="float" office:value="37401">
            <text:p>37401</text:p>
          </table:table-cell>
          <table:table-cell office:value-type="float" office:value="5143">
            <text:p>5143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66608">
            <text:p>0.066608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3]+[.AB13]" office:value-type="float" office:value="0.376290977">
            <text:p>0.376290977</text:p>
          </table:table-cell>
          <table:table-cell table:formula="of:=[.AF13]+[.AC13]" office:value-type="float" office:value="0.02891861">
            <text:p>0.02891861</text:p>
          </table:table-cell>
          <table:table-cell table:formula="of:=20+0.1*([.A13]/16)" office:value-type="float" office:value="20.1">
            <text:p>20.1</text:p>
          </table:table-cell>
          <table:table-cell table:formula="of:=[.AA13]+[.N13]*([.AD13]+[.W13]*[.AI13])" office:value-type="float" office:value="0.34078169573">
            <text:p>0.340781695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36">
            <text:p>6436</text:p>
          </table:table-cell>
          <table:table-cell office:value-type="float" office:value="36360">
            <text:p>36360</text:p>
          </table:table-cell>
          <table:table-cell office:value-type="float" office:value="3901">
            <text:p>3901</text:p>
          </table:table-cell>
          <table:table-cell office:value-type="float" office:value="0.10337">
            <text:p>0.10337</text:p>
          </table:table-cell>
          <table:table-cell office:value-type="float" office:value="8271">
            <text:p>8271</text:p>
          </table:table-cell>
          <table:table-cell office:value-type="float" office:value="45742">
            <text:p>45742</text:p>
          </table:table-cell>
          <table:table-cell office:value-type="float" office:value="10337">
            <text:p>10337</text:p>
          </table:table-cell>
          <table:table-cell office:value-type="float" office:value="630">
            <text:p>630</text:p>
          </table:table-cell>
          <table:table-cell office:value-type="float" office:value="45742">
            <text:p>45742</text:p>
          </table:table-cell>
          <table:table-cell office:value-type="float" office:value="5560">
            <text:p>5560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60946">
            <text:p>0.060946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4]+[.AB14]" office:value-type="float" office:value="0.376290977">
            <text:p>0.376290977</text:p>
          </table:table-cell>
          <table:table-cell table:formula="of:=[.AF14]+[.AC14]" office:value-type="float" office:value="0.02891861">
            <text:p>0.02891861</text:p>
          </table:table-cell>
          <table:table-cell table:formula="of:=20+0.1*([.A14]/16)" office:value-type="float" office:value="20.1">
            <text:p>20.1</text:p>
          </table:table-cell>
          <table:table-cell table:formula="of:=[.AA14]+[.N14]*([.AD14]+[.W14]*[.AI14])" office:value-type="float" office:value="0.312092428912">
            <text:p>0.31209242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36">
            <text:p>6436</text:p>
          </table:table-cell>
          <table:table-cell office:value-type="float" office:value="36360">
            <text:p>36360</text:p>
          </table:table-cell>
          <table:table-cell office:value-type="float" office:value="3901">
            <text:p>3901</text:p>
          </table:table-cell>
          <table:table-cell office:value-type="float" office:value="0.10337">
            <text:p>0.10337</text:p>
          </table:table-cell>
          <table:table-cell office:value-type="float" office:value="8271">
            <text:p>8271</text:p>
          </table:table-cell>
          <table:table-cell office:value-type="float" office:value="45742">
            <text:p>45742</text:p>
          </table:table-cell>
          <table:table-cell office:value-type="float" office:value="10337">
            <text:p>10337</text:p>
          </table:table-cell>
          <table:table-cell office:value-type="float" office:value="630">
            <text:p>630</text:p>
          </table:table-cell>
          <table:table-cell office:value-type="float" office:value="45742">
            <text:p>45742</text:p>
          </table:table-cell>
          <table:table-cell office:value-type="float" office:value="5560">
            <text:p>5560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60946">
            <text:p>0.060946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5]+[.AB15]" office:value-type="float" office:value="0.376290977">
            <text:p>0.376290977</text:p>
          </table:table-cell>
          <table:table-cell table:formula="of:=[.AF15]+[.AC15]" office:value-type="float" office:value="0.02891861">
            <text:p>0.02891861</text:p>
          </table:table-cell>
          <table:table-cell table:formula="of:=20+0.1*([.A15]/16)" office:value-type="float" office:value="20.1">
            <text:p>20.1</text:p>
          </table:table-cell>
          <table:table-cell table:formula="of:=[.AA15]+[.N15]*([.AD15]+[.W15]*[.AI15])" office:value-type="float" office:value="0.312092428912">
            <text:p>0.31209242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83">
            <text:p>6583</text:p>
          </table:table-cell>
          <table:table-cell office:value-type="float" office:value="36360">
            <text:p>36360</text:p>
          </table:table-cell>
          <table:table-cell office:value-type="float" office:value="3977">
            <text:p>3977</text:p>
          </table:table-cell>
          <table:table-cell office:value-type="float" office:value="0.1056">
            <text:p>0.1056</text:p>
          </table:table-cell>
          <table:table-cell office:value-type="float" office:value="8271">
            <text:p>8271</text:p>
          </table:table-cell>
          <table:table-cell office:value-type="float" office:value="46411">
            <text:p>46411</text:p>
          </table:table-cell>
          <table:table-cell office:value-type="float" office:value="10560">
            <text:p>10560</text:p>
          </table:table-cell>
          <table:table-cell office:value-type="float" office:value="630">
            <text:p>630</text:p>
          </table:table-cell>
          <table:table-cell office:value-type="float" office:value="46411">
            <text:p>46411</text:p>
          </table:table-cell>
          <table:table-cell office:value-type="float" office:value="5560">
            <text:p>5560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59659">
            <text:p>0.059659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6]+[.AB16]" office:value-type="float" office:value="0.376290977">
            <text:p>0.376290977</text:p>
          </table:table-cell>
          <table:table-cell table:formula="of:=[.AF16]+[.AC16]" office:value-type="float" office:value="0.02891861">
            <text:p>0.02891861</text:p>
          </table:table-cell>
          <table:table-cell table:formula="of:=20+0.1*([.A16]/16)" office:value-type="float" office:value="20.1">
            <text:p>20.1</text:p>
          </table:table-cell>
          <table:table-cell table:formula="of:=[.AA16]+[.N16]*([.AD16]+[.W16]*[.AI16])" office:value-type="float" office:value="0.31288877184">
            <text:p>0.312888771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20">
            <text:p>6720</text:p>
          </table:table-cell>
          <table:table-cell office:value-type="float" office:value="36360">
            <text:p>36360</text:p>
          </table:table-cell>
          <table:table-cell office:value-type="float" office:value="4234">
            <text:p>4234</text:p>
          </table:table-cell>
          <table:table-cell office:value-type="float" office:value="0.10954">
            <text:p>0.10954</text:p>
          </table:table-cell>
          <table:table-cell office:value-type="float" office:value="8271">
            <text:p>8271</text:p>
          </table:table-cell>
          <table:table-cell office:value-type="float" office:value="47593">
            <text:p>47593</text:p>
          </table:table-cell>
          <table:table-cell office:value-type="float" office:value="10954">
            <text:p>10954</text:p>
          </table:table-cell>
          <table:table-cell office:value-type="float" office:value="630">
            <text:p>630</text:p>
          </table:table-cell>
          <table:table-cell office:value-type="float" office:value="47593">
            <text:p>47593</text:p>
          </table:table-cell>
          <table:table-cell office:value-type="float" office:value="5560">
            <text:p>5560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57513">
            <text:p>0.057513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7]+[.AB17]" office:value-type="float" office:value="0.376290977">
            <text:p>0.376290977</text:p>
          </table:table-cell>
          <table:table-cell table:formula="of:=[.AF17]+[.AC17]" office:value-type="float" office:value="0.02891861">
            <text:p>0.02891861</text:p>
          </table:table-cell>
          <table:table-cell table:formula="of:=20+0.1*([.A17]/16)" office:value-type="float" office:value="20.1">
            <text:p>20.1</text:p>
          </table:table-cell>
          <table:table-cell table:formula="of:=[.AA17]+[.N17]*([.AD17]+[.W17]*[.AI17])" office:value-type="float" office:value="0.314295349622">
            <text:p>0.314295349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795">
            <text:p>6795</text:p>
          </table:table-cell>
          <table:table-cell office:value-type="float" office:value="36360">
            <text:p>36360</text:p>
          </table:table-cell>
          <table:table-cell office:value-type="float" office:value="4540">
            <text:p>4540</text:p>
          </table:table-cell>
          <table:table-cell office:value-type="float" office:value="0.11335">
            <text:p>0.11335</text:p>
          </table:table-cell>
          <table:table-cell office:value-type="float" office:value="8271">
            <text:p>8271</text:p>
          </table:table-cell>
          <table:table-cell office:value-type="float" office:value="48736">
            <text:p>48736</text:p>
          </table:table-cell>
          <table:table-cell office:value-type="float" office:value="11335">
            <text:p>11335</text:p>
          </table:table-cell>
          <table:table-cell office:value-type="float" office:value="630">
            <text:p>630</text:p>
          </table:table-cell>
          <table:table-cell office:value-type="float" office:value="48736">
            <text:p>48736</text:p>
          </table:table-cell>
          <table:table-cell office:value-type="float" office:value="5560">
            <text:p>5560</text:p>
          </table:table-cell>
          <table:table-cell office:value-type="float" office:value="8271">
            <text:p>8271</text:p>
          </table:table-cell>
          <table:table-cell office:value-type="float" office:value="0">
            <text:p>0</text:p>
          </table:table-cell>
          <table:table-cell office:value-type="float" office:value="0.05558">
            <text:p>0.05558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6952">
            <text:p>6952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8]+[.AB18]" office:value-type="float" office:value="0.376290977">
            <text:p>0.376290977</text:p>
          </table:table-cell>
          <table:table-cell table:formula="of:=[.AF18]+[.AC18]" office:value-type="float" office:value="0.02891861">
            <text:p>0.02891861</text:p>
          </table:table-cell>
          <table:table-cell table:formula="of:=20+0.1*([.A18]/16)" office:value-type="float" office:value="20.1">
            <text:p>20.1</text:p>
          </table:table-cell>
          <table:table-cell table:formula="of:=[.AA18]+[.N18]*([.AD18]+[.W18]*[.AI18])" office:value-type="float" office:value="0.31565621735">
            <text:p>0.315656217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099">
            <text:p>7099</text:p>
          </table:table-cell>
          <table:table-cell office:value-type="float" office:value="36360">
            <text:p>36360</text:p>
          </table:table-cell>
          <table:table-cell office:value-type="float" office:value="5745">
            <text:p>5745</text:p>
          </table:table-cell>
          <table:table-cell office:value-type="float" office:value="0.12844">
            <text:p>0.12844</text:p>
          </table:table-cell>
          <table:table-cell office:value-type="float" office:value="9834">
            <text:p>9834</text:p>
          </table:table-cell>
          <table:table-cell office:value-type="float" office:value="56468">
            <text:p>56468</text:p>
          </table:table-cell>
          <table:table-cell office:value-type="float" office:value="12844">
            <text:p>12844</text:p>
          </table:table-cell>
          <table:table-cell office:value-type="float" office:value="631">
            <text:p>631</text:p>
          </table:table-cell>
          <table:table-cell office:value-type="float" office:value="56468">
            <text:p>56468</text:p>
          </table:table-cell>
          <table:table-cell office:value-type="float" office:value="5558">
            <text:p>5558</text:p>
          </table:table-cell>
          <table:table-cell office:value-type="float" office:value="9834">
            <text:p>9834</text:p>
          </table:table-cell>
          <table:table-cell office:value-type="float" office:value="0">
            <text:p>0</text:p>
          </table:table-cell>
          <table:table-cell office:value-type="float" office:value="0.049128">
            <text:p>0.049128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19]+[.AB19]" office:value-type="float" office:value="0.376290977">
            <text:p>0.376290977</text:p>
          </table:table-cell>
          <table:table-cell table:formula="of:=[.AF19]+[.AC19]" office:value-type="float" office:value="0.02891861">
            <text:p>0.02891861</text:p>
          </table:table-cell>
          <table:table-cell table:formula="of:=20+0.1*([.A19]/16)" office:value-type="float" office:value="20.1">
            <text:p>20.1</text:p>
          </table:table-cell>
          <table:table-cell table:formula="of:=[.AA19]+[.N19]*([.AD19]+[.W19]*[.AI19])" office:value-type="float" office:value="0.321245746952">
            <text:p>0.32124574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135">
            <text:p>4135</text:p>
          </table:table-cell>
          <table:table-cell office:value-type="float" office:value="36360">
            <text:p>36360</text:p>
          </table:table-cell>
          <table:table-cell office:value-type="float" office:value="2714">
            <text:p>2714</text:p>
          </table:table-cell>
          <table:table-cell office:value-type="float" office:value="0.06849">
            <text:p>0.06849</text:p>
          </table:table-cell>
          <table:table-cell office:value-type="float" office:value="6339">
            <text:p>6339</text:p>
          </table:table-cell>
          <table:table-cell office:value-type="float" office:value="10621">
            <text:p>10621</text:p>
          </table:table-cell>
          <table:table-cell office:value-type="float" office:value="6849">
            <text:p>6849</text:p>
          </table:table-cell>
          <table:table-cell office:value-type="float" office:value="1182">
            <text:p>1182</text:p>
          </table:table-cell>
          <table:table-cell office:value-type="float" office:value="10621">
            <text:p>10621</text:p>
          </table:table-cell>
          <table:table-cell office:value-type="float" office:value="4015">
            <text:p>4015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7258">
            <text:p>0.17258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0]+[.AB20]" office:value-type="float" office:value="0.3797542">
            <text:p>0.3797542</text:p>
          </table:table-cell>
          <table:table-cell table:formula="of:=[.AF20]+[.AC20]" office:value-type="float" office:value="0.02926268">
            <text:p>0.02926268</text:p>
          </table:table-cell>
          <table:table-cell table:formula="of:=20+0.1*([.A20]/16)" office:value-type="float" office:value="20.1">
            <text:p>20.1</text:p>
          </table:table-cell>
          <table:table-cell table:formula="of:=[.AA20]+[.N20]*([.AD20]+[.W20]*[.AI20])" office:value-type="float" office:value="0.43216669909">
            <text:p>0.432166699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245">
            <text:p>4245</text:p>
          </table:table-cell>
          <table:table-cell office:value-type="float" office:value="36360">
            <text:p>36360</text:p>
          </table:table-cell>
          <table:table-cell office:value-type="float" office:value="2758">
            <text:p>2758</text:p>
          </table:table-cell>
          <table:table-cell office:value-type="float" office:value="0.07003">
            <text:p>0.07003</text:p>
          </table:table-cell>
          <table:table-cell office:value-type="float" office:value="6339">
            <text:p>6339</text:p>
          </table:table-cell>
          <table:table-cell office:value-type="float" office:value="10621">
            <text:p>10621</text:p>
          </table:table-cell>
          <table:table-cell office:value-type="float" office:value="7003">
            <text:p>7003</text:p>
          </table:table-cell>
          <table:table-cell office:value-type="float" office:value="1182">
            <text:p>1182</text:p>
          </table:table-cell>
          <table:table-cell office:value-type="float" office:value="10621">
            <text:p>10621</text:p>
          </table:table-cell>
          <table:table-cell office:value-type="float" office:value="4015">
            <text:p>4015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68785">
            <text:p>0.168785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1]+[.AB21]" office:value-type="float" office:value="0.3797542">
            <text:p>0.3797542</text:p>
          </table:table-cell>
          <table:table-cell table:formula="of:=[.AF21]+[.AC21]" office:value-type="float" office:value="0.02926268">
            <text:p>0.02926268</text:p>
          </table:table-cell>
          <table:table-cell table:formula="of:=20+0.1*([.A21]/16)" office:value-type="float" office:value="20.1">
            <text:p>20.1</text:p>
          </table:table-cell>
          <table:table-cell table:formula="of:=[.AA21]+[.N21]*([.AD21]+[.W21]*[.AI21])" office:value-type="float" office:value="0.432716794845">
            <text:p>0.432716794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346">
            <text:p>4346</text:p>
          </table:table-cell>
          <table:table-cell office:value-type="float" office:value="36360">
            <text:p>36360</text:p>
          </table:table-cell>
          <table:table-cell office:value-type="float" office:value="2989">
            <text:p>2989</text:p>
          </table:table-cell>
          <table:table-cell office:value-type="float" office:value="0.07335">
            <text:p>0.07335</text:p>
          </table:table-cell>
          <table:table-cell office:value-type="float" office:value="6339">
            <text:p>6339</text:p>
          </table:table-cell>
          <table:table-cell office:value-type="float" office:value="10621">
            <text:p>10621</text:p>
          </table:table-cell>
          <table:table-cell office:value-type="float" office:value="7335">
            <text:p>7335</text:p>
          </table:table-cell>
          <table:table-cell office:value-type="float" office:value="1182">
            <text:p>1182</text:p>
          </table:table-cell>
          <table:table-cell office:value-type="float" office:value="10621">
            <text:p>10621</text:p>
          </table:table-cell>
          <table:table-cell office:value-type="float" office:value="4015">
            <text:p>4015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61145">
            <text:p>0.161145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2]+[.AB22]" office:value-type="float" office:value="0.3797542">
            <text:p>0.3797542</text:p>
          </table:table-cell>
          <table:table-cell table:formula="of:=[.AF22]+[.AC22]" office:value-type="float" office:value="0.02926268">
            <text:p>0.02926268</text:p>
          </table:table-cell>
          <table:table-cell table:formula="of:=20+0.1*([.A22]/16)" office:value-type="float" office:value="20.1">
            <text:p>20.1</text:p>
          </table:table-cell>
          <table:table-cell table:formula="of:=[.AA22]+[.N22]*([.AD22]+[.W22]*[.AI22])" office:value-type="float" office:value="0.433901751625">
            <text:p>0.433901751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405">
            <text:p>4405</text:p>
          </table:table-cell>
          <table:table-cell office:value-type="float" office:value="36360">
            <text:p>36360</text:p>
          </table:table-cell>
          <table:table-cell office:value-type="float" office:value="3179">
            <text:p>3179</text:p>
          </table:table-cell>
          <table:table-cell office:value-type="float" office:value="0.07584">
            <text:p>0.07584</text:p>
          </table:table-cell>
          <table:table-cell office:value-type="float" office:value="6339">
            <text:p>6339</text:p>
          </table:table-cell>
          <table:table-cell office:value-type="float" office:value="10621">
            <text:p>10621</text:p>
          </table:table-cell>
          <table:table-cell office:value-type="float" office:value="7584">
            <text:p>7584</text:p>
          </table:table-cell>
          <table:table-cell office:value-type="float" office:value="1182">
            <text:p>1182</text:p>
          </table:table-cell>
          <table:table-cell office:value-type="float" office:value="10621">
            <text:p>10621</text:p>
          </table:table-cell>
          <table:table-cell office:value-type="float" office:value="4015">
            <text:p>4015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55854">
            <text:p>0.15585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5680">
            <text:p>5680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3]+[.AB23]" office:value-type="float" office:value="0.3797542">
            <text:p>0.3797542</text:p>
          </table:table-cell>
          <table:table-cell table:formula="of:=[.AF23]+[.AC23]" office:value-type="float" office:value="0.02926268">
            <text:p>0.02926268</text:p>
          </table:table-cell>
          <table:table-cell table:formula="of:=20+0.1*([.A23]/16)" office:value-type="float" office:value="20.1">
            <text:p>20.1</text:p>
          </table:table-cell>
          <table:table-cell table:formula="of:=[.AA23]+[.N23]*([.AD23]+[.W23]*[.AI23])" office:value-type="float" office:value="0.434790518656">
            <text:p>0.434790518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135">
            <text:p>4135</text:p>
          </table:table-cell>
          <table:table-cell office:value-type="float" office:value="36360">
            <text:p>36360</text:p>
          </table:table-cell>
          <table:table-cell office:value-type="float" office:value="2714">
            <text:p>2714</text:p>
          </table:table-cell>
          <table:table-cell office:value-type="float" office:value="0.06849">
            <text:p>0.06849</text:p>
          </table:table-cell>
          <table:table-cell office:value-type="float" office:value="6339">
            <text:p>6339</text:p>
          </table:table-cell>
          <table:table-cell office:value-type="float" office:value="17470">
            <text:p>17470</text:p>
          </table:table-cell>
          <table:table-cell office:value-type="float" office:value="6849">
            <text:p>6849</text:p>
          </table:table-cell>
          <table:table-cell office:value-type="float" office:value="946">
            <text:p>946</text:p>
          </table:table-cell>
          <table:table-cell office:value-type="float" office:value="17470">
            <text:p>17470</text:p>
          </table:table-cell>
          <table:table-cell office:value-type="float" office:value="4630">
            <text:p>4630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38122">
            <text:p>0.138122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162">
            <text:p>6162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4]+[.AB24]" office:value-type="float" office:value="0.3797542">
            <text:p>0.3797542</text:p>
          </table:table-cell>
          <table:table-cell table:formula="of:=[.AF24]+[.AC24]" office:value-type="float" office:value="0.02926268">
            <text:p>0.02926268</text:p>
          </table:table-cell>
          <table:table-cell table:formula="of:=20+0.1*([.A24]/16)" office:value-type="float" office:value="20.1">
            <text:p>20.1</text:p>
          </table:table-cell>
          <table:table-cell table:formula="of:=[.AA24]+[.N24]*([.AD24]+[.W24]*[.AI24])" office:value-type="float" office:value="0.384730127848">
            <text:p>0.384730127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245">
            <text:p>4245</text:p>
          </table:table-cell>
          <table:table-cell office:value-type="float" office:value="36360">
            <text:p>36360</text:p>
          </table:table-cell>
          <table:table-cell office:value-type="float" office:value="2758">
            <text:p>2758</text:p>
          </table:table-cell>
          <table:table-cell office:value-type="float" office:value="0.07003">
            <text:p>0.07003</text:p>
          </table:table-cell>
          <table:table-cell office:value-type="float" office:value="6339">
            <text:p>6339</text:p>
          </table:table-cell>
          <table:table-cell office:value-type="float" office:value="17624">
            <text:p>17624</text:p>
          </table:table-cell>
          <table:table-cell office:value-type="float" office:value="7003">
            <text:p>7003</text:p>
          </table:table-cell>
          <table:table-cell office:value-type="float" office:value="946">
            <text:p>946</text:p>
          </table:table-cell>
          <table:table-cell office:value-type="float" office:value="17624">
            <text:p>17624</text:p>
          </table:table-cell>
          <table:table-cell office:value-type="float" office:value="4630">
            <text:p>4630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35085">
            <text:p>0.13508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162">
            <text:p>6162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5]+[.AB25]" office:value-type="float" office:value="0.3797542">
            <text:p>0.3797542</text:p>
          </table:table-cell>
          <table:table-cell table:formula="of:=[.AF25]+[.AC25]" office:value-type="float" office:value="0.02926268">
            <text:p>0.02926268</text:p>
          </table:table-cell>
          <table:table-cell table:formula="of:=20+0.1*([.A25]/16)" office:value-type="float" office:value="20.1">
            <text:p>20.1</text:p>
          </table:table-cell>
          <table:table-cell table:formula="of:=[.AA25]+[.N25]*([.AD25]+[.W25]*[.AI25])" office:value-type="float" office:value="0.385280573745">
            <text:p>0.385280573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346">
            <text:p>4346</text:p>
          </table:table-cell>
          <table:table-cell office:value-type="float" office:value="36360">
            <text:p>36360</text:p>
          </table:table-cell>
          <table:table-cell office:value-type="float" office:value="2989">
            <text:p>2989</text:p>
          </table:table-cell>
          <table:table-cell office:value-type="float" office:value="0.07335">
            <text:p>0.07335</text:p>
          </table:table-cell>
          <table:table-cell office:value-type="float" office:value="6339">
            <text:p>6339</text:p>
          </table:table-cell>
          <table:table-cell office:value-type="float" office:value="17956">
            <text:p>17956</text:p>
          </table:table-cell>
          <table:table-cell office:value-type="float" office:value="7335">
            <text:p>7335</text:p>
          </table:table-cell>
          <table:table-cell office:value-type="float" office:value="946">
            <text:p>946</text:p>
          </table:table-cell>
          <table:table-cell office:value-type="float" office:value="17956">
            <text:p>17956</text:p>
          </table:table-cell>
          <table:table-cell office:value-type="float" office:value="4630">
            <text:p>4630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28971">
            <text:p>0.128971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162">
            <text:p>6162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6]+[.AB26]" office:value-type="float" office:value="0.3797542">
            <text:p>0.3797542</text:p>
          </table:table-cell>
          <table:table-cell table:formula="of:=[.AF26]+[.AC26]" office:value-type="float" office:value="0.02926268">
            <text:p>0.02926268</text:p>
          </table:table-cell>
          <table:table-cell table:formula="of:=20+0.1*([.A26]/16)" office:value-type="float" office:value="20.1">
            <text:p>20.1</text:p>
          </table:table-cell>
          <table:table-cell table:formula="of:=[.AA26]+[.N26]*([.AD26]+[.W26]*[.AI26])" office:value-type="float" office:value="0.386466497335">
            <text:p>0.386466497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405">
            <text:p>4405</text:p>
          </table:table-cell>
          <table:table-cell office:value-type="float" office:value="36360">
            <text:p>36360</text:p>
          </table:table-cell>
          <table:table-cell office:value-type="float" office:value="3179">
            <text:p>3179</text:p>
          </table:table-cell>
          <table:table-cell office:value-type="float" office:value="0.07584">
            <text:p>0.07584</text:p>
          </table:table-cell>
          <table:table-cell office:value-type="float" office:value="6339">
            <text:p>6339</text:p>
          </table:table-cell>
          <table:table-cell office:value-type="float" office:value="18205">
            <text:p>18205</text:p>
          </table:table-cell>
          <table:table-cell office:value-type="float" office:value="7584">
            <text:p>7584</text:p>
          </table:table-cell>
          <table:table-cell office:value-type="float" office:value="946">
            <text:p>946</text:p>
          </table:table-cell>
          <table:table-cell office:value-type="float" office:value="18205">
            <text:p>18205</text:p>
          </table:table-cell>
          <table:table-cell office:value-type="float" office:value="4630">
            <text:p>4630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24736">
            <text:p>0.124736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162">
            <text:p>6162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7]+[.AB27]" office:value-type="float" office:value="0.3797542">
            <text:p>0.3797542</text:p>
          </table:table-cell>
          <table:table-cell table:formula="of:=[.AF27]+[.AC27]" office:value-type="float" office:value="0.02926268">
            <text:p>0.02926268</text:p>
          </table:table-cell>
          <table:table-cell table:formula="of:=20+0.1*([.A27]/16)" office:value-type="float" office:value="20.1">
            <text:p>20.1</text:p>
          </table:table-cell>
          <table:table-cell table:formula="of:=[.AA27]+[.N27]*([.AD27]+[.W27]*[.AI27])" office:value-type="float" office:value="0.387354737344">
            <text:p>0.387354737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135">
            <text:p>4135</text:p>
          </table:table-cell>
          <table:table-cell office:value-type="float" office:value="36360">
            <text:p>36360</text:p>
          </table:table-cell>
          <table:table-cell office:value-type="float" office:value="2714">
            <text:p>2714</text:p>
          </table:table-cell>
          <table:table-cell office:value-type="float" office:value="0.06849">
            <text:p>0.06849</text:p>
          </table:table-cell>
          <table:table-cell office:value-type="float" office:value="6339">
            <text:p>6339</text:p>
          </table:table-cell>
          <table:table-cell office:value-type="float" office:value="24319">
            <text:p>24319</text:p>
          </table:table-cell>
          <table:table-cell office:value-type="float" office:value="6849">
            <text:p>6849</text:p>
          </table:table-cell>
          <table:table-cell office:value-type="float" office:value="757">
            <text:p>757</text:p>
          </table:table-cell>
          <table:table-cell office:value-type="float" office:value="24319">
            <text:p>24319</text:p>
          </table:table-cell>
          <table:table-cell office:value-type="float" office:value="5153">
            <text:p>5153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10527">
            <text:p>0.110527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office:value-type="float" office:value="6584">
            <text:p>6584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8]+[.AB28]" office:value-type="float" office:value="0.3797542">
            <text:p>0.3797542</text:p>
          </table:table-cell>
          <table:table-cell table:formula="of:=[.AF28]+[.AC28]" office:value-type="float" office:value="0.02926268">
            <text:p>0.02926268</text:p>
          </table:table-cell>
          <table:table-cell table:formula="of:=20+0.1*([.A28]/16)" office:value-type="float" office:value="20.1">
            <text:p>20.1</text:p>
          </table:table-cell>
          <table:table-cell table:formula="of:=[.AA28]+[.N28]*([.AD28]+[.W28]*[.AI28])" office:value-type="float" office:value="0.346741498693">
            <text:p>0.346741498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245">
            <text:p>4245</text:p>
          </table:table-cell>
          <table:table-cell office:value-type="float" office:value="36360">
            <text:p>36360</text:p>
          </table:table-cell>
          <table:table-cell office:value-type="float" office:value="2758">
            <text:p>2758</text:p>
          </table:table-cell>
          <table:table-cell office:value-type="float" office:value="0.07003">
            <text:p>0.07003</text:p>
          </table:table-cell>
          <table:table-cell office:value-type="float" office:value="6339">
            <text:p>6339</text:p>
          </table:table-cell>
          <table:table-cell office:value-type="float" office:value="24627">
            <text:p>24627</text:p>
          </table:table-cell>
          <table:table-cell office:value-type="float" office:value="7003">
            <text:p>7003</text:p>
          </table:table-cell>
          <table:table-cell office:value-type="float" office:value="757">
            <text:p>757</text:p>
          </table:table-cell>
          <table:table-cell office:value-type="float" office:value="24627">
            <text:p>24627</text:p>
          </table:table-cell>
          <table:table-cell office:value-type="float" office:value="5153">
            <text:p>5153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08097">
            <text:p>0.108097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office:value-type="float" office:value="6584">
            <text:p>6584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29]+[.AB29]" office:value-type="float" office:value="0.3797542">
            <text:p>0.3797542</text:p>
          </table:table-cell>
          <table:table-cell table:formula="of:=[.AF29]+[.AC29]" office:value-type="float" office:value="0.02926268">
            <text:p>0.02926268</text:p>
          </table:table-cell>
          <table:table-cell table:formula="of:=20+0.1*([.A29]/16)" office:value-type="float" office:value="20.1">
            <text:p>20.1</text:p>
          </table:table-cell>
          <table:table-cell table:formula="of:=[.AA29]+[.N29]*([.AD29]+[.W29]*[.AI29])" office:value-type="float" office:value="0.347292183981">
            <text:p>0.34729218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346">
            <text:p>4346</text:p>
          </table:table-cell>
          <table:table-cell office:value-type="float" office:value="36360">
            <text:p>36360</text:p>
          </table:table-cell>
          <table:table-cell office:value-type="float" office:value="2989">
            <text:p>2989</text:p>
          </table:table-cell>
          <table:table-cell office:value-type="float" office:value="0.07335">
            <text:p>0.07335</text:p>
          </table:table-cell>
          <table:table-cell office:value-type="float" office:value="6339">
            <text:p>6339</text:p>
          </table:table-cell>
          <table:table-cell office:value-type="float" office:value="25291">
            <text:p>25291</text:p>
          </table:table-cell>
          <table:table-cell office:value-type="float" office:value="7335">
            <text:p>7335</text:p>
          </table:table-cell>
          <table:table-cell office:value-type="float" office:value="757">
            <text:p>757</text:p>
          </table:table-cell>
          <table:table-cell office:value-type="float" office:value="25291">
            <text:p>25291</text:p>
          </table:table-cell>
          <table:table-cell office:value-type="float" office:value="5153">
            <text:p>5153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103204">
            <text:p>0.103204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office:value-type="float" office:value="6584">
            <text:p>6584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0]+[.AB30]" office:value-type="float" office:value="0.3797542">
            <text:p>0.3797542</text:p>
          </table:table-cell>
          <table:table-cell table:formula="of:=[.AF30]+[.AC30]" office:value-type="float" office:value="0.02926268">
            <text:p>0.02926268</text:p>
          </table:table-cell>
          <table:table-cell table:formula="of:=20+0.1*([.A30]/16)" office:value-type="float" office:value="20.1">
            <text:p>20.1</text:p>
          </table:table-cell>
          <table:table-cell table:formula="of:=[.AA30]+[.N30]*([.AD30]+[.W30]*[.AI30])" office:value-type="float" office:value="0.34847730739">
            <text:p>0.348477307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405">
            <text:p>4405</text:p>
          </table:table-cell>
          <table:table-cell office:value-type="float" office:value="36360">
            <text:p>36360</text:p>
          </table:table-cell>
          <table:table-cell office:value-type="float" office:value="3179">
            <text:p>3179</text:p>
          </table:table-cell>
          <table:table-cell office:value-type="float" office:value="0.07584">
            <text:p>0.07584</text:p>
          </table:table-cell>
          <table:table-cell office:value-type="float" office:value="6339">
            <text:p>6339</text:p>
          </table:table-cell>
          <table:table-cell office:value-type="float" office:value="25789">
            <text:p>25789</text:p>
          </table:table-cell>
          <table:table-cell office:value-type="float" office:value="7584">
            <text:p>7584</text:p>
          </table:table-cell>
          <table:table-cell office:value-type="float" office:value="757">
            <text:p>757</text:p>
          </table:table-cell>
          <table:table-cell office:value-type="float" office:value="25789">
            <text:p>25789</text:p>
          </table:table-cell>
          <table:table-cell office:value-type="float" office:value="5153">
            <text:p>5153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099815">
            <text:p>0.099815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office:value-type="float" office:value="6584">
            <text:p>6584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1]+[.AB31]" office:value-type="float" office:value="0.3797542">
            <text:p>0.3797542</text:p>
          </table:table-cell>
          <table:table-cell table:formula="of:=[.AF31]+[.AC31]" office:value-type="float" office:value="0.02926268">
            <text:p>0.02926268</text:p>
          </table:table-cell>
          <table:table-cell table:formula="of:=20+0.1*([.A31]/16)" office:value-type="float" office:value="20.1">
            <text:p>20.1</text:p>
          </table:table-cell>
          <table:table-cell table:formula="of:=[.AA31]+[.N31]*([.AD31]+[.W31]*[.AI31])" office:value-type="float" office:value="0.34936556368">
            <text:p>0.349365563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135">
            <text:p>4135</text:p>
          </table:table-cell>
          <table:table-cell office:value-type="float" office:value="36360">
            <text:p>36360</text:p>
          </table:table-cell>
          <table:table-cell office:value-type="float" office:value="2714">
            <text:p>2714</text:p>
          </table:table-cell>
          <table:table-cell office:value-type="float" office:value="0.06849">
            <text:p>0.06849</text:p>
          </table:table-cell>
          <table:table-cell office:value-type="float" office:value="6339">
            <text:p>6339</text:p>
          </table:table-cell>
          <table:table-cell office:value-type="float" office:value="31168">
            <text:p>31168</text:p>
          </table:table-cell>
          <table:table-cell office:value-type="float" office:value="6849">
            <text:p>6849</text:p>
          </table:table-cell>
          <table:table-cell office:value-type="float" office:value="632">
            <text:p>632</text:p>
          </table:table-cell>
          <table:table-cell office:value-type="float" office:value="31168">
            <text:p>31168</text:p>
          </table:table-cell>
          <table:table-cell office:value-type="float" office:value="5571">
            <text:p>5571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092276">
            <text:p>0.092276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2]+[.AB32]" office:value-type="float" office:value="0.3797542">
            <text:p>0.3797542</text:p>
          </table:table-cell>
          <table:table-cell table:formula="of:=[.AF32]+[.AC32]" office:value-type="float" office:value="0.02926268">
            <text:p>0.02926268</text:p>
          </table:table-cell>
          <table:table-cell table:formula="of:=20+0.1*([.A32]/16)" office:value-type="float" office:value="20.1">
            <text:p>20.1</text:p>
          </table:table-cell>
          <table:table-cell table:formula="of:=[.AA32]+[.N32]*([.AD32]+[.W32]*[.AI32])" office:value-type="float" office:value="0.321616277794">
            <text:p>0.321616277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135">
            <text:p>4135</text:p>
          </table:table-cell>
          <table:table-cell office:value-type="float" office:value="36360">
            <text:p>36360</text:p>
          </table:table-cell>
          <table:table-cell office:value-type="float" office:value="2714">
            <text:p>2714</text:p>
          </table:table-cell>
          <table:table-cell office:value-type="float" office:value="0.06849">
            <text:p>0.06849</text:p>
          </table:table-cell>
          <table:table-cell office:value-type="float" office:value="6339">
            <text:p>6339</text:p>
          </table:table-cell>
          <table:table-cell office:value-type="float" office:value="31168">
            <text:p>31168</text:p>
          </table:table-cell>
          <table:table-cell office:value-type="float" office:value="6849">
            <text:p>6849</text:p>
          </table:table-cell>
          <table:table-cell office:value-type="float" office:value="632">
            <text:p>632</text:p>
          </table:table-cell>
          <table:table-cell office:value-type="float" office:value="31168">
            <text:p>31168</text:p>
          </table:table-cell>
          <table:table-cell office:value-type="float" office:value="5571">
            <text:p>5571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092276">
            <text:p>0.092276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3]+[.AB33]" office:value-type="float" office:value="0.3797542">
            <text:p>0.3797542</text:p>
          </table:table-cell>
          <table:table-cell table:formula="of:=[.AF33]+[.AC33]" office:value-type="float" office:value="0.02926268">
            <text:p>0.02926268</text:p>
          </table:table-cell>
          <table:table-cell table:formula="of:=20+0.1*([.A33]/16)" office:value-type="float" office:value="20.1">
            <text:p>20.1</text:p>
          </table:table-cell>
          <table:table-cell table:formula="of:=[.AA33]+[.N33]*([.AD33]+[.W33]*[.AI33])" office:value-type="float" office:value="0.321616277794">
            <text:p>0.321616277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245">
            <text:p>4245</text:p>
          </table:table-cell>
          <table:table-cell office:value-type="float" office:value="36360">
            <text:p>36360</text:p>
          </table:table-cell>
          <table:table-cell office:value-type="float" office:value="2758">
            <text:p>2758</text:p>
          </table:table-cell>
          <table:table-cell office:value-type="float" office:value="0.07003">
            <text:p>0.07003</text:p>
          </table:table-cell>
          <table:table-cell office:value-type="float" office:value="6339">
            <text:p>6339</text:p>
          </table:table-cell>
          <table:table-cell office:value-type="float" office:value="31630">
            <text:p>31630</text:p>
          </table:table-cell>
          <table:table-cell office:value-type="float" office:value="7003">
            <text:p>7003</text:p>
          </table:table-cell>
          <table:table-cell office:value-type="float" office:value="632">
            <text:p>632</text:p>
          </table:table-cell>
          <table:table-cell office:value-type="float" office:value="31630">
            <text:p>31630</text:p>
          </table:table-cell>
          <table:table-cell office:value-type="float" office:value="5571">
            <text:p>5571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090247">
            <text:p>0.090247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4]+[.AB34]" office:value-type="float" office:value="0.3797542">
            <text:p>0.3797542</text:p>
          </table:table-cell>
          <table:table-cell table:formula="of:=[.AF34]+[.AC34]" office:value-type="float" office:value="0.02926268">
            <text:p>0.02926268</text:p>
          </table:table-cell>
          <table:table-cell table:formula="of:=20+0.1*([.A34]/16)" office:value-type="float" office:value="20.1">
            <text:p>20.1</text:p>
          </table:table-cell>
          <table:table-cell table:formula="of:=[.AA34]+[.N34]*([.AD34]+[.W34]*[.AI34])" office:value-type="float" office:value="0.322166470431">
            <text:p>0.322166470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346">
            <text:p>4346</text:p>
          </table:table-cell>
          <table:table-cell office:value-type="float" office:value="36360">
            <text:p>36360</text:p>
          </table:table-cell>
          <table:table-cell office:value-type="float" office:value="2989">
            <text:p>2989</text:p>
          </table:table-cell>
          <table:table-cell office:value-type="float" office:value="0.07335">
            <text:p>0.07335</text:p>
          </table:table-cell>
          <table:table-cell office:value-type="float" office:value="6339">
            <text:p>6339</text:p>
          </table:table-cell>
          <table:table-cell office:value-type="float" office:value="32626">
            <text:p>32626</text:p>
          </table:table-cell>
          <table:table-cell office:value-type="float" office:value="7335">
            <text:p>7335</text:p>
          </table:table-cell>
          <table:table-cell office:value-type="float" office:value="632">
            <text:p>632</text:p>
          </table:table-cell>
          <table:table-cell office:value-type="float" office:value="32626">
            <text:p>32626</text:p>
          </table:table-cell>
          <table:table-cell office:value-type="float" office:value="5571">
            <text:p>5571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086162">
            <text:p>0.086162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5]+[.AB35]" office:value-type="float" office:value="0.3797542">
            <text:p>0.3797542</text:p>
          </table:table-cell>
          <table:table-cell table:formula="of:=[.AF35]+[.AC35]" office:value-type="float" office:value="0.02926268">
            <text:p>0.02926268</text:p>
          </table:table-cell>
          <table:table-cell table:formula="of:=20+0.1*([.A35]/16)" office:value-type="float" office:value="20.1">
            <text:p>20.1</text:p>
          </table:table-cell>
          <table:table-cell table:formula="of:=[.AA35]+[.N35]*([.AD35]+[.W35]*[.AI35])" office:value-type="float" office:value="0.32335169032">
            <text:p>0.323351690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405">
            <text:p>4405</text:p>
          </table:table-cell>
          <table:table-cell office:value-type="float" office:value="36360">
            <text:p>36360</text:p>
          </table:table-cell>
          <table:table-cell office:value-type="float" office:value="3179">
            <text:p>3179</text:p>
          </table:table-cell>
          <table:table-cell office:value-type="float" office:value="0.07584">
            <text:p>0.07584</text:p>
          </table:table-cell>
          <table:table-cell office:value-type="float" office:value="6339">
            <text:p>6339</text:p>
          </table:table-cell>
          <table:table-cell office:value-type="float" office:value="33373">
            <text:p>33373</text:p>
          </table:table-cell>
          <table:table-cell office:value-type="float" office:value="7584">
            <text:p>7584</text:p>
          </table:table-cell>
          <table:table-cell office:value-type="float" office:value="632">
            <text:p>632</text:p>
          </table:table-cell>
          <table:table-cell office:value-type="float" office:value="33373">
            <text:p>33373</text:p>
          </table:table-cell>
          <table:table-cell office:value-type="float" office:value="5571">
            <text:p>5571</text:p>
          </table:table-cell>
          <table:table-cell office:value-type="float" office:value="6339">
            <text:p>6339</text:p>
          </table:table-cell>
          <table:table-cell office:value-type="float" office:value="0">
            <text:p>0</text:p>
          </table:table-cell>
          <table:table-cell office:value-type="float" office:value="0.083333">
            <text:p>0.083333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6]+[.AB36]" office:value-type="float" office:value="0.3797542">
            <text:p>0.3797542</text:p>
          </table:table-cell>
          <table:table-cell table:formula="of:=[.AF36]+[.AC36]" office:value-type="float" office:value="0.02926268">
            <text:p>0.02926268</text:p>
          </table:table-cell>
          <table:table-cell table:formula="of:=20+0.1*([.A36]/16)" office:value-type="float" office:value="20.1">
            <text:p>20.1</text:p>
          </table:table-cell>
          <table:table-cell table:formula="of:=[.AA36]+[.N36]*([.AD36]+[.W36]*[.AI36])" office:value-type="float" office:value="0.324240666592">
            <text:p>0.324240666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497">
            <text:p>4497</text:p>
          </table:table-cell>
          <table:table-cell office:value-type="float" office:value="36360">
            <text:p>36360</text:p>
          </table:table-cell>
          <table:table-cell office:value-type="float" office:value="4281">
            <text:p>4281</text:p>
          </table:table-cell>
          <table:table-cell office:value-type="float" office:value="0.08778">
            <text:p>0.08778</text:p>
          </table:table-cell>
          <table:table-cell office:value-type="float" office:value="7277">
            <text:p>7277</text:p>
          </table:table-cell>
          <table:table-cell office:value-type="float" office:value="38530">
            <text:p>38530</text:p>
          </table:table-cell>
          <table:table-cell office:value-type="float" office:value="8778">
            <text:p>8778</text:p>
          </table:table-cell>
          <table:table-cell office:value-type="float" office:value="632">
            <text:p>632</text:p>
          </table:table-cell>
          <table:table-cell office:value-type="float" office:value="38530">
            <text:p>38530</text:p>
          </table:table-cell>
          <table:table-cell office:value-type="float" office:value="5567">
            <text:p>5567</text:p>
          </table:table-cell>
          <table:table-cell office:value-type="float" office:value="7277">
            <text:p>7277</text:p>
          </table:table-cell>
          <table:table-cell office:value-type="float" office:value="0">
            <text:p>0</text:p>
          </table:table-cell>
          <table:table-cell office:value-type="float" office:value="0.071998">
            <text:p>0.071998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18578171">
            <text:p>0.018578171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7]+[.AB37]" office:value-type="float" office:value="0.3797542">
            <text:p>0.3797542</text:p>
          </table:table-cell>
          <table:table-cell table:formula="of:=[.AF37]+[.AC37]" office:value-type="float" office:value="0.02926268">
            <text:p>0.02926268</text:p>
          </table:table-cell>
          <table:table-cell table:formula="of:=20+0.1*([.A37]/16)" office:value-type="float" office:value="20.1">
            <text:p>20.1</text:p>
          </table:table-cell>
          <table:table-cell table:formula="of:=[.AA37]+[.N37]*([.AD37]+[.W37]*[.AI37])" office:value-type="float" office:value="0.328504432984">
            <text:p>0.32850443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455">
            <text:p>2455</text:p>
          </table:table-cell>
          <table:table-cell office:value-type="float" office:value="36360">
            <text:p>36360</text:p>
          </table:table-cell>
          <table:table-cell office:value-type="float" office:value="1532">
            <text:p>1532</text:p>
          </table:table-cell>
          <table:table-cell office:value-type="float" office:value="0.03987">
            <text:p>0.03987</text:p>
          </table:table-cell>
          <table:table-cell office:value-type="float" office:value="4826">
            <text:p>4826</text:p>
          </table:table-cell>
          <table:table-cell office:value-type="float" office:value="7554">
            <text:p>7554</text:p>
          </table:table-cell>
          <table:table-cell office:value-type="float" office:value="3987">
            <text:p>3987</text:p>
          </table:table-cell>
          <table:table-cell office:value-type="float" office:value="1184">
            <text:p>1184</text:p>
          </table:table-cell>
          <table:table-cell office:value-type="float" office:value="7554">
            <text:p>7554</text:p>
          </table:table-cell>
          <table:table-cell office:value-type="float" office:value="4017">
            <text:p>4017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96965">
            <text:p>0.296965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5672">
            <text:p>567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8]+[.AB38]" office:value-type="float" office:value="0.400438054">
            <text:p>0.400438054</text:p>
          </table:table-cell>
          <table:table-cell table:formula="of:=[.AF38]+[.AC38]" office:value-type="float" office:value="0.03018993">
            <text:p>0.03018993</text:p>
          </table:table-cell>
          <table:table-cell table:formula="of:=20+0.1*([.A38]/16)" office:value-type="float" office:value="20.1">
            <text:p>20.1</text:p>
          </table:table-cell>
          <table:table-cell table:formula="of:=[.AA38]+[.N38]*([.AD38]+[.W38]*[.AI38])" office:value-type="float" office:value="0.452897789665">
            <text:p>0.452897789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51">
            <text:p>2551</text:p>
          </table:table-cell>
          <table:table-cell office:value-type="float" office:value="36360">
            <text:p>36360</text:p>
          </table:table-cell>
          <table:table-cell office:value-type="float" office:value="1578">
            <text:p>1578</text:p>
          </table:table-cell>
          <table:table-cell office:value-type="float" office:value="0.04129">
            <text:p>0.04129</text:p>
          </table:table-cell>
          <table:table-cell office:value-type="float" office:value="4826">
            <text:p>4826</text:p>
          </table:table-cell>
          <table:table-cell office:value-type="float" office:value="7554">
            <text:p>7554</text:p>
          </table:table-cell>
          <table:table-cell office:value-type="float" office:value="4129">
            <text:p>4129</text:p>
          </table:table-cell>
          <table:table-cell office:value-type="float" office:value="1184">
            <text:p>1184</text:p>
          </table:table-cell>
          <table:table-cell office:value-type="float" office:value="7554">
            <text:p>7554</text:p>
          </table:table-cell>
          <table:table-cell office:value-type="float" office:value="4017">
            <text:p>4017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86752">
            <text:p>0.28675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5672">
            <text:p>567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39]+[.AB39]" office:value-type="float" office:value="0.400438054">
            <text:p>0.400438054</text:p>
          </table:table-cell>
          <table:table-cell table:formula="of:=[.AF39]+[.AC39]" office:value-type="float" office:value="0.03018993">
            <text:p>0.03018993</text:p>
          </table:table-cell>
          <table:table-cell table:formula="of:=20+0.1*([.A39]/16)" office:value-type="float" office:value="20.1">
            <text:p>20.1</text:p>
          </table:table-cell>
          <table:table-cell table:formula="of:=[.AA39]+[.N39]*([.AD39]+[.W39]*[.AI39])" office:value-type="float" office:value="0.453404757678">
            <text:p>0.453404757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26">
            <text:p>2626</text:p>
          </table:table-cell>
          <table:table-cell office:value-type="float" office:value="36360">
            <text:p>36360</text:p>
          </table:table-cell>
          <table:table-cell office:value-type="float" office:value="1814">
            <text:p>1814</text:p>
          </table:table-cell>
          <table:table-cell office:value-type="float" office:value="0.0444">
            <text:p>0.0444</text:p>
          </table:table-cell>
          <table:table-cell office:value-type="float" office:value="4826">
            <text:p>4826</text:p>
          </table:table-cell>
          <table:table-cell office:value-type="float" office:value="7554">
            <text:p>7554</text:p>
          </table:table-cell>
          <table:table-cell office:value-type="float" office:value="4440">
            <text:p>4440</text:p>
          </table:table-cell>
          <table:table-cell office:value-type="float" office:value="1184">
            <text:p>1184</text:p>
          </table:table-cell>
          <table:table-cell office:value-type="float" office:value="7554">
            <text:p>7554</text:p>
          </table:table-cell>
          <table:table-cell office:value-type="float" office:value="4017">
            <text:p>4017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66667">
            <text:p>0.266667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5672">
            <text:p>567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0]+[.AB40]" office:value-type="float" office:value="0.400438054">
            <text:p>0.400438054</text:p>
          </table:table-cell>
          <table:table-cell table:formula="of:=[.AF40]+[.AC40]" office:value-type="float" office:value="0.03018993">
            <text:p>0.03018993</text:p>
          </table:table-cell>
          <table:table-cell table:formula="of:=20+0.1*([.A40]/16)" office:value-type="float" office:value="20.1">
            <text:p>20.1</text:p>
          </table:table-cell>
          <table:table-cell table:formula="of:=[.AA40]+[.N40]*([.AD40]+[.W40]*[.AI40])" office:value-type="float" office:value="0.45451578268">
            <text:p>0.454515782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88">
            <text:p>2688</text:p>
          </table:table-cell>
          <table:table-cell office:value-type="float" office:value="36360">
            <text:p>36360</text:p>
          </table:table-cell>
          <table:table-cell office:value-type="float" office:value="1990">
            <text:p>1990</text:p>
          </table:table-cell>
          <table:table-cell office:value-type="float" office:value="0.04678">
            <text:p>0.04678</text:p>
          </table:table-cell>
          <table:table-cell office:value-type="float" office:value="4826">
            <text:p>4826</text:p>
          </table:table-cell>
          <table:table-cell office:value-type="float" office:value="7554">
            <text:p>7554</text:p>
          </table:table-cell>
          <table:table-cell office:value-type="float" office:value="4678">
            <text:p>4678</text:p>
          </table:table-cell>
          <table:table-cell office:value-type="float" office:value="1184">
            <text:p>1184</text:p>
          </table:table-cell>
          <table:table-cell office:value-type="float" office:value="7554">
            <text:p>7554</text:p>
          </table:table-cell>
          <table:table-cell office:value-type="float" office:value="4017">
            <text:p>4017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531">
            <text:p>0.2531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5672">
            <text:p>567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1]+[.AB41]" office:value-type="float" office:value="0.400438054">
            <text:p>0.400438054</text:p>
          </table:table-cell>
          <table:table-cell table:formula="of:=[.AF41]+[.AC41]" office:value-type="float" office:value="0.03018993">
            <text:p>0.03018993</text:p>
          </table:table-cell>
          <table:table-cell table:formula="of:=20+0.1*([.A41]/16)" office:value-type="float" office:value="20.1">
            <text:p>20.1</text:p>
          </table:table-cell>
          <table:table-cell table:formula="of:=[.AA41]+[.N41]*([.AD41]+[.W41]*[.AI41])" office:value-type="float" office:value="0.45536570454">
            <text:p>0.455365704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455">
            <text:p>2455</text:p>
          </table:table-cell>
          <table:table-cell office:value-type="float" office:value="36360">
            <text:p>36360</text:p>
          </table:table-cell>
          <table:table-cell office:value-type="float" office:value="1532">
            <text:p>1532</text:p>
          </table:table-cell>
          <table:table-cell office:value-type="float" office:value="0.03987">
            <text:p>0.03987</text:p>
          </table:table-cell>
          <table:table-cell office:value-type="float" office:value="4826">
            <text:p>4826</text:p>
          </table:table-cell>
          <table:table-cell office:value-type="float" office:value="11541">
            <text:p>11541</text:p>
          </table:table-cell>
          <table:table-cell office:value-type="float" office:value="3987">
            <text:p>3987</text:p>
          </table:table-cell>
          <table:table-cell office:value-type="float" office:value="948">
            <text:p>948</text:p>
          </table:table-cell>
          <table:table-cell office:value-type="float" office:value="11541">
            <text:p>11541</text:p>
          </table:table-cell>
          <table:table-cell office:value-type="float" office:value="4635">
            <text:p>4635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37773">
            <text:p>0.23777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6152">
            <text:p>615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2]+[.AB42]" office:value-type="float" office:value="0.400438054">
            <text:p>0.400438054</text:p>
          </table:table-cell>
          <table:table-cell table:formula="of:=[.AF42]+[.AC42]" office:value-type="float" office:value="0.03018993">
            <text:p>0.03018993</text:p>
          </table:table-cell>
          <table:table-cell table:formula="of:=20+0.1*([.A42]/16)" office:value-type="float" office:value="20.1">
            <text:p>20.1</text:p>
          </table:table-cell>
          <table:table-cell table:formula="of:=[.AA42]+[.N42]*([.AD42]+[.W42]*[.AI42])" office:value-type="float" office:value="0.405462090361">
            <text:p>0.405462090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51">
            <text:p>2551</text:p>
          </table:table-cell>
          <table:table-cell office:value-type="float" office:value="36360">
            <text:p>36360</text:p>
          </table:table-cell>
          <table:table-cell office:value-type="float" office:value="1578">
            <text:p>1578</text:p>
          </table:table-cell>
          <table:table-cell office:value-type="float" office:value="0.04129">
            <text:p>0.04129</text:p>
          </table:table-cell>
          <table:table-cell office:value-type="float" office:value="4826">
            <text:p>4826</text:p>
          </table:table-cell>
          <table:table-cell office:value-type="float" office:value="11683">
            <text:p>11683</text:p>
          </table:table-cell>
          <table:table-cell office:value-type="float" office:value="4129">
            <text:p>4129</text:p>
          </table:table-cell>
          <table:table-cell office:value-type="float" office:value="948">
            <text:p>948</text:p>
          </table:table-cell>
          <table:table-cell office:value-type="float" office:value="11683">
            <text:p>11683</text:p>
          </table:table-cell>
          <table:table-cell office:value-type="float" office:value="4635">
            <text:p>4635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29596">
            <text:p>0.229596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6152">
            <text:p>615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3]+[.AB43]" office:value-type="float" office:value="0.400438054">
            <text:p>0.400438054</text:p>
          </table:table-cell>
          <table:table-cell table:formula="of:=[.AF43]+[.AC43]" office:value-type="float" office:value="0.03018993">
            <text:p>0.03018993</text:p>
          </table:table-cell>
          <table:table-cell table:formula="of:=20+0.1*([.A43]/16)" office:value-type="float" office:value="20.1">
            <text:p>20.1</text:p>
          </table:table-cell>
          <table:table-cell table:formula="of:=[.AA43]+[.N43]*([.AD43]+[.W43]*[.AI43])" office:value-type="float" office:value="0.405969335754">
            <text:p>0.405969335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26">
            <text:p>2626</text:p>
          </table:table-cell>
          <table:table-cell office:value-type="float" office:value="36360">
            <text:p>36360</text:p>
          </table:table-cell>
          <table:table-cell office:value-type="float" office:value="1814">
            <text:p>1814</text:p>
          </table:table-cell>
          <table:table-cell office:value-type="float" office:value="0.0444">
            <text:p>0.0444</text:p>
          </table:table-cell>
          <table:table-cell office:value-type="float" office:value="4826">
            <text:p>4826</text:p>
          </table:table-cell>
          <table:table-cell office:value-type="float" office:value="11994">
            <text:p>11994</text:p>
          </table:table-cell>
          <table:table-cell office:value-type="float" office:value="4440">
            <text:p>4440</text:p>
          </table:table-cell>
          <table:table-cell office:value-type="float" office:value="948">
            <text:p>948</text:p>
          </table:table-cell>
          <table:table-cell office:value-type="float" office:value="11994">
            <text:p>11994</text:p>
          </table:table-cell>
          <table:table-cell office:value-type="float" office:value="4635">
            <text:p>4635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13514">
            <text:p>0.213514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6152">
            <text:p>615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4]+[.AB44]" office:value-type="float" office:value="0.400438054">
            <text:p>0.400438054</text:p>
          </table:table-cell>
          <table:table-cell table:formula="of:=[.AF44]+[.AC44]" office:value-type="float" office:value="0.03018993">
            <text:p>0.03018993</text:p>
          </table:table-cell>
          <table:table-cell table:formula="of:=20+0.1*([.A44]/16)" office:value-type="float" office:value="20.1">
            <text:p>20.1</text:p>
          </table:table-cell>
          <table:table-cell table:formula="of:=[.AA44]+[.N44]*([.AD44]+[.W44]*[.AI44])" office:value-type="float" office:value="0.40707991936">
            <text:p>0.407079919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88">
            <text:p>2688</text:p>
          </table:table-cell>
          <table:table-cell office:value-type="float" office:value="36360">
            <text:p>36360</text:p>
          </table:table-cell>
          <table:table-cell office:value-type="float" office:value="1990">
            <text:p>1990</text:p>
          </table:table-cell>
          <table:table-cell office:value-type="float" office:value="0.04678">
            <text:p>0.04678</text:p>
          </table:table-cell>
          <table:table-cell office:value-type="float" office:value="4826">
            <text:p>4826</text:p>
          </table:table-cell>
          <table:table-cell office:value-type="float" office:value="12232">
            <text:p>12232</text:p>
          </table:table-cell>
          <table:table-cell office:value-type="float" office:value="4678">
            <text:p>4678</text:p>
          </table:table-cell>
          <table:table-cell office:value-type="float" office:value="948">
            <text:p>948</text:p>
          </table:table-cell>
          <table:table-cell office:value-type="float" office:value="12232">
            <text:p>12232</text:p>
          </table:table-cell>
          <table:table-cell office:value-type="float" office:value="4635">
            <text:p>4635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202651">
            <text:p>0.202651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6152">
            <text:p>6152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5]+[.AB45]" office:value-type="float" office:value="0.400438054">
            <text:p>0.400438054</text:p>
          </table:table-cell>
          <table:table-cell table:formula="of:=[.AF45]+[.AC45]" office:value-type="float" office:value="0.03018993">
            <text:p>0.03018993</text:p>
          </table:table-cell>
          <table:table-cell table:formula="of:=20+0.1*([.A45]/16)" office:value-type="float" office:value="20.1">
            <text:p>20.1</text:p>
          </table:table-cell>
          <table:table-cell table:formula="of:=[.AA45]+[.N45]*([.AD45]+[.W45]*[.AI45])" office:value-type="float" office:value="0.407929619718">
            <text:p>0.407929619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455">
            <text:p>2455</text:p>
          </table:table-cell>
          <table:table-cell office:value-type="float" office:value="36360">
            <text:p>36360</text:p>
          </table:table-cell>
          <table:table-cell office:value-type="float" office:value="1533">
            <text:p>1533</text:p>
          </table:table-cell>
          <table:table-cell office:value-type="float" office:value="0.03988">
            <text:p>0.03988</text:p>
          </table:table-cell>
          <table:table-cell office:value-type="float" office:value="4826">
            <text:p>4826</text:p>
          </table:table-cell>
          <table:table-cell office:value-type="float" office:value="15530">
            <text:p>15530</text:p>
          </table:table-cell>
          <table:table-cell office:value-type="float" office:value="3988">
            <text:p>3988</text:p>
          </table:table-cell>
          <table:table-cell office:value-type="float" office:value="759">
            <text:p>759</text:p>
          </table:table-cell>
          <table:table-cell office:value-type="float" office:value="15530">
            <text:p>15530</text:p>
          </table:table-cell>
          <table:table-cell office:value-type="float" office:value="5163">
            <text:p>5163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90321">
            <text:p>0.190321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6]+[.AB46]" office:value-type="float" office:value="0.400438054">
            <text:p>0.400438054</text:p>
          </table:table-cell>
          <table:table-cell table:formula="of:=[.AF46]+[.AC46]" office:value-type="float" office:value="0.03018993">
            <text:p>0.03018993</text:p>
          </table:table-cell>
          <table:table-cell table:formula="of:=20+0.1*([.A46]/16)" office:value-type="float" office:value="20.1">
            <text:p>20.1</text:p>
          </table:table-cell>
          <table:table-cell table:formula="of:=[.AA46]+[.N46]*([.AD46]+[.W46]*[.AI46])" office:value-type="float" office:value="0.367476499788">
            <text:p>0.367476499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51">
            <text:p>2551</text:p>
          </table:table-cell>
          <table:table-cell office:value-type="float" office:value="36360">
            <text:p>36360</text:p>
          </table:table-cell>
          <table:table-cell office:value-type="float" office:value="1579">
            <text:p>1579</text:p>
          </table:table-cell>
          <table:table-cell office:value-type="float" office:value="0.0413">
            <text:p>0.0413</text:p>
          </table:table-cell>
          <table:table-cell office:value-type="float" office:value="4826">
            <text:p>4826</text:p>
          </table:table-cell>
          <table:table-cell office:value-type="float" office:value="15814">
            <text:p>15814</text:p>
          </table:table-cell>
          <table:table-cell office:value-type="float" office:value="4130">
            <text:p>4130</text:p>
          </table:table-cell>
          <table:table-cell office:value-type="float" office:value="759">
            <text:p>759</text:p>
          </table:table-cell>
          <table:table-cell office:value-type="float" office:value="15814">
            <text:p>15814</text:p>
          </table:table-cell>
          <table:table-cell office:value-type="float" office:value="5163">
            <text:p>5163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83777">
            <text:p>0.183777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7]+[.AB47]" office:value-type="float" office:value="0.400438054">
            <text:p>0.400438054</text:p>
          </table:table-cell>
          <table:table-cell table:formula="of:=[.AF47]+[.AC47]" office:value-type="float" office:value="0.03018993">
            <text:p>0.03018993</text:p>
          </table:table-cell>
          <table:table-cell table:formula="of:=20+0.1*([.A47]/16)" office:value-type="float" office:value="20.1">
            <text:p>20.1</text:p>
          </table:table-cell>
          <table:table-cell table:formula="of:=[.AA47]+[.N47]*([.AD47]+[.W47]*[.AI47])" office:value-type="float" office:value="0.36798332891">
            <text:p>0.36798332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26">
            <text:p>2626</text:p>
          </table:table-cell>
          <table:table-cell office:value-type="float" office:value="36360">
            <text:p>36360</text:p>
          </table:table-cell>
          <table:table-cell office:value-type="float" office:value="1814">
            <text:p>1814</text:p>
          </table:table-cell>
          <table:table-cell office:value-type="float" office:value="0.0444">
            <text:p>0.0444</text:p>
          </table:table-cell>
          <table:table-cell office:value-type="float" office:value="4826">
            <text:p>4826</text:p>
          </table:table-cell>
          <table:table-cell office:value-type="float" office:value="16434">
            <text:p>16434</text:p>
          </table:table-cell>
          <table:table-cell office:value-type="float" office:value="4440">
            <text:p>4440</text:p>
          </table:table-cell>
          <table:table-cell office:value-type="float" office:value="759">
            <text:p>759</text:p>
          </table:table-cell>
          <table:table-cell office:value-type="float" office:value="16434">
            <text:p>16434</text:p>
          </table:table-cell>
          <table:table-cell office:value-type="float" office:value="5163">
            <text:p>5163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70946">
            <text:p>0.170946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8]+[.AB48]" office:value-type="float" office:value="0.400438054">
            <text:p>0.400438054</text:p>
          </table:table-cell>
          <table:table-cell table:formula="of:=[.AF48]+[.AC48]" office:value-type="float" office:value="0.03018993">
            <text:p>0.03018993</text:p>
          </table:table-cell>
          <table:table-cell table:formula="of:=20+0.1*([.A48]/16)" office:value-type="float" office:value="20.1">
            <text:p>20.1</text:p>
          </table:table-cell>
          <table:table-cell table:formula="of:=[.AA48]+[.N48]*([.AD48]+[.W48]*[.AI48])" office:value-type="float" office:value="0.36909053344">
            <text:p>0.369090533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88">
            <text:p>2688</text:p>
          </table:table-cell>
          <table:table-cell office:value-type="float" office:value="36360">
            <text:p>36360</text:p>
          </table:table-cell>
          <table:table-cell office:value-type="float" office:value="1990">
            <text:p>1990</text:p>
          </table:table-cell>
          <table:table-cell office:value-type="float" office:value="0.04678">
            <text:p>0.04678</text:p>
          </table:table-cell>
          <table:table-cell office:value-type="float" office:value="4826">
            <text:p>4826</text:p>
          </table:table-cell>
          <table:table-cell office:value-type="float" office:value="16910">
            <text:p>16910</text:p>
          </table:table-cell>
          <table:table-cell office:value-type="float" office:value="4678">
            <text:p>4678</text:p>
          </table:table-cell>
          <table:table-cell office:value-type="float" office:value="759">
            <text:p>759</text:p>
          </table:table-cell>
          <table:table-cell office:value-type="float" office:value="16910">
            <text:p>16910</text:p>
          </table:table-cell>
          <table:table-cell office:value-type="float" office:value="5163">
            <text:p>5163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62249">
            <text:p>0.162249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49]+[.AB49]" office:value-type="float" office:value="0.400438054">
            <text:p>0.400438054</text:p>
          </table:table-cell>
          <table:table-cell table:formula="of:=[.AF49]+[.AC49]" office:value-type="float" office:value="0.03018993">
            <text:p>0.03018993</text:p>
          </table:table-cell>
          <table:table-cell table:formula="of:=20+0.1*([.A49]/16)" office:value-type="float" office:value="20.1">
            <text:p>20.1</text:p>
          </table:table-cell>
          <table:table-cell table:formula="of:=[.AA49]+[.N49]*([.AD49]+[.W49]*[.AI49])" office:value-type="float" office:value="0.369940507962">
            <text:p>0.36994050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455">
            <text:p>2455</text:p>
          </table:table-cell>
          <table:table-cell office:value-type="float" office:value="36360">
            <text:p>36360</text:p>
          </table:table-cell>
          <table:table-cell office:value-type="float" office:value="1533">
            <text:p>1533</text:p>
          </table:table-cell>
          <table:table-cell office:value-type="float" office:value="0.03988">
            <text:p>0.03988</text:p>
          </table:table-cell>
          <table:table-cell office:value-type="float" office:value="4826">
            <text:p>4826</text:p>
          </table:table-cell>
          <table:table-cell office:value-type="float" office:value="19518">
            <text:p>19518</text:p>
          </table:table-cell>
          <table:table-cell office:value-type="float" office:value="3988">
            <text:p>3988</text:p>
          </table:table-cell>
          <table:table-cell office:value-type="float" office:value="634">
            <text:p>634</text:p>
          </table:table-cell>
          <table:table-cell office:value-type="float" office:value="19518">
            <text:p>19518</text:p>
          </table:table-cell>
          <table:table-cell office:value-type="float" office:value="5586">
            <text:p>5586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58977">
            <text:p>0.158977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6953">
            <text:p>6953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0]+[.AB50]" office:value-type="float" office:value="0.400438054">
            <text:p>0.400438054</text:p>
          </table:table-cell>
          <table:table-cell table:formula="of:=[.AF50]+[.AC50]" office:value-type="float" office:value="0.03018993">
            <text:p>0.03018993</text:p>
          </table:table-cell>
          <table:table-cell table:formula="of:=20+0.1*([.A50]/16)" office:value-type="float" office:value="20.1">
            <text:p>20.1</text:p>
          </table:table-cell>
          <table:table-cell table:formula="of:=[.AA50]+[.N50]*([.AD50]+[.W50]*[.AI50])" office:value-type="float" office:value="0.342351525516">
            <text:p>0.342351525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455">
            <text:p>2455</text:p>
          </table:table-cell>
          <table:table-cell office:value-type="float" office:value="36360">
            <text:p>36360</text:p>
          </table:table-cell>
          <table:table-cell office:value-type="float" office:value="1533">
            <text:p>1533</text:p>
          </table:table-cell>
          <table:table-cell office:value-type="float" office:value="0.03988">
            <text:p>0.03988</text:p>
          </table:table-cell>
          <table:table-cell office:value-type="float" office:value="4826">
            <text:p>4826</text:p>
          </table:table-cell>
          <table:table-cell office:value-type="float" office:value="19518">
            <text:p>19518</text:p>
          </table:table-cell>
          <table:table-cell office:value-type="float" office:value="3988">
            <text:p>3988</text:p>
          </table:table-cell>
          <table:table-cell office:value-type="float" office:value="634">
            <text:p>634</text:p>
          </table:table-cell>
          <table:table-cell office:value-type="float" office:value="19518">
            <text:p>19518</text:p>
          </table:table-cell>
          <table:table-cell office:value-type="float" office:value="5586">
            <text:p>5586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58977">
            <text:p>0.158977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6953">
            <text:p>6953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1]+[.AB51]" office:value-type="float" office:value="0.400438054">
            <text:p>0.400438054</text:p>
          </table:table-cell>
          <table:table-cell table:formula="of:=[.AF51]+[.AC51]" office:value-type="float" office:value="0.03018993">
            <text:p>0.03018993</text:p>
          </table:table-cell>
          <table:table-cell table:formula="of:=20+0.1*([.A51]/16)" office:value-type="float" office:value="20.1">
            <text:p>20.1</text:p>
          </table:table-cell>
          <table:table-cell table:formula="of:=[.AA51]+[.N51]*([.AD51]+[.W51]*[.AI51])" office:value-type="float" office:value="0.342351525516">
            <text:p>0.342351525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51">
            <text:p>2551</text:p>
          </table:table-cell>
          <table:table-cell office:value-type="float" office:value="36360">
            <text:p>36360</text:p>
          </table:table-cell>
          <table:table-cell office:value-type="float" office:value="1579">
            <text:p>1579</text:p>
          </table:table-cell>
          <table:table-cell office:value-type="float" office:value="0.0413">
            <text:p>0.0413</text:p>
          </table:table-cell>
          <table:table-cell office:value-type="float" office:value="4826">
            <text:p>4826</text:p>
          </table:table-cell>
          <table:table-cell office:value-type="float" office:value="19944">
            <text:p>19944</text:p>
          </table:table-cell>
          <table:table-cell office:value-type="float" office:value="4130">
            <text:p>4130</text:p>
          </table:table-cell>
          <table:table-cell office:value-type="float" office:value="634">
            <text:p>634</text:p>
          </table:table-cell>
          <table:table-cell office:value-type="float" office:value="19944">
            <text:p>19944</text:p>
          </table:table-cell>
          <table:table-cell office:value-type="float" office:value="5586">
            <text:p>5586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53511">
            <text:p>0.153511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6953">
            <text:p>6953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2]+[.AB52]" office:value-type="float" office:value="0.400438054">
            <text:p>0.400438054</text:p>
          </table:table-cell>
          <table:table-cell table:formula="of:=[.AF52]+[.AC52]" office:value-type="float" office:value="0.03018993">
            <text:p>0.03018993</text:p>
          </table:table-cell>
          <table:table-cell table:formula="of:=20+0.1*([.A52]/16)" office:value-type="float" office:value="20.1">
            <text:p>20.1</text:p>
          </table:table-cell>
          <table:table-cell table:formula="of:=[.AA52]+[.N52]*([.AD52]+[.W52]*[.AI52])" office:value-type="float" office:value="0.34285861433">
            <text:p>0.342858614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26">
            <text:p>2626</text:p>
          </table:table-cell>
          <table:table-cell office:value-type="float" office:value="36360">
            <text:p>36360</text:p>
          </table:table-cell>
          <table:table-cell office:value-type="float" office:value="1814">
            <text:p>1814</text:p>
          </table:table-cell>
          <table:table-cell office:value-type="float" office:value="0.0444">
            <text:p>0.0444</text:p>
          </table:table-cell>
          <table:table-cell office:value-type="float" office:value="4826">
            <text:p>4826</text:p>
          </table:table-cell>
          <table:table-cell office:value-type="float" office:value="20874">
            <text:p>20874</text:p>
          </table:table-cell>
          <table:table-cell office:value-type="float" office:value="4440">
            <text:p>4440</text:p>
          </table:table-cell>
          <table:table-cell office:value-type="float" office:value="634">
            <text:p>634</text:p>
          </table:table-cell>
          <table:table-cell office:value-type="float" office:value="20874">
            <text:p>20874</text:p>
          </table:table-cell>
          <table:table-cell office:value-type="float" office:value="5586">
            <text:p>5586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42793">
            <text:p>0.142793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6953">
            <text:p>6953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3]+[.AB53]" office:value-type="float" office:value="0.400438054">
            <text:p>0.400438054</text:p>
          </table:table-cell>
          <table:table-cell table:formula="of:=[.AF53]+[.AC53]" office:value-type="float" office:value="0.03018993">
            <text:p>0.03018993</text:p>
          </table:table-cell>
          <table:table-cell table:formula="of:=20+0.1*([.A53]/16)" office:value-type="float" office:value="20.1">
            <text:p>20.1</text:p>
          </table:table-cell>
          <table:table-cell table:formula="of:=[.AA53]+[.N53]*([.AD53]+[.W53]*[.AI53])" office:value-type="float" office:value="0.34396567012">
            <text:p>0.343965670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88">
            <text:p>2688</text:p>
          </table:table-cell>
          <table:table-cell office:value-type="float" office:value="36360">
            <text:p>36360</text:p>
          </table:table-cell>
          <table:table-cell office:value-type="float" office:value="1990">
            <text:p>1990</text:p>
          </table:table-cell>
          <table:table-cell office:value-type="float" office:value="0.04678">
            <text:p>0.04678</text:p>
          </table:table-cell>
          <table:table-cell office:value-type="float" office:value="4826">
            <text:p>4826</text:p>
          </table:table-cell>
          <table:table-cell office:value-type="float" office:value="21588">
            <text:p>21588</text:p>
          </table:table-cell>
          <table:table-cell office:value-type="float" office:value="4678">
            <text:p>4678</text:p>
          </table:table-cell>
          <table:table-cell office:value-type="float" office:value="634">
            <text:p>634</text:p>
          </table:table-cell>
          <table:table-cell office:value-type="float" office:value="21588">
            <text:p>21588</text:p>
          </table:table-cell>
          <table:table-cell office:value-type="float" office:value="5586">
            <text:p>5586</text:p>
          </table:table-cell>
          <table:table-cell office:value-type="float" office:value="4826">
            <text:p>4826</text:p>
          </table:table-cell>
          <table:table-cell office:value-type="float" office:value="0">
            <text:p>0</text:p>
          </table:table-cell>
          <table:table-cell office:value-type="float" office:value="0.135528">
            <text:p>0.135528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6953">
            <text:p>6953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4]+[.AB54]" office:value-type="float" office:value="0.400438054">
            <text:p>0.400438054</text:p>
          </table:table-cell>
          <table:table-cell table:formula="of:=[.AF54]+[.AC54]" office:value-type="float" office:value="0.03018993">
            <text:p>0.03018993</text:p>
          </table:table-cell>
          <table:table-cell table:formula="of:=20+0.1*([.A54]/16)" office:value-type="float" office:value="20.1">
            <text:p>20.1</text:p>
          </table:table-cell>
          <table:table-cell table:formula="of:=[.AA54]+[.N54]*([.AD54]+[.W54]*[.AI54])" office:value-type="float" office:value="0.344815339524">
            <text:p>0.344815339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99">
            <text:p>2699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75">
            <text:p>0.0575</text:p>
          </table:table-cell>
          <table:table-cell office:value-type="float" office:value="5389">
            <text:p>5389</text:p>
          </table:table-cell>
          <table:table-cell office:value-type="float" office:value="25830">
            <text:p>25830</text:p>
          </table:table-cell>
          <table:table-cell office:value-type="float" office:value="5750">
            <text:p>5750</text:p>
          </table:table-cell>
          <table:table-cell office:value-type="float" office:value="636">
            <text:p>636</text:p>
          </table:table-cell>
          <table:table-cell office:value-type="float" office:value="25830">
            <text:p>25830</text:p>
          </table:table-cell>
          <table:table-cell office:value-type="float" office:value="5579">
            <text:p>5579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0.110609">
            <text:p>0.110609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1401">
            <text:p>1401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39262025">
            <text:p>0.039262025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5]+[.AB55]" office:value-type="float" office:value="0.400438054">
            <text:p>0.400438054</text:p>
          </table:table-cell>
          <table:table-cell table:formula="of:=[.AF55]+[.AC55]" office:value-type="float" office:value="0.03018993">
            <text:p>0.03018993</text:p>
          </table:table-cell>
          <table:table-cell table:formula="of:=20+0.1*([.A55]/16)" office:value-type="float" office:value="20.1">
            <text:p>20.1</text:p>
          </table:table-cell>
          <table:table-cell table:formula="of:=[.AA55]+[.N55]*([.AD55]+[.W55]*[.AI55])" office:value-type="float" office:value="0.34904562425">
            <text:p>0.349045624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58">
            <text:p>1458</text:p>
          </table:table-cell>
          <table:table-cell office:value-type="float" office:value="36360">
            <text:p>36360</text:p>
          </table:table-cell>
          <table:table-cell office:value-type="float" office:value="1162">
            <text:p>1162</text:p>
          </table:table-cell>
          <table:table-cell office:value-type="float" office:value="0.0262">
            <text:p>0.0262</text:p>
          </table:table-cell>
          <table:table-cell office:value-type="float" office:value="4050">
            <text:p>4050</text:p>
          </table:table-cell>
          <table:table-cell office:value-type="float" office:value="5945">
            <text:p>5945</text:p>
          </table:table-cell>
          <table:table-cell office:value-type="float" office:value="2620">
            <text:p>2620</text:p>
          </table:table-cell>
          <table:table-cell office:value-type="float" office:value="1185">
            <text:p>1185</text:p>
          </table:table-cell>
          <table:table-cell office:value-type="float" office:value="5945">
            <text:p>5945</text:p>
          </table:table-cell>
          <table:table-cell office:value-type="float" office:value="4019">
            <text:p>4019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45229">
            <text:p>0.45229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5650">
            <text:p>5650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6]+[.AB56]" office:value-type="float" office:value="0.427723331">
            <text:p>0.427723331</text:p>
          </table:table-cell>
          <table:table-cell table:formula="of:=[.AF56]+[.AC56]" office:value-type="float" office:value="0.03121135">
            <text:p>0.03121135</text:p>
          </table:table-cell>
          <table:table-cell table:formula="of:=20+0.1*([.A56]/16)" office:value-type="float" office:value="20.1">
            <text:p>20.1</text:p>
          </table:table-cell>
          <table:table-cell table:formula="of:=[.AA56]+[.N56]*([.AD56]+[.W56]*[.AI56])" office:value-type="float" office:value="0.4765895344">
            <text:p>0.476589534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88">
            <text:p>1488</text:p>
          </table:table-cell>
          <table:table-cell office:value-type="float" office:value="36360">
            <text:p>36360</text:p>
          </table:table-cell>
          <table:table-cell office:value-type="float" office:value="1207">
            <text:p>1207</text:p>
          </table:table-cell>
          <table:table-cell office:value-type="float" office:value="0.02695">
            <text:p>0.02695</text:p>
          </table:table-cell>
          <table:table-cell office:value-type="float" office:value="4050">
            <text:p>4050</text:p>
          </table:table-cell>
          <table:table-cell office:value-type="float" office:value="5945">
            <text:p>5945</text:p>
          </table:table-cell>
          <table:table-cell office:value-type="float" office:value="2695">
            <text:p>2695</text:p>
          </table:table-cell>
          <table:table-cell office:value-type="float" office:value="1185">
            <text:p>1185</text:p>
          </table:table-cell>
          <table:table-cell office:value-type="float" office:value="5945">
            <text:p>5945</text:p>
          </table:table-cell>
          <table:table-cell office:value-type="float" office:value="4019">
            <text:p>4019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439703">
            <text:p>0.439703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5650">
            <text:p>5650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7]+[.AB57]" office:value-type="float" office:value="0.427723331">
            <text:p>0.427723331</text:p>
          </table:table-cell>
          <table:table-cell table:formula="of:=[.AF57]+[.AC57]" office:value-type="float" office:value="0.03121135">
            <text:p>0.03121135</text:p>
          </table:table-cell>
          <table:table-cell table:formula="of:=20+0.1*([.A57]/16)" office:value-type="float" office:value="20.1">
            <text:p>20.1</text:p>
          </table:table-cell>
          <table:table-cell table:formula="of:=[.AA57]+[.N57]*([.AD57]+[.W57]*[.AI57])" office:value-type="float" office:value="0.476857303435">
            <text:p>0.476857303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51">
            <text:p>1551</text:p>
          </table:table-cell>
          <table:table-cell office:value-type="float" office:value="36360">
            <text:p>36360</text:p>
          </table:table-cell>
          <table:table-cell office:value-type="float" office:value="1411">
            <text:p>1411</text:p>
          </table:table-cell>
          <table:table-cell office:value-type="float" office:value="0.02962">
            <text:p>0.02962</text:p>
          </table:table-cell>
          <table:table-cell office:value-type="float" office:value="4050">
            <text:p>4050</text:p>
          </table:table-cell>
          <table:table-cell office:value-type="float" office:value="5945">
            <text:p>5945</text:p>
          </table:table-cell>
          <table:table-cell office:value-type="float" office:value="2962">
            <text:p>2962</text:p>
          </table:table-cell>
          <table:table-cell office:value-type="float" office:value="1185">
            <text:p>1185</text:p>
          </table:table-cell>
          <table:table-cell office:value-type="float" office:value="5945">
            <text:p>5945</text:p>
          </table:table-cell>
          <table:table-cell office:value-type="float" office:value="4019">
            <text:p>4019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400068">
            <text:p>0.400068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5650">
            <text:p>5650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8]+[.AB58]" office:value-type="float" office:value="0.427723331">
            <text:p>0.427723331</text:p>
          </table:table-cell>
          <table:table-cell table:formula="of:=[.AF58]+[.AC58]" office:value-type="float" office:value="0.03121135">
            <text:p>0.03121135</text:p>
          </table:table-cell>
          <table:table-cell table:formula="of:=20+0.1*([.A58]/16)" office:value-type="float" office:value="20.1">
            <text:p>20.1</text:p>
          </table:table-cell>
          <table:table-cell table:formula="of:=[.AA58]+[.N58]*([.AD58]+[.W58]*[.AI58])" office:value-type="float" office:value="0.477811083076">
            <text:p>0.477811083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98">
            <text:p>1598</text:p>
          </table:table-cell>
          <table:table-cell office:value-type="float" office:value="36360">
            <text:p>36360</text:p>
          </table:table-cell>
          <table:table-cell office:value-type="float" office:value="1596">
            <text:p>1596</text:p>
          </table:table-cell>
          <table:table-cell office:value-type="float" office:value="0.03194">
            <text:p>0.03194</text:p>
          </table:table-cell>
          <table:table-cell office:value-type="float" office:value="4050">
            <text:p>4050</text:p>
          </table:table-cell>
          <table:table-cell office:value-type="float" office:value="5945">
            <text:p>5945</text:p>
          </table:table-cell>
          <table:table-cell office:value-type="float" office:value="3194">
            <text:p>3194</text:p>
          </table:table-cell>
          <table:table-cell office:value-type="float" office:value="1185">
            <text:p>1185</text:p>
          </table:table-cell>
          <table:table-cell office:value-type="float" office:value="5945">
            <text:p>5945</text:p>
          </table:table-cell>
          <table:table-cell office:value-type="float" office:value="4019">
            <text:p>4019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371008">
            <text:p>0.371008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5650">
            <text:p>5650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59]+[.AB59]" office:value-type="float" office:value="0.427723331">
            <text:p>0.427723331</text:p>
          </table:table-cell>
          <table:table-cell table:formula="of:=[.AF59]+[.AC59]" office:value-type="float" office:value="0.03121135">
            <text:p>0.03121135</text:p>
          </table:table-cell>
          <table:table-cell table:formula="of:=20+0.1*([.A59]/16)" office:value-type="float" office:value="20.1">
            <text:p>20.1</text:p>
          </table:table-cell>
          <table:table-cell table:formula="of:=[.AA59]+[.N59]*([.AD59]+[.W59]*[.AI59])" office:value-type="float" office:value="0.478639140972">
            <text:p>0.47863914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58">
            <text:p>1458</text:p>
          </table:table-cell>
          <table:table-cell office:value-type="float" office:value="36360">
            <text:p>36360</text:p>
          </table:table-cell>
          <table:table-cell office:value-type="float" office:value="1162">
            <text:p>1162</text:p>
          </table:table-cell>
          <table:table-cell office:value-type="float" office:value="0.0262">
            <text:p>0.0262</text:p>
          </table:table-cell>
          <table:table-cell office:value-type="float" office:value="4050">
            <text:p>4050</text:p>
          </table:table-cell>
          <table:table-cell office:value-type="float" office:value="8565">
            <text:p>8565</text:p>
          </table:table-cell>
          <table:table-cell office:value-type="float" office:value="2620">
            <text:p>2620</text:p>
          </table:table-cell>
          <table:table-cell office:value-type="float" office:value="950">
            <text:p>950</text:p>
          </table:table-cell>
          <table:table-cell office:value-type="float" office:value="8565">
            <text:p>8565</text:p>
          </table:table-cell>
          <table:table-cell office:value-type="float" office:value="4637">
            <text:p>463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362595">
            <text:p>0.362595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0]+[.AB60]" office:value-type="float" office:value="0.427723331">
            <text:p>0.427723331</text:p>
          </table:table-cell>
          <table:table-cell table:formula="of:=[.AF60]+[.AC60]" office:value-type="float" office:value="0.03121135">
            <text:p>0.03121135</text:p>
          </table:table-cell>
          <table:table-cell table:formula="of:=20+0.1*([.A60]/16)" office:value-type="float" office:value="20.1">
            <text:p>20.1</text:p>
          </table:table-cell>
          <table:table-cell table:formula="of:=[.AA60]+[.N60]*([.AD60]+[.W60]*[.AI60])" office:value-type="float" office:value="0.4293543535">
            <text:p>0.429354353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88">
            <text:p>1488</text:p>
          </table:table-cell>
          <table:table-cell office:value-type="float" office:value="36360">
            <text:p>36360</text:p>
          </table:table-cell>
          <table:table-cell office:value-type="float" office:value="1207">
            <text:p>1207</text:p>
          </table:table-cell>
          <table:table-cell office:value-type="float" office:value="0.02695">
            <text:p>0.02695</text:p>
          </table:table-cell>
          <table:table-cell office:value-type="float" office:value="4050">
            <text:p>4050</text:p>
          </table:table-cell>
          <table:table-cell office:value-type="float" office:value="8640">
            <text:p>8640</text:p>
          </table:table-cell>
          <table:table-cell office:value-type="float" office:value="2695">
            <text:p>2695</text:p>
          </table:table-cell>
          <table:table-cell office:value-type="float" office:value="950">
            <text:p>950</text:p>
          </table:table-cell>
          <table:table-cell office:value-type="float" office:value="8640">
            <text:p>8640</text:p>
          </table:table-cell>
          <table:table-cell office:value-type="float" office:value="4637">
            <text:p>463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352505">
            <text:p>0.352505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1]+[.AB61]" office:value-type="float" office:value="0.427723331">
            <text:p>0.427723331</text:p>
          </table:table-cell>
          <table:table-cell table:formula="of:=[.AF61]+[.AC61]" office:value-type="float" office:value="0.03121135">
            <text:p>0.03121135</text:p>
          </table:table-cell>
          <table:table-cell table:formula="of:=20+0.1*([.A61]/16)" office:value-type="float" office:value="20.1">
            <text:p>20.1</text:p>
          </table:table-cell>
          <table:table-cell table:formula="of:=[.AA61]+[.N61]*([.AD61]+[.W61]*[.AI61])" office:value-type="float" office:value="0.429622582825">
            <text:p>0.429622582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51">
            <text:p>1551</text:p>
          </table:table-cell>
          <table:table-cell office:value-type="float" office:value="36360">
            <text:p>36360</text:p>
          </table:table-cell>
          <table:table-cell office:value-type="float" office:value="1411">
            <text:p>1411</text:p>
          </table:table-cell>
          <table:table-cell office:value-type="float" office:value="0.02962">
            <text:p>0.02962</text:p>
          </table:table-cell>
          <table:table-cell office:value-type="float" office:value="4050">
            <text:p>4050</text:p>
          </table:table-cell>
          <table:table-cell office:value-type="float" office:value="8907">
            <text:p>8907</text:p>
          </table:table-cell>
          <table:table-cell office:value-type="float" office:value="2962">
            <text:p>2962</text:p>
          </table:table-cell>
          <table:table-cell office:value-type="float" office:value="950">
            <text:p>950</text:p>
          </table:table-cell>
          <table:table-cell office:value-type="float" office:value="8907">
            <text:p>8907</text:p>
          </table:table-cell>
          <table:table-cell office:value-type="float" office:value="4637">
            <text:p>463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320729">
            <text:p>0.320729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2]+[.AB62]" office:value-type="float" office:value="0.427723331">
            <text:p>0.427723331</text:p>
          </table:table-cell>
          <table:table-cell table:formula="of:=[.AF62]+[.AC62]" office:value-type="float" office:value="0.03121135">
            <text:p>0.03121135</text:p>
          </table:table-cell>
          <table:table-cell table:formula="of:=20+0.1*([.A62]/16)" office:value-type="float" office:value="20.1">
            <text:p>20.1</text:p>
          </table:table-cell>
          <table:table-cell table:formula="of:=[.AA62]+[.N62]*([.AD62]+[.W62]*[.AI62])" office:value-type="float" office:value="0.430575657358">
            <text:p>0.430575657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98">
            <text:p>1598</text:p>
          </table:table-cell>
          <table:table-cell office:value-type="float" office:value="36360">
            <text:p>36360</text:p>
          </table:table-cell>
          <table:table-cell office:value-type="float" office:value="1596">
            <text:p>1596</text:p>
          </table:table-cell>
          <table:table-cell office:value-type="float" office:value="0.03194">
            <text:p>0.03194</text:p>
          </table:table-cell>
          <table:table-cell office:value-type="float" office:value="4050">
            <text:p>4050</text:p>
          </table:table-cell>
          <table:table-cell office:value-type="float" office:value="9139">
            <text:p>9139</text:p>
          </table:table-cell>
          <table:table-cell office:value-type="float" office:value="3194">
            <text:p>3194</text:p>
          </table:table-cell>
          <table:table-cell office:value-type="float" office:value="950">
            <text:p>950</text:p>
          </table:table-cell>
          <table:table-cell office:value-type="float" office:value="9139">
            <text:p>9139</text:p>
          </table:table-cell>
          <table:table-cell office:value-type="float" office:value="4637">
            <text:p>463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97433">
            <text:p>0.297433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3]+[.AB63]" office:value-type="float" office:value="0.427723331">
            <text:p>0.427723331</text:p>
          </table:table-cell>
          <table:table-cell table:formula="of:=[.AF63]+[.AC63]" office:value-type="float" office:value="0.03121135">
            <text:p>0.03121135</text:p>
          </table:table-cell>
          <table:table-cell table:formula="of:=20+0.1*([.A63]/16)" office:value-type="float" office:value="20.1">
            <text:p>20.1</text:p>
          </table:table-cell>
          <table:table-cell table:formula="of:=[.AA63]+[.N63]*([.AD63]+[.W63]*[.AI63])" office:value-type="float" office:value="0.431404432422">
            <text:p>0.431404432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58">
            <text:p>1458</text:p>
          </table:table-cell>
          <table:table-cell office:value-type="float" office:value="36360">
            <text:p>36360</text:p>
          </table:table-cell>
          <table:table-cell office:value-type="float" office:value="1162">
            <text:p>1162</text:p>
          </table:table-cell>
          <table:table-cell office:value-type="float" office:value="0.0262">
            <text:p>0.0262</text:p>
          </table:table-cell>
          <table:table-cell office:value-type="float" office:value="4050">
            <text:p>4050</text:p>
          </table:table-cell>
          <table:table-cell office:value-type="float" office:value="11185">
            <text:p>11185</text:p>
          </table:table-cell>
          <table:table-cell office:value-type="float" office:value="2620">
            <text:p>2620</text:p>
          </table:table-cell>
          <table:table-cell office:value-type="float" office:value="761">
            <text:p>761</text:p>
          </table:table-cell>
          <table:table-cell office:value-type="float" office:value="11185">
            <text:p>11185</text:p>
          </table:table-cell>
          <table:table-cell office:value-type="float" office:value="5166">
            <text:p>516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90458">
            <text:p>0.290458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548">
            <text:p>6548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4]+[.AB64]" office:value-type="float" office:value="0.427723331">
            <text:p>0.427723331</text:p>
          </table:table-cell>
          <table:table-cell table:formula="of:=[.AF64]+[.AC64]" office:value-type="float" office:value="0.03121135">
            <text:p>0.03121135</text:p>
          </table:table-cell>
          <table:table-cell table:formula="of:=20+0.1*([.A64]/16)" office:value-type="float" office:value="20.1">
            <text:p>20.1</text:p>
          </table:table-cell>
          <table:table-cell table:formula="of:=[.AA64]+[.N64]*([.AD64]+[.W64]*[.AI64])" office:value-type="float" office:value="0.39136556656">
            <text:p>0.391365566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88">
            <text:p>1488</text:p>
          </table:table-cell>
          <table:table-cell office:value-type="float" office:value="36360">
            <text:p>36360</text:p>
          </table:table-cell>
          <table:table-cell office:value-type="float" office:value="1207">
            <text:p>1207</text:p>
          </table:table-cell>
          <table:table-cell office:value-type="float" office:value="0.02695">
            <text:p>0.02695</text:p>
          </table:table-cell>
          <table:table-cell office:value-type="float" office:value="4050">
            <text:p>4050</text:p>
          </table:table-cell>
          <table:table-cell office:value-type="float" office:value="11335">
            <text:p>11335</text:p>
          </table:table-cell>
          <table:table-cell office:value-type="float" office:value="2695">
            <text:p>2695</text:p>
          </table:table-cell>
          <table:table-cell office:value-type="float" office:value="761">
            <text:p>761</text:p>
          </table:table-cell>
          <table:table-cell office:value-type="float" office:value="11335">
            <text:p>11335</text:p>
          </table:table-cell>
          <table:table-cell office:value-type="float" office:value="5166">
            <text:p>516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82375">
            <text:p>0.282375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548">
            <text:p>6548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5]+[.AB65]" office:value-type="float" office:value="0.427723331">
            <text:p>0.427723331</text:p>
          </table:table-cell>
          <table:table-cell table:formula="of:=[.AF65]+[.AC65]" office:value-type="float" office:value="0.03121135">
            <text:p>0.03121135</text:p>
          </table:table-cell>
          <table:table-cell table:formula="of:=20+0.1*([.A65]/16)" office:value-type="float" office:value="20.1">
            <text:p>20.1</text:p>
          </table:table-cell>
          <table:table-cell table:formula="of:=[.AA65]+[.N65]*([.AD65]+[.W65]*[.AI65])" office:value-type="float" office:value="0.391633512475">
            <text:p>0.391633512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51">
            <text:p>1551</text:p>
          </table:table-cell>
          <table:table-cell office:value-type="float" office:value="36360">
            <text:p>36360</text:p>
          </table:table-cell>
          <table:table-cell office:value-type="float" office:value="1411">
            <text:p>1411</text:p>
          </table:table-cell>
          <table:table-cell office:value-type="float" office:value="0.02962">
            <text:p>0.02962</text:p>
          </table:table-cell>
          <table:table-cell office:value-type="float" office:value="4050">
            <text:p>4050</text:p>
          </table:table-cell>
          <table:table-cell office:value-type="float" office:value="11869">
            <text:p>11869</text:p>
          </table:table-cell>
          <table:table-cell office:value-type="float" office:value="2962">
            <text:p>2962</text:p>
          </table:table-cell>
          <table:table-cell office:value-type="float" office:value="761">
            <text:p>761</text:p>
          </table:table-cell>
          <table:table-cell office:value-type="float" office:value="11869">
            <text:p>11869</text:p>
          </table:table-cell>
          <table:table-cell office:value-type="float" office:value="5166">
            <text:p>516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56921">
            <text:p>0.256921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548">
            <text:p>6548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6]+[.AB66]" office:value-type="float" office:value="0.427723331">
            <text:p>0.427723331</text:p>
          </table:table-cell>
          <table:table-cell table:formula="of:=[.AF66]+[.AC66]" office:value-type="float" office:value="0.03121135">
            <text:p>0.03121135</text:p>
          </table:table-cell>
          <table:table-cell table:formula="of:=20+0.1*([.A66]/16)" office:value-type="float" office:value="20.1">
            <text:p>20.1</text:p>
          </table:table-cell>
          <table:table-cell table:formula="of:=[.AA66]+[.N66]*([.AD66]+[.W66]*[.AI66])" office:value-type="float" office:value="0.392586798862">
            <text:p>0.39258679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98">
            <text:p>1598</text:p>
          </table:table-cell>
          <table:table-cell office:value-type="float" office:value="36360">
            <text:p>36360</text:p>
          </table:table-cell>
          <table:table-cell office:value-type="float" office:value="1596">
            <text:p>1596</text:p>
          </table:table-cell>
          <table:table-cell office:value-type="float" office:value="0.03194">
            <text:p>0.03194</text:p>
          </table:table-cell>
          <table:table-cell office:value-type="float" office:value="4050">
            <text:p>4050</text:p>
          </table:table-cell>
          <table:table-cell office:value-type="float" office:value="12333">
            <text:p>12333</text:p>
          </table:table-cell>
          <table:table-cell office:value-type="float" office:value="3194">
            <text:p>3194</text:p>
          </table:table-cell>
          <table:table-cell office:value-type="float" office:value="761">
            <text:p>761</text:p>
          </table:table-cell>
          <table:table-cell office:value-type="float" office:value="12333">
            <text:p>12333</text:p>
          </table:table-cell>
          <table:table-cell office:value-type="float" office:value="5166">
            <text:p>516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38259">
            <text:p>0.238259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548">
            <text:p>6548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7]+[.AB67]" office:value-type="float" office:value="0.427723331">
            <text:p>0.427723331</text:p>
          </table:table-cell>
          <table:table-cell table:formula="of:=[.AF67]+[.AC67]" office:value-type="float" office:value="0.03121135">
            <text:p>0.03121135</text:p>
          </table:table-cell>
          <table:table-cell table:formula="of:=20+0.1*([.A67]/16)" office:value-type="float" office:value="20.1">
            <text:p>20.1</text:p>
          </table:table-cell>
          <table:table-cell table:formula="of:=[.AA67]+[.N67]*([.AD67]+[.W67]*[.AI67])" office:value-type="float" office:value="0.393415079466">
            <text:p>0.393415079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58">
            <text:p>1458</text:p>
          </table:table-cell>
          <table:table-cell office:value-type="float" office:value="36360">
            <text:p>36360</text:p>
          </table:table-cell>
          <table:table-cell office:value-type="float" office:value="1162">
            <text:p>1162</text:p>
          </table:table-cell>
          <table:table-cell office:value-type="float" office:value="0.0262">
            <text:p>0.0262</text:p>
          </table:table-cell>
          <table:table-cell office:value-type="float" office:value="4050">
            <text:p>4050</text:p>
          </table:table-cell>
          <table:table-cell office:value-type="float" office:value="13805">
            <text:p>13805</text:p>
          </table:table-cell>
          <table:table-cell office:value-type="float" office:value="2620">
            <text:p>2620</text:p>
          </table:table-cell>
          <table:table-cell office:value-type="float" office:value="635">
            <text:p>635</text:p>
          </table:table-cell>
          <table:table-cell office:value-type="float" office:value="13805">
            <text:p>13805</text:p>
          </table:table-cell>
          <table:table-cell office:value-type="float" office:value="5597">
            <text:p>559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42366">
            <text:p>0.242366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25">
            <text:p>6925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8]+[.AB68]" office:value-type="float" office:value="0.427723331">
            <text:p>0.427723331</text:p>
          </table:table-cell>
          <table:table-cell table:formula="of:=[.AF68]+[.AC68]" office:value-type="float" office:value="0.03121135">
            <text:p>0.03121135</text:p>
          </table:table-cell>
          <table:table-cell table:formula="of:=20+0.1*([.A68]/16)" office:value-type="float" office:value="20.1">
            <text:p>20.1</text:p>
          </table:table-cell>
          <table:table-cell table:formula="of:=[.AA68]+[.N68]*([.AD68]+[.W68]*[.AI68])" office:value-type="float" office:value="0.36603935752">
            <text:p>0.366039357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58">
            <text:p>1458</text:p>
          </table:table-cell>
          <table:table-cell office:value-type="float" office:value="36360">
            <text:p>36360</text:p>
          </table:table-cell>
          <table:table-cell office:value-type="float" office:value="1162">
            <text:p>1162</text:p>
          </table:table-cell>
          <table:table-cell office:value-type="float" office:value="0.0262">
            <text:p>0.0262</text:p>
          </table:table-cell>
          <table:table-cell office:value-type="float" office:value="4050">
            <text:p>4050</text:p>
          </table:table-cell>
          <table:table-cell office:value-type="float" office:value="13805">
            <text:p>13805</text:p>
          </table:table-cell>
          <table:table-cell office:value-type="float" office:value="2620">
            <text:p>2620</text:p>
          </table:table-cell>
          <table:table-cell office:value-type="float" office:value="635">
            <text:p>635</text:p>
          </table:table-cell>
          <table:table-cell office:value-type="float" office:value="13805">
            <text:p>13805</text:p>
          </table:table-cell>
          <table:table-cell office:value-type="float" office:value="5597">
            <text:p>559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42366">
            <text:p>0.242366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25">
            <text:p>6925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69]+[.AB69]" office:value-type="float" office:value="0.427723331">
            <text:p>0.427723331</text:p>
          </table:table-cell>
          <table:table-cell table:formula="of:=[.AF69]+[.AC69]" office:value-type="float" office:value="0.03121135">
            <text:p>0.03121135</text:p>
          </table:table-cell>
          <table:table-cell table:formula="of:=20+0.1*([.A69]/16)" office:value-type="float" office:value="20.1">
            <text:p>20.1</text:p>
          </table:table-cell>
          <table:table-cell table:formula="of:=[.AA69]+[.N69]*([.AD69]+[.W69]*[.AI69])" office:value-type="float" office:value="0.36603935752">
            <text:p>0.366039357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488">
            <text:p>1488</text:p>
          </table:table-cell>
          <table:table-cell office:value-type="float" office:value="36360">
            <text:p>36360</text:p>
          </table:table-cell>
          <table:table-cell office:value-type="float" office:value="1207">
            <text:p>1207</text:p>
          </table:table-cell>
          <table:table-cell office:value-type="float" office:value="0.02695">
            <text:p>0.02695</text:p>
          </table:table-cell>
          <table:table-cell office:value-type="float" office:value="4050">
            <text:p>4050</text:p>
          </table:table-cell>
          <table:table-cell office:value-type="float" office:value="14030">
            <text:p>14030</text:p>
          </table:table-cell>
          <table:table-cell office:value-type="float" office:value="2695">
            <text:p>2695</text:p>
          </table:table-cell>
          <table:table-cell office:value-type="float" office:value="635">
            <text:p>635</text:p>
          </table:table-cell>
          <table:table-cell office:value-type="float" office:value="14030">
            <text:p>14030</text:p>
          </table:table-cell>
          <table:table-cell office:value-type="float" office:value="5597">
            <text:p>559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35622">
            <text:p>0.23562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25">
            <text:p>6925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0]+[.AB70]" office:value-type="float" office:value="0.427723331">
            <text:p>0.427723331</text:p>
          </table:table-cell>
          <table:table-cell table:formula="of:=[.AF70]+[.AC70]" office:value-type="float" office:value="0.03121135">
            <text:p>0.03121135</text:p>
          </table:table-cell>
          <table:table-cell table:formula="of:=20+0.1*([.A70]/16)" office:value-type="float" office:value="20.1">
            <text:p>20.1</text:p>
          </table:table-cell>
          <table:table-cell table:formula="of:=[.AA70]+[.N70]*([.AD70]+[.W70]*[.AI70])" office:value-type="float" office:value="0.36630764614">
            <text:p>0.366307646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51">
            <text:p>1551</text:p>
          </table:table-cell>
          <table:table-cell office:value-type="float" office:value="36360">
            <text:p>36360</text:p>
          </table:table-cell>
          <table:table-cell office:value-type="float" office:value="1411">
            <text:p>1411</text:p>
          </table:table-cell>
          <table:table-cell office:value-type="float" office:value="0.02962">
            <text:p>0.02962</text:p>
          </table:table-cell>
          <table:table-cell office:value-type="float" office:value="4050">
            <text:p>4050</text:p>
          </table:table-cell>
          <table:table-cell office:value-type="float" office:value="14831">
            <text:p>14831</text:p>
          </table:table-cell>
          <table:table-cell office:value-type="float" office:value="2962">
            <text:p>2962</text:p>
          </table:table-cell>
          <table:table-cell office:value-type="float" office:value="635">
            <text:p>635</text:p>
          </table:table-cell>
          <table:table-cell office:value-type="float" office:value="14831">
            <text:p>14831</text:p>
          </table:table-cell>
          <table:table-cell office:value-type="float" office:value="5597">
            <text:p>559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214382">
            <text:p>0.21438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25">
            <text:p>6925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1]+[.AB71]" office:value-type="float" office:value="0.427723331">
            <text:p>0.427723331</text:p>
          </table:table-cell>
          <table:table-cell table:formula="of:=[.AF71]+[.AC71]" office:value-type="float" office:value="0.03121135">
            <text:p>0.03121135</text:p>
          </table:table-cell>
          <table:table-cell table:formula="of:=20+0.1*([.A71]/16)" office:value-type="float" office:value="20.1">
            <text:p>20.1</text:p>
          </table:table-cell>
          <table:table-cell table:formula="of:=[.AA71]+[.N71]*([.AD71]+[.W71]*[.AI71])" office:value-type="float" office:value="0.367260694744">
            <text:p>0.367260694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598">
            <text:p>1598</text:p>
          </table:table-cell>
          <table:table-cell office:value-type="float" office:value="36360">
            <text:p>36360</text:p>
          </table:table-cell>
          <table:table-cell office:value-type="float" office:value="1596">
            <text:p>1596</text:p>
          </table:table-cell>
          <table:table-cell office:value-type="float" office:value="0.03194">
            <text:p>0.03194</text:p>
          </table:table-cell>
          <table:table-cell office:value-type="float" office:value="4050">
            <text:p>4050</text:p>
          </table:table-cell>
          <table:table-cell office:value-type="float" office:value="15527">
            <text:p>15527</text:p>
          </table:table-cell>
          <table:table-cell office:value-type="float" office:value="3194">
            <text:p>3194</text:p>
          </table:table-cell>
          <table:table-cell office:value-type="float" office:value="635">
            <text:p>635</text:p>
          </table:table-cell>
          <table:table-cell office:value-type="float" office:value="15527">
            <text:p>15527</text:p>
          </table:table-cell>
          <table:table-cell office:value-type="float" office:value="5597">
            <text:p>5597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0.19881">
            <text:p>0.19881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25">
            <text:p>6925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2]+[.AB72]" office:value-type="float" office:value="0.427723331">
            <text:p>0.427723331</text:p>
          </table:table-cell>
          <table:table-cell table:formula="of:=[.AF72]+[.AC72]" office:value-type="float" office:value="0.03121135">
            <text:p>0.03121135</text:p>
          </table:table-cell>
          <table:table-cell table:formula="of:=20+0.1*([.A72]/16)" office:value-type="float" office:value="20.1">
            <text:p>20.1</text:p>
          </table:table-cell>
          <table:table-cell table:formula="of:=[.AA72]+[.N72]*([.AD72]+[.W72]*[.AI72])" office:value-type="float" office:value="0.36808905816">
            <text:p>0.368089058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10">
            <text:p>1610</text:p>
          </table:table-cell>
          <table:table-cell office:value-type="float" office:value="36360">
            <text:p>36360</text:p>
          </table:table-cell>
          <table:table-cell office:value-type="float" office:value="2647">
            <text:p>2647</text:p>
          </table:table-cell>
          <table:table-cell office:value-type="float" office:value="0.04257">
            <text:p>0.04257</text:p>
          </table:table-cell>
          <table:table-cell office:value-type="float" office:value="4548">
            <text:p>4548</text:p>
          </table:table-cell>
          <table:table-cell office:value-type="float" office:value="19513">
            <text:p>19513</text:p>
          </table:table-cell>
          <table:table-cell office:value-type="float" office:value="4257">
            <text:p>4257</text:p>
          </table:table-cell>
          <table:table-cell office:value-type="float" office:value="634">
            <text:p>634</text:p>
          </table:table-cell>
          <table:table-cell office:value-type="float" office:value="19513">
            <text:p>19513</text:p>
          </table:table-cell>
          <table:table-cell office:value-type="float" office:value="5589">
            <text:p>5589</text:p>
          </table:table-cell>
          <table:table-cell office:value-type="float" office:value="4548">
            <text:p>4548</text:p>
          </table:table-cell>
          <table:table-cell office:value-type="float" office:value="0">
            <text:p>0</text:p>
          </table:table-cell>
          <table:table-cell office:value-type="float" office:value="0.148931">
            <text:p>0.14893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1341">
            <text:p>1341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66547302">
            <text:p>0.066547302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3]+[.AB73]" office:value-type="float" office:value="0.427723331">
            <text:p>0.427723331</text:p>
          </table:table-cell>
          <table:table-cell table:formula="of:=[.AF73]+[.AC73]" office:value-type="float" office:value="0.03121135">
            <text:p>0.03121135</text:p>
          </table:table-cell>
          <table:table-cell table:formula="of:=20+0.1*([.A73]/16)" office:value-type="float" office:value="20.1">
            <text:p>20.1</text:p>
          </table:table-cell>
          <table:table-cell table:formula="of:=[.AA73]+[.N73]*([.AD73]+[.W73]*[.AI73])" office:value-type="float" office:value="0.371683875977">
            <text:p>0.37168387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8">
            <text:p>698</text:p>
          </table:table-cell>
          <table:table-cell office:value-type="float" office:value="36360">
            <text:p>36360</text:p>
          </table:table-cell>
          <table:table-cell office:value-type="float" office:value="999">
            <text:p>999</text:p>
          </table:table-cell>
          <table:table-cell office:value-type="float" office:value="0.01697">
            <text:p>0.01697</text:p>
          </table:table-cell>
          <table:table-cell office:value-type="float" office:value="3200">
            <text:p>3200</text:p>
          </table:table-cell>
          <table:table-cell office:value-type="float" office:value="4823">
            <text:p>4823</text:p>
          </table:table-cell>
          <table:table-cell office:value-type="float" office:value="1697">
            <text:p>1697</text:p>
          </table:table-cell>
          <table:table-cell office:value-type="float" office:value="1186">
            <text:p>1186</text:p>
          </table:table-cell>
          <table:table-cell office:value-type="float" office:value="4823">
            <text:p>4823</text:p>
          </table:table-cell>
          <table:table-cell office:value-type="float" office:value="4020">
            <text:p>402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.69888">
            <text:p>0.69888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5615">
            <text:p>5615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4]+[.AB74]" office:value-type="float" office:value="0.47806007">
            <text:p>0.47806007</text:p>
          </table:table-cell>
          <table:table-cell table:formula="of:=[.AF74]+[.AC74]" office:value-type="float" office:value="0.03325246">
            <text:p>0.03325246</text:p>
          </table:table-cell>
          <table:table-cell table:formula="of:=20+0.1*([.A74]/16)" office:value-type="float" office:value="20.1">
            <text:p>20.1</text:p>
          </table:table-cell>
          <table:table-cell table:formula="of:=[.AA74]+[.N74]*([.AD74]+[.W74]*[.AI74])" office:value-type="float" office:value="0.49821156987">
            <text:p>0.498211569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24">
            <text:p>724</text:p>
          </table:table-cell>
          <table:table-cell office:value-type="float" office:value="36360">
            <text:p>36360</text:p>
          </table:table-cell>
          <table:table-cell office:value-type="float" office:value="1024">
            <text:p>1024</text:p>
          </table:table-cell>
          <table:table-cell office:value-type="float" office:value="0.01748">
            <text:p>0.01748</text:p>
          </table:table-cell>
          <table:table-cell office:value-type="float" office:value="3200">
            <text:p>3200</text:p>
          </table:table-cell>
          <table:table-cell office:value-type="float" office:value="4823">
            <text:p>4823</text:p>
          </table:table-cell>
          <table:table-cell office:value-type="float" office:value="1748">
            <text:p>1748</text:p>
          </table:table-cell>
          <table:table-cell office:value-type="float" office:value="1186">
            <text:p>1186</text:p>
          </table:table-cell>
          <table:table-cell office:value-type="float" office:value="4823">
            <text:p>4823</text:p>
          </table:table-cell>
          <table:table-cell office:value-type="float" office:value="4020">
            <text:p>402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.67849">
            <text:p>0.67849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5615">
            <text:p>5615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5]+[.AB75]" office:value-type="float" office:value="0.47806007">
            <text:p>0.47806007</text:p>
          </table:table-cell>
          <table:table-cell table:formula="of:=[.AF75]+[.AC75]" office:value-type="float" office:value="0.03325246">
            <text:p>0.03325246</text:p>
          </table:table-cell>
          <table:table-cell table:formula="of:=20+0.1*([.A75]/16)" office:value-type="float" office:value="20.1">
            <text:p>20.1</text:p>
          </table:table-cell>
          <table:table-cell table:formula="of:=[.AA75]+[.N75]*([.AD75]+[.W75]*[.AI75])" office:value-type="float" office:value="0.49839391536">
            <text:p>0.498393915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1">
            <text:p>751</text:p>
          </table:table-cell>
          <table:table-cell office:value-type="float" office:value="36360">
            <text:p>36360</text:p>
          </table:table-cell>
          <table:table-cell office:value-type="float" office:value="1159">
            <text:p>1159</text:p>
          </table:table-cell>
          <table:table-cell office:value-type="float" office:value="0.0191">
            <text:p>0.0191</text:p>
          </table:table-cell>
          <table:table-cell office:value-type="float" office:value="3200">
            <text:p>3200</text:p>
          </table:table-cell>
          <table:table-cell office:value-type="float" office:value="4823">
            <text:p>4823</text:p>
          </table:table-cell>
          <table:table-cell office:value-type="float" office:value="1910">
            <text:p>1910</text:p>
          </table:table-cell>
          <table:table-cell office:value-type="float" office:value="1186">
            <text:p>1186</text:p>
          </table:table-cell>
          <table:table-cell office:value-type="float" office:value="4823">
            <text:p>4823</text:p>
          </table:table-cell>
          <table:table-cell office:value-type="float" office:value="4020">
            <text:p>402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.620942">
            <text:p>0.620942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5615">
            <text:p>5615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6]+[.AB76]" office:value-type="float" office:value="0.47806007">
            <text:p>0.47806007</text:p>
          </table:table-cell>
          <table:table-cell table:formula="of:=[.AF76]+[.AC76]" office:value-type="float" office:value="0.03325246">
            <text:p>0.03325246</text:p>
          </table:table-cell>
          <table:table-cell table:formula="of:=20+0.1*([.A76]/16)" office:value-type="float" office:value="20.1">
            <text:p>20.1</text:p>
          </table:table-cell>
          <table:table-cell table:formula="of:=[.AA76]+[.N76]*([.AD76]+[.W76]*[.AI76])" office:value-type="float" office:value="0.49897212852">
            <text:p>0.498972128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3">
            <text:p>763</text:p>
          </table:table-cell>
          <table:table-cell office:value-type="float" office:value="36360">
            <text:p>36360</text:p>
          </table:table-cell>
          <table:table-cell office:value-type="float" office:value="1345">
            <text:p>1345</text:p>
          </table:table-cell>
          <table:table-cell office:value-type="float" office:value="0.02108">
            <text:p>0.02108</text:p>
          </table:table-cell>
          <table:table-cell office:value-type="float" office:value="3200">
            <text:p>3200</text:p>
          </table:table-cell>
          <table:table-cell office:value-type="float" office:value="4823">
            <text:p>4823</text:p>
          </table:table-cell>
          <table:table-cell office:value-type="float" office:value="2108">
            <text:p>2108</text:p>
          </table:table-cell>
          <table:table-cell office:value-type="float" office:value="1186">
            <text:p>1186</text:p>
          </table:table-cell>
          <table:table-cell office:value-type="float" office:value="4823">
            <text:p>4823</text:p>
          </table:table-cell>
          <table:table-cell office:value-type="float" office:value="4020">
            <text:p>402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.562619">
            <text:p>0.562619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5615">
            <text:p>5615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7]+[.AB77]" office:value-type="float" office:value="0.47806007">
            <text:p>0.47806007</text:p>
          </table:table-cell>
          <table:table-cell table:formula="of:=[.AF77]+[.AC77]" office:value-type="float" office:value="0.03325246">
            <text:p>0.03325246</text:p>
          </table:table-cell>
          <table:table-cell table:formula="of:=20+0.1*([.A77]/16)" office:value-type="float" office:value="20.1">
            <text:p>20.1</text:p>
          </table:table-cell>
          <table:table-cell table:formula="of:=[.AA77]+[.N77]*([.AD77]+[.W77]*[.AI77])" office:value-type="float" office:value="0.499679480892">
            <text:p>0.499679480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8">
            <text:p>698</text:p>
          </table:table-cell>
          <table:table-cell office:value-type="float" office:value="36360">
            <text:p>36360</text:p>
          </table:table-cell>
          <table:table-cell office:value-type="float" office:value="999">
            <text:p>999</text:p>
          </table:table-cell>
          <table:table-cell office:value-type="float" office:value="0.01697">
            <text:p>0.01697</text:p>
          </table:table-cell>
          <table:table-cell office:value-type="float" office:value="3200">
            <text:p>3200</text:p>
          </table:table-cell>
          <table:table-cell office:value-type="float" office:value="6520">
            <text:p>6520</text:p>
          </table:table-cell>
          <table:table-cell office:value-type="float" office:value="1697">
            <text:p>1697</text:p>
          </table:table-cell>
          <table:table-cell office:value-type="float" office:value="952">
            <text:p>952</text:p>
          </table:table-cell>
          <table:table-cell office:value-type="float" office:value="6520">
            <text:p>6520</text:p>
          </table:table-cell>
          <table:table-cell office:value-type="float" office:value="4639">
            <text:p>463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56099">
            <text:p>0.5609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082">
            <text:p>6082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8]+[.AB78]" office:value-type="float" office:value="0.47806007">
            <text:p>0.47806007</text:p>
          </table:table-cell>
          <table:table-cell table:formula="of:=[.AF78]+[.AC78]" office:value-type="float" office:value="0.03325246">
            <text:p>0.03325246</text:p>
          </table:table-cell>
          <table:table-cell table:formula="of:=20+0.1*([.A78]/16)" office:value-type="float" office:value="20.1">
            <text:p>20.1</text:p>
          </table:table-cell>
          <table:table-cell table:formula="of:=[.AA78]+[.N78]*([.AD78]+[.W78]*[.AI78])" office:value-type="float" office:value="0.45117770454">
            <text:p>0.451177704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24">
            <text:p>724</text:p>
          </table:table-cell>
          <table:table-cell office:value-type="float" office:value="36360">
            <text:p>36360</text:p>
          </table:table-cell>
          <table:table-cell office:value-type="float" office:value="1024">
            <text:p>1024</text:p>
          </table:table-cell>
          <table:table-cell office:value-type="float" office:value="0.01748">
            <text:p>0.01748</text:p>
          </table:table-cell>
          <table:table-cell office:value-type="float" office:value="3200">
            <text:p>3200</text:p>
          </table:table-cell>
          <table:table-cell office:value-type="float" office:value="6571">
            <text:p>6571</text:p>
          </table:table-cell>
          <table:table-cell office:value-type="float" office:value="1748">
            <text:p>1748</text:p>
          </table:table-cell>
          <table:table-cell office:value-type="float" office:value="952">
            <text:p>952</text:p>
          </table:table-cell>
          <table:table-cell office:value-type="float" office:value="6571">
            <text:p>6571</text:p>
          </table:table-cell>
          <table:table-cell office:value-type="float" office:value="4639">
            <text:p>463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544622">
            <text:p>0.544622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082">
            <text:p>6082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79]+[.AB79]" office:value-type="float" office:value="0.47806007">
            <text:p>0.47806007</text:p>
          </table:table-cell>
          <table:table-cell table:formula="of:=[.AF79]+[.AC79]" office:value-type="float" office:value="0.03325246">
            <text:p>0.03325246</text:p>
          </table:table-cell>
          <table:table-cell table:formula="of:=20+0.1*([.A79]/16)" office:value-type="float" office:value="20.1">
            <text:p>20.1</text:p>
          </table:table-cell>
          <table:table-cell table:formula="of:=[.AA79]+[.N79]*([.AD79]+[.W79]*[.AI79])" office:value-type="float" office:value="0.451359661296">
            <text:p>0.4513596613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1">
            <text:p>751</text:p>
          </table:table-cell>
          <table:table-cell office:value-type="float" office:value="36360">
            <text:p>36360</text:p>
          </table:table-cell>
          <table:table-cell office:value-type="float" office:value="1159">
            <text:p>1159</text:p>
          </table:table-cell>
          <table:table-cell office:value-type="float" office:value="0.0191">
            <text:p>0.0191</text:p>
          </table:table-cell>
          <table:table-cell office:value-type="float" office:value="3200">
            <text:p>3200</text:p>
          </table:table-cell>
          <table:table-cell office:value-type="float" office:value="6733">
            <text:p>6733</text:p>
          </table:table-cell>
          <table:table-cell office:value-type="float" office:value="1910">
            <text:p>1910</text:p>
          </table:table-cell>
          <table:table-cell office:value-type="float" office:value="952">
            <text:p>952</text:p>
          </table:table-cell>
          <table:table-cell office:value-type="float" office:value="6733">
            <text:p>6733</text:p>
          </table:table-cell>
          <table:table-cell office:value-type="float" office:value="4639">
            <text:p>463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498429">
            <text:p>0.49842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082">
            <text:p>6082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0]+[.AB80]" office:value-type="float" office:value="0.47806007">
            <text:p>0.47806007</text:p>
          </table:table-cell>
          <table:table-cell table:formula="of:=[.AF80]+[.AC80]" office:value-type="float" office:value="0.03325246">
            <text:p>0.03325246</text:p>
          </table:table-cell>
          <table:table-cell table:formula="of:=20+0.1*([.A80]/16)" office:value-type="float" office:value="20.1">
            <text:p>20.1</text:p>
          </table:table-cell>
          <table:table-cell table:formula="of:=[.AA80]+[.N80]*([.AD80]+[.W80]*[.AI80])" office:value-type="float" office:value="0.45193816269">
            <text:p>0.451938162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3">
            <text:p>763</text:p>
          </table:table-cell>
          <table:table-cell office:value-type="float" office:value="36360">
            <text:p>36360</text:p>
          </table:table-cell>
          <table:table-cell office:value-type="float" office:value="1345">
            <text:p>1345</text:p>
          </table:table-cell>
          <table:table-cell office:value-type="float" office:value="0.02108">
            <text:p>0.02108</text:p>
          </table:table-cell>
          <table:table-cell office:value-type="float" office:value="3200">
            <text:p>3200</text:p>
          </table:table-cell>
          <table:table-cell office:value-type="float" office:value="6931">
            <text:p>6931</text:p>
          </table:table-cell>
          <table:table-cell office:value-type="float" office:value="2108">
            <text:p>2108</text:p>
          </table:table-cell>
          <table:table-cell office:value-type="float" office:value="952">
            <text:p>952</text:p>
          </table:table-cell>
          <table:table-cell office:value-type="float" office:value="6931">
            <text:p>6931</text:p>
          </table:table-cell>
          <table:table-cell office:value-type="float" office:value="4639">
            <text:p>463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451613">
            <text:p>0.451613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082">
            <text:p>6082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1]+[.AB81]" office:value-type="float" office:value="0.47806007">
            <text:p>0.47806007</text:p>
          </table:table-cell>
          <table:table-cell table:formula="of:=[.AF81]+[.AC81]" office:value-type="float" office:value="0.03325246">
            <text:p>0.03325246</text:p>
          </table:table-cell>
          <table:table-cell table:formula="of:=20+0.1*([.A81]/16)" office:value-type="float" office:value="20.1">
            <text:p>20.1</text:p>
          </table:table-cell>
          <table:table-cell table:formula="of:=[.AA81]+[.N81]*([.AD81]+[.W81]*[.AI81])" office:value-type="float" office:value="0.452645350644">
            <text:p>0.452645350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8">
            <text:p>698</text:p>
          </table:table-cell>
          <table:table-cell office:value-type="float" office:value="36360">
            <text:p>36360</text:p>
          </table:table-cell>
          <table:table-cell office:value-type="float" office:value="999">
            <text:p>999</text:p>
          </table:table-cell>
          <table:table-cell office:value-type="float" office:value="0.01697">
            <text:p>0.01697</text:p>
          </table:table-cell>
          <table:table-cell office:value-type="float" office:value="3200">
            <text:p>3200</text:p>
          </table:table-cell>
          <table:table-cell office:value-type="float" office:value="8217">
            <text:p>8217</text:p>
          </table:table-cell>
          <table:table-cell office:value-type="float" office:value="1697">
            <text:p>1697</text:p>
          </table:table-cell>
          <table:table-cell office:value-type="float" office:value="762">
            <text:p>762</text:p>
          </table:table-cell>
          <table:table-cell office:value-type="float" office:value="8217">
            <text:p>8217</text:p>
          </table:table-cell>
          <table:table-cell office:value-type="float" office:value="5169">
            <text:p>516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449028">
            <text:p>0.449028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6491">
            <text:p>6491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2]+[.AB82]" office:value-type="float" office:value="0.47806007">
            <text:p>0.47806007</text:p>
          </table:table-cell>
          <table:table-cell table:formula="of:=[.AF82]+[.AC82]" office:value-type="float" office:value="0.03325246">
            <text:p>0.03325246</text:p>
          </table:table-cell>
          <table:table-cell table:formula="of:=20+0.1*([.A82]/16)" office:value-type="float" office:value="20.1">
            <text:p>20.1</text:p>
          </table:table-cell>
          <table:table-cell table:formula="of:=[.AA82]+[.N82]*([.AD82]+[.W82]*[.AI82])" office:value-type="float" office:value="0.412987802226">
            <text:p>0.412987802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24">
            <text:p>724</text:p>
          </table:table-cell>
          <table:table-cell office:value-type="float" office:value="36360">
            <text:p>36360</text:p>
          </table:table-cell>
          <table:table-cell office:value-type="float" office:value="1024">
            <text:p>1024</text:p>
          </table:table-cell>
          <table:table-cell office:value-type="float" office:value="0.01748">
            <text:p>0.01748</text:p>
          </table:table-cell>
          <table:table-cell office:value-type="float" office:value="3200">
            <text:p>3200</text:p>
          </table:table-cell>
          <table:table-cell office:value-type="float" office:value="8319">
            <text:p>8319</text:p>
          </table:table-cell>
          <table:table-cell office:value-type="float" office:value="1748">
            <text:p>1748</text:p>
          </table:table-cell>
          <table:table-cell office:value-type="float" office:value="762">
            <text:p>762</text:p>
          </table:table-cell>
          <table:table-cell office:value-type="float" office:value="8319">
            <text:p>8319</text:p>
          </table:table-cell>
          <table:table-cell office:value-type="float" office:value="5169">
            <text:p>516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435927">
            <text:p>0.435927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6491">
            <text:p>6491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3]+[.AB83]" office:value-type="float" office:value="0.47806007">
            <text:p>0.47806007</text:p>
          </table:table-cell>
          <table:table-cell table:formula="of:=[.AF83]+[.AC83]" office:value-type="float" office:value="0.03325246">
            <text:p>0.03325246</text:p>
          </table:table-cell>
          <table:table-cell table:formula="of:=20+0.1*([.A83]/16)" office:value-type="float" office:value="20.1">
            <text:p>20.1</text:p>
          </table:table-cell>
          <table:table-cell table:formula="of:=[.AA83]+[.N83]*([.AD83]+[.W83]*[.AI83])" office:value-type="float" office:value="0.413169890436">
            <text:p>0.413169890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1">
            <text:p>751</text:p>
          </table:table-cell>
          <table:table-cell office:value-type="float" office:value="36360">
            <text:p>36360</text:p>
          </table:table-cell>
          <table:table-cell office:value-type="float" office:value="1159">
            <text:p>1159</text:p>
          </table:table-cell>
          <table:table-cell office:value-type="float" office:value="0.0191">
            <text:p>0.0191</text:p>
          </table:table-cell>
          <table:table-cell office:value-type="float" office:value="3200">
            <text:p>3200</text:p>
          </table:table-cell>
          <table:table-cell office:value-type="float" office:value="8643">
            <text:p>8643</text:p>
          </table:table-cell>
          <table:table-cell office:value-type="float" office:value="1910">
            <text:p>1910</text:p>
          </table:table-cell>
          <table:table-cell office:value-type="float" office:value="762">
            <text:p>762</text:p>
          </table:table-cell>
          <table:table-cell office:value-type="float" office:value="8643">
            <text:p>8643</text:p>
          </table:table-cell>
          <table:table-cell office:value-type="float" office:value="5169">
            <text:p>516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398953">
            <text:p>0.398953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6491">
            <text:p>6491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4]+[.AB84]" office:value-type="float" office:value="0.47806007">
            <text:p>0.47806007</text:p>
          </table:table-cell>
          <table:table-cell table:formula="of:=[.AF84]+[.AC84]" office:value-type="float" office:value="0.03325246">
            <text:p>0.03325246</text:p>
          </table:table-cell>
          <table:table-cell table:formula="of:=20+0.1*([.A84]/16)" office:value-type="float" office:value="20.1">
            <text:p>20.1</text:p>
          </table:table-cell>
          <table:table-cell table:formula="of:=[.AA84]+[.N84]*([.AD84]+[.W84]*[.AI84])" office:value-type="float" office:value="0.41374833153">
            <text:p>0.413748331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3">
            <text:p>763</text:p>
          </table:table-cell>
          <table:table-cell office:value-type="float" office:value="36360">
            <text:p>36360</text:p>
          </table:table-cell>
          <table:table-cell office:value-type="float" office:value="1345">
            <text:p>1345</text:p>
          </table:table-cell>
          <table:table-cell office:value-type="float" office:value="0.02108">
            <text:p>0.02108</text:p>
          </table:table-cell>
          <table:table-cell office:value-type="float" office:value="3200">
            <text:p>3200</text:p>
          </table:table-cell>
          <table:table-cell office:value-type="float" office:value="9039">
            <text:p>9039</text:p>
          </table:table-cell>
          <table:table-cell office:value-type="float" office:value="2108">
            <text:p>2108</text:p>
          </table:table-cell>
          <table:table-cell office:value-type="float" office:value="762">
            <text:p>762</text:p>
          </table:table-cell>
          <table:table-cell office:value-type="float" office:value="9039">
            <text:p>9039</text:p>
          </table:table-cell>
          <table:table-cell office:value-type="float" office:value="5169">
            <text:p>5169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0.36148">
            <text:p>0.36148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6491">
            <text:p>6491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5]+[.AB85]" office:value-type="float" office:value="0.47806007">
            <text:p>0.47806007</text:p>
          </table:table-cell>
          <table:table-cell table:formula="of:=[.AF85]+[.AC85]" office:value-type="float" office:value="0.03325246">
            <text:p>0.03325246</text:p>
          </table:table-cell>
          <table:table-cell table:formula="of:=20+0.1*([.A85]/16)" office:value-type="float" office:value="20.1">
            <text:p>20.1</text:p>
          </table:table-cell>
          <table:table-cell table:formula="of:=[.AA85]+[.N85]*([.AD85]+[.W85]*[.AI85])" office:value-type="float" office:value="0.41445527748">
            <text:p>0.414455277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8">
            <text:p>698</text:p>
          </table:table-cell>
          <table:table-cell office:value-type="float" office:value="36360">
            <text:p>36360</text:p>
          </table:table-cell>
          <table:table-cell office:value-type="float" office:value="999">
            <text:p>999</text:p>
          </table:table-cell>
          <table:table-cell office:value-type="float" office:value="0.01697">
            <text:p>0.01697</text:p>
          </table:table-cell>
          <table:table-cell office:value-type="float" office:value="3200">
            <text:p>3200</text:p>
          </table:table-cell>
          <table:table-cell office:value-type="float" office:value="9914">
            <text:p>9914</text:p>
          </table:table-cell>
          <table:table-cell office:value-type="float" office:value="1697">
            <text:p>1697</text:p>
          </table:table-cell>
          <table:table-cell office:value-type="float" office:value="636">
            <text:p>636</text:p>
          </table:table-cell>
          <table:table-cell office:value-type="float" office:value="9914">
            <text:p>9914</text:p>
          </table:table-cell>
          <table:table-cell office:value-type="float" office:value="5602">
            <text:p>5602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float" office:value="0.374779">
            <text:p>0.374779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868">
            <text:p>6868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6]+[.AB86]" office:value-type="float" office:value="0.47806007">
            <text:p>0.47806007</text:p>
          </table:table-cell>
          <table:table-cell table:formula="of:=[.AF86]+[.AC86]" office:value-type="float" office:value="0.03325246">
            <text:p>0.03325246</text:p>
          </table:table-cell>
          <table:table-cell table:formula="of:=20+0.1*([.A86]/16)" office:value-type="float" office:value="20.1">
            <text:p>20.1</text:p>
          </table:table-cell>
          <table:table-cell table:formula="of:=[.AA86]+[.N86]*([.AD86]+[.W86]*[.AI86])" office:value-type="float" office:value="0.387661691073">
            <text:p>0.387661691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8">
            <text:p>698</text:p>
          </table:table-cell>
          <table:table-cell office:value-type="float" office:value="36360">
            <text:p>36360</text:p>
          </table:table-cell>
          <table:table-cell office:value-type="float" office:value="999">
            <text:p>999</text:p>
          </table:table-cell>
          <table:table-cell office:value-type="float" office:value="0.01697">
            <text:p>0.01697</text:p>
          </table:table-cell>
          <table:table-cell office:value-type="float" office:value="3200">
            <text:p>3200</text:p>
          </table:table-cell>
          <table:table-cell office:value-type="float" office:value="9914">
            <text:p>9914</text:p>
          </table:table-cell>
          <table:table-cell office:value-type="float" office:value="1697">
            <text:p>1697</text:p>
          </table:table-cell>
          <table:table-cell office:value-type="float" office:value="636">
            <text:p>636</text:p>
          </table:table-cell>
          <table:table-cell office:value-type="float" office:value="9914">
            <text:p>9914</text:p>
          </table:table-cell>
          <table:table-cell office:value-type="float" office:value="5602">
            <text:p>5602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float" office:value="0.374779">
            <text:p>0.374779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868">
            <text:p>6868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7]+[.AB87]" office:value-type="float" office:value="0.47806007">
            <text:p>0.47806007</text:p>
          </table:table-cell>
          <table:table-cell table:formula="of:=[.AF87]+[.AC87]" office:value-type="float" office:value="0.03325246">
            <text:p>0.03325246</text:p>
          </table:table-cell>
          <table:table-cell table:formula="of:=20+0.1*([.A87]/16)" office:value-type="float" office:value="20.1">
            <text:p>20.1</text:p>
          </table:table-cell>
          <table:table-cell table:formula="of:=[.AA87]+[.N87]*([.AD87]+[.W87]*[.AI87])" office:value-type="float" office:value="0.387661691073">
            <text:p>0.387661691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24">
            <text:p>724</text:p>
          </table:table-cell>
          <table:table-cell office:value-type="float" office:value="36360">
            <text:p>36360</text:p>
          </table:table-cell>
          <table:table-cell office:value-type="float" office:value="1024">
            <text:p>1024</text:p>
          </table:table-cell>
          <table:table-cell office:value-type="float" office:value="0.01748">
            <text:p>0.01748</text:p>
          </table:table-cell>
          <table:table-cell office:value-type="float" office:value="3200">
            <text:p>3200</text:p>
          </table:table-cell>
          <table:table-cell office:value-type="float" office:value="10067">
            <text:p>10067</text:p>
          </table:table-cell>
          <table:table-cell office:value-type="float" office:value="1748">
            <text:p>1748</text:p>
          </table:table-cell>
          <table:table-cell office:value-type="float" office:value="636">
            <text:p>636</text:p>
          </table:table-cell>
          <table:table-cell office:value-type="float" office:value="10067">
            <text:p>10067</text:p>
          </table:table-cell>
          <table:table-cell office:value-type="float" office:value="5602">
            <text:p>5602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float" office:value="0.363844">
            <text:p>0.363844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868">
            <text:p>6868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8]+[.AB88]" office:value-type="float" office:value="0.47806007">
            <text:p>0.47806007</text:p>
          </table:table-cell>
          <table:table-cell table:formula="of:=[.AF88]+[.AC88]" office:value-type="float" office:value="0.03325246">
            <text:p>0.03325246</text:p>
          </table:table-cell>
          <table:table-cell table:formula="of:=20+0.1*([.A88]/16)" office:value-type="float" office:value="20.1">
            <text:p>20.1</text:p>
          </table:table-cell>
          <table:table-cell table:formula="of:=[.AA88]+[.N88]*([.AD88]+[.W88]*[.AI88])" office:value-type="float" office:value="0.387843672552">
            <text:p>0.387843672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1">
            <text:p>751</text:p>
          </table:table-cell>
          <table:table-cell office:value-type="float" office:value="36360">
            <text:p>36360</text:p>
          </table:table-cell>
          <table:table-cell office:value-type="float" office:value="1159">
            <text:p>1159</text:p>
          </table:table-cell>
          <table:table-cell office:value-type="float" office:value="0.0191">
            <text:p>0.0191</text:p>
          </table:table-cell>
          <table:table-cell office:value-type="float" office:value="3200">
            <text:p>3200</text:p>
          </table:table-cell>
          <table:table-cell office:value-type="float" office:value="10553">
            <text:p>10553</text:p>
          </table:table-cell>
          <table:table-cell office:value-type="float" office:value="1910">
            <text:p>1910</text:p>
          </table:table-cell>
          <table:table-cell office:value-type="float" office:value="636">
            <text:p>636</text:p>
          </table:table-cell>
          <table:table-cell office:value-type="float" office:value="10553">
            <text:p>10553</text:p>
          </table:table-cell>
          <table:table-cell office:value-type="float" office:value="5602">
            <text:p>5602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float" office:value="0.332984">
            <text:p>0.332984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868">
            <text:p>6868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89]+[.AB89]" office:value-type="float" office:value="0.47806007">
            <text:p>0.47806007</text:p>
          </table:table-cell>
          <table:table-cell table:formula="of:=[.AF89]+[.AC89]" office:value-type="float" office:value="0.03325246">
            <text:p>0.03325246</text:p>
          </table:table-cell>
          <table:table-cell table:formula="of:=20+0.1*([.A89]/16)" office:value-type="float" office:value="20.1">
            <text:p>20.1</text:p>
          </table:table-cell>
          <table:table-cell table:formula="of:=[.AA89]+[.N89]*([.AD89]+[.W89]*[.AI89])" office:value-type="float" office:value="0.38842217274">
            <text:p>0.3884221727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3">
            <text:p>763</text:p>
          </table:table-cell>
          <table:table-cell office:value-type="float" office:value="36360">
            <text:p>36360</text:p>
          </table:table-cell>
          <table:table-cell office:value-type="float" office:value="1345">
            <text:p>1345</text:p>
          </table:table-cell>
          <table:table-cell office:value-type="float" office:value="0.02108">
            <text:p>0.02108</text:p>
          </table:table-cell>
          <table:table-cell office:value-type="float" office:value="3200">
            <text:p>3200</text:p>
          </table:table-cell>
          <table:table-cell office:value-type="float" office:value="11147">
            <text:p>11147</text:p>
          </table:table-cell>
          <table:table-cell office:value-type="float" office:value="2108">
            <text:p>2108</text:p>
          </table:table-cell>
          <table:table-cell office:value-type="float" office:value="636">
            <text:p>636</text:p>
          </table:table-cell>
          <table:table-cell office:value-type="float" office:value="11147">
            <text:p>11147</text:p>
          </table:table-cell>
          <table:table-cell office:value-type="float" office:value="5602">
            <text:p>5602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float" office:value="0.301708">
            <text:p>0.301708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868">
            <text:p>6868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90]+[.AB90]" office:value-type="float" office:value="0.47806007">
            <text:p>0.47806007</text:p>
          </table:table-cell>
          <table:table-cell table:formula="of:=[.AF90]+[.AC90]" office:value-type="float" office:value="0.03325246">
            <text:p>0.03325246</text:p>
          </table:table-cell>
          <table:table-cell table:formula="of:=20+0.1*([.A90]/16)" office:value-type="float" office:value="20.1">
            <text:p>20.1</text:p>
          </table:table-cell>
          <table:table-cell table:formula="of:=[.AA90]+[.N90]*([.AD90]+[.W90]*[.AI90])" office:value-type="float" office:value="0.389129402904">
            <text:p>0.389129402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83">
            <text:p>783</text:p>
          </table:table-cell>
          <table:table-cell office:value-type="float" office:value="36360">
            <text:p>36360</text:p>
          </table:table-cell>
          <table:table-cell office:value-type="float" office:value="2452">
            <text:p>2452</text:p>
          </table:table-cell>
          <table:table-cell office:value-type="float" office:value="0.03235">
            <text:p>0.03235</text:p>
          </table:table-cell>
          <table:table-cell office:value-type="float" office:value="3554">
            <text:p>3554</text:p>
          </table:table-cell>
          <table:table-cell office:value-type="float" office:value="15015">
            <text:p>15015</text:p>
          </table:table-cell>
          <table:table-cell office:value-type="float" office:value="3235">
            <text:p>3235</text:p>
          </table:table-cell>
          <table:table-cell office:value-type="float" office:value="637">
            <text:p>637</text:p>
          </table:table-cell>
          <table:table-cell office:value-type="float" office:value="15015">
            <text:p>15015</text:p>
          </table:table-cell>
          <table:table-cell office:value-type="float" office:value="5595">
            <text:p>5595</text:p>
          </table:table-cell>
          <table:table-cell office:value-type="float" office:value="3554">
            <text:p>3554</text:p>
          </table:table-cell>
          <table:table-cell office:value-type="float" office:value="3">
            <text:p>3</text:p>
          </table:table-cell>
          <table:table-cell office:value-type="float" office:value="0.196909">
            <text:p>0.196909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116884041">
            <text:p>0.116884041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  <table:table-cell table:formula="of:=[.AE91]+[.AB91]" office:value-type="float" office:value="0.47806007">
            <text:p>0.47806007</text:p>
          </table:table-cell>
          <table:table-cell table:formula="of:=[.AF91]+[.AC91]" office:value-type="float" office:value="0.03325246">
            <text:p>0.03325246</text:p>
          </table:table-cell>
          <table:table-cell table:formula="of:=20+0.1*([.A91]/16)" office:value-type="float" office:value="20.1">
            <text:p>20.1</text:p>
          </table:table-cell>
          <table:table-cell table:formula="of:=[.AA91]+[.N91]*([.AD91]+[.W91]*[.AI91])" office:value-type="float" office:value="0.393354758665">
            <text:p>0.393354758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26">
            <text:p>7926</text:p>
          </table:table-cell>
          <table:table-cell office:value-type="float" office:value="36360">
            <text:p>36360</text:p>
          </table:table-cell>
          <table:table-cell office:value-type="float" office:value="3733">
            <text:p>3733</text:p>
          </table:table-cell>
          <table:table-cell office:value-type="float" office:value="0.11659">
            <text:p>0.11659</text:p>
          </table:table-cell>
          <table:table-cell office:value-type="float" office:value="6689">
            <text:p>6689</text:p>
          </table:table-cell>
          <table:table-cell office:value-type="float" office:value="14270">
            <text:p>14270</text:p>
          </table:table-cell>
          <table:table-cell office:value-type="float" office:value="11659">
            <text:p>11659</text:p>
          </table:table-cell>
          <table:table-cell office:value-type="float" office:value="670">
            <text:p>670</text:p>
          </table:table-cell>
          <table:table-cell office:value-type="float" office:value="14270">
            <text:p>14270</text:p>
          </table:table-cell>
          <table:table-cell office:value-type="float" office:value="2275">
            <text:p>2275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57466">
            <text:p>0.057466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38">
            <text:p>3338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2]+[.AB92]" office:value-type="float" office:value="0.375432559">
            <text:p>0.375432559</text:p>
          </table:table-cell>
          <table:table-cell table:formula="of:=[.AF92]+[.AC92]" office:value-type="float" office:value="0.02457635">
            <text:p>0.02457635</text:p>
          </table:table-cell>
          <table:table-cell table:formula="of:=20+0.1*([.A92]/16)" office:value-type="float" office:value="20.2">
            <text:p>20.2</text:p>
          </table:table-cell>
          <table:table-cell table:formula="of:=[.AA92]+[.N92]*([.AD92]+[.W92]*[.AI92])" office:value-type="float" office:value="0.321941234658">
            <text:p>0.321941234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01">
            <text:p>8001</text:p>
          </table:table-cell>
          <table:table-cell office:value-type="float" office:value="36360">
            <text:p>36360</text:p>
          </table:table-cell>
          <table:table-cell office:value-type="float" office:value="3806">
            <text:p>3806</text:p>
          </table:table-cell>
          <table:table-cell office:value-type="float" office:value="0.11807">
            <text:p>0.11807</text:p>
          </table:table-cell>
          <table:table-cell office:value-type="float" office:value="6689">
            <text:p>6689</text:p>
          </table:table-cell>
          <table:table-cell office:value-type="float" office:value="14270">
            <text:p>14270</text:p>
          </table:table-cell>
          <table:table-cell office:value-type="float" office:value="11807">
            <text:p>11807</text:p>
          </table:table-cell>
          <table:table-cell office:value-type="float" office:value="670">
            <text:p>670</text:p>
          </table:table-cell>
          <table:table-cell office:value-type="float" office:value="14270">
            <text:p>14270</text:p>
          </table:table-cell>
          <table:table-cell office:value-type="float" office:value="2275">
            <text:p>2275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56746">
            <text:p>0.056746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38">
            <text:p>3338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3]+[.AB93]" office:value-type="float" office:value="0.375432559">
            <text:p>0.375432559</text:p>
          </table:table-cell>
          <table:table-cell table:formula="of:=[.AF93]+[.AC93]" office:value-type="float" office:value="0.02457635">
            <text:p>0.02457635</text:p>
          </table:table-cell>
          <table:table-cell table:formula="of:=20+0.1*([.A93]/16)" office:value-type="float" office:value="20.2">
            <text:p>20.2</text:p>
          </table:table-cell>
          <table:table-cell table:formula="of:=[.AA93]+[.N93]*([.AD93]+[.W93]*[.AI93])" office:value-type="float" office:value="0.322447023354">
            <text:p>0.322447023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06">
            <text:p>8106</text:p>
          </table:table-cell>
          <table:table-cell office:value-type="float" office:value="36360">
            <text:p>36360</text:p>
          </table:table-cell>
          <table:table-cell office:value-type="float" office:value="3931">
            <text:p>3931</text:p>
          </table:table-cell>
          <table:table-cell office:value-type="float" office:value="0.12037">
            <text:p>0.12037</text:p>
          </table:table-cell>
          <table:table-cell office:value-type="float" office:value="6689">
            <text:p>6689</text:p>
          </table:table-cell>
          <table:table-cell office:value-type="float" office:value="14270">
            <text:p>14270</text:p>
          </table:table-cell>
          <table:table-cell office:value-type="float" office:value="12037">
            <text:p>12037</text:p>
          </table:table-cell>
          <table:table-cell office:value-type="float" office:value="670">
            <text:p>670</text:p>
          </table:table-cell>
          <table:table-cell office:value-type="float" office:value="14270">
            <text:p>14270</text:p>
          </table:table-cell>
          <table:table-cell office:value-type="float" office:value="2275">
            <text:p>2275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55662">
            <text:p>0.055662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38">
            <text:p>3338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4]+[.AB94]" office:value-type="float" office:value="0.375432559">
            <text:p>0.375432559</text:p>
          </table:table-cell>
          <table:table-cell table:formula="of:=[.AF94]+[.AC94]" office:value-type="float" office:value="0.02457635">
            <text:p>0.02457635</text:p>
          </table:table-cell>
          <table:table-cell table:formula="of:=20+0.1*([.A94]/16)" office:value-type="float" office:value="20.2">
            <text:p>20.2</text:p>
          </table:table-cell>
          <table:table-cell table:formula="of:=[.AA94]+[.N94]*([.AD94]+[.W94]*[.AI94])" office:value-type="float" office:value="0.323232514598">
            <text:p>0.323232514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96">
            <text:p>8196</text:p>
          </table:table-cell>
          <table:table-cell office:value-type="float" office:value="36360">
            <text:p>36360</text:p>
          </table:table-cell>
          <table:table-cell office:value-type="float" office:value="4195">
            <text:p>4195</text:p>
          </table:table-cell>
          <table:table-cell office:value-type="float" office:value="0.12391">
            <text:p>0.12391</text:p>
          </table:table-cell>
          <table:table-cell office:value-type="float" office:value="6689">
            <text:p>6689</text:p>
          </table:table-cell>
          <table:table-cell office:value-type="float" office:value="14270">
            <text:p>14270</text:p>
          </table:table-cell>
          <table:table-cell office:value-type="float" office:value="12391">
            <text:p>12391</text:p>
          </table:table-cell>
          <table:table-cell office:value-type="float" office:value="670">
            <text:p>670</text:p>
          </table:table-cell>
          <table:table-cell office:value-type="float" office:value="14270">
            <text:p>14270</text:p>
          </table:table-cell>
          <table:table-cell office:value-type="float" office:value="2275">
            <text:p>2275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54072">
            <text:p>0.054072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38">
            <text:p>3338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5]+[.AB95]" office:value-type="float" office:value="0.375432559">
            <text:p>0.375432559</text:p>
          </table:table-cell>
          <table:table-cell table:formula="of:=[.AF95]+[.AC95]" office:value-type="float" office:value="0.02457635">
            <text:p>0.02457635</text:p>
          </table:table-cell>
          <table:table-cell table:formula="of:=20+0.1*([.A95]/16)" office:value-type="float" office:value="20.2">
            <text:p>20.2</text:p>
          </table:table-cell>
          <table:table-cell table:formula="of:=[.AA95]+[.N95]*([.AD95]+[.W95]*[.AI95])" office:value-type="float" office:value="0.324440945534">
            <text:p>0.324440945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26">
            <text:p>7926</text:p>
          </table:table-cell>
          <table:table-cell office:value-type="float" office:value="36360">
            <text:p>36360</text:p>
          </table:table-cell>
          <table:table-cell office:value-type="float" office:value="3733">
            <text:p>3733</text:p>
          </table:table-cell>
          <table:table-cell office:value-type="float" office:value="0.11659">
            <text:p>0.11659</text:p>
          </table:table-cell>
          <table:table-cell office:value-type="float" office:value="6689">
            <text:p>6689</text:p>
          </table:table-cell>
          <table:table-cell office:value-type="float" office:value="25929">
            <text:p>25929</text:p>
          </table:table-cell>
          <table:table-cell office:value-type="float" office:value="11659">
            <text:p>11659</text:p>
          </table:table-cell>
          <table:table-cell office:value-type="float" office:value="506">
            <text:p>506</text:p>
          </table:table-cell>
          <table:table-cell office:value-type="float" office:value="25929">
            <text:p>25929</text:p>
          </table:table-cell>
          <table:table-cell office:value-type="float" office:value="2724">
            <text:p>2724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434">
            <text:p>0.0434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06">
            <text:p>3706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6]+[.AB96]" office:value-type="float" office:value="0.375432559">
            <text:p>0.375432559</text:p>
          </table:table-cell>
          <table:table-cell table:formula="of:=[.AF96]+[.AC96]" office:value-type="float" office:value="0.02457635">
            <text:p>0.02457635</text:p>
          </table:table-cell>
          <table:table-cell table:formula="of:=20+0.1*([.A96]/16)" office:value-type="float" office:value="20.2">
            <text:p>20.2</text:p>
          </table:table-cell>
          <table:table-cell table:formula="of:=[.AA96]+[.N96]*([.AD96]+[.W96]*[.AI96])" office:value-type="float" office:value="0.28881414487">
            <text:p>0.288814144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01">
            <text:p>8001</text:p>
          </table:table-cell>
          <table:table-cell office:value-type="float" office:value="36360">
            <text:p>36360</text:p>
          </table:table-cell>
          <table:table-cell office:value-type="float" office:value="3806">
            <text:p>3806</text:p>
          </table:table-cell>
          <table:table-cell office:value-type="float" office:value="0.11807">
            <text:p>0.11807</text:p>
          </table:table-cell>
          <table:table-cell office:value-type="float" office:value="6689">
            <text:p>6689</text:p>
          </table:table-cell>
          <table:table-cell office:value-type="float" office:value="26077">
            <text:p>26077</text:p>
          </table:table-cell>
          <table:table-cell office:value-type="float" office:value="11807">
            <text:p>11807</text:p>
          </table:table-cell>
          <table:table-cell office:value-type="float" office:value="506">
            <text:p>506</text:p>
          </table:table-cell>
          <table:table-cell office:value-type="float" office:value="26077">
            <text:p>26077</text:p>
          </table:table-cell>
          <table:table-cell office:value-type="float" office:value="2724">
            <text:p>2724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42856">
            <text:p>0.042856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06">
            <text:p>3706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7]+[.AB97]" office:value-type="float" office:value="0.375432559">
            <text:p>0.375432559</text:p>
          </table:table-cell>
          <table:table-cell table:formula="of:=[.AF97]+[.AC97]" office:value-type="float" office:value="0.02457635">
            <text:p>0.02457635</text:p>
          </table:table-cell>
          <table:table-cell table:formula="of:=20+0.1*([.A97]/16)" office:value-type="float" office:value="20.2">
            <text:p>20.2</text:p>
          </table:table-cell>
          <table:table-cell table:formula="of:=[.AA97]+[.N97]*([.AD97]+[.W97]*[.AI97])" office:value-type="float" office:value="0.289319178894">
            <text:p>0.289319178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06">
            <text:p>8106</text:p>
          </table:table-cell>
          <table:table-cell office:value-type="float" office:value="36360">
            <text:p>36360</text:p>
          </table:table-cell>
          <table:table-cell office:value-type="float" office:value="3931">
            <text:p>3931</text:p>
          </table:table-cell>
          <table:table-cell office:value-type="float" office:value="0.12037">
            <text:p>0.12037</text:p>
          </table:table-cell>
          <table:table-cell office:value-type="float" office:value="6689">
            <text:p>6689</text:p>
          </table:table-cell>
          <table:table-cell office:value-type="float" office:value="26307">
            <text:p>26307</text:p>
          </table:table-cell>
          <table:table-cell office:value-type="float" office:value="12037">
            <text:p>12037</text:p>
          </table:table-cell>
          <table:table-cell office:value-type="float" office:value="506">
            <text:p>506</text:p>
          </table:table-cell>
          <table:table-cell office:value-type="float" office:value="26307">
            <text:p>26307</text:p>
          </table:table-cell>
          <table:table-cell office:value-type="float" office:value="2724">
            <text:p>2724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42037">
            <text:p>0.042037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06">
            <text:p>3706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8]+[.AB98]" office:value-type="float" office:value="0.375432559">
            <text:p>0.375432559</text:p>
          </table:table-cell>
          <table:table-cell table:formula="of:=[.AF98]+[.AC98]" office:value-type="float" office:value="0.02457635">
            <text:p>0.02457635</text:p>
          </table:table-cell>
          <table:table-cell table:formula="of:=20+0.1*([.A98]/16)" office:value-type="float" office:value="20.2">
            <text:p>20.2</text:p>
          </table:table-cell>
          <table:table-cell table:formula="of:=[.AA98]+[.N98]*([.AD98]+[.W98]*[.AI98])" office:value-type="float" office:value="0.290103681348">
            <text:p>0.2901036813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96">
            <text:p>8196</text:p>
          </table:table-cell>
          <table:table-cell office:value-type="float" office:value="36360">
            <text:p>36360</text:p>
          </table:table-cell>
          <table:table-cell office:value-type="float" office:value="4195">
            <text:p>4195</text:p>
          </table:table-cell>
          <table:table-cell office:value-type="float" office:value="0.12391">
            <text:p>0.12391</text:p>
          </table:table-cell>
          <table:table-cell office:value-type="float" office:value="6689">
            <text:p>6689</text:p>
          </table:table-cell>
          <table:table-cell office:value-type="float" office:value="26661">
            <text:p>26661</text:p>
          </table:table-cell>
          <table:table-cell office:value-type="float" office:value="12391">
            <text:p>12391</text:p>
          </table:table-cell>
          <table:table-cell office:value-type="float" office:value="506">
            <text:p>506</text:p>
          </table:table-cell>
          <table:table-cell office:value-type="float" office:value="26661">
            <text:p>26661</text:p>
          </table:table-cell>
          <table:table-cell office:value-type="float" office:value="2724">
            <text:p>2724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40836">
            <text:p>0.040836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06">
            <text:p>3706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99]+[.AB99]" office:value-type="float" office:value="0.375432559">
            <text:p>0.375432559</text:p>
          </table:table-cell>
          <table:table-cell table:formula="of:=[.AF99]+[.AC99]" office:value-type="float" office:value="0.02457635">
            <text:p>0.02457635</text:p>
          </table:table-cell>
          <table:table-cell table:formula="of:=20+0.1*([.A99]/16)" office:value-type="float" office:value="20.2">
            <text:p>20.2</text:p>
          </table:table-cell>
          <table:table-cell table:formula="of:=[.AA99]+[.N99]*([.AD99]+[.W99]*[.AI99])" office:value-type="float" office:value="0.291311475782">
            <text:p>0.291311475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26">
            <text:p>7926</text:p>
          </table:table-cell>
          <table:table-cell office:value-type="float" office:value="36360">
            <text:p>36360</text:p>
          </table:table-cell>
          <table:table-cell office:value-type="float" office:value="3733">
            <text:p>3733</text:p>
          </table:table-cell>
          <table:table-cell office:value-type="float" office:value="0.11659">
            <text:p>0.11659</text:p>
          </table:table-cell>
          <table:table-cell office:value-type="float" office:value="6689">
            <text:p>6689</text:p>
          </table:table-cell>
          <table:table-cell office:value-type="float" office:value="37588">
            <text:p>37588</text:p>
          </table:table-cell>
          <table:table-cell office:value-type="float" office:value="11659">
            <text:p>11659</text:p>
          </table:table-cell>
          <table:table-cell office:value-type="float" office:value="405">
            <text:p>405</text:p>
          </table:table-cell>
          <table:table-cell office:value-type="float" office:value="37588">
            <text:p>37588</text:p>
          </table:table-cell>
          <table:table-cell office:value-type="float" office:value="3071">
            <text:p>3071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4737">
            <text:p>0.034737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4027">
            <text:p>4027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0]+[.AB100]" office:value-type="float" office:value="0.375432559">
            <text:p>0.375432559</text:p>
          </table:table-cell>
          <table:table-cell table:formula="of:=[.AF100]+[.AC100]" office:value-type="float" office:value="0.02457635">
            <text:p>0.02457635</text:p>
          </table:table-cell>
          <table:table-cell table:formula="of:=20+0.1*([.A100]/16)" office:value-type="float" office:value="20.2">
            <text:p>20.2</text:p>
          </table:table-cell>
          <table:table-cell table:formula="of:=[.AA100]+[.N100]*([.AD100]+[.W100]*[.AI100])" office:value-type="float" office:value="0.268411757636">
            <text:p>0.268411757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01">
            <text:p>8001</text:p>
          </table:table-cell>
          <table:table-cell office:value-type="float" office:value="36360">
            <text:p>36360</text:p>
          </table:table-cell>
          <table:table-cell office:value-type="float" office:value="3806">
            <text:p>3806</text:p>
          </table:table-cell>
          <table:table-cell office:value-type="float" office:value="0.11807">
            <text:p>0.11807</text:p>
          </table:table-cell>
          <table:table-cell office:value-type="float" office:value="6689">
            <text:p>6689</text:p>
          </table:table-cell>
          <table:table-cell office:value-type="float" office:value="37884">
            <text:p>37884</text:p>
          </table:table-cell>
          <table:table-cell office:value-type="float" office:value="11807">
            <text:p>11807</text:p>
          </table:table-cell>
          <table:table-cell office:value-type="float" office:value="405">
            <text:p>405</text:p>
          </table:table-cell>
          <table:table-cell office:value-type="float" office:value="37884">
            <text:p>37884</text:p>
          </table:table-cell>
          <table:table-cell office:value-type="float" office:value="3071">
            <text:p>3071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4302">
            <text:p>0.034302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4027">
            <text:p>4027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1]+[.AB101]" office:value-type="float" office:value="0.375432559">
            <text:p>0.375432559</text:p>
          </table:table-cell>
          <table:table-cell table:formula="of:=[.AF101]+[.AC101]" office:value-type="float" office:value="0.02457635">
            <text:p>0.02457635</text:p>
          </table:table-cell>
          <table:table-cell table:formula="of:=20+0.1*([.A101]/16)" office:value-type="float" office:value="20.2">
            <text:p>20.2</text:p>
          </table:table-cell>
          <table:table-cell table:formula="of:=[.AA101]+[.N101]*([.AD101]+[.W101]*[.AI101])" office:value-type="float" office:value="0.268917769138">
            <text:p>0.268917769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06">
            <text:p>8106</text:p>
          </table:table-cell>
          <table:table-cell office:value-type="float" office:value="36360">
            <text:p>36360</text:p>
          </table:table-cell>
          <table:table-cell office:value-type="float" office:value="3931">
            <text:p>3931</text:p>
          </table:table-cell>
          <table:table-cell office:value-type="float" office:value="0.12037">
            <text:p>0.12037</text:p>
          </table:table-cell>
          <table:table-cell office:value-type="float" office:value="6689">
            <text:p>6689</text:p>
          </table:table-cell>
          <table:table-cell office:value-type="float" office:value="38344">
            <text:p>38344</text:p>
          </table:table-cell>
          <table:table-cell office:value-type="float" office:value="12037">
            <text:p>12037</text:p>
          </table:table-cell>
          <table:table-cell office:value-type="float" office:value="405">
            <text:p>405</text:p>
          </table:table-cell>
          <table:table-cell office:value-type="float" office:value="38344">
            <text:p>38344</text:p>
          </table:table-cell>
          <table:table-cell office:value-type="float" office:value="3071">
            <text:p>3071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3646">
            <text:p>0.033646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4027">
            <text:p>4027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2]+[.AB102]" office:value-type="float" office:value="0.375432559">
            <text:p>0.375432559</text:p>
          </table:table-cell>
          <table:table-cell table:formula="of:=[.AF102]+[.AC102]" office:value-type="float" office:value="0.02457635">
            <text:p>0.02457635</text:p>
          </table:table-cell>
          <table:table-cell table:formula="of:=20+0.1*([.A102]/16)" office:value-type="float" office:value="20.2">
            <text:p>20.2</text:p>
          </table:table-cell>
          <table:table-cell table:formula="of:=[.AA102]+[.N102]*([.AD102]+[.W102]*[.AI102])" office:value-type="float" office:value="0.269701183014">
            <text:p>0.269701183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96">
            <text:p>8196</text:p>
          </table:table-cell>
          <table:table-cell office:value-type="float" office:value="36360">
            <text:p>36360</text:p>
          </table:table-cell>
          <table:table-cell office:value-type="float" office:value="4195">
            <text:p>4195</text:p>
          </table:table-cell>
          <table:table-cell office:value-type="float" office:value="0.12391">
            <text:p>0.12391</text:p>
          </table:table-cell>
          <table:table-cell office:value-type="float" office:value="6689">
            <text:p>6689</text:p>
          </table:table-cell>
          <table:table-cell office:value-type="float" office:value="39052">
            <text:p>39052</text:p>
          </table:table-cell>
          <table:table-cell office:value-type="float" office:value="12391">
            <text:p>12391</text:p>
          </table:table-cell>
          <table:table-cell office:value-type="float" office:value="405">
            <text:p>405</text:p>
          </table:table-cell>
          <table:table-cell office:value-type="float" office:value="39052">
            <text:p>39052</text:p>
          </table:table-cell>
          <table:table-cell office:value-type="float" office:value="3071">
            <text:p>3071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2685">
            <text:p>0.032685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4027">
            <text:p>4027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3]+[.AB103]" office:value-type="float" office:value="0.375432559">
            <text:p>0.375432559</text:p>
          </table:table-cell>
          <table:table-cell table:formula="of:=[.AF103]+[.AC103]" office:value-type="float" office:value="0.02457635">
            <text:p>0.02457635</text:p>
          </table:table-cell>
          <table:table-cell table:formula="of:=20+0.1*([.A103]/16)" office:value-type="float" office:value="20.2">
            <text:p>20.2</text:p>
          </table:table-cell>
          <table:table-cell table:formula="of:=[.AA103]+[.N103]*([.AD103]+[.W103]*[.AI103])" office:value-type="float" office:value="0.2709096695">
            <text:p>0.270909669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26">
            <text:p>7926</text:p>
          </table:table-cell>
          <table:table-cell office:value-type="float" office:value="36360">
            <text:p>36360</text:p>
          </table:table-cell>
          <table:table-cell office:value-type="float" office:value="3733">
            <text:p>3733</text:p>
          </table:table-cell>
          <table:table-cell office:value-type="float" office:value="0.11659">
            <text:p>0.11659</text:p>
          </table:table-cell>
          <table:table-cell office:value-type="float" office:value="6689">
            <text:p>6689</text:p>
          </table:table-cell>
          <table:table-cell office:value-type="float" office:value="49247">
            <text:p>49247</text:p>
          </table:table-cell>
          <table:table-cell office:value-type="float" office:value="11659">
            <text:p>11659</text:p>
          </table:table-cell>
          <table:table-cell office:value-type="float" office:value="376">
            <text:p>376</text:p>
          </table:table-cell>
          <table:table-cell office:value-type="float" office:value="49247">
            <text:p>49247</text:p>
          </table:table-cell>
          <table:table-cell office:value-type="float" office:value="3319">
            <text:p>3319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225">
            <text:p>0.03225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4]+[.AB104]" office:value-type="float" office:value="0.375432559">
            <text:p>0.375432559</text:p>
          </table:table-cell>
          <table:table-cell table:formula="of:=[.AF104]+[.AC104]" office:value-type="float" office:value="0.02457635">
            <text:p>0.02457635</text:p>
          </table:table-cell>
          <table:table-cell table:formula="of:=20+0.1*([.A104]/16)" office:value-type="float" office:value="20.2">
            <text:p>20.2</text:p>
          </table:table-cell>
          <table:table-cell table:formula="of:=[.AA104]+[.N104]*([.AD104]+[.W104]*[.AI104])" office:value-type="float" office:value="0.26255457917">
            <text:p>0.262554579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26">
            <text:p>7926</text:p>
          </table:table-cell>
          <table:table-cell office:value-type="float" office:value="36360">
            <text:p>36360</text:p>
          </table:table-cell>
          <table:table-cell office:value-type="float" office:value="3733">
            <text:p>3733</text:p>
          </table:table-cell>
          <table:table-cell office:value-type="float" office:value="0.11659">
            <text:p>0.11659</text:p>
          </table:table-cell>
          <table:table-cell office:value-type="float" office:value="6689">
            <text:p>6689</text:p>
          </table:table-cell>
          <table:table-cell office:value-type="float" office:value="49247">
            <text:p>49247</text:p>
          </table:table-cell>
          <table:table-cell office:value-type="float" office:value="11659">
            <text:p>11659</text:p>
          </table:table-cell>
          <table:table-cell office:value-type="float" office:value="376">
            <text:p>376</text:p>
          </table:table-cell>
          <table:table-cell office:value-type="float" office:value="49247">
            <text:p>49247</text:p>
          </table:table-cell>
          <table:table-cell office:value-type="float" office:value="3319">
            <text:p>3319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225">
            <text:p>0.03225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5]+[.AB105]" office:value-type="float" office:value="0.375432559">
            <text:p>0.375432559</text:p>
          </table:table-cell>
          <table:table-cell table:formula="of:=[.AF105]+[.AC105]" office:value-type="float" office:value="0.02457635">
            <text:p>0.02457635</text:p>
          </table:table-cell>
          <table:table-cell table:formula="of:=20+0.1*([.A105]/16)" office:value-type="float" office:value="20.2">
            <text:p>20.2</text:p>
          </table:table-cell>
          <table:table-cell table:formula="of:=[.AA105]+[.N105]*([.AD105]+[.W105]*[.AI105])" office:value-type="float" office:value="0.26255457917">
            <text:p>0.262554579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01">
            <text:p>8001</text:p>
          </table:table-cell>
          <table:table-cell office:value-type="float" office:value="36360">
            <text:p>36360</text:p>
          </table:table-cell>
          <table:table-cell office:value-type="float" office:value="3806">
            <text:p>3806</text:p>
          </table:table-cell>
          <table:table-cell office:value-type="float" office:value="0.11807">
            <text:p>0.11807</text:p>
          </table:table-cell>
          <table:table-cell office:value-type="float" office:value="6689">
            <text:p>6689</text:p>
          </table:table-cell>
          <table:table-cell office:value-type="float" office:value="49691">
            <text:p>49691</text:p>
          </table:table-cell>
          <table:table-cell office:value-type="float" office:value="11807">
            <text:p>11807</text:p>
          </table:table-cell>
          <table:table-cell office:value-type="float" office:value="376">
            <text:p>376</text:p>
          </table:table-cell>
          <table:table-cell office:value-type="float" office:value="49691">
            <text:p>49691</text:p>
          </table:table-cell>
          <table:table-cell office:value-type="float" office:value="3319">
            <text:p>3319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1846">
            <text:p>0.031846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6]+[.AB106]" office:value-type="float" office:value="0.375432559">
            <text:p>0.375432559</text:p>
          </table:table-cell>
          <table:table-cell table:formula="of:=[.AF106]+[.AC106]" office:value-type="float" office:value="0.02457635">
            <text:p>0.02457635</text:p>
          </table:table-cell>
          <table:table-cell table:formula="of:=20+0.1*([.A106]/16)" office:value-type="float" office:value="20.2">
            <text:p>20.2</text:p>
          </table:table-cell>
          <table:table-cell table:formula="of:=[.AA106]+[.N106]*([.AD106]+[.W106]*[.AI106])" office:value-type="float" office:value="0.263060174754">
            <text:p>0.263060174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06">
            <text:p>8106</text:p>
          </table:table-cell>
          <table:table-cell office:value-type="float" office:value="36360">
            <text:p>36360</text:p>
          </table:table-cell>
          <table:table-cell office:value-type="float" office:value="3931">
            <text:p>3931</text:p>
          </table:table-cell>
          <table:table-cell office:value-type="float" office:value="0.12037">
            <text:p>0.12037</text:p>
          </table:table-cell>
          <table:table-cell office:value-type="float" office:value="6689">
            <text:p>6689</text:p>
          </table:table-cell>
          <table:table-cell office:value-type="float" office:value="50381">
            <text:p>50381</text:p>
          </table:table-cell>
          <table:table-cell office:value-type="float" office:value="12037">
            <text:p>12037</text:p>
          </table:table-cell>
          <table:table-cell office:value-type="float" office:value="376">
            <text:p>376</text:p>
          </table:table-cell>
          <table:table-cell office:value-type="float" office:value="50381">
            <text:p>50381</text:p>
          </table:table-cell>
          <table:table-cell office:value-type="float" office:value="3319">
            <text:p>3319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1237">
            <text:p>0.031237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7]+[.AB107]" office:value-type="float" office:value="0.375432559">
            <text:p>0.375432559</text:p>
          </table:table-cell>
          <table:table-cell table:formula="of:=[.AF107]+[.AC107]" office:value-type="float" office:value="0.02457635">
            <text:p>0.02457635</text:p>
          </table:table-cell>
          <table:table-cell table:formula="of:=20+0.1*([.A107]/16)" office:value-type="float" office:value="20.2">
            <text:p>20.2</text:p>
          </table:table-cell>
          <table:table-cell table:formula="of:=[.AA107]+[.N107]*([.AD107]+[.W107]*[.AI107])" office:value-type="float" office:value="0.263843762148">
            <text:p>0.263843762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196">
            <text:p>8196</text:p>
          </table:table-cell>
          <table:table-cell office:value-type="float" office:value="36360">
            <text:p>36360</text:p>
          </table:table-cell>
          <table:table-cell office:value-type="float" office:value="4195">
            <text:p>4195</text:p>
          </table:table-cell>
          <table:table-cell office:value-type="float" office:value="0.12391">
            <text:p>0.12391</text:p>
          </table:table-cell>
          <table:table-cell office:value-type="float" office:value="6689">
            <text:p>6689</text:p>
          </table:table-cell>
          <table:table-cell office:value-type="float" office:value="51443">
            <text:p>51443</text:p>
          </table:table-cell>
          <table:table-cell office:value-type="float" office:value="12391">
            <text:p>12391</text:p>
          </table:table-cell>
          <table:table-cell office:value-type="float" office:value="376">
            <text:p>376</text:p>
          </table:table-cell>
          <table:table-cell office:value-type="float" office:value="51443">
            <text:p>51443</text:p>
          </table:table-cell>
          <table:table-cell office:value-type="float" office:value="3319">
            <text:p>3319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030345">
            <text:p>0.030345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8]+[.AB108]" office:value-type="float" office:value="0.375432559">
            <text:p>0.375432559</text:p>
          </table:table-cell>
          <table:table-cell table:formula="of:=[.AF108]+[.AC108]" office:value-type="float" office:value="0.02457635">
            <text:p>0.02457635</text:p>
          </table:table-cell>
          <table:table-cell table:formula="of:=20+0.1*([.A108]/16)" office:value-type="float" office:value="20.2">
            <text:p>20.2</text:p>
          </table:table-cell>
          <table:table-cell table:formula="of:=[.AA108]+[.N108]*([.AD108]+[.W108]*[.AI108])" office:value-type="float" office:value="0.26505269162">
            <text:p>0.265052691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83">
            <text:p>8483</text:p>
          </table:table-cell>
          <table:table-cell office:value-type="float" office:value="36360">
            <text:p>36360</text:p>
          </table:table-cell>
          <table:table-cell office:value-type="float" office:value="4709">
            <text:p>4709</text:p>
          </table:table-cell>
          <table:table-cell office:value-type="float" office:value="0.13192">
            <text:p>0.13192</text:p>
          </table:table-cell>
          <table:table-cell office:value-type="float" office:value="8329">
            <text:p>8329</text:p>
          </table:table-cell>
          <table:table-cell office:value-type="float" office:value="57457">
            <text:p>57457</text:p>
          </table:table-cell>
          <table:table-cell office:value-type="float" office:value="13192">
            <text:p>13192</text:p>
          </table:table-cell>
          <table:table-cell office:value-type="float" office:value="377">
            <text:p>377</text:p>
          </table:table-cell>
          <table:table-cell office:value-type="float" office:value="57457">
            <text:p>57457</text:p>
          </table:table-cell>
          <table:table-cell office:value-type="float" office:value="3317">
            <text:p>3317</text:p>
          </table:table-cell>
          <table:table-cell office:value-type="float" office:value="8329">
            <text:p>8329</text:p>
          </table:table-cell>
          <table:table-cell office:value-type="float" office:value="0">
            <text:p>0</text:p>
          </table:table-cell>
          <table:table-cell office:value-type="float" office:value="0.028578">
            <text:p>0.028578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15114948">
            <text:p>0.015114948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09]+[.AB109]" office:value-type="float" office:value="0.375432559">
            <text:p>0.375432559</text:p>
          </table:table-cell>
          <table:table-cell table:formula="of:=[.AF109]+[.AC109]" office:value-type="float" office:value="0.02457635">
            <text:p>0.02457635</text:p>
          </table:table-cell>
          <table:table-cell table:formula="of:=20+0.1*([.A109]/16)" office:value-type="float" office:value="20.2">
            <text:p>20.2</text:p>
          </table:table-cell>
          <table:table-cell table:formula="of:=[.AA109]+[.N109]*([.AD109]+[.W109]*[.AI109])" office:value-type="float" office:value="0.267987016112">
            <text:p>0.267987016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38">
            <text:p>4738</text:p>
          </table:table-cell>
          <table:table-cell office:value-type="float" office:value="36360">
            <text:p>36360</text:p>
          </table:table-cell>
          <table:table-cell office:value-type="float" office:value="2599">
            <text:p>2599</text:p>
          </table:table-cell>
          <table:table-cell office:value-type="float" office:value="0.07337">
            <text:p>0.07337</text:p>
          </table:table-cell>
          <table:table-cell office:value-type="float" office:value="4942">
            <text:p>4942</text:p>
          </table:table-cell>
          <table:table-cell office:value-type="float" office:value="9622">
            <text:p>9622</text:p>
          </table:table-cell>
          <table:table-cell office:value-type="float" office:value="7337">
            <text:p>7337</text:p>
          </table:table-cell>
          <table:table-cell office:value-type="float" office:value="671">
            <text:p>671</text:p>
          </table:table-cell>
          <table:table-cell office:value-type="float" office:value="9622">
            <text:p>9622</text:p>
          </table:table-cell>
          <table:table-cell office:value-type="float" office:value="2277">
            <text:p>22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91454">
            <text:p>0.091454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41">
            <text:p>3341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0]+[.AB110]" office:value-type="float" office:value="0.37897997">
            <text:p>0.37897997</text:p>
          </table:table-cell>
          <table:table-cell table:formula="of:=[.AF110]+[.AC110]" office:value-type="float" office:value="0.02499936">
            <text:p>0.02499936</text:p>
          </table:table-cell>
          <table:table-cell table:formula="of:=20+0.1*([.A110]/16)" office:value-type="float" office:value="20.2">
            <text:p>20.2</text:p>
          </table:table-cell>
          <table:table-cell table:formula="of:=[.AA110]+[.N110]*([.AD110]+[.W110]*[.AI110])" office:value-type="float" office:value="0.315072393406">
            <text:p>0.315072393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93">
            <text:p>4793</text:p>
          </table:table-cell>
          <table:table-cell office:value-type="float" office:value="36360">
            <text:p>36360</text:p>
          </table:table-cell>
          <table:table-cell office:value-type="float" office:value="2680">
            <text:p>2680</text:p>
          </table:table-cell>
          <table:table-cell office:value-type="float" office:value="0.07473">
            <text:p>0.07473</text:p>
          </table:table-cell>
          <table:table-cell office:value-type="float" office:value="4942">
            <text:p>4942</text:p>
          </table:table-cell>
          <table:table-cell office:value-type="float" office:value="9622">
            <text:p>9622</text:p>
          </table:table-cell>
          <table:table-cell office:value-type="float" office:value="7473">
            <text:p>7473</text:p>
          </table:table-cell>
          <table:table-cell office:value-type="float" office:value="671">
            <text:p>671</text:p>
          </table:table-cell>
          <table:table-cell office:value-type="float" office:value="9622">
            <text:p>9622</text:p>
          </table:table-cell>
          <table:table-cell office:value-type="float" office:value="2277">
            <text:p>22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8979">
            <text:p>0.08979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41">
            <text:p>3341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1]+[.AB111]" office:value-type="float" office:value="0.37897997">
            <text:p>0.37897997</text:p>
          </table:table-cell>
          <table:table-cell table:formula="of:=[.AF111]+[.AC111]" office:value-type="float" office:value="0.02499936">
            <text:p>0.02499936</text:p>
          </table:table-cell>
          <table:table-cell table:formula="of:=20+0.1*([.A111]/16)" office:value-type="float" office:value="20.2">
            <text:p>20.2</text:p>
          </table:table-cell>
          <table:table-cell table:formula="of:=[.AA111]+[.N111]*([.AD111]+[.W111]*[.AI111])" office:value-type="float" office:value="0.31553698283">
            <text:p>0.315536982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883">
            <text:p>4883</text:p>
          </table:table-cell>
          <table:table-cell office:value-type="float" office:value="36360">
            <text:p>36360</text:p>
          </table:table-cell>
          <table:table-cell office:value-type="float" office:value="2778">
            <text:p>2778</text:p>
          </table:table-cell>
          <table:table-cell office:value-type="float" office:value="0.07661">
            <text:p>0.07661</text:p>
          </table:table-cell>
          <table:table-cell office:value-type="float" office:value="4942">
            <text:p>4942</text:p>
          </table:table-cell>
          <table:table-cell office:value-type="float" office:value="9622">
            <text:p>9622</text:p>
          </table:table-cell>
          <table:table-cell office:value-type="float" office:value="7661">
            <text:p>7661</text:p>
          </table:table-cell>
          <table:table-cell office:value-type="float" office:value="671">
            <text:p>671</text:p>
          </table:table-cell>
          <table:table-cell office:value-type="float" office:value="9622">
            <text:p>9622</text:p>
          </table:table-cell>
          <table:table-cell office:value-type="float" office:value="2277">
            <text:p>22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87586">
            <text:p>0.087586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41">
            <text:p>3341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2]+[.AB112]" office:value-type="float" office:value="0.37897997">
            <text:p>0.37897997</text:p>
          </table:table-cell>
          <table:table-cell table:formula="of:=[.AF112]+[.AC112]" office:value-type="float" office:value="0.02499936">
            <text:p>0.02499936</text:p>
          </table:table-cell>
          <table:table-cell table:formula="of:=20+0.1*([.A112]/16)" office:value-type="float" office:value="20.2">
            <text:p>20.2</text:p>
          </table:table-cell>
          <table:table-cell table:formula="of:=[.AA112]+[.N112]*([.AD112]+[.W112]*[.AI112])" office:value-type="float" office:value="0.316177589822">
            <text:p>0.316177589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955">
            <text:p>4955</text:p>
          </table:table-cell>
          <table:table-cell office:value-type="float" office:value="36360">
            <text:p>36360</text:p>
          </table:table-cell>
          <table:table-cell office:value-type="float" office:value="2957">
            <text:p>2957</text:p>
          </table:table-cell>
          <table:table-cell office:value-type="float" office:value="0.07912">
            <text:p>0.07912</text:p>
          </table:table-cell>
          <table:table-cell office:value-type="float" office:value="4942">
            <text:p>4942</text:p>
          </table:table-cell>
          <table:table-cell office:value-type="float" office:value="9622">
            <text:p>9622</text:p>
          </table:table-cell>
          <table:table-cell office:value-type="float" office:value="7912">
            <text:p>7912</text:p>
          </table:table-cell>
          <table:table-cell office:value-type="float" office:value="671">
            <text:p>671</text:p>
          </table:table-cell>
          <table:table-cell office:value-type="float" office:value="9622">
            <text:p>9622</text:p>
          </table:table-cell>
          <table:table-cell office:value-type="float" office:value="2277">
            <text:p>22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84808">
            <text:p>0.084808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341">
            <text:p>3341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3]+[.AB113]" office:value-type="float" office:value="0.37897997">
            <text:p>0.37897997</text:p>
          </table:table-cell>
          <table:table-cell table:formula="of:=[.AF113]+[.AC113]" office:value-type="float" office:value="0.02499936">
            <text:p>0.02499936</text:p>
          </table:table-cell>
          <table:table-cell table:formula="of:=20+0.1*([.A113]/16)" office:value-type="float" office:value="20.2">
            <text:p>20.2</text:p>
          </table:table-cell>
          <table:table-cell table:formula="of:=[.AA113]+[.N113]*([.AD113]+[.W113]*[.AI113])" office:value-type="float" office:value="0.317034953552">
            <text:p>0.317034953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38">
            <text:p>4738</text:p>
          </table:table-cell>
          <table:table-cell office:value-type="float" office:value="36360">
            <text:p>36360</text:p>
          </table:table-cell>
          <table:table-cell office:value-type="float" office:value="2599">
            <text:p>2599</text:p>
          </table:table-cell>
          <table:table-cell office:value-type="float" office:value="0.07337">
            <text:p>0.07337</text:p>
          </table:table-cell>
          <table:table-cell office:value-type="float" office:value="4942">
            <text:p>4942</text:p>
          </table:table-cell>
          <table:table-cell office:value-type="float" office:value="16959">
            <text:p>16959</text:p>
          </table:table-cell>
          <table:table-cell office:value-type="float" office:value="7337">
            <text:p>7337</text:p>
          </table:table-cell>
          <table:table-cell office:value-type="float" office:value="508">
            <text:p>508</text:p>
          </table:table-cell>
          <table:table-cell office:value-type="float" office:value="16959">
            <text:p>16959</text:p>
          </table:table-cell>
          <table:table-cell office:value-type="float" office:value="2728">
            <text:p>2728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69238">
            <text:p>0.069238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4]+[.AB114]" office:value-type="float" office:value="0.37897997">
            <text:p>0.37897997</text:p>
          </table:table-cell>
          <table:table-cell table:formula="of:=[.AF114]+[.AC114]" office:value-type="float" office:value="0.02499936">
            <text:p>0.02499936</text:p>
          </table:table-cell>
          <table:table-cell table:formula="of:=20+0.1*([.A114]/16)" office:value-type="float" office:value="20.2">
            <text:p>20.2</text:p>
          </table:table-cell>
          <table:table-cell table:formula="of:=[.AA114]+[.N114]*([.AD114]+[.W114]*[.AI114])" office:value-type="float" office:value="0.282146637422">
            <text:p>0.282146637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93">
            <text:p>4793</text:p>
          </table:table-cell>
          <table:table-cell office:value-type="float" office:value="36360">
            <text:p>36360</text:p>
          </table:table-cell>
          <table:table-cell office:value-type="float" office:value="2680">
            <text:p>2680</text:p>
          </table:table-cell>
          <table:table-cell office:value-type="float" office:value="0.07473">
            <text:p>0.07473</text:p>
          </table:table-cell>
          <table:table-cell office:value-type="float" office:value="4942">
            <text:p>4942</text:p>
          </table:table-cell>
          <table:table-cell office:value-type="float" office:value="17095">
            <text:p>17095</text:p>
          </table:table-cell>
          <table:table-cell office:value-type="float" office:value="7473">
            <text:p>7473</text:p>
          </table:table-cell>
          <table:table-cell office:value-type="float" office:value="508">
            <text:p>508</text:p>
          </table:table-cell>
          <table:table-cell office:value-type="float" office:value="17095">
            <text:p>17095</text:p>
          </table:table-cell>
          <table:table-cell office:value-type="float" office:value="2728">
            <text:p>2728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67978">
            <text:p>0.067978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5]+[.AB115]" office:value-type="float" office:value="0.37897997">
            <text:p>0.37897997</text:p>
          </table:table-cell>
          <table:table-cell table:formula="of:=[.AF115]+[.AC115]" office:value-type="float" office:value="0.02499936">
            <text:p>0.02499936</text:p>
          </table:table-cell>
          <table:table-cell table:formula="of:=20+0.1*([.A115]/16)" office:value-type="float" office:value="20.2">
            <text:p>20.2</text:p>
          </table:table-cell>
          <table:table-cell table:formula="of:=[.AA115]+[.N115]*([.AD115]+[.W115]*[.AI115])" office:value-type="float" office:value="0.282610765478">
            <text:p>0.282610765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883">
            <text:p>4883</text:p>
          </table:table-cell>
          <table:table-cell office:value-type="float" office:value="36360">
            <text:p>36360</text:p>
          </table:table-cell>
          <table:table-cell office:value-type="float" office:value="2778">
            <text:p>2778</text:p>
          </table:table-cell>
          <table:table-cell office:value-type="float" office:value="0.07661">
            <text:p>0.07661</text:p>
          </table:table-cell>
          <table:table-cell office:value-type="float" office:value="4942">
            <text:p>4942</text:p>
          </table:table-cell>
          <table:table-cell office:value-type="float" office:value="17283">
            <text:p>17283</text:p>
          </table:table-cell>
          <table:table-cell office:value-type="float" office:value="7661">
            <text:p>7661</text:p>
          </table:table-cell>
          <table:table-cell office:value-type="float" office:value="508">
            <text:p>508</text:p>
          </table:table-cell>
          <table:table-cell office:value-type="float" office:value="17283">
            <text:p>17283</text:p>
          </table:table-cell>
          <table:table-cell office:value-type="float" office:value="2728">
            <text:p>2728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6631">
            <text:p>0.0663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6]+[.AB116]" office:value-type="float" office:value="0.37897997">
            <text:p>0.37897997</text:p>
          </table:table-cell>
          <table:table-cell table:formula="of:=[.AF116]+[.AC116]" office:value-type="float" office:value="0.02499936">
            <text:p>0.02499936</text:p>
          </table:table-cell>
          <table:table-cell table:formula="of:=20+0.1*([.A116]/16)" office:value-type="float" office:value="20.2">
            <text:p>20.2</text:p>
          </table:table-cell>
          <table:table-cell table:formula="of:=[.AA116]+[.N116]*([.AD116]+[.W116]*[.AI116])" office:value-type="float" office:value="0.28325251175">
            <text:p>0.283252511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955">
            <text:p>4955</text:p>
          </table:table-cell>
          <table:table-cell office:value-type="float" office:value="36360">
            <text:p>36360</text:p>
          </table:table-cell>
          <table:table-cell office:value-type="float" office:value="2957">
            <text:p>2957</text:p>
          </table:table-cell>
          <table:table-cell office:value-type="float" office:value="0.07912">
            <text:p>0.07912</text:p>
          </table:table-cell>
          <table:table-cell office:value-type="float" office:value="4942">
            <text:p>4942</text:p>
          </table:table-cell>
          <table:table-cell office:value-type="float" office:value="17534">
            <text:p>17534</text:p>
          </table:table-cell>
          <table:table-cell office:value-type="float" office:value="7912">
            <text:p>7912</text:p>
          </table:table-cell>
          <table:table-cell office:value-type="float" office:value="508">
            <text:p>508</text:p>
          </table:table-cell>
          <table:table-cell office:value-type="float" office:value="17534">
            <text:p>17534</text:p>
          </table:table-cell>
          <table:table-cell office:value-type="float" office:value="2728">
            <text:p>2728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64206">
            <text:p>0.064206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7]+[.AB117]" office:value-type="float" office:value="0.37897997">
            <text:p>0.37897997</text:p>
          </table:table-cell>
          <table:table-cell table:formula="of:=[.AF117]+[.AC117]" office:value-type="float" office:value="0.02499936">
            <text:p>0.02499936</text:p>
          </table:table-cell>
          <table:table-cell table:formula="of:=20+0.1*([.A117]/16)" office:value-type="float" office:value="20.2">
            <text:p>20.2</text:p>
          </table:table-cell>
          <table:table-cell table:formula="of:=[.AA117]+[.N117]*([.AD117]+[.W117]*[.AI117])" office:value-type="float" office:value="0.284108342704">
            <text:p>0.284108342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38">
            <text:p>4738</text:p>
          </table:table-cell>
          <table:table-cell office:value-type="float" office:value="36360">
            <text:p>36360</text:p>
          </table:table-cell>
          <table:table-cell office:value-type="float" office:value="2604">
            <text:p>2604</text:p>
          </table:table-cell>
          <table:table-cell office:value-type="float" office:value="0.07342">
            <text:p>0.07342</text:p>
          </table:table-cell>
          <table:table-cell office:value-type="float" office:value="4942">
            <text:p>4942</text:p>
          </table:table-cell>
          <table:table-cell office:value-type="float" office:value="24306">
            <text:p>24306</text:p>
          </table:table-cell>
          <table:table-cell office:value-type="float" office:value="7342">
            <text:p>7342</text:p>
          </table:table-cell>
          <table:table-cell office:value-type="float" office:value="407">
            <text:p>407</text:p>
          </table:table-cell>
          <table:table-cell office:value-type="float" office:value="24306">
            <text:p>24306</text:p>
          </table:table-cell>
          <table:table-cell office:value-type="float" office:value="3077">
            <text:p>30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55434">
            <text:p>0.055434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4036">
            <text:p>4036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8]+[.AB118]" office:value-type="float" office:value="0.37897997">
            <text:p>0.37897997</text:p>
          </table:table-cell>
          <table:table-cell table:formula="of:=[.AF118]+[.AC118]" office:value-type="float" office:value="0.02499936">
            <text:p>0.02499936</text:p>
          </table:table-cell>
          <table:table-cell table:formula="of:=20+0.1*([.A118]/16)" office:value-type="float" office:value="20.2">
            <text:p>20.2</text:p>
          </table:table-cell>
          <table:table-cell table:formula="of:=[.AA118]+[.N118]*([.AD118]+[.W118]*[.AI118])" office:value-type="float" office:value="0.261761136916">
            <text:p>0.261761136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93">
            <text:p>4793</text:p>
          </table:table-cell>
          <table:table-cell office:value-type="float" office:value="36360">
            <text:p>36360</text:p>
          </table:table-cell>
          <table:table-cell office:value-type="float" office:value="2680">
            <text:p>2680</text:p>
          </table:table-cell>
          <table:table-cell office:value-type="float" office:value="0.07473">
            <text:p>0.07473</text:p>
          </table:table-cell>
          <table:table-cell office:value-type="float" office:value="4942">
            <text:p>4942</text:p>
          </table:table-cell>
          <table:table-cell office:value-type="float" office:value="24568">
            <text:p>24568</text:p>
          </table:table-cell>
          <table:table-cell office:value-type="float" office:value="7473">
            <text:p>7473</text:p>
          </table:table-cell>
          <table:table-cell office:value-type="float" office:value="407">
            <text:p>407</text:p>
          </table:table-cell>
          <table:table-cell office:value-type="float" office:value="24568">
            <text:p>24568</text:p>
          </table:table-cell>
          <table:table-cell office:value-type="float" office:value="3077">
            <text:p>30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54463">
            <text:p>0.05446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4036">
            <text:p>4036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19]+[.AB119]" office:value-type="float" office:value="0.37897997">
            <text:p>0.37897997</text:p>
          </table:table-cell>
          <table:table-cell table:formula="of:=[.AF119]+[.AC119]" office:value-type="float" office:value="0.02499936">
            <text:p>0.02499936</text:p>
          </table:table-cell>
          <table:table-cell table:formula="of:=20+0.1*([.A119]/16)" office:value-type="float" office:value="20.2">
            <text:p>20.2</text:p>
          </table:table-cell>
          <table:table-cell table:formula="of:=[.AA119]+[.N119]*([.AD119]+[.W119]*[.AI119])" office:value-type="float" office:value="0.262209251288">
            <text:p>0.2622092513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883">
            <text:p>4883</text:p>
          </table:table-cell>
          <table:table-cell office:value-type="float" office:value="36360">
            <text:p>36360</text:p>
          </table:table-cell>
          <table:table-cell office:value-type="float" office:value="2778">
            <text:p>2778</text:p>
          </table:table-cell>
          <table:table-cell office:value-type="float" office:value="0.07661">
            <text:p>0.07661</text:p>
          </table:table-cell>
          <table:table-cell office:value-type="float" office:value="4942">
            <text:p>4942</text:p>
          </table:table-cell>
          <table:table-cell office:value-type="float" office:value="24944">
            <text:p>24944</text:p>
          </table:table-cell>
          <table:table-cell office:value-type="float" office:value="7661">
            <text:p>7661</text:p>
          </table:table-cell>
          <table:table-cell office:value-type="float" office:value="407">
            <text:p>407</text:p>
          </table:table-cell>
          <table:table-cell office:value-type="float" office:value="24944">
            <text:p>24944</text:p>
          </table:table-cell>
          <table:table-cell office:value-type="float" office:value="3077">
            <text:p>30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53126">
            <text:p>0.053126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4036">
            <text:p>4036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0]+[.AB120]" office:value-type="float" office:value="0.37897997">
            <text:p>0.37897997</text:p>
          </table:table-cell>
          <table:table-cell table:formula="of:=[.AF120]+[.AC120]" office:value-type="float" office:value="0.02499936">
            <text:p>0.02499936</text:p>
          </table:table-cell>
          <table:table-cell table:formula="of:=20+0.1*([.A120]/16)" office:value-type="float" office:value="20.2">
            <text:p>20.2</text:p>
          </table:table-cell>
          <table:table-cell table:formula="of:=[.AA120]+[.N120]*([.AD120]+[.W120]*[.AI120])" office:value-type="float" office:value="0.262849981702">
            <text:p>0.262849981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955">
            <text:p>4955</text:p>
          </table:table-cell>
          <table:table-cell office:value-type="float" office:value="36360">
            <text:p>36360</text:p>
          </table:table-cell>
          <table:table-cell office:value-type="float" office:value="2957">
            <text:p>2957</text:p>
          </table:table-cell>
          <table:table-cell office:value-type="float" office:value="0.07912">
            <text:p>0.07912</text:p>
          </table:table-cell>
          <table:table-cell office:value-type="float" office:value="4942">
            <text:p>4942</text:p>
          </table:table-cell>
          <table:table-cell office:value-type="float" office:value="25446">
            <text:p>25446</text:p>
          </table:table-cell>
          <table:table-cell office:value-type="float" office:value="7912">
            <text:p>7912</text:p>
          </table:table-cell>
          <table:table-cell office:value-type="float" office:value="407">
            <text:p>407</text:p>
          </table:table-cell>
          <table:table-cell office:value-type="float" office:value="25446">
            <text:p>25446</text:p>
          </table:table-cell>
          <table:table-cell office:value-type="float" office:value="3077">
            <text:p>3077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51441">
            <text:p>0.051441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4036">
            <text:p>4036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1]+[.AB121]" office:value-type="float" office:value="0.37897997">
            <text:p>0.37897997</text:p>
          </table:table-cell>
          <table:table-cell table:formula="of:=[.AF121]+[.AC121]" office:value-type="float" office:value="0.02499936">
            <text:p>0.02499936</text:p>
          </table:table-cell>
          <table:table-cell table:formula="of:=20+0.1*([.A121]/16)" office:value-type="float" office:value="20.2">
            <text:p>20.2</text:p>
          </table:table-cell>
          <table:table-cell table:formula="of:=[.AA121]+[.N121]*([.AD121]+[.W121]*[.AI121])" office:value-type="float" office:value="0.263707013344">
            <text:p>0.2637070133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38">
            <text:p>4738</text:p>
          </table:table-cell>
          <table:table-cell office:value-type="float" office:value="36360">
            <text:p>36360</text:p>
          </table:table-cell>
          <table:table-cell office:value-type="float" office:value="2604">
            <text:p>2604</text:p>
          </table:table-cell>
          <table:table-cell office:value-type="float" office:value="0.07342">
            <text:p>0.07342</text:p>
          </table:table-cell>
          <table:table-cell office:value-type="float" office:value="4942">
            <text:p>4942</text:p>
          </table:table-cell>
          <table:table-cell office:value-type="float" office:value="31648">
            <text:p>31648</text:p>
          </table:table-cell>
          <table:table-cell office:value-type="float" office:value="7342">
            <text:p>7342</text:p>
          </table:table-cell>
          <table:table-cell office:value-type="float" office:value="379">
            <text:p>379</text:p>
          </table:table-cell>
          <table:table-cell office:value-type="float" office:value="31648">
            <text:p>31648</text:p>
          </table:table-cell>
          <table:table-cell office:value-type="float" office:value="3325">
            <text:p>3325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51621">
            <text:p>0.051621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2]+[.AB122]" office:value-type="float" office:value="0.37897997">
            <text:p>0.37897997</text:p>
          </table:table-cell>
          <table:table-cell table:formula="of:=[.AF122]+[.AC122]" office:value-type="float" office:value="0.02499936">
            <text:p>0.02499936</text:p>
          </table:table-cell>
          <table:table-cell table:formula="of:=20+0.1*([.A122]/16)" office:value-type="float" office:value="20.2">
            <text:p>20.2</text:p>
          </table:table-cell>
          <table:table-cell table:formula="of:=[.AA122]+[.N122]*([.AD122]+[.W122]*[.AI122])" office:value-type="float" office:value="0.256106137624">
            <text:p>0.256106137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38">
            <text:p>4738</text:p>
          </table:table-cell>
          <table:table-cell office:value-type="float" office:value="36360">
            <text:p>36360</text:p>
          </table:table-cell>
          <table:table-cell office:value-type="float" office:value="2604">
            <text:p>2604</text:p>
          </table:table-cell>
          <table:table-cell office:value-type="float" office:value="0.07342">
            <text:p>0.07342</text:p>
          </table:table-cell>
          <table:table-cell office:value-type="float" office:value="4942">
            <text:p>4942</text:p>
          </table:table-cell>
          <table:table-cell office:value-type="float" office:value="31648">
            <text:p>31648</text:p>
          </table:table-cell>
          <table:table-cell office:value-type="float" office:value="7342">
            <text:p>7342</text:p>
          </table:table-cell>
          <table:table-cell office:value-type="float" office:value="379">
            <text:p>379</text:p>
          </table:table-cell>
          <table:table-cell office:value-type="float" office:value="31648">
            <text:p>31648</text:p>
          </table:table-cell>
          <table:table-cell office:value-type="float" office:value="3325">
            <text:p>3325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51621">
            <text:p>0.051621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3]+[.AB123]" office:value-type="float" office:value="0.37897997">
            <text:p>0.37897997</text:p>
          </table:table-cell>
          <table:table-cell table:formula="of:=[.AF123]+[.AC123]" office:value-type="float" office:value="0.02499936">
            <text:p>0.02499936</text:p>
          </table:table-cell>
          <table:table-cell table:formula="of:=20+0.1*([.A123]/16)" office:value-type="float" office:value="20.2">
            <text:p>20.2</text:p>
          </table:table-cell>
          <table:table-cell table:formula="of:=[.AA123]+[.N123]*([.AD123]+[.W123]*[.AI123])" office:value-type="float" office:value="0.256106137624">
            <text:p>0.256106137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93">
            <text:p>4793</text:p>
          </table:table-cell>
          <table:table-cell office:value-type="float" office:value="36360">
            <text:p>36360</text:p>
          </table:table-cell>
          <table:table-cell office:value-type="float" office:value="2680">
            <text:p>2680</text:p>
          </table:table-cell>
          <table:table-cell office:value-type="float" office:value="0.07473">
            <text:p>0.07473</text:p>
          </table:table-cell>
          <table:table-cell office:value-type="float" office:value="4942">
            <text:p>4942</text:p>
          </table:table-cell>
          <table:table-cell office:value-type="float" office:value="32041">
            <text:p>32041</text:p>
          </table:table-cell>
          <table:table-cell office:value-type="float" office:value="7473">
            <text:p>7473</text:p>
          </table:table-cell>
          <table:table-cell office:value-type="float" office:value="379">
            <text:p>379</text:p>
          </table:table-cell>
          <table:table-cell office:value-type="float" office:value="32041">
            <text:p>32041</text:p>
          </table:table-cell>
          <table:table-cell office:value-type="float" office:value="3325">
            <text:p>3325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50716">
            <text:p>0.050716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4]+[.AB124]" office:value-type="float" office:value="0.37897997">
            <text:p>0.37897997</text:p>
          </table:table-cell>
          <table:table-cell table:formula="of:=[.AF124]+[.AC124]" office:value-type="float" office:value="0.02499936">
            <text:p>0.02499936</text:p>
          </table:table-cell>
          <table:table-cell table:formula="of:=20+0.1*([.A124]/16)" office:value-type="float" office:value="20.2">
            <text:p>20.2</text:p>
          </table:table-cell>
          <table:table-cell table:formula="of:=[.AA124]+[.N124]*([.AD124]+[.W124]*[.AI124])" office:value-type="float" office:value="0.256552982426">
            <text:p>0.256552982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883">
            <text:p>4883</text:p>
          </table:table-cell>
          <table:table-cell office:value-type="float" office:value="36360">
            <text:p>36360</text:p>
          </table:table-cell>
          <table:table-cell office:value-type="float" office:value="2778">
            <text:p>2778</text:p>
          </table:table-cell>
          <table:table-cell office:value-type="float" office:value="0.07661">
            <text:p>0.07661</text:p>
          </table:table-cell>
          <table:table-cell office:value-type="float" office:value="4942">
            <text:p>4942</text:p>
          </table:table-cell>
          <table:table-cell office:value-type="float" office:value="32605">
            <text:p>32605</text:p>
          </table:table-cell>
          <table:table-cell office:value-type="float" office:value="7661">
            <text:p>7661</text:p>
          </table:table-cell>
          <table:table-cell office:value-type="float" office:value="379">
            <text:p>379</text:p>
          </table:table-cell>
          <table:table-cell office:value-type="float" office:value="32605">
            <text:p>32605</text:p>
          </table:table-cell>
          <table:table-cell office:value-type="float" office:value="3325">
            <text:p>3325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49471">
            <text:p>0.049471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5]+[.AB125]" office:value-type="float" office:value="0.37897997">
            <text:p>0.37897997</text:p>
          </table:table-cell>
          <table:table-cell table:formula="of:=[.AF125]+[.AC125]" office:value-type="float" office:value="0.02499936">
            <text:p>0.02499936</text:p>
          </table:table-cell>
          <table:table-cell table:formula="of:=20+0.1*([.A125]/16)" office:value-type="float" office:value="20.2">
            <text:p>20.2</text:p>
          </table:table-cell>
          <table:table-cell table:formula="of:=[.AA125]+[.N125]*([.AD125]+[.W125]*[.AI125])" office:value-type="float" office:value="0.257193788792">
            <text:p>0.257193788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955">
            <text:p>4955</text:p>
          </table:table-cell>
          <table:table-cell office:value-type="float" office:value="36360">
            <text:p>36360</text:p>
          </table:table-cell>
          <table:table-cell office:value-type="float" office:value="2957">
            <text:p>2957</text:p>
          </table:table-cell>
          <table:table-cell office:value-type="float" office:value="0.07912">
            <text:p>0.07912</text:p>
          </table:table-cell>
          <table:table-cell office:value-type="float" office:value="4942">
            <text:p>4942</text:p>
          </table:table-cell>
          <table:table-cell office:value-type="float" office:value="33358">
            <text:p>33358</text:p>
          </table:table-cell>
          <table:table-cell office:value-type="float" office:value="7912">
            <text:p>7912</text:p>
          </table:table-cell>
          <table:table-cell office:value-type="float" office:value="379">
            <text:p>379</text:p>
          </table:table-cell>
          <table:table-cell office:value-type="float" office:value="33358">
            <text:p>33358</text:p>
          </table:table-cell>
          <table:table-cell office:value-type="float" office:value="3325">
            <text:p>3325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047902">
            <text:p>0.047902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6]+[.AB126]" office:value-type="float" office:value="0.37897997">
            <text:p>0.37897997</text:p>
          </table:table-cell>
          <table:table-cell table:formula="of:=[.AF126]+[.AC126]" office:value-type="float" office:value="0.02499936">
            <text:p>0.02499936</text:p>
          </table:table-cell>
          <table:table-cell table:formula="of:=20+0.1*([.A126]/16)" office:value-type="float" office:value="20.2">
            <text:p>20.2</text:p>
          </table:table-cell>
          <table:table-cell table:formula="of:=[.AA126]+[.N126]*([.AD126]+[.W126]*[.AI126])" office:value-type="float" office:value="0.258050898608">
            <text:p>0.258050898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37">
            <text:p>5137</text:p>
          </table:table-cell>
          <table:table-cell office:value-type="float" office:value="36360">
            <text:p>36360</text:p>
          </table:table-cell>
          <table:table-cell office:value-type="float" office:value="3428">
            <text:p>3428</text:p>
          </table:table-cell>
          <table:table-cell office:value-type="float" office:value="0.08565">
            <text:p>0.08565</text:p>
          </table:table-cell>
          <table:table-cell office:value-type="float" office:value="6152">
            <text:p>6152</text:p>
          </table:table-cell>
          <table:table-cell office:value-type="float" office:value="37306">
            <text:p>37306</text:p>
          </table:table-cell>
          <table:table-cell office:value-type="float" office:value="8565">
            <text:p>8565</text:p>
          </table:table-cell>
          <table:table-cell office:value-type="float" office:value="379">
            <text:p>379</text:p>
          </table:table-cell>
          <table:table-cell office:value-type="float" office:value="37306">
            <text:p>37306</text:p>
          </table:table-cell>
          <table:table-cell office:value-type="float" office:value="3326">
            <text:p>3326</text:p>
          </table:table-cell>
          <table:table-cell office:value-type="float" office:value="6152">
            <text:p>6152</text:p>
          </table:table-cell>
          <table:table-cell office:value-type="float" office:value="0">
            <text:p>0</text:p>
          </table:table-cell>
          <table:table-cell office:value-type="float" office:value="0.04425">
            <text:p>0.04425</text:p>
          </table:table-cell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7]+[.AB127]" office:value-type="float" office:value="0.37897997">
            <text:p>0.37897997</text:p>
          </table:table-cell>
          <table:table-cell table:formula="of:=[.AF127]+[.AC127]" office:value-type="float" office:value="0.02499936">
            <text:p>0.02499936</text:p>
          </table:table-cell>
          <table:table-cell table:formula="of:=20+0.1*([.A127]/16)" office:value-type="float" office:value="20.2">
            <text:p>20.2</text:p>
          </table:table-cell>
          <table:table-cell table:formula="of:=[.AA127]+[.N127]*([.AD127]+[.W127]*[.AI127])" office:value-type="float" office:value="0.26027914595">
            <text:p>0.26027914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41">
            <text:p>2641</text:p>
          </table:table-cell>
          <table:table-cell office:value-type="float" office:value="36360">
            <text:p>36360</text:p>
          </table:table-cell>
          <table:table-cell office:value-type="float" office:value="1353">
            <text:p>1353</text:p>
          </table:table-cell>
          <table:table-cell office:value-type="float" office:value="0.03994">
            <text:p>0.03994</text:p>
          </table:table-cell>
          <table:table-cell office:value-type="float" office:value="3369">
            <text:p>3369</text:p>
          </table:table-cell>
          <table:table-cell office:value-type="float" office:value="5992">
            <text:p>5992</text:p>
          </table:table-cell>
          <table:table-cell office:value-type="float" office:value="3994">
            <text:p>3994</text:p>
          </table:table-cell>
          <table:table-cell office:value-type="float" office:value="673">
            <text:p>673</text:p>
          </table:table-cell>
          <table:table-cell office:value-type="float" office:value="5992">
            <text:p>5992</text:p>
          </table:table-cell>
          <table:table-cell office:value-type="float" office:value="2280">
            <text:p>228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68503">
            <text:p>0.168503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335">
            <text:p>3335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8]+[.AB128]" office:value-type="float" office:value="0.397958164">
            <text:p>0.397958164</text:p>
          </table:table-cell>
          <table:table-cell table:formula="of:=[.AF128]+[.AC128]" office:value-type="float" office:value="0.02505093">
            <text:p>0.02505093</text:p>
          </table:table-cell>
          <table:table-cell table:formula="of:=20+0.1*([.A128]/16)" office:value-type="float" office:value="20.2">
            <text:p>20.2</text:p>
          </table:table-cell>
          <table:table-cell table:formula="of:=[.AA128]+[.N128]*([.AD128]+[.W128]*[.AI128])" office:value-type="float" office:value="0.335259245584">
            <text:p>0.335259245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78">
            <text:p>2678</text:p>
          </table:table-cell>
          <table:table-cell office:value-type="float" office:value="36360">
            <text:p>36360</text:p>
          </table:table-cell>
          <table:table-cell office:value-type="float" office:value="1453">
            <text:p>1453</text:p>
          </table:table-cell>
          <table:table-cell office:value-type="float" office:value="0.04131">
            <text:p>0.04131</text:p>
          </table:table-cell>
          <table:table-cell office:value-type="float" office:value="3369">
            <text:p>3369</text:p>
          </table:table-cell>
          <table:table-cell office:value-type="float" office:value="5992">
            <text:p>5992</text:p>
          </table:table-cell>
          <table:table-cell office:value-type="float" office:value="4131">
            <text:p>4131</text:p>
          </table:table-cell>
          <table:table-cell office:value-type="float" office:value="673">
            <text:p>673</text:p>
          </table:table-cell>
          <table:table-cell office:value-type="float" office:value="5992">
            <text:p>5992</text:p>
          </table:table-cell>
          <table:table-cell office:value-type="float" office:value="2280">
            <text:p>228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62915">
            <text:p>0.162915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335">
            <text:p>3335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29]+[.AB129]" office:value-type="float" office:value="0.397958164">
            <text:p>0.397958164</text:p>
          </table:table-cell>
          <table:table-cell table:formula="of:=[.AF129]+[.AC129]" office:value-type="float" office:value="0.02505093">
            <text:p>0.02505093</text:p>
          </table:table-cell>
          <table:table-cell table:formula="of:=20+0.1*([.A129]/16)" office:value-type="float" office:value="20.2">
            <text:p>20.2</text:p>
          </table:table-cell>
          <table:table-cell table:formula="of:=[.AA129]+[.N129]*([.AD129]+[.W129]*[.AI129])" office:value-type="float" office:value="0.33572688576">
            <text:p>0.335726885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40">
            <text:p>2740</text:p>
          </table:table-cell>
          <table:table-cell office:value-type="float" office:value="36360">
            <text:p>36360</text:p>
          </table:table-cell>
          <table:table-cell office:value-type="float" office:value="1565">
            <text:p>1565</text:p>
          </table:table-cell>
          <table:table-cell office:value-type="float" office:value="0.04305">
            <text:p>0.04305</text:p>
          </table:table-cell>
          <table:table-cell office:value-type="float" office:value="3369">
            <text:p>3369</text:p>
          </table:table-cell>
          <table:table-cell office:value-type="float" office:value="5992">
            <text:p>5992</text:p>
          </table:table-cell>
          <table:table-cell office:value-type="float" office:value="4305">
            <text:p>4305</text:p>
          </table:table-cell>
          <table:table-cell office:value-type="float" office:value="673">
            <text:p>673</text:p>
          </table:table-cell>
          <table:table-cell office:value-type="float" office:value="5992">
            <text:p>5992</text:p>
          </table:table-cell>
          <table:table-cell office:value-type="float" office:value="2280">
            <text:p>228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5633">
            <text:p>0.15633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335">
            <text:p>3335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0]+[.AB130]" office:value-type="float" office:value="0.397958164">
            <text:p>0.397958164</text:p>
          </table:table-cell>
          <table:table-cell table:formula="of:=[.AF130]+[.AC130]" office:value-type="float" office:value="0.02505093">
            <text:p>0.02505093</text:p>
          </table:table-cell>
          <table:table-cell table:formula="of:=20+0.1*([.A130]/16)" office:value-type="float" office:value="20.2">
            <text:p>20.2</text:p>
          </table:table-cell>
          <table:table-cell table:formula="of:=[.AA130]+[.N130]*([.AD130]+[.W130]*[.AI130])" office:value-type="float" office:value="0.33632035095">
            <text:p>0.33632035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99">
            <text:p>2799</text:p>
          </table:table-cell>
          <table:table-cell office:value-type="float" office:value="36360">
            <text:p>36360</text:p>
          </table:table-cell>
          <table:table-cell office:value-type="float" office:value="1742">
            <text:p>1742</text:p>
          </table:table-cell>
          <table:table-cell office:value-type="float" office:value="0.04541">
            <text:p>0.04541</text:p>
          </table:table-cell>
          <table:table-cell office:value-type="float" office:value="3369">
            <text:p>3369</text:p>
          </table:table-cell>
          <table:table-cell office:value-type="float" office:value="5992">
            <text:p>5992</text:p>
          </table:table-cell>
          <table:table-cell office:value-type="float" office:value="4541">
            <text:p>4541</text:p>
          </table:table-cell>
          <table:table-cell office:value-type="float" office:value="673">
            <text:p>673</text:p>
          </table:table-cell>
          <table:table-cell office:value-type="float" office:value="5992">
            <text:p>5992</text:p>
          </table:table-cell>
          <table:table-cell office:value-type="float" office:value="2280">
            <text:p>228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48205">
            <text:p>0.148205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335">
            <text:p>3335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1]+[.AB131]" office:value-type="float" office:value="0.397958164">
            <text:p>0.397958164</text:p>
          </table:table-cell>
          <table:table-cell table:formula="of:=[.AF131]+[.AC131]" office:value-type="float" office:value="0.02505093">
            <text:p>0.02505093</text:p>
          </table:table-cell>
          <table:table-cell table:formula="of:=20+0.1*([.A131]/16)" office:value-type="float" office:value="20.2">
            <text:p>20.2</text:p>
          </table:table-cell>
          <table:table-cell table:formula="of:=[.AA131]+[.N131]*([.AD131]+[.W131]*[.AI131])" office:value-type="float" office:value="0.33712526114">
            <text:p>0.337125261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41">
            <text:p>2641</text:p>
          </table:table-cell>
          <table:table-cell office:value-type="float" office:value="36360">
            <text:p>36360</text:p>
          </table:table-cell>
          <table:table-cell office:value-type="float" office:value="1354">
            <text:p>1354</text:p>
          </table:table-cell>
          <table:table-cell office:value-type="float" office:value="0.03995">
            <text:p>0.03995</text:p>
          </table:table-cell>
          <table:table-cell office:value-type="float" office:value="3369">
            <text:p>3369</text:p>
          </table:table-cell>
          <table:table-cell office:value-type="float" office:value="9987">
            <text:p>9987</text:p>
          </table:table-cell>
          <table:table-cell office:value-type="float" office:value="3995">
            <text:p>3995</text:p>
          </table:table-cell>
          <table:table-cell office:value-type="float" office:value="510">
            <text:p>510</text:p>
          </table:table-cell>
          <table:table-cell office:value-type="float" office:value="9987">
            <text:p>9987</text:p>
          </table:table-cell>
          <table:table-cell office:value-type="float" office:value="2729">
            <text:p>2729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2766">
            <text:p>0.12766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2]+[.AB132]" office:value-type="float" office:value="0.397958164">
            <text:p>0.397958164</text:p>
          </table:table-cell>
          <table:table-cell table:formula="of:=[.AF132]+[.AC132]" office:value-type="float" office:value="0.02505093">
            <text:p>0.02505093</text:p>
          </table:table-cell>
          <table:table-cell table:formula="of:=20+0.1*([.A132]/16)" office:value-type="float" office:value="20.2">
            <text:p>20.2</text:p>
          </table:table-cell>
          <table:table-cell table:formula="of:=[.AA132]+[.N132]*([.AD132]+[.W132]*[.AI132])" office:value-type="float" office:value="0.30233680275">
            <text:p>0.302336802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78">
            <text:p>2678</text:p>
          </table:table-cell>
          <table:table-cell office:value-type="float" office:value="36360">
            <text:p>36360</text:p>
          </table:table-cell>
          <table:table-cell office:value-type="float" office:value="1454">
            <text:p>1454</text:p>
          </table:table-cell>
          <table:table-cell office:value-type="float" office:value="0.04132">
            <text:p>0.04132</text:p>
          </table:table-cell>
          <table:table-cell office:value-type="float" office:value="3369">
            <text:p>3369</text:p>
          </table:table-cell>
          <table:table-cell office:value-type="float" office:value="10124">
            <text:p>10124</text:p>
          </table:table-cell>
          <table:table-cell office:value-type="float" office:value="4132">
            <text:p>4132</text:p>
          </table:table-cell>
          <table:table-cell office:value-type="float" office:value="510">
            <text:p>510</text:p>
          </table:table-cell>
          <table:table-cell office:value-type="float" office:value="10124">
            <text:p>10124</text:p>
          </table:table-cell>
          <table:table-cell office:value-type="float" office:value="2729">
            <text:p>2729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23427">
            <text:p>0.123427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3]+[.AB133]" office:value-type="float" office:value="0.397958164">
            <text:p>0.397958164</text:p>
          </table:table-cell>
          <table:table-cell table:formula="of:=[.AF133]+[.AC133]" office:value-type="float" office:value="0.02505093">
            <text:p>0.02505093</text:p>
          </table:table-cell>
          <table:table-cell table:formula="of:=20+0.1*([.A133]/16)" office:value-type="float" office:value="20.2">
            <text:p>20.2</text:p>
          </table:table-cell>
          <table:table-cell table:formula="of:=[.AA133]+[.N133]*([.AD133]+[.W133]*[.AI133])" office:value-type="float" office:value="0.302803994688">
            <text:p>0.302803994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40">
            <text:p>2740</text:p>
          </table:table-cell>
          <table:table-cell office:value-type="float" office:value="36360">
            <text:p>36360</text:p>
          </table:table-cell>
          <table:table-cell office:value-type="float" office:value="1565">
            <text:p>1565</text:p>
          </table:table-cell>
          <table:table-cell office:value-type="float" office:value="0.04305">
            <text:p>0.04305</text:p>
          </table:table-cell>
          <table:table-cell office:value-type="float" office:value="3369">
            <text:p>3369</text:p>
          </table:table-cell>
          <table:table-cell office:value-type="float" office:value="10297">
            <text:p>10297</text:p>
          </table:table-cell>
          <table:table-cell office:value-type="float" office:value="4305">
            <text:p>4305</text:p>
          </table:table-cell>
          <table:table-cell office:value-type="float" office:value="510">
            <text:p>510</text:p>
          </table:table-cell>
          <table:table-cell office:value-type="float" office:value="10297">
            <text:p>10297</text:p>
          </table:table-cell>
          <table:table-cell office:value-type="float" office:value="2729">
            <text:p>2729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18467">
            <text:p>0.118467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4]+[.AB134]" office:value-type="float" office:value="0.397958164">
            <text:p>0.397958164</text:p>
          </table:table-cell>
          <table:table-cell table:formula="of:=[.AF134]+[.AC134]" office:value-type="float" office:value="0.02505093">
            <text:p>0.02505093</text:p>
          </table:table-cell>
          <table:table-cell table:formula="of:=20+0.1*([.A134]/16)" office:value-type="float" office:value="20.2">
            <text:p>20.2</text:p>
          </table:table-cell>
          <table:table-cell table:formula="of:=[.AA134]+[.N134]*([.AD134]+[.W134]*[.AI134])" office:value-type="float" office:value="0.30339430752">
            <text:p>0.303394307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99">
            <text:p>2799</text:p>
          </table:table-cell>
          <table:table-cell office:value-type="float" office:value="36360">
            <text:p>36360</text:p>
          </table:table-cell>
          <table:table-cell office:value-type="float" office:value="1742">
            <text:p>1742</text:p>
          </table:table-cell>
          <table:table-cell office:value-type="float" office:value="0.04541">
            <text:p>0.04541</text:p>
          </table:table-cell>
          <table:table-cell office:value-type="float" office:value="3369">
            <text:p>3369</text:p>
          </table:table-cell>
          <table:table-cell office:value-type="float" office:value="10533">
            <text:p>10533</text:p>
          </table:table-cell>
          <table:table-cell office:value-type="float" office:value="4541">
            <text:p>4541</text:p>
          </table:table-cell>
          <table:table-cell office:value-type="float" office:value="510">
            <text:p>510</text:p>
          </table:table-cell>
          <table:table-cell office:value-type="float" office:value="10533">
            <text:p>10533</text:p>
          </table:table-cell>
          <table:table-cell office:value-type="float" office:value="2729">
            <text:p>2729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1231">
            <text:p>0.11231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5]+[.AB135]" office:value-type="float" office:value="0.397958164">
            <text:p>0.397958164</text:p>
          </table:table-cell>
          <table:table-cell table:formula="of:=[.AF135]+[.AC135]" office:value-type="float" office:value="0.02505093">
            <text:p>0.02505093</text:p>
          </table:table-cell>
          <table:table-cell table:formula="of:=20+0.1*([.A135]/16)" office:value-type="float" office:value="20.2">
            <text:p>20.2</text:p>
          </table:table-cell>
          <table:table-cell table:formula="of:=[.AA135]+[.N135]*([.AD135]+[.W135]*[.AI135])" office:value-type="float" office:value="0.30419942375">
            <text:p>0.304199423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41">
            <text:p>2641</text:p>
          </table:table-cell>
          <table:table-cell office:value-type="float" office:value="36360">
            <text:p>36360</text:p>
          </table:table-cell>
          <table:table-cell office:value-type="float" office:value="1354">
            <text:p>1354</text:p>
          </table:table-cell>
          <table:table-cell office:value-type="float" office:value="0.03995">
            <text:p>0.03995</text:p>
          </table:table-cell>
          <table:table-cell office:value-type="float" office:value="3369">
            <text:p>3369</text:p>
          </table:table-cell>
          <table:table-cell office:value-type="float" office:value="13982">
            <text:p>13982</text:p>
          </table:table-cell>
          <table:table-cell office:value-type="float" office:value="3995">
            <text:p>3995</text:p>
          </table:table-cell>
          <table:table-cell office:value-type="float" office:value="408">
            <text:p>408</text:p>
          </table:table-cell>
          <table:table-cell office:value-type="float" office:value="13982">
            <text:p>13982</text:p>
          </table:table-cell>
          <table:table-cell office:value-type="float" office:value="3077">
            <text:p>3077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102128">
            <text:p>0.102128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4021">
            <text:p>402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6]+[.AB136]" office:value-type="float" office:value="0.397958164">
            <text:p>0.397958164</text:p>
          </table:table-cell>
          <table:table-cell table:formula="of:=[.AF136]+[.AC136]" office:value-type="float" office:value="0.02505093">
            <text:p>0.02505093</text:p>
          </table:table-cell>
          <table:table-cell table:formula="of:=20+0.1*([.A136]/16)" office:value-type="float" office:value="20.2">
            <text:p>20.2</text:p>
          </table:table-cell>
          <table:table-cell table:formula="of:=[.AA136]+[.N136]*([.AD136]+[.W136]*[.AI136])" office:value-type="float" office:value="0.28173273407">
            <text:p>0.281732734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78">
            <text:p>2678</text:p>
          </table:table-cell>
          <table:table-cell office:value-type="float" office:value="36360">
            <text:p>36360</text:p>
          </table:table-cell>
          <table:table-cell office:value-type="float" office:value="1454">
            <text:p>1454</text:p>
          </table:table-cell>
          <table:table-cell office:value-type="float" office:value="0.04132">
            <text:p>0.04132</text:p>
          </table:table-cell>
          <table:table-cell office:value-type="float" office:value="3369">
            <text:p>3369</text:p>
          </table:table-cell>
          <table:table-cell office:value-type="float" office:value="14256">
            <text:p>14256</text:p>
          </table:table-cell>
          <table:table-cell office:value-type="float" office:value="4132">
            <text:p>4132</text:p>
          </table:table-cell>
          <table:table-cell office:value-type="float" office:value="408">
            <text:p>408</text:p>
          </table:table-cell>
          <table:table-cell office:value-type="float" office:value="14256">
            <text:p>14256</text:p>
          </table:table-cell>
          <table:table-cell office:value-type="float" office:value="3077">
            <text:p>3077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98742">
            <text:p>0.0987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4021">
            <text:p>402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7]+[.AB137]" office:value-type="float" office:value="0.397958164">
            <text:p>0.397958164</text:p>
          </table:table-cell>
          <table:table-cell table:formula="of:=[.AF137]+[.AC137]" office:value-type="float" office:value="0.02505093">
            <text:p>0.02505093</text:p>
          </table:table-cell>
          <table:table-cell table:formula="of:=20+0.1*([.A137]/16)" office:value-type="float" office:value="20.2">
            <text:p>20.2</text:p>
          </table:table-cell>
          <table:table-cell table:formula="of:=[.AA137]+[.N137]*([.AD137]+[.W137]*[.AI137])" office:value-type="float" office:value="0.282200313848">
            <text:p>0.282200313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40">
            <text:p>2740</text:p>
          </table:table-cell>
          <table:table-cell office:value-type="float" office:value="36360">
            <text:p>36360</text:p>
          </table:table-cell>
          <table:table-cell office:value-type="float" office:value="1565">
            <text:p>1565</text:p>
          </table:table-cell>
          <table:table-cell office:value-type="float" office:value="0.04305">
            <text:p>0.04305</text:p>
          </table:table-cell>
          <table:table-cell office:value-type="float" office:value="3369">
            <text:p>3369</text:p>
          </table:table-cell>
          <table:table-cell office:value-type="float" office:value="14602">
            <text:p>14602</text:p>
          </table:table-cell>
          <table:table-cell office:value-type="float" office:value="4305">
            <text:p>4305</text:p>
          </table:table-cell>
          <table:table-cell office:value-type="float" office:value="408">
            <text:p>408</text:p>
          </table:table-cell>
          <table:table-cell office:value-type="float" office:value="14602">
            <text:p>14602</text:p>
          </table:table-cell>
          <table:table-cell office:value-type="float" office:value="3077">
            <text:p>3077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94774">
            <text:p>0.094774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4021">
            <text:p>402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8]+[.AB138]" office:value-type="float" office:value="0.397958164">
            <text:p>0.397958164</text:p>
          </table:table-cell>
          <table:table-cell table:formula="of:=[.AF138]+[.AC138]" office:value-type="float" office:value="0.02505093">
            <text:p>0.02505093</text:p>
          </table:table-cell>
          <table:table-cell table:formula="of:=20+0.1*([.A138]/16)" office:value-type="float" office:value="20.2">
            <text:p>20.2</text:p>
          </table:table-cell>
          <table:table-cell table:formula="of:=[.AA138]+[.N138]*([.AD138]+[.W138]*[.AI138])" office:value-type="float" office:value="0.28279063779">
            <text:p>0.282790637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99">
            <text:p>2799</text:p>
          </table:table-cell>
          <table:table-cell office:value-type="float" office:value="36360">
            <text:p>36360</text:p>
          </table:table-cell>
          <table:table-cell office:value-type="float" office:value="1742">
            <text:p>1742</text:p>
          </table:table-cell>
          <table:table-cell office:value-type="float" office:value="0.04541">
            <text:p>0.04541</text:p>
          </table:table-cell>
          <table:table-cell office:value-type="float" office:value="3369">
            <text:p>3369</text:p>
          </table:table-cell>
          <table:table-cell office:value-type="float" office:value="15074">
            <text:p>15074</text:p>
          </table:table-cell>
          <table:table-cell office:value-type="float" office:value="4541">
            <text:p>4541</text:p>
          </table:table-cell>
          <table:table-cell office:value-type="float" office:value="408">
            <text:p>408</text:p>
          </table:table-cell>
          <table:table-cell office:value-type="float" office:value="15074">
            <text:p>15074</text:p>
          </table:table-cell>
          <table:table-cell office:value-type="float" office:value="3077">
            <text:p>3077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89848">
            <text:p>0.089848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4021">
            <text:p>4021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39]+[.AB139]" office:value-type="float" office:value="0.397958164">
            <text:p>0.397958164</text:p>
          </table:table-cell>
          <table:table-cell table:formula="of:=[.AF139]+[.AC139]" office:value-type="float" office:value="0.02505093">
            <text:p>0.02505093</text:p>
          </table:table-cell>
          <table:table-cell table:formula="of:=20+0.1*([.A139]/16)" office:value-type="float" office:value="20.2">
            <text:p>20.2</text:p>
          </table:table-cell>
          <table:table-cell table:formula="of:=[.AA139]+[.N139]*([.AD139]+[.W139]*[.AI139])" office:value-type="float" office:value="0.283595435466">
            <text:p>0.283595435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41">
            <text:p>2641</text:p>
          </table:table-cell>
          <table:table-cell office:value-type="float" office:value="36360">
            <text:p>36360</text:p>
          </table:table-cell>
          <table:table-cell office:value-type="float" office:value="1354">
            <text:p>1354</text:p>
          </table:table-cell>
          <table:table-cell office:value-type="float" office:value="0.03995">
            <text:p>0.03995</text:p>
          </table:table-cell>
          <table:table-cell office:value-type="float" office:value="3369">
            <text:p>3369</text:p>
          </table:table-cell>
          <table:table-cell office:value-type="float" office:value="17977">
            <text:p>17977</text:p>
          </table:table-cell>
          <table:table-cell office:value-type="float" office:value="3995">
            <text:p>3995</text:p>
          </table:table-cell>
          <table:table-cell office:value-type="float" office:value="383">
            <text:p>383</text:p>
          </table:table-cell>
          <table:table-cell office:value-type="float" office:value="17977">
            <text:p>17977</text:p>
          </table:table-cell>
          <table:table-cell office:value-type="float" office:value="3325">
            <text:p>3325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9587">
            <text:p>0.09587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4309">
            <text:p>4309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0]+[.AB140]" office:value-type="float" office:value="0.397958164">
            <text:p>0.397958164</text:p>
          </table:table-cell>
          <table:table-cell table:formula="of:=[.AF140]+[.AC140]" office:value-type="float" office:value="0.02505093">
            <text:p>0.02505093</text:p>
          </table:table-cell>
          <table:table-cell table:formula="of:=20+0.1*([.A140]/16)" office:value-type="float" office:value="20.2">
            <text:p>20.2</text:p>
          </table:table-cell>
          <table:table-cell table:formula="of:=[.AA140]+[.N140]*([.AD140]+[.W140]*[.AI140])" office:value-type="float" office:value="0.27668259065">
            <text:p>0.276682590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41">
            <text:p>2641</text:p>
          </table:table-cell>
          <table:table-cell office:value-type="float" office:value="36360">
            <text:p>36360</text:p>
          </table:table-cell>
          <table:table-cell office:value-type="float" office:value="1354">
            <text:p>1354</text:p>
          </table:table-cell>
          <table:table-cell office:value-type="float" office:value="0.03995">
            <text:p>0.03995</text:p>
          </table:table-cell>
          <table:table-cell office:value-type="float" office:value="3369">
            <text:p>3369</text:p>
          </table:table-cell>
          <table:table-cell office:value-type="float" office:value="17977">
            <text:p>17977</text:p>
          </table:table-cell>
          <table:table-cell office:value-type="float" office:value="3995">
            <text:p>3995</text:p>
          </table:table-cell>
          <table:table-cell office:value-type="float" office:value="383">
            <text:p>383</text:p>
          </table:table-cell>
          <table:table-cell office:value-type="float" office:value="17977">
            <text:p>17977</text:p>
          </table:table-cell>
          <table:table-cell office:value-type="float" office:value="3325">
            <text:p>3325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9587">
            <text:p>0.09587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4309">
            <text:p>4309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1]+[.AB141]" office:value-type="float" office:value="0.397958164">
            <text:p>0.397958164</text:p>
          </table:table-cell>
          <table:table-cell table:formula="of:=[.AF141]+[.AC141]" office:value-type="float" office:value="0.02505093">
            <text:p>0.02505093</text:p>
          </table:table-cell>
          <table:table-cell table:formula="of:=20+0.1*([.A141]/16)" office:value-type="float" office:value="20.2">
            <text:p>20.2</text:p>
          </table:table-cell>
          <table:table-cell table:formula="of:=[.AA141]+[.N141]*([.AD141]+[.W141]*[.AI141])" office:value-type="float" office:value="0.27668259065">
            <text:p>0.276682590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678">
            <text:p>2678</text:p>
          </table:table-cell>
          <table:table-cell office:value-type="float" office:value="36360">
            <text:p>36360</text:p>
          </table:table-cell>
          <table:table-cell office:value-type="float" office:value="1454">
            <text:p>1454</text:p>
          </table:table-cell>
          <table:table-cell office:value-type="float" office:value="0.04132">
            <text:p>0.04132</text:p>
          </table:table-cell>
          <table:table-cell office:value-type="float" office:value="3369">
            <text:p>3369</text:p>
          </table:table-cell>
          <table:table-cell office:value-type="float" office:value="18388">
            <text:p>18388</text:p>
          </table:table-cell>
          <table:table-cell office:value-type="float" office:value="4132">
            <text:p>4132</text:p>
          </table:table-cell>
          <table:table-cell office:value-type="float" office:value="383">
            <text:p>383</text:p>
          </table:table-cell>
          <table:table-cell office:value-type="float" office:value="18388">
            <text:p>18388</text:p>
          </table:table-cell>
          <table:table-cell office:value-type="float" office:value="3325">
            <text:p>3325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92691">
            <text:p>0.092691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4309">
            <text:p>4309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2]+[.AB142]" office:value-type="float" office:value="0.397958164">
            <text:p>0.397958164</text:p>
          </table:table-cell>
          <table:table-cell table:formula="of:=[.AF142]+[.AC142]" office:value-type="float" office:value="0.02505093">
            <text:p>0.02505093</text:p>
          </table:table-cell>
          <table:table-cell table:formula="of:=20+0.1*([.A142]/16)" office:value-type="float" office:value="20.2">
            <text:p>20.2</text:p>
          </table:table-cell>
          <table:table-cell table:formula="of:=[.AA142]+[.N142]*([.AD142]+[.W142]*[.AI142])" office:value-type="float" office:value="0.277149761984">
            <text:p>0.27714976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40">
            <text:p>2740</text:p>
          </table:table-cell>
          <table:table-cell office:value-type="float" office:value="36360">
            <text:p>36360</text:p>
          </table:table-cell>
          <table:table-cell office:value-type="float" office:value="1565">
            <text:p>1565</text:p>
          </table:table-cell>
          <table:table-cell office:value-type="float" office:value="0.04305">
            <text:p>0.04305</text:p>
          </table:table-cell>
          <table:table-cell office:value-type="float" office:value="3369">
            <text:p>3369</text:p>
          </table:table-cell>
          <table:table-cell office:value-type="float" office:value="18907">
            <text:p>18907</text:p>
          </table:table-cell>
          <table:table-cell office:value-type="float" office:value="4305">
            <text:p>4305</text:p>
          </table:table-cell>
          <table:table-cell office:value-type="float" office:value="383">
            <text:p>383</text:p>
          </table:table-cell>
          <table:table-cell office:value-type="float" office:value="18907">
            <text:p>18907</text:p>
          </table:table-cell>
          <table:table-cell office:value-type="float" office:value="3325">
            <text:p>3325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88966">
            <text:p>0.088966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4309">
            <text:p>4309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3]+[.AB143]" office:value-type="float" office:value="0.397958164">
            <text:p>0.397958164</text:p>
          </table:table-cell>
          <table:table-cell table:formula="of:=[.AF143]+[.AC143]" office:value-type="float" office:value="0.02505093">
            <text:p>0.02505093</text:p>
          </table:table-cell>
          <table:table-cell table:formula="of:=20+0.1*([.A143]/16)" office:value-type="float" office:value="20.2">
            <text:p>20.2</text:p>
          </table:table-cell>
          <table:table-cell table:formula="of:=[.AA143]+[.N143]*([.AD143]+[.W143]*[.AI143])" office:value-type="float" office:value="0.27773994291">
            <text:p>0.277739942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799">
            <text:p>2799</text:p>
          </table:table-cell>
          <table:table-cell office:value-type="float" office:value="36360">
            <text:p>36360</text:p>
          </table:table-cell>
          <table:table-cell office:value-type="float" office:value="1742">
            <text:p>1742</text:p>
          </table:table-cell>
          <table:table-cell office:value-type="float" office:value="0.04541">
            <text:p>0.04541</text:p>
          </table:table-cell>
          <table:table-cell office:value-type="float" office:value="3369">
            <text:p>3369</text:p>
          </table:table-cell>
          <table:table-cell office:value-type="float" office:value="19615">
            <text:p>19615</text:p>
          </table:table-cell>
          <table:table-cell office:value-type="float" office:value="4541">
            <text:p>4541</text:p>
          </table:table-cell>
          <table:table-cell office:value-type="float" office:value="383">
            <text:p>383</text:p>
          </table:table-cell>
          <table:table-cell office:value-type="float" office:value="19615">
            <text:p>19615</text:p>
          </table:table-cell>
          <table:table-cell office:value-type="float" office:value="3325">
            <text:p>3325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084343">
            <text:p>0.084343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4309">
            <text:p>4309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4]+[.AB144]" office:value-type="float" office:value="0.397958164">
            <text:p>0.397958164</text:p>
          </table:table-cell>
          <table:table-cell table:formula="of:=[.AF144]+[.AC144]" office:value-type="float" office:value="0.02505093">
            <text:p>0.02505093</text:p>
          </table:table-cell>
          <table:table-cell table:formula="of:=20+0.1*([.A144]/16)" office:value-type="float" office:value="20.2">
            <text:p>20.2</text:p>
          </table:table-cell>
          <table:table-cell table:formula="of:=[.AA144]+[.N144]*([.AD144]+[.W144]*[.AI144])" office:value-type="float" office:value="0.278545798056">
            <text:p>0.278545798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884">
            <text:p>2884</text:p>
          </table:table-cell>
          <table:table-cell office:value-type="float" office:value="36360">
            <text:p>36360</text:p>
          </table:table-cell>
          <table:table-cell office:value-type="float" office:value="2198">
            <text:p>2198</text:p>
          </table:table-cell>
          <table:table-cell office:value-type="float" office:value="0.05082">
            <text:p>0.05082</text:p>
          </table:table-cell>
          <table:table-cell office:value-type="float" office:value="4043">
            <text:p>4043</text:p>
          </table:table-cell>
          <table:table-cell office:value-type="float" office:value="22314">
            <text:p>22314</text:p>
          </table:table-cell>
          <table:table-cell office:value-type="float" office:value="5082">
            <text:p>5082</text:p>
          </table:table-cell>
          <table:table-cell office:value-type="float" office:value="383">
            <text:p>383</text:p>
          </table:table-cell>
          <table:table-cell office:value-type="float" office:value="22314">
            <text:p>22314</text:p>
          </table:table-cell>
          <table:table-cell office:value-type="float" office:value="3322">
            <text:p>3322</text:p>
          </table:table-cell>
          <table:table-cell office:value-type="float" office:value="4043">
            <text:p>4043</text:p>
          </table:table-cell>
          <table:table-cell office:value-type="float" office:value="0">
            <text:p>0</text:p>
          </table:table-cell>
          <table:table-cell office:value-type="float" office:value="0.075364">
            <text:p>0.075364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37640553">
            <text:p>0.037640553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5]+[.AB145]" office:value-type="float" office:value="0.397958164">
            <text:p>0.397958164</text:p>
          </table:table-cell>
          <table:table-cell table:formula="of:=[.AF145]+[.AC145]" office:value-type="float" office:value="0.02505093">
            <text:p>0.02505093</text:p>
          </table:table-cell>
          <table:table-cell table:formula="of:=20+0.1*([.A145]/16)" office:value-type="float" office:value="20.2">
            <text:p>20.2</text:p>
          </table:table-cell>
          <table:table-cell table:formula="of:=[.AA145]+[.N145]*([.AD145]+[.W145]*[.AI145])" office:value-type="float" office:value="0.280391413956">
            <text:p>0.28039141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12">
            <text:p>1612</text:p>
          </table:table-cell>
          <table:table-cell office:value-type="float" office:value="36360">
            <text:p>36360</text:p>
          </table:table-cell>
          <table:table-cell office:value-type="float" office:value="733">
            <text:p>733</text:p>
          </table:table-cell>
          <table:table-cell office:value-type="float" office:value="0.02345">
            <text:p>0.02345</text:p>
          </table:table-cell>
          <table:table-cell office:value-type="float" office:value="2496">
            <text:p>2496</text:p>
          </table:table-cell>
          <table:table-cell office:value-type="float" office:value="4247">
            <text:p>4247</text:p>
          </table:table-cell>
          <table:table-cell office:value-type="float" office:value="2345">
            <text:p>2345</text:p>
          </table:table-cell>
          <table:table-cell office:value-type="float" office:value="676">
            <text:p>676</text:p>
          </table:table-cell>
          <table:table-cell office:value-type="float" office:value="4247">
            <text:p>4247</text:p>
          </table:table-cell>
          <table:table-cell office:value-type="float" office:value="2283">
            <text:p>228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288273">
            <text:p>0.288273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331">
            <text:p>3331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6]+[.AB146]" office:value-type="float" office:value="0.428751767">
            <text:p>0.428751767</text:p>
          </table:table-cell>
          <table:table-cell table:formula="of:=[.AF146]+[.AC146]" office:value-type="float" office:value="0.02648974">
            <text:p>0.02648974</text:p>
          </table:table-cell>
          <table:table-cell table:formula="of:=20+0.1*([.A146]/16)" office:value-type="float" office:value="20.2">
            <text:p>20.2</text:p>
          </table:table-cell>
          <table:table-cell table:formula="of:=[.AA146]+[.N146]*([.AD146]+[.W146]*[.AI146])" office:value-type="float" office:value="0.35572648222">
            <text:p>0.355726482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801">
            <text:p>801</text:p>
          </table:table-cell>
          <table:table-cell office:value-type="float" office:value="0.0243">
            <text:p>0.0243</text:p>
          </table:table-cell>
          <table:table-cell office:value-type="float" office:value="2496">
            <text:p>2496</text:p>
          </table:table-cell>
          <table:table-cell office:value-type="float" office:value="4247">
            <text:p>4247</text:p>
          </table:table-cell>
          <table:table-cell office:value-type="float" office:value="2430">
            <text:p>2430</text:p>
          </table:table-cell>
          <table:table-cell office:value-type="float" office:value="676">
            <text:p>676</text:p>
          </table:table-cell>
          <table:table-cell office:value-type="float" office:value="4247">
            <text:p>4247</text:p>
          </table:table-cell>
          <table:table-cell office:value-type="float" office:value="2283">
            <text:p>228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278189">
            <text:p>0.278189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331">
            <text:p>3331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7]+[.AB147]" office:value-type="float" office:value="0.428751767">
            <text:p>0.428751767</text:p>
          </table:table-cell>
          <table:table-cell table:formula="of:=[.AF147]+[.AC147]" office:value-type="float" office:value="0.02648974">
            <text:p>0.02648974</text:p>
          </table:table-cell>
          <table:table-cell table:formula="of:=20+0.1*([.A147]/16)" office:value-type="float" office:value="20.2">
            <text:p>20.2</text:p>
          </table:table-cell>
          <table:table-cell table:formula="of:=[.AA147]+[.N147]*([.AD147]+[.W147]*[.AI147])" office:value-type="float" office:value="0.35601632844">
            <text:p>0.356016328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76">
            <text:p>1676</text:p>
          </table:table-cell>
          <table:table-cell office:value-type="float" office:value="36360">
            <text:p>36360</text:p>
          </table:table-cell>
          <table:table-cell office:value-type="float" office:value="924">
            <text:p>924</text:p>
          </table:table-cell>
          <table:table-cell office:value-type="float" office:value="0.026">
            <text:p>0.026</text:p>
          </table:table-cell>
          <table:table-cell office:value-type="float" office:value="2496">
            <text:p>2496</text:p>
          </table:table-cell>
          <table:table-cell office:value-type="float" office:value="4247">
            <text:p>4247</text:p>
          </table:table-cell>
          <table:table-cell office:value-type="float" office:value="2600">
            <text:p>2600</text:p>
          </table:table-cell>
          <table:table-cell office:value-type="float" office:value="676">
            <text:p>676</text:p>
          </table:table-cell>
          <table:table-cell office:value-type="float" office:value="4247">
            <text:p>4247</text:p>
          </table:table-cell>
          <table:table-cell office:value-type="float" office:value="2283">
            <text:p>228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331">
            <text:p>3331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8]+[.AB148]" office:value-type="float" office:value="0.428751767">
            <text:p>0.428751767</text:p>
          </table:table-cell>
          <table:table-cell table:formula="of:=[.AF148]+[.AC148]" office:value-type="float" office:value="0.02648974">
            <text:p>0.02648974</text:p>
          </table:table-cell>
          <table:table-cell table:formula="of:=20+0.1*([.A148]/16)" office:value-type="float" office:value="20.2">
            <text:p>20.2</text:p>
          </table:table-cell>
          <table:table-cell table:formula="of:=[.AA148]+[.N148]*([.AD148]+[.W148]*[.AI148])" office:value-type="float" office:value="0.356596538">
            <text:p>0.35659653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731">
            <text:p>1731</text:p>
          </table:table-cell>
          <table:table-cell office:value-type="float" office:value="36360">
            <text:p>36360</text:p>
          </table:table-cell>
          <table:table-cell office:value-type="float" office:value="1110">
            <text:p>1110</text:p>
          </table:table-cell>
          <table:table-cell office:value-type="float" office:value="0.02841">
            <text:p>0.02841</text:p>
          </table:table-cell>
          <table:table-cell office:value-type="float" office:value="2496">
            <text:p>2496</text:p>
          </table:table-cell>
          <table:table-cell office:value-type="float" office:value="4247">
            <text:p>4247</text:p>
          </table:table-cell>
          <table:table-cell office:value-type="float" office:value="2841">
            <text:p>2841</text:p>
          </table:table-cell>
          <table:table-cell office:value-type="float" office:value="676">
            <text:p>676</text:p>
          </table:table-cell>
          <table:table-cell office:value-type="float" office:value="4247">
            <text:p>4247</text:p>
          </table:table-cell>
          <table:table-cell office:value-type="float" office:value="2283">
            <text:p>228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237944">
            <text:p>0.237944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3331">
            <text:p>3331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49]+[.AB149]" office:value-type="float" office:value="0.428751767">
            <text:p>0.428751767</text:p>
          </table:table-cell>
          <table:table-cell table:formula="of:=[.AF149]+[.AC149]" office:value-type="float" office:value="0.02648974">
            <text:p>0.02648974</text:p>
          </table:table-cell>
          <table:table-cell table:formula="of:=20+0.1*([.A149]/16)" office:value-type="float" office:value="20.2">
            <text:p>20.2</text:p>
          </table:table-cell>
          <table:table-cell table:formula="of:=[.AA149]+[.N149]*([.AD149]+[.W149]*[.AI149])" office:value-type="float" office:value="0.357418639938">
            <text:p>0.357418639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12">
            <text:p>1612</text:p>
          </table:table-cell>
          <table:table-cell office:value-type="float" office:value="36360">
            <text:p>36360</text:p>
          </table:table-cell>
          <table:table-cell office:value-type="float" office:value="733">
            <text:p>733</text:p>
          </table:table-cell>
          <table:table-cell office:value-type="float" office:value="0.02345">
            <text:p>0.02345</text:p>
          </table:table-cell>
          <table:table-cell office:value-type="float" office:value="2496">
            <text:p>2496</text:p>
          </table:table-cell>
          <table:table-cell office:value-type="float" office:value="6592">
            <text:p>6592</text:p>
          </table:table-cell>
          <table:table-cell office:value-type="float" office:value="2345">
            <text:p>2345</text:p>
          </table:table-cell>
          <table:table-cell office:value-type="float" office:value="511">
            <text:p>511</text:p>
          </table:table-cell>
          <table:table-cell office:value-type="float" office:value="6592">
            <text:p>6592</text:p>
          </table:table-cell>
          <table:table-cell office:value-type="float" office:value="2743">
            <text:p>274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21791">
            <text:p>0.21791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3707">
            <text:p>370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0]+[.AB150]" office:value-type="float" office:value="0.428751767">
            <text:p>0.428751767</text:p>
          </table:table-cell>
          <table:table-cell table:formula="of:=[.AF150]+[.AC150]" office:value-type="float" office:value="0.02648974">
            <text:p>0.02648974</text:p>
          </table:table-cell>
          <table:table-cell table:formula="of:=20+0.1*([.A150]/16)" office:value-type="float" office:value="20.2">
            <text:p>20.2</text:p>
          </table:table-cell>
          <table:table-cell table:formula="of:=[.AA150]+[.N150]*([.AD150]+[.W150]*[.AI150])" office:value-type="float" office:value="0.32239623275">
            <text:p>0.322396232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801">
            <text:p>801</text:p>
          </table:table-cell>
          <table:table-cell office:value-type="float" office:value="0.0243">
            <text:p>0.0243</text:p>
          </table:table-cell>
          <table:table-cell office:value-type="float" office:value="2496">
            <text:p>2496</text:p>
          </table:table-cell>
          <table:table-cell office:value-type="float" office:value="6677">
            <text:p>6677</text:p>
          </table:table-cell>
          <table:table-cell office:value-type="float" office:value="2430">
            <text:p>2430</text:p>
          </table:table-cell>
          <table:table-cell office:value-type="float" office:value="511">
            <text:p>511</text:p>
          </table:table-cell>
          <table:table-cell office:value-type="float" office:value="6677">
            <text:p>6677</text:p>
          </table:table-cell>
          <table:table-cell office:value-type="float" office:value="2743">
            <text:p>274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210288">
            <text:p>0.210288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3707">
            <text:p>370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1]+[.AB151]" office:value-type="float" office:value="0.428751767">
            <text:p>0.428751767</text:p>
          </table:table-cell>
          <table:table-cell table:formula="of:=[.AF151]+[.AC151]" office:value-type="float" office:value="0.02648974">
            <text:p>0.02648974</text:p>
          </table:table-cell>
          <table:table-cell table:formula="of:=20+0.1*([.A151]/16)" office:value-type="float" office:value="20.2">
            <text:p>20.2</text:p>
          </table:table-cell>
          <table:table-cell table:formula="of:=[.AA151]+[.N151]*([.AD151]+[.W151]*[.AI151])" office:value-type="float" office:value="0.32268644358">
            <text:p>0.322686443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76">
            <text:p>1676</text:p>
          </table:table-cell>
          <table:table-cell office:value-type="float" office:value="36360">
            <text:p>36360</text:p>
          </table:table-cell>
          <table:table-cell office:value-type="float" office:value="924">
            <text:p>924</text:p>
          </table:table-cell>
          <table:table-cell office:value-type="float" office:value="0.026">
            <text:p>0.026</text:p>
          </table:table-cell>
          <table:table-cell office:value-type="float" office:value="2496">
            <text:p>2496</text:p>
          </table:table-cell>
          <table:table-cell office:value-type="float" office:value="6847">
            <text:p>6847</text:p>
          </table:table-cell>
          <table:table-cell office:value-type="float" office:value="2600">
            <text:p>2600</text:p>
          </table:table-cell>
          <table:table-cell office:value-type="float" office:value="511">
            <text:p>511</text:p>
          </table:table-cell>
          <table:table-cell office:value-type="float" office:value="6847">
            <text:p>6847</text:p>
          </table:table-cell>
          <table:table-cell office:value-type="float" office:value="2743">
            <text:p>274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196538">
            <text:p>0.196538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3707">
            <text:p>370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2]+[.AB152]" office:value-type="float" office:value="0.428751767">
            <text:p>0.428751767</text:p>
          </table:table-cell>
          <table:table-cell table:formula="of:=[.AF152]+[.AC152]" office:value-type="float" office:value="0.02648974">
            <text:p>0.02648974</text:p>
          </table:table-cell>
          <table:table-cell table:formula="of:=20+0.1*([.A152]/16)" office:value-type="float" office:value="20.2">
            <text:p>20.2</text:p>
          </table:table-cell>
          <table:table-cell table:formula="of:=[.AA152]+[.N152]*([.AD152]+[.W152]*[.AI152])" office:value-type="float" office:value="0.3232662956">
            <text:p>0.323266295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731">
            <text:p>1731</text:p>
          </table:table-cell>
          <table:table-cell office:value-type="float" office:value="36360">
            <text:p>36360</text:p>
          </table:table-cell>
          <table:table-cell office:value-type="float" office:value="1110">
            <text:p>1110</text:p>
          </table:table-cell>
          <table:table-cell office:value-type="float" office:value="0.02841">
            <text:p>0.02841</text:p>
          </table:table-cell>
          <table:table-cell office:value-type="float" office:value="2496">
            <text:p>2496</text:p>
          </table:table-cell>
          <table:table-cell office:value-type="float" office:value="7088">
            <text:p>7088</text:p>
          </table:table-cell>
          <table:table-cell office:value-type="float" office:value="2841">
            <text:p>2841</text:p>
          </table:table-cell>
          <table:table-cell office:value-type="float" office:value="511">
            <text:p>511</text:p>
          </table:table-cell>
          <table:table-cell office:value-type="float" office:value="7088">
            <text:p>7088</text:p>
          </table:table-cell>
          <table:table-cell office:value-type="float" office:value="2743">
            <text:p>2743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179866">
            <text:p>0.179866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3707">
            <text:p>370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3]+[.AB153]" office:value-type="float" office:value="0.428751767">
            <text:p>0.428751767</text:p>
          </table:table-cell>
          <table:table-cell table:formula="of:=[.AF153]+[.AC153]" office:value-type="float" office:value="0.02648974">
            <text:p>0.02648974</text:p>
          </table:table-cell>
          <table:table-cell table:formula="of:=20+0.1*([.A153]/16)" office:value-type="float" office:value="20.2">
            <text:p>20.2</text:p>
          </table:table-cell>
          <table:table-cell table:formula="of:=[.AA153]+[.N153]*([.AD153]+[.W153]*[.AI153])" office:value-type="float" office:value="0.324088721142">
            <text:p>0.324088721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12">
            <text:p>1612</text:p>
          </table:table-cell>
          <table:table-cell office:value-type="float" office:value="36360">
            <text:p>36360</text:p>
          </table:table-cell>
          <table:table-cell office:value-type="float" office:value="733">
            <text:p>733</text:p>
          </table:table-cell>
          <table:table-cell office:value-type="float" office:value="0.02345">
            <text:p>0.02345</text:p>
          </table:table-cell>
          <table:table-cell office:value-type="float" office:value="2496">
            <text:p>2496</text:p>
          </table:table-cell>
          <table:table-cell office:value-type="float" office:value="8937">
            <text:p>8937</text:p>
          </table:table-cell>
          <table:table-cell office:value-type="float" office:value="2345">
            <text:p>2345</text:p>
          </table:table-cell>
          <table:table-cell office:value-type="float" office:value="410">
            <text:p>410</text:p>
          </table:table-cell>
          <table:table-cell office:value-type="float" office:value="8937">
            <text:p>8937</text:p>
          </table:table-cell>
          <table:table-cell office:value-type="float" office:value="3092">
            <text:p>3092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17484">
            <text:p>0.17484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4]+[.AB154]" office:value-type="float" office:value="0.428751767">
            <text:p>0.428751767</text:p>
          </table:table-cell>
          <table:table-cell table:formula="of:=[.AF154]+[.AC154]" office:value-type="float" office:value="0.02648974">
            <text:p>0.02648974</text:p>
          </table:table-cell>
          <table:table-cell table:formula="of:=20+0.1*([.A154]/16)" office:value-type="float" office:value="20.2">
            <text:p>20.2</text:p>
          </table:table-cell>
          <table:table-cell table:formula="of:=[.AA154]+[.N154]*([.AD154]+[.W154]*[.AI154])" office:value-type="float" office:value="0.30199440445">
            <text:p>0.301994404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801">
            <text:p>801</text:p>
          </table:table-cell>
          <table:table-cell office:value-type="float" office:value="0.0243">
            <text:p>0.0243</text:p>
          </table:table-cell>
          <table:table-cell office:value-type="float" office:value="2496">
            <text:p>2496</text:p>
          </table:table-cell>
          <table:table-cell office:value-type="float" office:value="9107">
            <text:p>9107</text:p>
          </table:table-cell>
          <table:table-cell office:value-type="float" office:value="2430">
            <text:p>2430</text:p>
          </table:table-cell>
          <table:table-cell office:value-type="float" office:value="410">
            <text:p>410</text:p>
          </table:table-cell>
          <table:table-cell office:value-type="float" office:value="9107">
            <text:p>9107</text:p>
          </table:table-cell>
          <table:table-cell office:value-type="float" office:value="3092">
            <text:p>3092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168724">
            <text:p>0.168724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5]+[.AB155]" office:value-type="float" office:value="0.428751767">
            <text:p>0.428751767</text:p>
          </table:table-cell>
          <table:table-cell table:formula="of:=[.AF155]+[.AC155]" office:value-type="float" office:value="0.02648974">
            <text:p>0.02648974</text:p>
          </table:table-cell>
          <table:table-cell table:formula="of:=20+0.1*([.A155]/16)" office:value-type="float" office:value="20.2">
            <text:p>20.2</text:p>
          </table:table-cell>
          <table:table-cell table:formula="of:=[.AA155]+[.N155]*([.AD155]+[.W155]*[.AI155])" office:value-type="float" office:value="0.30228433854">
            <text:p>0.302284338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76">
            <text:p>1676</text:p>
          </table:table-cell>
          <table:table-cell office:value-type="float" office:value="36360">
            <text:p>36360</text:p>
          </table:table-cell>
          <table:table-cell office:value-type="float" office:value="924">
            <text:p>924</text:p>
          </table:table-cell>
          <table:table-cell office:value-type="float" office:value="0.026">
            <text:p>0.026</text:p>
          </table:table-cell>
          <table:table-cell office:value-type="float" office:value="2496">
            <text:p>2496</text:p>
          </table:table-cell>
          <table:table-cell office:value-type="float" office:value="9447">
            <text:p>9447</text:p>
          </table:table-cell>
          <table:table-cell office:value-type="float" office:value="2600">
            <text:p>2600</text:p>
          </table:table-cell>
          <table:table-cell office:value-type="float" office:value="410">
            <text:p>410</text:p>
          </table:table-cell>
          <table:table-cell office:value-type="float" office:value="9447">
            <text:p>9447</text:p>
          </table:table-cell>
          <table:table-cell office:value-type="float" office:value="3092">
            <text:p>3092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157692">
            <text:p>0.157692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6]+[.AB156]" office:value-type="float" office:value="0.428751767">
            <text:p>0.428751767</text:p>
          </table:table-cell>
          <table:table-cell table:formula="of:=[.AF156]+[.AC156]" office:value-type="float" office:value="0.02648974">
            <text:p>0.02648974</text:p>
          </table:table-cell>
          <table:table-cell table:formula="of:=20+0.1*([.A156]/16)" office:value-type="float" office:value="20.2">
            <text:p>20.2</text:p>
          </table:table-cell>
          <table:table-cell table:formula="of:=[.AA156]+[.N156]*([.AD156]+[.W156]*[.AI156])" office:value-type="float" office:value="0.3028643764">
            <text:p>0.302864376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731">
            <text:p>1731</text:p>
          </table:table-cell>
          <table:table-cell office:value-type="float" office:value="36360">
            <text:p>36360</text:p>
          </table:table-cell>
          <table:table-cell office:value-type="float" office:value="1110">
            <text:p>1110</text:p>
          </table:table-cell>
          <table:table-cell office:value-type="float" office:value="0.02841">
            <text:p>0.02841</text:p>
          </table:table-cell>
          <table:table-cell office:value-type="float" office:value="2496">
            <text:p>2496</text:p>
          </table:table-cell>
          <table:table-cell office:value-type="float" office:value="9929">
            <text:p>9929</text:p>
          </table:table-cell>
          <table:table-cell office:value-type="float" office:value="2841">
            <text:p>2841</text:p>
          </table:table-cell>
          <table:table-cell office:value-type="float" office:value="410">
            <text:p>410</text:p>
          </table:table-cell>
          <table:table-cell office:value-type="float" office:value="9929">
            <text:p>9929</text:p>
          </table:table-cell>
          <table:table-cell office:value-type="float" office:value="3092">
            <text:p>3092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144315">
            <text:p>0.144315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7]+[.AB157]" office:value-type="float" office:value="0.428751767">
            <text:p>0.428751767</text:p>
          </table:table-cell>
          <table:table-cell table:formula="of:=[.AF157]+[.AC157]" office:value-type="float" office:value="0.02648974">
            <text:p>0.02648974</text:p>
          </table:table-cell>
          <table:table-cell table:formula="of:=20+0.1*([.A157]/16)" office:value-type="float" office:value="20.2">
            <text:p>20.2</text:p>
          </table:table-cell>
          <table:table-cell table:formula="of:=[.AA157]+[.N157]*([.AD157]+[.W157]*[.AI157])" office:value-type="float" office:value="0.30368664216">
            <text:p>0.303686642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12">
            <text:p>1612</text:p>
          </table:table-cell>
          <table:table-cell office:value-type="float" office:value="36360">
            <text:p>36360</text:p>
          </table:table-cell>
          <table:table-cell office:value-type="float" office:value="733">
            <text:p>733</text:p>
          </table:table-cell>
          <table:table-cell office:value-type="float" office:value="0.02345">
            <text:p>0.02345</text:p>
          </table:table-cell>
          <table:table-cell office:value-type="float" office:value="2496">
            <text:p>2496</text:p>
          </table:table-cell>
          <table:table-cell office:value-type="float" office:value="11282">
            <text:p>11282</text:p>
          </table:table-cell>
          <table:table-cell office:value-type="float" office:value="2345">
            <text:p>2345</text:p>
          </table:table-cell>
          <table:table-cell office:value-type="float" office:value="385">
            <text:p>385</text:p>
          </table:table-cell>
          <table:table-cell office:value-type="float" office:value="11282">
            <text:p>11282</text:p>
          </table:table-cell>
          <table:table-cell office:value-type="float" office:value="3347">
            <text:p>3347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0.164179">
            <text:p>0.164179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4317">
            <text:p>431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8]+[.AB158]" office:value-type="float" office:value="0.428751767">
            <text:p>0.428751767</text:p>
          </table:table-cell>
          <table:table-cell table:formula="of:=[.AF158]+[.AC158]" office:value-type="float" office:value="0.02648974">
            <text:p>0.02648974</text:p>
          </table:table-cell>
          <table:table-cell table:formula="of:=20+0.1*([.A158]/16)" office:value-type="float" office:value="20.2">
            <text:p>20.2</text:p>
          </table:table-cell>
          <table:table-cell table:formula="of:=[.AA158]+[.N158]*([.AD158]+[.W158]*[.AI158])" office:value-type="float" office:value="0.29694439536">
            <text:p>0.296944395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12">
            <text:p>1612</text:p>
          </table:table-cell>
          <table:table-cell office:value-type="float" office:value="36360">
            <text:p>36360</text:p>
          </table:table-cell>
          <table:table-cell office:value-type="float" office:value="733">
            <text:p>733</text:p>
          </table:table-cell>
          <table:table-cell office:value-type="float" office:value="0.02345">
            <text:p>0.02345</text:p>
          </table:table-cell>
          <table:table-cell office:value-type="float" office:value="2496">
            <text:p>2496</text:p>
          </table:table-cell>
          <table:table-cell office:value-type="float" office:value="11282">
            <text:p>11282</text:p>
          </table:table-cell>
          <table:table-cell office:value-type="float" office:value="2345">
            <text:p>2345</text:p>
          </table:table-cell>
          <table:table-cell office:value-type="float" office:value="385">
            <text:p>385</text:p>
          </table:table-cell>
          <table:table-cell office:value-type="float" office:value="11282">
            <text:p>11282</text:p>
          </table:table-cell>
          <table:table-cell office:value-type="float" office:value="3347">
            <text:p>3347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0.164179">
            <text:p>0.164179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4317">
            <text:p>431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59]+[.AB159]" office:value-type="float" office:value="0.428751767">
            <text:p>0.428751767</text:p>
          </table:table-cell>
          <table:table-cell table:formula="of:=[.AF159]+[.AC159]" office:value-type="float" office:value="0.02648974">
            <text:p>0.02648974</text:p>
          </table:table-cell>
          <table:table-cell table:formula="of:=20+0.1*([.A159]/16)" office:value-type="float" office:value="20.2">
            <text:p>20.2</text:p>
          </table:table-cell>
          <table:table-cell table:formula="of:=[.AA159]+[.N159]*([.AD159]+[.W159]*[.AI159])" office:value-type="float" office:value="0.29694439536">
            <text:p>0.296944395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801">
            <text:p>801</text:p>
          </table:table-cell>
          <table:table-cell office:value-type="float" office:value="0.0243">
            <text:p>0.0243</text:p>
          </table:table-cell>
          <table:table-cell office:value-type="float" office:value="2496">
            <text:p>2496</text:p>
          </table:table-cell>
          <table:table-cell office:value-type="float" office:value="11537">
            <text:p>11537</text:p>
          </table:table-cell>
          <table:table-cell office:value-type="float" office:value="2430">
            <text:p>2430</text:p>
          </table:table-cell>
          <table:table-cell office:value-type="float" office:value="385">
            <text:p>385</text:p>
          </table:table-cell>
          <table:table-cell office:value-type="float" office:value="11537">
            <text:p>11537</text:p>
          </table:table-cell>
          <table:table-cell office:value-type="float" office:value="3347">
            <text:p>3347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0.158436">
            <text:p>0.158436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4317">
            <text:p>431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0]+[.AB160]" office:value-type="float" office:value="0.428751767">
            <text:p>0.428751767</text:p>
          </table:table-cell>
          <table:table-cell table:formula="of:=[.AF160]+[.AC160]" office:value-type="float" office:value="0.02648974">
            <text:p>0.02648974</text:p>
          </table:table-cell>
          <table:table-cell table:formula="of:=20+0.1*([.A160]/16)" office:value-type="float" office:value="20.2">
            <text:p>20.2</text:p>
          </table:table-cell>
          <table:table-cell table:formula="of:=[.AA160]+[.N160]*([.AD160]+[.W160]*[.AI160])" office:value-type="float" office:value="0.29723437086">
            <text:p>0.297234370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76">
            <text:p>1676</text:p>
          </table:table-cell>
          <table:table-cell office:value-type="float" office:value="36360">
            <text:p>36360</text:p>
          </table:table-cell>
          <table:table-cell office:value-type="float" office:value="924">
            <text:p>924</text:p>
          </table:table-cell>
          <table:table-cell office:value-type="float" office:value="0.026">
            <text:p>0.026</text:p>
          </table:table-cell>
          <table:table-cell office:value-type="float" office:value="2496">
            <text:p>2496</text:p>
          </table:table-cell>
          <table:table-cell office:value-type="float" office:value="12047">
            <text:p>12047</text:p>
          </table:table-cell>
          <table:table-cell office:value-type="float" office:value="2600">
            <text:p>2600</text:p>
          </table:table-cell>
          <table:table-cell office:value-type="float" office:value="385">
            <text:p>385</text:p>
          </table:table-cell>
          <table:table-cell office:value-type="float" office:value="12047">
            <text:p>12047</text:p>
          </table:table-cell>
          <table:table-cell office:value-type="float" office:value="3347">
            <text:p>3347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0.148077">
            <text:p>0.148077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4317">
            <text:p>431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1]+[.AB161]" office:value-type="float" office:value="0.428751767">
            <text:p>0.428751767</text:p>
          </table:table-cell>
          <table:table-cell table:formula="of:=[.AF161]+[.AC161]" office:value-type="float" office:value="0.02648974">
            <text:p>0.02648974</text:p>
          </table:table-cell>
          <table:table-cell table:formula="of:=20+0.1*([.A161]/16)" office:value-type="float" office:value="20.2">
            <text:p>20.2</text:p>
          </table:table-cell>
          <table:table-cell table:formula="of:=[.AA161]+[.N161]*([.AD161]+[.W161]*[.AI161])" office:value-type="float" office:value="0.2978145784">
            <text:p>0.297814578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731">
            <text:p>1731</text:p>
          </table:table-cell>
          <table:table-cell office:value-type="float" office:value="36360">
            <text:p>36360</text:p>
          </table:table-cell>
          <table:table-cell office:value-type="float" office:value="1110">
            <text:p>1110</text:p>
          </table:table-cell>
          <table:table-cell office:value-type="float" office:value="0.02841">
            <text:p>0.02841</text:p>
          </table:table-cell>
          <table:table-cell office:value-type="float" office:value="2496">
            <text:p>2496</text:p>
          </table:table-cell>
          <table:table-cell office:value-type="float" office:value="12770">
            <text:p>12770</text:p>
          </table:table-cell>
          <table:table-cell office:value-type="float" office:value="2841">
            <text:p>2841</text:p>
          </table:table-cell>
          <table:table-cell office:value-type="float" office:value="385">
            <text:p>385</text:p>
          </table:table-cell>
          <table:table-cell office:value-type="float" office:value="12770">
            <text:p>12770</text:p>
          </table:table-cell>
          <table:table-cell office:value-type="float" office:value="3347">
            <text:p>3347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0.135516">
            <text:p>0.135516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4317">
            <text:p>4317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2]+[.AB162]" office:value-type="float" office:value="0.428751767">
            <text:p>0.428751767</text:p>
          </table:table-cell>
          <table:table-cell table:formula="of:=[.AF162]+[.AC162]" office:value-type="float" office:value="0.02648974">
            <text:p>0.02648974</text:p>
          </table:table-cell>
          <table:table-cell table:formula="of:=20+0.1*([.A162]/16)" office:value-type="float" office:value="20.2">
            <text:p>20.2</text:p>
          </table:table-cell>
          <table:table-cell table:formula="of:=[.AA162]+[.N162]*([.AD162]+[.W162]*[.AI162])" office:value-type="float" office:value="0.298637054442">
            <text:p>0.298637054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718">
            <text:p>1718</text:p>
          </table:table-cell>
          <table:table-cell office:value-type="float" office:value="36360">
            <text:p>36360</text:p>
          </table:table-cell>
          <table:table-cell office:value-type="float" office:value="1583">
            <text:p>1583</text:p>
          </table:table-cell>
          <table:table-cell office:value-type="float" office:value="0.03301">
            <text:p>0.03301</text:p>
          </table:table-cell>
          <table:table-cell office:value-type="float" office:value="2962">
            <text:p>2962</text:p>
          </table:table-cell>
          <table:table-cell office:value-type="float" office:value="14880">
            <text:p>14880</text:p>
          </table:table-cell>
          <table:table-cell office:value-type="float" office:value="3301">
            <text:p>3301</text:p>
          </table:table-cell>
          <table:table-cell office:value-type="float" office:value="383">
            <text:p>383</text:p>
          </table:table-cell>
          <table:table-cell office:value-type="float" office:value="14880">
            <text:p>14880</text:p>
          </table:table-cell>
          <table:table-cell office:value-type="float" office:value="3343">
            <text:p>3343</text:p>
          </table:table-cell>
          <table:table-cell office:value-type="float" office:value="2962">
            <text:p>2962</text:p>
          </table:table-cell>
          <table:table-cell office:value-type="float" office:value="1">
            <text:p>1</text:p>
          </table:table-cell>
          <table:table-cell office:value-type="float" office:value="0.116025">
            <text:p>0.116025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68434156">
            <text:p>0.068434156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3]+[.AB163]" office:value-type="float" office:value="0.428751767">
            <text:p>0.428751767</text:p>
          </table:table-cell>
          <table:table-cell table:formula="of:=[.AF163]+[.AC163]" office:value-type="float" office:value="0.02648974">
            <text:p>0.02648974</text:p>
          </table:table-cell>
          <table:table-cell table:formula="of:=20+0.1*([.A163]/16)" office:value-type="float" office:value="20.2">
            <text:p>20.2</text:p>
          </table:table-cell>
          <table:table-cell table:formula="of:=[.AA163]+[.N163]*([.AD163]+[.W163]*[.AI163])" office:value-type="float" office:value="0.29980214318">
            <text:p>0.299802143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1">
            <text:p>641</text:p>
          </table:table-cell>
          <table:table-cell office:value-type="float" office:value="36360">
            <text:p>36360</text:p>
          </table:table-cell>
          <table:table-cell office:value-type="float" office:value="464">
            <text:p>464</text:p>
          </table:table-cell>
          <table:table-cell office:value-type="float" office:value="0.01105">
            <text:p>0.01105</text:p>
          </table:table-cell>
          <table:table-cell office:value-type="float" office:value="1782">
            <text:p>1782</text:p>
          </table:table-cell>
          <table:table-cell office:value-type="float" office:value="2832">
            <text:p>2832</text:p>
          </table:table-cell>
          <table:table-cell office:value-type="float" office:value="1105">
            <text:p>1105</text:p>
          </table:table-cell>
          <table:table-cell office:value-type="float" office:value="679">
            <text:p>679</text:p>
          </table:table-cell>
          <table:table-cell office:value-type="float" office:value="2832">
            <text:p>2832</text:p>
          </table:table-cell>
          <table:table-cell office:value-type="float" office:value="2283">
            <text:p>2283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61448">
            <text:p>0.6144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308">
            <text:p>3308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4]+[.AB164]" office:value-type="float" office:value="0.466259304">
            <text:p>0.466259304</text:p>
          </table:table-cell>
          <table:table-cell table:formula="of:=[.AF164]+[.AC164]" office:value-type="float" office:value="0.02761751">
            <text:p>0.02761751</text:p>
          </table:table-cell>
          <table:table-cell table:formula="of:=20+0.1*([.A164]/16)" office:value-type="float" office:value="20.2">
            <text:p>20.2</text:p>
          </table:table-cell>
          <table:table-cell table:formula="of:=[.AA164]+[.N164]*([.AD164]+[.W164]*[.AI164])" office:value-type="float" office:value="0.37486448445">
            <text:p>0.374864484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4">
            <text:p>654</text:p>
          </table:table-cell>
          <table:table-cell office:value-type="float" office:value="36360">
            <text:p>36360</text:p>
          </table:table-cell>
          <table:table-cell office:value-type="float" office:value="516">
            <text:p>516</text:p>
          </table:table-cell>
          <table:table-cell office:value-type="float" office:value="0.0117">
            <text:p>0.0117</text:p>
          </table:table-cell>
          <table:table-cell office:value-type="float" office:value="1782">
            <text:p>1782</text:p>
          </table:table-cell>
          <table:table-cell office:value-type="float" office:value="2832">
            <text:p>2832</text:p>
          </table:table-cell>
          <table:table-cell office:value-type="float" office:value="1170">
            <text:p>1170</text:p>
          </table:table-cell>
          <table:table-cell office:value-type="float" office:value="679">
            <text:p>679</text:p>
          </table:table-cell>
          <table:table-cell office:value-type="float" office:value="2832">
            <text:p>2832</text:p>
          </table:table-cell>
          <table:table-cell office:value-type="float" office:value="2283">
            <text:p>2283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580342">
            <text:p>0.58034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308">
            <text:p>3308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5]+[.AB165]" office:value-type="float" office:value="0.466259304">
            <text:p>0.466259304</text:p>
          </table:table-cell>
          <table:table-cell table:formula="of:=[.AF165]+[.AC165]" office:value-type="float" office:value="0.02761751">
            <text:p>0.02761751</text:p>
          </table:table-cell>
          <table:table-cell table:formula="of:=20+0.1*([.A165]/16)" office:value-type="float" office:value="20.2">
            <text:p>20.2</text:p>
          </table:table-cell>
          <table:table-cell table:formula="of:=[.AA165]+[.N165]*([.AD165]+[.W165]*[.AI165])" office:value-type="float" office:value="0.37508622038">
            <text:p>0.375086220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65">
            <text:p>665</text:p>
          </table:table-cell>
          <table:table-cell office:value-type="float" office:value="36360">
            <text:p>36360</text:p>
          </table:table-cell>
          <table:table-cell office:value-type="float" office:value="616">
            <text:p>616</text:p>
          </table:table-cell>
          <table:table-cell office:value-type="float" office:value="0.01281">
            <text:p>0.01281</text:p>
          </table:table-cell>
          <table:table-cell office:value-type="float" office:value="1782">
            <text:p>1782</text:p>
          </table:table-cell>
          <table:table-cell office:value-type="float" office:value="2832">
            <text:p>2832</text:p>
          </table:table-cell>
          <table:table-cell office:value-type="float" office:value="1281">
            <text:p>1281</text:p>
          </table:table-cell>
          <table:table-cell office:value-type="float" office:value="679">
            <text:p>679</text:p>
          </table:table-cell>
          <table:table-cell office:value-type="float" office:value="2832">
            <text:p>2832</text:p>
          </table:table-cell>
          <table:table-cell office:value-type="float" office:value="2283">
            <text:p>2283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530055">
            <text:p>0.530055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308">
            <text:p>3308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6]+[.AB166]" office:value-type="float" office:value="0.466259304">
            <text:p>0.466259304</text:p>
          </table:table-cell>
          <table:table-cell table:formula="of:=[.AF166]+[.AC166]" office:value-type="float" office:value="0.02761751">
            <text:p>0.02761751</text:p>
          </table:table-cell>
          <table:table-cell table:formula="of:=20+0.1*([.A166]/16)" office:value-type="float" office:value="20.2">
            <text:p>20.2</text:p>
          </table:table-cell>
          <table:table-cell table:formula="of:=[.AA166]+[.N166]*([.AD166]+[.W166]*[.AI166])" office:value-type="float" office:value="0.37546503044">
            <text:p>0.375465030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2">
            <text:p>692</text:p>
          </table:table-cell>
          <table:table-cell office:value-type="float" office:value="36360">
            <text:p>36360</text:p>
          </table:table-cell>
          <table:table-cell office:value-type="float" office:value="785">
            <text:p>785</text:p>
          </table:table-cell>
          <table:table-cell office:value-type="float" office:value="0.01477">
            <text:p>0.01477</text:p>
          </table:table-cell>
          <table:table-cell office:value-type="float" office:value="1782">
            <text:p>1782</text:p>
          </table:table-cell>
          <table:table-cell office:value-type="float" office:value="2832">
            <text:p>2832</text:p>
          </table:table-cell>
          <table:table-cell office:value-type="float" office:value="1477">
            <text:p>1477</text:p>
          </table:table-cell>
          <table:table-cell office:value-type="float" office:value="679">
            <text:p>679</text:p>
          </table:table-cell>
          <table:table-cell office:value-type="float" office:value="2832">
            <text:p>2832</text:p>
          </table:table-cell>
          <table:table-cell office:value-type="float" office:value="2283">
            <text:p>2283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459716">
            <text:p>0.45971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3309">
            <text:p>3309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7]+[.AB167]" office:value-type="float" office:value="0.466259304">
            <text:p>0.466259304</text:p>
          </table:table-cell>
          <table:table-cell table:formula="of:=[.AF167]+[.AC167]" office:value-type="float" office:value="0.02761751">
            <text:p>0.02761751</text:p>
          </table:table-cell>
          <table:table-cell table:formula="of:=20+0.1*([.A167]/16)" office:value-type="float" office:value="20.2">
            <text:p>20.2</text:p>
          </table:table-cell>
          <table:table-cell table:formula="of:=[.AA167]+[.N167]*([.AD167]+[.W167]*[.AI167])" office:value-type="float" office:value="0.376133823474">
            <text:p>0.376133823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1">
            <text:p>641</text:p>
          </table:table-cell>
          <table:table-cell office:value-type="float" office:value="36360">
            <text:p>36360</text:p>
          </table:table-cell>
          <table:table-cell office:value-type="float" office:value="464">
            <text:p>464</text:p>
          </table:table-cell>
          <table:table-cell office:value-type="float" office:value="0.01105">
            <text:p>0.01105</text:p>
          </table:table-cell>
          <table:table-cell office:value-type="float" office:value="1782">
            <text:p>1782</text:p>
          </table:table-cell>
          <table:table-cell office:value-type="float" office:value="3937">
            <text:p>3937</text:p>
          </table:table-cell>
          <table:table-cell office:value-type="float" office:value="1105">
            <text:p>1105</text:p>
          </table:table-cell>
          <table:table-cell office:value-type="float" office:value="512">
            <text:p>512</text:p>
          </table:table-cell>
          <table:table-cell office:value-type="float" office:value="3937">
            <text:p>3937</text:p>
          </table:table-cell>
          <table:table-cell office:value-type="float" office:value="2749">
            <text:p>2749</text:p>
          </table:table-cell>
          <table:table-cell office:value-type="float" office:value="1782">
            <text:p>1782</text:p>
          </table:table-cell>
          <table:table-cell office:value-type="float" office:value="5">
            <text:p>5</text:p>
          </table:table-cell>
          <table:table-cell office:value-type="float" office:value="0.463348">
            <text:p>0.463348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3678">
            <text:p>3678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8]+[.AB168]" office:value-type="float" office:value="0.466259304">
            <text:p>0.466259304</text:p>
          </table:table-cell>
          <table:table-cell table:formula="of:=[.AF168]+[.AC168]" office:value-type="float" office:value="0.02761751">
            <text:p>0.02761751</text:p>
          </table:table-cell>
          <table:table-cell table:formula="of:=20+0.1*([.A168]/16)" office:value-type="float" office:value="20.2">
            <text:p>20.2</text:p>
          </table:table-cell>
          <table:table-cell table:formula="of:=[.AA168]+[.N168]*([.AD168]+[.W168]*[.AI168])" office:value-type="float" office:value="0.34113031073">
            <text:p>0.3411303107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4">
            <text:p>654</text:p>
          </table:table-cell>
          <table:table-cell office:value-type="float" office:value="36360">
            <text:p>36360</text:p>
          </table:table-cell>
          <table:table-cell office:value-type="float" office:value="516">
            <text:p>516</text:p>
          </table:table-cell>
          <table:table-cell office:value-type="float" office:value="0.0117">
            <text:p>0.0117</text:p>
          </table:table-cell>
          <table:table-cell office:value-type="float" office:value="1782">
            <text:p>1782</text:p>
          </table:table-cell>
          <table:table-cell office:value-type="float" office:value="4002">
            <text:p>4002</text:p>
          </table:table-cell>
          <table:table-cell office:value-type="float" office:value="1170">
            <text:p>1170</text:p>
          </table:table-cell>
          <table:table-cell office:value-type="float" office:value="512">
            <text:p>512</text:p>
          </table:table-cell>
          <table:table-cell office:value-type="float" office:value="4002">
            <text:p>4002</text:p>
          </table:table-cell>
          <table:table-cell office:value-type="float" office:value="2749">
            <text:p>2749</text:p>
          </table:table-cell>
          <table:table-cell office:value-type="float" office:value="1782">
            <text:p>1782</text:p>
          </table:table-cell>
          <table:table-cell office:value-type="float" office:value="5">
            <text:p>5</text:p>
          </table:table-cell>
          <table:table-cell office:value-type="float" office:value="0.437607">
            <text:p>0.437607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3678">
            <text:p>3678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69]+[.AB169]" office:value-type="float" office:value="0.466259304">
            <text:p>0.466259304</text:p>
          </table:table-cell>
          <table:table-cell table:formula="of:=[.AF169]+[.AC169]" office:value-type="float" office:value="0.02761751">
            <text:p>0.02761751</text:p>
          </table:table-cell>
          <table:table-cell table:formula="of:=20+0.1*([.A169]/16)" office:value-type="float" office:value="20.2">
            <text:p>20.2</text:p>
          </table:table-cell>
          <table:table-cell table:formula="of:=[.AA169]+[.N169]*([.AD169]+[.W169]*[.AI169])" office:value-type="float" office:value="0.34135223048">
            <text:p>0.341352230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65">
            <text:p>665</text:p>
          </table:table-cell>
          <table:table-cell office:value-type="float" office:value="36360">
            <text:p>36360</text:p>
          </table:table-cell>
          <table:table-cell office:value-type="float" office:value="616">
            <text:p>616</text:p>
          </table:table-cell>
          <table:table-cell office:value-type="float" office:value="0.01281">
            <text:p>0.01281</text:p>
          </table:table-cell>
          <table:table-cell office:value-type="float" office:value="1782">
            <text:p>1782</text:p>
          </table:table-cell>
          <table:table-cell office:value-type="float" office:value="4113">
            <text:p>4113</text:p>
          </table:table-cell>
          <table:table-cell office:value-type="float" office:value="1281">
            <text:p>1281</text:p>
          </table:table-cell>
          <table:table-cell office:value-type="float" office:value="512">
            <text:p>512</text:p>
          </table:table-cell>
          <table:table-cell office:value-type="float" office:value="4113">
            <text:p>4113</text:p>
          </table:table-cell>
          <table:table-cell office:value-type="float" office:value="2749">
            <text:p>2749</text:p>
          </table:table-cell>
          <table:table-cell office:value-type="float" office:value="1782">
            <text:p>1782</text:p>
          </table:table-cell>
          <table:table-cell office:value-type="float" office:value="5">
            <text:p>5</text:p>
          </table:table-cell>
          <table:table-cell office:value-type="float" office:value="0.399688">
            <text:p>0.399688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3678">
            <text:p>3678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0]+[.AB170]" office:value-type="float" office:value="0.466259304">
            <text:p>0.466259304</text:p>
          </table:table-cell>
          <table:table-cell table:formula="of:=[.AF170]+[.AC170]" office:value-type="float" office:value="0.02761751">
            <text:p>0.02761751</text:p>
          </table:table-cell>
          <table:table-cell table:formula="of:=20+0.1*([.A170]/16)" office:value-type="float" office:value="20.2">
            <text:p>20.2</text:p>
          </table:table-cell>
          <table:table-cell table:formula="of:=[.AA170]+[.N170]*([.AD170]+[.W170]*[.AI170])" office:value-type="float" office:value="0.341731004786">
            <text:p>0.341731004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2">
            <text:p>692</text:p>
          </table:table-cell>
          <table:table-cell office:value-type="float" office:value="36360">
            <text:p>36360</text:p>
          </table:table-cell>
          <table:table-cell office:value-type="float" office:value="785">
            <text:p>785</text:p>
          </table:table-cell>
          <table:table-cell office:value-type="float" office:value="0.01477">
            <text:p>0.01477</text:p>
          </table:table-cell>
          <table:table-cell office:value-type="float" office:value="1782">
            <text:p>1782</text:p>
          </table:table-cell>
          <table:table-cell office:value-type="float" office:value="4309">
            <text:p>4309</text:p>
          </table:table-cell>
          <table:table-cell office:value-type="float" office:value="1477">
            <text:p>1477</text:p>
          </table:table-cell>
          <table:table-cell office:value-type="float" office:value="512">
            <text:p>512</text:p>
          </table:table-cell>
          <table:table-cell office:value-type="float" office:value="4309">
            <text:p>4309</text:p>
          </table:table-cell>
          <table:table-cell office:value-type="float" office:value="2749">
            <text:p>2749</text:p>
          </table:table-cell>
          <table:table-cell office:value-type="float" office:value="1782">
            <text:p>1782</text:p>
          </table:table-cell>
          <table:table-cell office:value-type="float" office:value="5">
            <text:p>5</text:p>
          </table:table-cell>
          <table:table-cell office:value-type="float" office:value="0.346649">
            <text:p>0.346649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79">
            <text:p>3679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1]+[.AB171]" office:value-type="float" office:value="0.466259304">
            <text:p>0.466259304</text:p>
          </table:table-cell>
          <table:table-cell table:formula="of:=[.AF171]+[.AC171]" office:value-type="float" office:value="0.02761751">
            <text:p>0.02761751</text:p>
          </table:table-cell>
          <table:table-cell table:formula="of:=20+0.1*([.A171]/16)" office:value-type="float" office:value="20.2">
            <text:p>20.2</text:p>
          </table:table-cell>
          <table:table-cell table:formula="of:=[.AA171]+[.N171]*([.AD171]+[.W171]*[.AI171])" office:value-type="float" office:value="0.342399831756">
            <text:p>0.342399831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1">
            <text:p>641</text:p>
          </table:table-cell>
          <table:table-cell office:value-type="float" office:value="36360">
            <text:p>36360</text:p>
          </table:table-cell>
          <table:table-cell office:value-type="float" office:value="464">
            <text:p>464</text:p>
          </table:table-cell>
          <table:table-cell office:value-type="float" office:value="0.01105">
            <text:p>0.01105</text:p>
          </table:table-cell>
          <table:table-cell office:value-type="float" office:value="1782">
            <text:p>1782</text:p>
          </table:table-cell>
          <table:table-cell office:value-type="float" office:value="5042">
            <text:p>5042</text:p>
          </table:table-cell>
          <table:table-cell office:value-type="float" office:value="1105">
            <text:p>1105</text:p>
          </table:table-cell>
          <table:table-cell office:value-type="float" office:value="409">
            <text:p>409</text:p>
          </table:table-cell>
          <table:table-cell office:value-type="float" office:value="5042">
            <text:p>5042</text:p>
          </table:table-cell>
          <table:table-cell office:value-type="float" office:value="3106">
            <text:p>3106</text:p>
          </table:table-cell>
          <table:table-cell office:value-type="float" office:value="1782">
            <text:p>1782</text:p>
          </table:table-cell>
          <table:table-cell office:value-type="float" office:value="12">
            <text:p>12</text:p>
          </table:table-cell>
          <table:table-cell office:value-type="float" office:value="0.370136">
            <text:p>0.370136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002">
            <text:p>4002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2]+[.AB172]" office:value-type="float" office:value="0.466259304">
            <text:p>0.466259304</text:p>
          </table:table-cell>
          <table:table-cell table:formula="of:=[.AF172]+[.AC172]" office:value-type="float" office:value="0.02761751">
            <text:p>0.02761751</text:p>
          </table:table-cell>
          <table:table-cell table:formula="of:=20+0.1*([.A172]/16)" office:value-type="float" office:value="20.2">
            <text:p>20.2</text:p>
          </table:table-cell>
          <table:table-cell table:formula="of:=[.AA172]+[.N172]*([.AD172]+[.W172]*[.AI172])" office:value-type="float" office:value="0.32032446021">
            <text:p>0.320324460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4">
            <text:p>654</text:p>
          </table:table-cell>
          <table:table-cell office:value-type="float" office:value="36360">
            <text:p>36360</text:p>
          </table:table-cell>
          <table:table-cell office:value-type="float" office:value="516">
            <text:p>516</text:p>
          </table:table-cell>
          <table:table-cell office:value-type="float" office:value="0.0117">
            <text:p>0.0117</text:p>
          </table:table-cell>
          <table:table-cell office:value-type="float" office:value="1782">
            <text:p>1782</text:p>
          </table:table-cell>
          <table:table-cell office:value-type="float" office:value="5172">
            <text:p>5172</text:p>
          </table:table-cell>
          <table:table-cell office:value-type="float" office:value="1170">
            <text:p>1170</text:p>
          </table:table-cell>
          <table:table-cell office:value-type="float" office:value="409">
            <text:p>409</text:p>
          </table:table-cell>
          <table:table-cell office:value-type="float" office:value="5172">
            <text:p>5172</text:p>
          </table:table-cell>
          <table:table-cell office:value-type="float" office:value="3106">
            <text:p>3106</text:p>
          </table:table-cell>
          <table:table-cell office:value-type="float" office:value="1782">
            <text:p>1782</text:p>
          </table:table-cell>
          <table:table-cell office:value-type="float" office:value="12">
            <text:p>12</text:p>
          </table:table-cell>
          <table:table-cell office:value-type="float" office:value="0.349573">
            <text:p>0.349573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002">
            <text:p>4002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3]+[.AB173]" office:value-type="float" office:value="0.466259304">
            <text:p>0.466259304</text:p>
          </table:table-cell>
          <table:table-cell table:formula="of:=[.AF173]+[.AC173]" office:value-type="float" office:value="0.02761751">
            <text:p>0.02761751</text:p>
          </table:table-cell>
          <table:table-cell table:formula="of:=20+0.1*([.A173]/16)" office:value-type="float" office:value="20.2">
            <text:p>20.2</text:p>
          </table:table-cell>
          <table:table-cell table:formula="of:=[.AA173]+[.N173]*([.AD173]+[.W173]*[.AI173])" office:value-type="float" office:value="0.32054627492">
            <text:p>0.320546274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65">
            <text:p>665</text:p>
          </table:table-cell>
          <table:table-cell office:value-type="float" office:value="36360">
            <text:p>36360</text:p>
          </table:table-cell>
          <table:table-cell office:value-type="float" office:value="616">
            <text:p>616</text:p>
          </table:table-cell>
          <table:table-cell office:value-type="float" office:value="0.01281">
            <text:p>0.01281</text:p>
          </table:table-cell>
          <table:table-cell office:value-type="float" office:value="1782">
            <text:p>1782</text:p>
          </table:table-cell>
          <table:table-cell office:value-type="float" office:value="5394">
            <text:p>5394</text:p>
          </table:table-cell>
          <table:table-cell office:value-type="float" office:value="1281">
            <text:p>1281</text:p>
          </table:table-cell>
          <table:table-cell office:value-type="float" office:value="409">
            <text:p>409</text:p>
          </table:table-cell>
          <table:table-cell office:value-type="float" office:value="5394">
            <text:p>5394</text:p>
          </table:table-cell>
          <table:table-cell office:value-type="float" office:value="3106">
            <text:p>3106</text:p>
          </table:table-cell>
          <table:table-cell office:value-type="float" office:value="1782">
            <text:p>1782</text:p>
          </table:table-cell>
          <table:table-cell office:value-type="float" office:value="11">
            <text:p>11</text:p>
          </table:table-cell>
          <table:table-cell office:value-type="float" office:value="0.319282">
            <text:p>0.319282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001">
            <text:p>4001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4]+[.AB174]" office:value-type="float" office:value="0.466259304">
            <text:p>0.466259304</text:p>
          </table:table-cell>
          <table:table-cell table:formula="of:=[.AF174]+[.AC174]" office:value-type="float" office:value="0.02761751">
            <text:p>0.02761751</text:p>
          </table:table-cell>
          <table:table-cell table:formula="of:=20+0.1*([.A174]/16)" office:value-type="float" office:value="20.2">
            <text:p>20.2</text:p>
          </table:table-cell>
          <table:table-cell table:formula="of:=[.AA174]+[.N174]*([.AD174]+[.W174]*[.AI174])" office:value-type="float" office:value="0.320924987414">
            <text:p>0.3209249874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2">
            <text:p>692</text:p>
          </table:table-cell>
          <table:table-cell office:value-type="float" office:value="36360">
            <text:p>36360</text:p>
          </table:table-cell>
          <table:table-cell office:value-type="float" office:value="785">
            <text:p>785</text:p>
          </table:table-cell>
          <table:table-cell office:value-type="float" office:value="0.01477">
            <text:p>0.01477</text:p>
          </table:table-cell>
          <table:table-cell office:value-type="float" office:value="1782">
            <text:p>1782</text:p>
          </table:table-cell>
          <table:table-cell office:value-type="float" office:value="5786">
            <text:p>5786</text:p>
          </table:table-cell>
          <table:table-cell office:value-type="float" office:value="1477">
            <text:p>1477</text:p>
          </table:table-cell>
          <table:table-cell office:value-type="float" office:value="409">
            <text:p>409</text:p>
          </table:table-cell>
          <table:table-cell office:value-type="float" office:value="5786">
            <text:p>5786</text:p>
          </table:table-cell>
          <table:table-cell office:value-type="float" office:value="3106">
            <text:p>3106</text:p>
          </table:table-cell>
          <table:table-cell office:value-type="float" office:value="1782">
            <text:p>1782</text:p>
          </table:table-cell>
          <table:table-cell office:value-type="float" office:value="11">
            <text:p>11</text:p>
          </table:table-cell>
          <table:table-cell office:value-type="float" office:value="0.276913">
            <text:p>0.276913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003">
            <text:p>4003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5]+[.AB175]" office:value-type="float" office:value="0.466259304">
            <text:p>0.466259304</text:p>
          </table:table-cell>
          <table:table-cell table:formula="of:=[.AF175]+[.AC175]" office:value-type="float" office:value="0.02761751">
            <text:p>0.02761751</text:p>
          </table:table-cell>
          <table:table-cell table:formula="of:=20+0.1*([.A175]/16)" office:value-type="float" office:value="20.2">
            <text:p>20.2</text:p>
          </table:table-cell>
          <table:table-cell table:formula="of:=[.AA175]+[.N175]*([.AD175]+[.W175]*[.AI175])" office:value-type="float" office:value="0.321593817212">
            <text:p>0.321593817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1">
            <text:p>641</text:p>
          </table:table-cell>
          <table:table-cell office:value-type="float" office:value="36360">
            <text:p>36360</text:p>
          </table:table-cell>
          <table:table-cell office:value-type="float" office:value="464">
            <text:p>464</text:p>
          </table:table-cell>
          <table:table-cell office:value-type="float" office:value="0.01105">
            <text:p>0.01105</text:p>
          </table:table-cell>
          <table:table-cell office:value-type="float" office:value="1782">
            <text:p>1782</text:p>
          </table:table-cell>
          <table:table-cell office:value-type="float" office:value="6147">
            <text:p>6147</text:p>
          </table:table-cell>
          <table:table-cell office:value-type="float" office:value="1105">
            <text:p>1105</text:p>
          </table:table-cell>
          <table:table-cell office:value-type="float" office:value="385">
            <text:p>385</text:p>
          </table:table-cell>
          <table:table-cell office:value-type="float" office:value="6147">
            <text:p>6147</text:p>
          </table:table-cell>
          <table:table-cell office:value-type="float" office:value="3367">
            <text:p>3367</text:p>
          </table:table-cell>
          <table:table-cell office:value-type="float" office:value="1782">
            <text:p>1782</text:p>
          </table:table-cell>
          <table:table-cell office:value-type="float" office:value="15">
            <text:p>15</text:p>
          </table:table-cell>
          <table:table-cell office:value-type="float" office:value="0.348416">
            <text:p>0.348416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6]+[.AB176]" office:value-type="float" office:value="0.466259304">
            <text:p>0.466259304</text:p>
          </table:table-cell>
          <table:table-cell table:formula="of:=[.AF176]+[.AC176]" office:value-type="float" office:value="0.02761751">
            <text:p>0.02761751</text:p>
          </table:table-cell>
          <table:table-cell table:formula="of:=20+0.1*([.A176]/16)" office:value-type="float" office:value="20.2">
            <text:p>20.2</text:p>
          </table:table-cell>
          <table:table-cell table:formula="of:=[.AA176]+[.N176]*([.AD176]+[.W176]*[.AI176])" office:value-type="float" office:value="0.31547633901">
            <text:p>0.31547633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1">
            <text:p>641</text:p>
          </table:table-cell>
          <table:table-cell office:value-type="float" office:value="36360">
            <text:p>36360</text:p>
          </table:table-cell>
          <table:table-cell office:value-type="float" office:value="464">
            <text:p>464</text:p>
          </table:table-cell>
          <table:table-cell office:value-type="float" office:value="0.01105">
            <text:p>0.01105</text:p>
          </table:table-cell>
          <table:table-cell office:value-type="float" office:value="1782">
            <text:p>1782</text:p>
          </table:table-cell>
          <table:table-cell office:value-type="float" office:value="6147">
            <text:p>6147</text:p>
          </table:table-cell>
          <table:table-cell office:value-type="float" office:value="1105">
            <text:p>1105</text:p>
          </table:table-cell>
          <table:table-cell office:value-type="float" office:value="385">
            <text:p>385</text:p>
          </table:table-cell>
          <table:table-cell office:value-type="float" office:value="6147">
            <text:p>6147</text:p>
          </table:table-cell>
          <table:table-cell office:value-type="float" office:value="3367">
            <text:p>3367</text:p>
          </table:table-cell>
          <table:table-cell office:value-type="float" office:value="1782">
            <text:p>1782</text:p>
          </table:table-cell>
          <table:table-cell office:value-type="float" office:value="15">
            <text:p>15</text:p>
          </table:table-cell>
          <table:table-cell office:value-type="float" office:value="0.348416">
            <text:p>0.348416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7]+[.AB177]" office:value-type="float" office:value="0.466259304">
            <text:p>0.466259304</text:p>
          </table:table-cell>
          <table:table-cell table:formula="of:=[.AF177]+[.AC177]" office:value-type="float" office:value="0.02761751">
            <text:p>0.02761751</text:p>
          </table:table-cell>
          <table:table-cell table:formula="of:=20+0.1*([.A177]/16)" office:value-type="float" office:value="20.2">
            <text:p>20.2</text:p>
          </table:table-cell>
          <table:table-cell table:formula="of:=[.AA177]+[.N177]*([.AD177]+[.W177]*[.AI177])" office:value-type="float" office:value="0.31547633901">
            <text:p>0.315476339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54">
            <text:p>654</text:p>
          </table:table-cell>
          <table:table-cell office:value-type="float" office:value="36360">
            <text:p>36360</text:p>
          </table:table-cell>
          <table:table-cell office:value-type="float" office:value="516">
            <text:p>516</text:p>
          </table:table-cell>
          <table:table-cell office:value-type="float" office:value="0.0117">
            <text:p>0.0117</text:p>
          </table:table-cell>
          <table:table-cell office:value-type="float" office:value="1782">
            <text:p>1782</text:p>
          </table:table-cell>
          <table:table-cell office:value-type="float" office:value="6342">
            <text:p>6342</text:p>
          </table:table-cell>
          <table:table-cell office:value-type="float" office:value="1170">
            <text:p>1170</text:p>
          </table:table-cell>
          <table:table-cell office:value-type="float" office:value="385">
            <text:p>385</text:p>
          </table:table-cell>
          <table:table-cell office:value-type="float" office:value="6342">
            <text:p>6342</text:p>
          </table:table-cell>
          <table:table-cell office:value-type="float" office:value="3367">
            <text:p>3367</text:p>
          </table:table-cell>
          <table:table-cell office:value-type="float" office:value="1782">
            <text:p>1782</text:p>
          </table:table-cell>
          <table:table-cell office:value-type="float" office:value="15">
            <text:p>15</text:p>
          </table:table-cell>
          <table:table-cell office:value-type="float" office:value="0.32906">
            <text:p>0.32906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8]+[.AB178]" office:value-type="float" office:value="0.466259304">
            <text:p>0.466259304</text:p>
          </table:table-cell>
          <table:table-cell table:formula="of:=[.AF178]+[.AC178]" office:value-type="float" office:value="0.02761751">
            <text:p>0.02761751</text:p>
          </table:table-cell>
          <table:table-cell table:formula="of:=20+0.1*([.A178]/16)" office:value-type="float" office:value="20.2">
            <text:p>20.2</text:p>
          </table:table-cell>
          <table:table-cell table:formula="of:=[.AA178]+[.N178]*([.AD178]+[.W178]*[.AI178])" office:value-type="float" office:value="0.3156982325">
            <text:p>0.3156982325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65">
            <text:p>665</text:p>
          </table:table-cell>
          <table:table-cell office:value-type="float" office:value="36360">
            <text:p>36360</text:p>
          </table:table-cell>
          <table:table-cell office:value-type="float" office:value="616">
            <text:p>616</text:p>
          </table:table-cell>
          <table:table-cell office:value-type="float" office:value="0.01281">
            <text:p>0.01281</text:p>
          </table:table-cell>
          <table:table-cell office:value-type="float" office:value="1782">
            <text:p>1782</text:p>
          </table:table-cell>
          <table:table-cell office:value-type="float" office:value="6675">
            <text:p>6675</text:p>
          </table:table-cell>
          <table:table-cell office:value-type="float" office:value="1281">
            <text:p>1281</text:p>
          </table:table-cell>
          <table:table-cell office:value-type="float" office:value="385">
            <text:p>385</text:p>
          </table:table-cell>
          <table:table-cell office:value-type="float" office:value="6675">
            <text:p>6675</text:p>
          </table:table-cell>
          <table:table-cell office:value-type="float" office:value="3367">
            <text:p>3367</text:p>
          </table:table-cell>
          <table:table-cell office:value-type="float" office:value="1782">
            <text:p>1782</text:p>
          </table:table-cell>
          <table:table-cell office:value-type="float" office:value="15">
            <text:p>15</text:p>
          </table:table-cell>
          <table:table-cell office:value-type="float" office:value="0.300546">
            <text:p>0.300546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79]+[.AB179]" office:value-type="float" office:value="0.466259304">
            <text:p>0.466259304</text:p>
          </table:table-cell>
          <table:table-cell table:formula="of:=[.AF179]+[.AC179]" office:value-type="float" office:value="0.02761751">
            <text:p>0.02761751</text:p>
          </table:table-cell>
          <table:table-cell table:formula="of:=20+0.1*([.A179]/16)" office:value-type="float" office:value="20.2">
            <text:p>20.2</text:p>
          </table:table-cell>
          <table:table-cell table:formula="of:=[.AA179]+[.N179]*([.AD179]+[.W179]*[.AI179])" office:value-type="float" office:value="0.316076822582">
            <text:p>0.316076822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92">
            <text:p>692</text:p>
          </table:table-cell>
          <table:table-cell office:value-type="float" office:value="36360">
            <text:p>36360</text:p>
          </table:table-cell>
          <table:table-cell office:value-type="float" office:value="785">
            <text:p>785</text:p>
          </table:table-cell>
          <table:table-cell office:value-type="float" office:value="0.01477">
            <text:p>0.01477</text:p>
          </table:table-cell>
          <table:table-cell office:value-type="float" office:value="1782">
            <text:p>1782</text:p>
          </table:table-cell>
          <table:table-cell office:value-type="float" office:value="7263">
            <text:p>7263</text:p>
          </table:table-cell>
          <table:table-cell office:value-type="float" office:value="1477">
            <text:p>1477</text:p>
          </table:table-cell>
          <table:table-cell office:value-type="float" office:value="385">
            <text:p>385</text:p>
          </table:table-cell>
          <table:table-cell office:value-type="float" office:value="7263">
            <text:p>7263</text:p>
          </table:table-cell>
          <table:table-cell office:value-type="float" office:value="3367">
            <text:p>3367</text:p>
          </table:table-cell>
          <table:table-cell office:value-type="float" office:value="1782">
            <text:p>1782</text:p>
          </table:table-cell>
          <table:table-cell office:value-type="float" office:value="15">
            <text:p>15</text:p>
          </table:table-cell>
          <table:table-cell office:value-type="float" office:value="0.260664">
            <text:p>0.260664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4298">
            <text:p>4298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80]+[.AB180]" office:value-type="float" office:value="0.466259304">
            <text:p>0.466259304</text:p>
          </table:table-cell>
          <table:table-cell table:formula="of:=[.AF180]+[.AC180]" office:value-type="float" office:value="0.02761751">
            <text:p>0.02761751</text:p>
          </table:table-cell>
          <table:table-cell table:formula="of:=20+0.1*([.A180]/16)" office:value-type="float" office:value="20.2">
            <text:p>20.2</text:p>
          </table:table-cell>
          <table:table-cell table:formula="of:=[.AA180]+[.N180]*([.AD180]+[.W180]*[.AI180])" office:value-type="float" office:value="0.316745863066">
            <text:p>0.3167458631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07">
            <text:p>707</text:p>
          </table:table-cell>
          <table:table-cell office:value-type="float" office:value="36360">
            <text:p>36360</text:p>
          </table:table-cell>
          <table:table-cell office:value-type="float" office:value="1275">
            <text:p>1275</text:p>
          </table:table-cell>
          <table:table-cell office:value-type="float" office:value="0.01982">
            <text:p>0.01982</text:p>
          </table:table-cell>
          <table:table-cell office:value-type="float" office:value="2144">
            <text:p>2144</text:p>
          </table:table-cell>
          <table:table-cell office:value-type="float" office:value="9241">
            <text:p>9241</text:p>
          </table:table-cell>
          <table:table-cell office:value-type="float" office:value="1982">
            <text:p>1982</text:p>
          </table:table-cell>
          <table:table-cell office:value-type="float" office:value="385">
            <text:p>385</text:p>
          </table:table-cell>
          <table:table-cell office:value-type="float" office:value="9241">
            <text:p>9241</text:p>
          </table:table-cell>
          <table:table-cell office:value-type="float" office:value="3361">
            <text:p>3361</text:p>
          </table:table-cell>
          <table:table-cell office:value-type="float" office:value="2144">
            <text:p>2144</text:p>
          </table:table-cell>
          <table:table-cell office:value-type="float" office:value="10">
            <text:p>10</text:p>
          </table:table-cell>
          <table:table-cell office:value-type="float" office:value="0.194248">
            <text:p>0.194248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105941693">
            <text:p>0.105941693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  <table:table-cell table:formula="of:=[.AE181]+[.AB181]" office:value-type="float" office:value="0.466259304">
            <text:p>0.466259304</text:p>
          </table:table-cell>
          <table:table-cell table:formula="of:=[.AF181]+[.AC181]" office:value-type="float" office:value="0.02761751">
            <text:p>0.02761751</text:p>
          </table:table-cell>
          <table:table-cell table:formula="of:=20+0.1*([.A181]/16)" office:value-type="float" office:value="20.2">
            <text:p>20.2</text:p>
          </table:table-cell>
          <table:table-cell table:formula="of:=[.AA181]+[.N181]*([.AD181]+[.W181]*[.AI181])" office:value-type="float" office:value="0.318468747932">
            <text:p>0.318468747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115">
            <text:p>9115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5639">
            <text:p>0.045639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2]+[.AB182]" office:value-type="float" office:value="0.37409918">
            <text:p>0.37409918</text:p>
          </table:table-cell>
          <table:table-cell table:formula="of:=[.AF182]+[.AC182]" office:value-type="float" office:value="0.0226543">
            <text:p>0.0226543</text:p>
          </table:table-cell>
          <table:table-cell table:formula="of:=20+0.1*([.A182]/16)" office:value-type="float" office:value="20.4">
            <text:p>20.4</text:p>
          </table:table-cell>
          <table:table-cell table:formula="of:=[.AA182]+[.N182]*([.AD182]+[.W182]*[.AI182])" office:value-type="float" office:value="0.26579989624">
            <text:p>0.265799896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163">
            <text:p>9163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54">
            <text:p>0.045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3]+[.AB183]" office:value-type="float" office:value="0.37409918">
            <text:p>0.37409918</text:p>
          </table:table-cell>
          <table:table-cell table:formula="of:=[.AF183]+[.AC183]" office:value-type="float" office:value="0.0226543">
            <text:p>0.0226543</text:p>
          </table:table-cell>
          <table:table-cell table:formula="of:=20+0.1*([.A183]/16)" office:value-type="float" office:value="20.4">
            <text:p>20.4</text:p>
          </table:table-cell>
          <table:table-cell table:formula="of:=[.AA183]+[.N183]*([.AD183]+[.W183]*[.AI183])" office:value-type="float" office:value="0.26594839186">
            <text:p>0.265948391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338">
            <text:p>9338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4549">
            <text:p>0.044549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4]+[.AB184]" office:value-type="float" office:value="0.37409918">
            <text:p>0.37409918</text:p>
          </table:table-cell>
          <table:table-cell table:formula="of:=[.AF184]+[.AC184]" office:value-type="float" office:value="0.0226543">
            <text:p>0.0226543</text:p>
          </table:table-cell>
          <table:table-cell table:formula="of:=20+0.1*([.A184]/16)" office:value-type="float" office:value="20.4">
            <text:p>20.4</text:p>
          </table:table-cell>
          <table:table-cell table:formula="of:=[.AA184]+[.N184]*([.AD184]+[.W184]*[.AI184])" office:value-type="float" office:value="0.266488916208">
            <text:p>0.266488916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561">
            <text:p>9561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351">
            <text:p>0.04351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5]+[.AB185]" office:value-type="float" office:value="0.37409918">
            <text:p>0.37409918</text:p>
          </table:table-cell>
          <table:table-cell table:formula="of:=[.AF185]+[.AC185]" office:value-type="float" office:value="0.0226543">
            <text:p>0.0226543</text:p>
          </table:table-cell>
          <table:table-cell table:formula="of:=20+0.1*([.A185]/16)" office:value-type="float" office:value="20.4">
            <text:p>20.4</text:p>
          </table:table-cell>
          <table:table-cell table:formula="of:=[.AA185]+[.N185]*([.AD185]+[.W185]*[.AI185])" office:value-type="float" office:value="0.26717823626">
            <text:p>0.267178236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19441">
            <text:p>19441</text:p>
          </table:table-cell>
          <table:table-cell office:value-type="float" office:value="9115">
            <text:p>9115</text:p>
          </table:table-cell>
          <table:table-cell office:value-type="float" office:value="339">
            <text:p>339</text:p>
          </table:table-cell>
          <table:table-cell office:value-type="float" office:value="19441">
            <text:p>19441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7191">
            <text:p>0.037191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6]+[.AB186]" office:value-type="float" office:value="0.37409918">
            <text:p>0.37409918</text:p>
          </table:table-cell>
          <table:table-cell table:formula="of:=[.AF186]+[.AC186]" office:value-type="float" office:value="0.0226543">
            <text:p>0.0226543</text:p>
          </table:table-cell>
          <table:table-cell table:formula="of:=20+0.1*([.A186]/16)" office:value-type="float" office:value="20.4">
            <text:p>20.4</text:p>
          </table:table-cell>
          <table:table-cell table:formula="of:=[.AA186]+[.N186]*([.AD186]+[.W186]*[.AI186])" office:value-type="float" office:value="0.25009117816">
            <text:p>0.250091178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19489">
            <text:p>19489</text:p>
          </table:table-cell>
          <table:table-cell office:value-type="float" office:value="9163">
            <text:p>9163</text:p>
          </table:table-cell>
          <table:table-cell office:value-type="float" office:value="339">
            <text:p>339</text:p>
          </table:table-cell>
          <table:table-cell office:value-type="float" office:value="19489">
            <text:p>19489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6997">
            <text:p>0.036997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7]+[.AB187]" office:value-type="float" office:value="0.37409918">
            <text:p>0.37409918</text:p>
          </table:table-cell>
          <table:table-cell table:formula="of:=[.AF187]+[.AC187]" office:value-type="float" office:value="0.0226543">
            <text:p>0.0226543</text:p>
          </table:table-cell>
          <table:table-cell table:formula="of:=20+0.1*([.A187]/16)" office:value-type="float" office:value="20.4">
            <text:p>20.4</text:p>
          </table:table-cell>
          <table:table-cell table:formula="of:=[.AA187]+[.N187]*([.AD187]+[.W187]*[.AI187])" office:value-type="float" office:value="0.250241067304">
            <text:p>0.250241067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19664">
            <text:p>19664</text:p>
          </table:table-cell>
          <table:table-cell office:value-type="float" office:value="9338">
            <text:p>9338</text:p>
          </table:table-cell>
          <table:table-cell office:value-type="float" office:value="339">
            <text:p>339</text:p>
          </table:table-cell>
          <table:table-cell office:value-type="float" office:value="19664">
            <text:p>19664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6303">
            <text:p>0.036303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8]+[.AB188]" office:value-type="float" office:value="0.37409918">
            <text:p>0.37409918</text:p>
          </table:table-cell>
          <table:table-cell table:formula="of:=[.AF188]+[.AC188]" office:value-type="float" office:value="0.0226543">
            <text:p>0.0226543</text:p>
          </table:table-cell>
          <table:table-cell table:formula="of:=20+0.1*([.A188]/16)" office:value-type="float" office:value="20.4">
            <text:p>20.4</text:p>
          </table:table-cell>
          <table:table-cell table:formula="of:=[.AA188]+[.N188]*([.AD188]+[.W188]*[.AI188])" office:value-type="float" office:value="0.250780682016">
            <text:p>0.25078068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19887">
            <text:p>19887</text:p>
          </table:table-cell>
          <table:table-cell office:value-type="float" office:value="9561">
            <text:p>9561</text:p>
          </table:table-cell>
          <table:table-cell office:value-type="float" office:value="339">
            <text:p>339</text:p>
          </table:table-cell>
          <table:table-cell office:value-type="float" office:value="19887">
            <text:p>19887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5457">
            <text:p>0.035457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9]+[.AB189]" office:value-type="float" office:value="0.37409918">
            <text:p>0.37409918</text:p>
          </table:table-cell>
          <table:table-cell table:formula="of:=[.AF189]+[.AC189]" office:value-type="float" office:value="0.0226543">
            <text:p>0.0226543</text:p>
          </table:table-cell>
          <table:table-cell table:formula="of:=20+0.1*([.A189]/16)" office:value-type="float" office:value="20.4">
            <text:p>20.4</text:p>
          </table:table-cell>
          <table:table-cell table:formula="of:=[.AA189]+[.N189]*([.AD189]+[.W189]*[.AI189])" office:value-type="float" office:value="0.251471310728">
            <text:p>0.2514713107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28556">
            <text:p>28556</text:p>
          </table:table-cell>
          <table:table-cell office:value-type="float" office:value="9115">
            <text:p>9115</text:p>
          </table:table-cell>
          <table:table-cell office:value-type="float" office:value="288">
            <text:p>288</text:p>
          </table:table-cell>
          <table:table-cell office:value-type="float" office:value="28556">
            <text:p>28556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1596">
            <text:p>0.031596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0]+[.AB190]" office:value-type="float" office:value="0.37409918">
            <text:p>0.37409918</text:p>
          </table:table-cell>
          <table:table-cell table:formula="of:=[.AF190]+[.AC190]" office:value-type="float" office:value="0.0226543">
            <text:p>0.0226543</text:p>
          </table:table-cell>
          <table:table-cell table:formula="of:=20+0.1*([.A190]/16)" office:value-type="float" office:value="20.4">
            <text:p>20.4</text:p>
          </table:table-cell>
          <table:table-cell table:formula="of:=[.AA190]+[.N190]*([.AD190]+[.W190]*[.AI190])" office:value-type="float" office:value="0.23968749946">
            <text:p>0.2396874995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28652">
            <text:p>28652</text:p>
          </table:table-cell>
          <table:table-cell office:value-type="float" office:value="9163">
            <text:p>9163</text:p>
          </table:table-cell>
          <table:table-cell office:value-type="float" office:value="288">
            <text:p>288</text:p>
          </table:table-cell>
          <table:table-cell office:value-type="float" office:value="28652">
            <text:p>28652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1431">
            <text:p>0.031431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1]+[.AB191]" office:value-type="float" office:value="0.37409918">
            <text:p>0.37409918</text:p>
          </table:table-cell>
          <table:table-cell table:formula="of:=[.AF191]+[.AC191]" office:value-type="float" office:value="0.0226543">
            <text:p>0.0226543</text:p>
          </table:table-cell>
          <table:table-cell table:formula="of:=20+0.1*([.A191]/16)" office:value-type="float" office:value="20.4">
            <text:p>20.4</text:p>
          </table:table-cell>
          <table:table-cell table:formula="of:=[.AA191]+[.N191]*([.AD191]+[.W191]*[.AI191])" office:value-type="float" office:value="0.239836810672">
            <text:p>0.2398368107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29002">
            <text:p>29002</text:p>
          </table:table-cell>
          <table:table-cell office:value-type="float" office:value="9338">
            <text:p>9338</text:p>
          </table:table-cell>
          <table:table-cell office:value-type="float" office:value="288">
            <text:p>288</text:p>
          </table:table-cell>
          <table:table-cell office:value-type="float" office:value="29002">
            <text:p>29002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0842">
            <text:p>0.030842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2]+[.AB192]" office:value-type="float" office:value="0.37409918">
            <text:p>0.37409918</text:p>
          </table:table-cell>
          <table:table-cell table:formula="of:=[.AF192]+[.AC192]" office:value-type="float" office:value="0.0226543">
            <text:p>0.0226543</text:p>
          </table:table-cell>
          <table:table-cell table:formula="of:=20+0.1*([.A192]/16)" office:value-type="float" office:value="20.4">
            <text:p>20.4</text:p>
          </table:table-cell>
          <table:table-cell table:formula="of:=[.AA192]+[.N192]*([.AD192]+[.W192]*[.AI192])" office:value-type="float" office:value="0.240377739144">
            <text:p>0.2403777391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29448">
            <text:p>29448</text:p>
          </table:table-cell>
          <table:table-cell office:value-type="float" office:value="9561">
            <text:p>9561</text:p>
          </table:table-cell>
          <table:table-cell office:value-type="float" office:value="288">
            <text:p>288</text:p>
          </table:table-cell>
          <table:table-cell office:value-type="float" office:value="29448">
            <text:p>29448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0122">
            <text:p>0.030122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3]+[.AB193]" office:value-type="float" office:value="0.37409918">
            <text:p>0.37409918</text:p>
          </table:table-cell>
          <table:table-cell table:formula="of:=[.AF193]+[.AC193]" office:value-type="float" office:value="0.0226543">
            <text:p>0.0226543</text:p>
          </table:table-cell>
          <table:table-cell table:formula="of:=20+0.1*([.A193]/16)" office:value-type="float" office:value="20.4">
            <text:p>20.4</text:p>
          </table:table-cell>
          <table:table-cell table:formula="of:=[.AA193]+[.N193]*([.AD193]+[.W193]*[.AI193])" office:value-type="float" office:value="0.241065691988">
            <text:p>0.241065692</text:p>
          </table:table-cell>
          <table:table-cell/>
          <table:table-cell office:value-type="string">
            <text:p>local min AAT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37671">
            <text:p>37671</text:p>
          </table:table-cell>
          <table:table-cell office:value-type="float" office:value="9115">
            <text:p>9115</text:p>
          </table:table-cell>
          <table:table-cell office:value-type="float" office:value="262">
            <text:p>262</text:p>
          </table:table-cell>
          <table:table-cell office:value-type="float" office:value="37671">
            <text:p>37671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744">
            <text:p>0.02874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4]+[.AB194]" office:value-type="float" office:value="0.37409918">
            <text:p>0.37409918</text:p>
          </table:table-cell>
          <table:table-cell table:formula="of:=[.AF194]+[.AC194]" office:value-type="float" office:value="0.0226543">
            <text:p>0.0226543</text:p>
          </table:table-cell>
          <table:table-cell table:formula="of:=20+0.1*([.A194]/16)" office:value-type="float" office:value="20.4">
            <text:p>20.4</text:p>
          </table:table-cell>
          <table:table-cell table:formula="of:=[.AA194]+[.N194]*([.AD194]+[.W194]*[.AI194])" office:value-type="float" office:value="0.23438431954">
            <text:p>0.2343843195</text:p>
          </table:table-cell>
          <table:table-cell office:value-type="string">
            <text:p>xxxxxxxx</text:p>
          </table:table-cell>
          <table:table-cell table:formula="of:=MIN([.AJ190:.AJ199])" office:value-type="float" office:value="0.23438431954">
            <text:p>0.234384319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37671">
            <text:p>37671</text:p>
          </table:table-cell>
          <table:table-cell office:value-type="float" office:value="9115">
            <text:p>9115</text:p>
          </table:table-cell>
          <table:table-cell office:value-type="float" office:value="262">
            <text:p>262</text:p>
          </table:table-cell>
          <table:table-cell office:value-type="float" office:value="37671">
            <text:p>37671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744">
            <text:p>0.02874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5]+[.AB195]" office:value-type="float" office:value="0.37409918">
            <text:p>0.37409918</text:p>
          </table:table-cell>
          <table:table-cell table:formula="of:=[.AF195]+[.AC195]" office:value-type="float" office:value="0.0226543">
            <text:p>0.0226543</text:p>
          </table:table-cell>
          <table:table-cell table:formula="of:=20+0.1*([.A195]/16)" office:value-type="float" office:value="20.4">
            <text:p>20.4</text:p>
          </table:table-cell>
          <table:table-cell table:formula="of:=[.AA195]+[.N195]*([.AD195]+[.W195]*[.AI195])" office:value-type="float" office:value="0.23438431954">
            <text:p>0.2343843195</text:p>
          </table:table-cell>
          <table:table-cell office:value-type="string">
            <text:p>xxxxxxxx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37815">
            <text:p>37815</text:p>
          </table:table-cell>
          <table:table-cell office:value-type="float" office:value="9163">
            <text:p>9163</text:p>
          </table:table-cell>
          <table:table-cell office:value-type="float" office:value="262">
            <text:p>262</text:p>
          </table:table-cell>
          <table:table-cell office:value-type="float" office:value="37815">
            <text:p>37815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593">
            <text:p>0.028593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6]+[.AB196]" office:value-type="float" office:value="0.37409918">
            <text:p>0.37409918</text:p>
          </table:table-cell>
          <table:table-cell table:formula="of:=[.AF196]+[.AC196]" office:value-type="float" office:value="0.0226543">
            <text:p>0.0226543</text:p>
          </table:table-cell>
          <table:table-cell table:formula="of:=20+0.1*([.A196]/16)" office:value-type="float" office:value="20.4">
            <text:p>20.4</text:p>
          </table:table-cell>
          <table:table-cell table:formula="of:=[.AA196]+[.N196]*([.AD196]+[.W196]*[.AI196])" office:value-type="float" office:value="0.234531873496">
            <text:p>0.2345318735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38340">
            <text:p>38340</text:p>
          </table:table-cell>
          <table:table-cell office:value-type="float" office:value="9338">
            <text:p>9338</text:p>
          </table:table-cell>
          <table:table-cell office:value-type="float" office:value="262">
            <text:p>262</text:p>
          </table:table-cell>
          <table:table-cell office:value-type="float" office:value="38340">
            <text:p>38340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057">
            <text:p>0.028057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7]+[.AB197]" office:value-type="float" office:value="0.37409918">
            <text:p>0.37409918</text:p>
          </table:table-cell>
          <table:table-cell table:formula="of:=[.AF197]+[.AC197]" office:value-type="float" office:value="0.0226543">
            <text:p>0.0226543</text:p>
          </table:table-cell>
          <table:table-cell table:formula="of:=20+0.1*([.A197]/16)" office:value-type="float" office:value="20.4">
            <text:p>20.4</text:p>
          </table:table-cell>
          <table:table-cell table:formula="of:=[.AA197]+[.N197]*([.AD197]+[.W197]*[.AI197])" office:value-type="float" office:value="0.235072447824">
            <text:p>0.2350724478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39009">
            <text:p>39009</text:p>
          </table:table-cell>
          <table:table-cell office:value-type="float" office:value="9561">
            <text:p>9561</text:p>
          </table:table-cell>
          <table:table-cell office:value-type="float" office:value="262">
            <text:p>262</text:p>
          </table:table-cell>
          <table:table-cell office:value-type="float" office:value="39009">
            <text:p>39009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7403">
            <text:p>0.027403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8]+[.AB198]" office:value-type="float" office:value="0.37409918">
            <text:p>0.37409918</text:p>
          </table:table-cell>
          <table:table-cell table:formula="of:=[.AF198]+[.AC198]" office:value-type="float" office:value="0.0226543">
            <text:p>0.0226543</text:p>
          </table:table-cell>
          <table:table-cell table:formula="of:=20+0.1*([.A198]/16)" office:value-type="float" office:value="20.4">
            <text:p>20.4</text:p>
          </table:table-cell>
          <table:table-cell table:formula="of:=[.AA198]+[.N198]*([.AD198]+[.W198]*[.AI198])" office:value-type="float" office:value="0.235762434752">
            <text:p>0.235762434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90">
            <text:p>6490</text:p>
          </table:table-cell>
          <table:table-cell office:value-type="float" office:value="36360">
            <text:p>36360</text:p>
          </table:table-cell>
          <table:table-cell office:value-type="float" office:value="3309">
            <text:p>3309</text:p>
          </table:table-cell>
          <table:table-cell office:value-type="float" office:value="0.09799">
            <text:p>0.09799</text:p>
          </table:table-cell>
          <table:table-cell office:value-type="float" office:value="5571">
            <text:p>5571</text:p>
          </table:table-cell>
          <table:table-cell office:value-type="float" office:value="41323">
            <text:p>41323</text:p>
          </table:table-cell>
          <table:table-cell office:value-type="float" office:value="9799">
            <text:p>9799</text:p>
          </table:table-cell>
          <table:table-cell office:value-type="float" office:value="262">
            <text:p>262</text:p>
          </table:table-cell>
          <table:table-cell office:value-type="float" office:value="41323">
            <text:p>41323</text:p>
          </table:table-cell>
          <table:table-cell office:value-type="float" office:value="2025">
            <text:p>2025</text:p>
          </table:table-cell>
          <table:table-cell office:value-type="float" office:value="5571">
            <text:p>5571</text:p>
          </table:table-cell>
          <table:table-cell office:value-type="float" office:value="0">
            <text:p>0</text:p>
          </table:table-cell>
          <table:table-cell office:value-type="float" office:value="0.026737">
            <text:p>0.026737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9]+[.AB199]" office:value-type="float" office:value="0.37409918">
            <text:p>0.37409918</text:p>
          </table:table-cell>
          <table:table-cell table:formula="of:=[.AF199]+[.AC199]" office:value-type="float" office:value="0.0226543">
            <text:p>0.0226543</text:p>
          </table:table-cell>
          <table:table-cell table:formula="of:=20+0.1*([.A199]/16)" office:value-type="float" office:value="20.4">
            <text:p>20.4</text:p>
          </table:table-cell>
          <table:table-cell table:formula="of:=[.AA199]+[.N199]*([.AD199]+[.W199]*[.AI199])" office:value-type="float" office:value="0.236497141432">
            <text:p>0.2364971414</text:p>
          </table:table-cell>
          <table:table-cell/>
          <table:table-cell office:value-type="string">
            <text:p>min aat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085">
            <text:p>5085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81613">
            <text:p>0.08161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0]+[.AB200]" office:value-type="float" office:value="0.393085372">
            <text:p>0.393085372</text:p>
          </table:table-cell>
          <table:table-cell table:formula="of:=[.AF200]+[.AC200]" office:value-type="float" office:value="0.02315942">
            <text:p>0.02315942</text:p>
          </table:table-cell>
          <table:table-cell table:formula="of:=20+0.1*([.A200]/16)" office:value-type="float" office:value="20.4">
            <text:p>20.4</text:p>
          </table:table-cell>
          <table:table-cell table:formula="of:=[.AA200]+[.N200]*([.AD200]+[.W200]*[.AI200])" office:value-type="float" office:value="0.26073023212">
            <text:p>0.2607302321</text:p>
          </table:table-cell>
          <table:table-cell/>
          <table:table-cell table:formula="of:=MIN([.AJ200:.AJ469])" office:value-type="float" office:value="0.23033409544">
            <text:p>0.230334095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145">
            <text:p>5145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80661">
            <text:p>0.080661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1]+[.AB201]" office:value-type="float" office:value="0.393085372">
            <text:p>0.393085372</text:p>
          </table:table-cell>
          <table:table-cell table:formula="of:=[.AF201]+[.AC201]" office:value-type="float" office:value="0.02315942">
            <text:p>0.02315942</text:p>
          </table:table-cell>
          <table:table-cell table:formula="of:=20+0.1*([.A201]/16)" office:value-type="float" office:value="20.4">
            <text:p>20.4</text:p>
          </table:table-cell>
          <table:table-cell table:formula="of:=[.AA201]+[.N201]*([.AD201]+[.W201]*[.AI201])" office:value-type="float" office:value="0.26091541228">
            <text:p>0.2609154123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297">
            <text:p>5297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78346">
            <text:p>0.078346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2]+[.AB202]" office:value-type="float" office:value="0.393085372">
            <text:p>0.393085372</text:p>
          </table:table-cell>
          <table:table-cell table:formula="of:=[.AF202]+[.AC202]" office:value-type="float" office:value="0.02315942">
            <text:p>0.02315942</text:p>
          </table:table-cell>
          <table:table-cell table:formula="of:=20+0.1*([.A202]/16)" office:value-type="float" office:value="20.4">
            <text:p>20.4</text:p>
          </table:table-cell>
          <table:table-cell table:formula="of:=[.AA202]+[.N202]*([.AD202]+[.W202]*[.AI202])" office:value-type="float" office:value="0.261384761588">
            <text:p>0.2613847616</text:p>
          </table:table-cell>
          <table:table-cell/>
          <table:table-cell office:value-type="string">
            <text:p>min eng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426">
            <text:p>5426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76484">
            <text:p>0.07648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3]+[.AB203]" office:value-type="float" office:value="0.393085372">
            <text:p>0.393085372</text:p>
          </table:table-cell>
          <table:table-cell table:formula="of:=[.AF203]+[.AC203]" office:value-type="float" office:value="0.02315942">
            <text:p>0.02315942</text:p>
          </table:table-cell>
          <table:table-cell table:formula="of:=20+0.1*([.A203]/16)" office:value-type="float" office:value="20.4">
            <text:p>20.4</text:p>
          </table:table-cell>
          <table:table-cell table:formula="of:=[.AA203]+[.N203]*([.AD203]+[.W203]*[.AI203])" office:value-type="float" office:value="0.261784149656">
            <text:p>0.2617841497</text:p>
          </table:table-cell>
          <table:table-cell/>
          <table:table-cell table:formula="of:=MIN([.AH200:.AH451])" office:value-type="float" office:value="0.02315942">
            <text:p>0.0231594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11274">
            <text:p>11274</text:p>
          </table:table-cell>
          <table:table-cell office:value-type="float" office:value="5085">
            <text:p>5085</text:p>
          </table:table-cell>
          <table:table-cell office:value-type="float" office:value="341">
            <text:p>341</text:p>
          </table:table-cell>
          <table:table-cell office:value-type="float" office:value="11274">
            <text:p>11274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706">
            <text:p>0.0670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4]+[.AB204]" office:value-type="float" office:value="0.393085372">
            <text:p>0.393085372</text:p>
          </table:table-cell>
          <table:table-cell table:formula="of:=[.AF204]+[.AC204]" office:value-type="float" office:value="0.02315942">
            <text:p>0.02315942</text:p>
          </table:table-cell>
          <table:table-cell table:formula="of:=20+0.1*([.A204]/16)" office:value-type="float" office:value="20.4">
            <text:p>20.4</text:p>
          </table:table-cell>
          <table:table-cell table:formula="of:=[.AA204]+[.N204]*([.AD204]+[.W204]*[.AI204])" office:value-type="float" office:value="0.2456338231">
            <text:p>0.245633823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11334">
            <text:p>11334</text:p>
          </table:table-cell>
          <table:table-cell office:value-type="float" office:value="5145">
            <text:p>5145</text:p>
          </table:table-cell>
          <table:table-cell office:value-type="float" office:value="341">
            <text:p>341</text:p>
          </table:table-cell>
          <table:table-cell office:value-type="float" office:value="11334">
            <text:p>11334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6278">
            <text:p>0.066278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5]+[.AB205]" office:value-type="float" office:value="0.393085372">
            <text:p>0.393085372</text:p>
          </table:table-cell>
          <table:table-cell table:formula="of:=[.AF205]+[.AC205]" office:value-type="float" office:value="0.02315942">
            <text:p>0.02315942</text:p>
          </table:table-cell>
          <table:table-cell table:formula="of:=20+0.1*([.A205]/16)" office:value-type="float" office:value="20.4">
            <text:p>20.4</text:p>
          </table:table-cell>
          <table:table-cell table:formula="of:=[.AA205]+[.N205]*([.AD205]+[.W205]*[.AI205])" office:value-type="float" office:value="0.24581930314">
            <text:p>0.2458193031</text:p>
          </table:table-cell>
          <table:table-cell/>
          <table:table-cell office:value-type="string">
            <text:p>min area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11486">
            <text:p>11486</text:p>
          </table:table-cell>
          <table:table-cell office:value-type="float" office:value="5297">
            <text:p>5297</text:p>
          </table:table-cell>
          <table:table-cell office:value-type="float" office:value="341">
            <text:p>341</text:p>
          </table:table-cell>
          <table:table-cell office:value-type="float" office:value="11486">
            <text:p>11486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4376">
            <text:p>0.06437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6]+[.AB206]" office:value-type="float" office:value="0.393085372">
            <text:p>0.393085372</text:p>
          </table:table-cell>
          <table:table-cell table:formula="of:=[.AF206]+[.AC206]" office:value-type="float" office:value="0.02315942">
            <text:p>0.02315942</text:p>
          </table:table-cell>
          <table:table-cell table:formula="of:=20+0.1*([.A206]/16)" office:value-type="float" office:value="20.4">
            <text:p>20.4</text:p>
          </table:table-cell>
          <table:table-cell table:formula="of:=[.AA206]+[.N206]*([.AD206]+[.W206]*[.AI206])" office:value-type="float" office:value="0.246288947228">
            <text:p>0.2462889472</text:p>
          </table:table-cell>
          <table:table-cell/>
          <table:table-cell table:formula="of:=MIN([.AG200:.AG451])" office:value-type="float" office:value="0.393085372">
            <text:p>0.39308537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11615">
            <text:p>11615</text:p>
          </table:table-cell>
          <table:table-cell office:value-type="float" office:value="5426">
            <text:p>5426</text:p>
          </table:table-cell>
          <table:table-cell office:value-type="float" office:value="341">
            <text:p>341</text:p>
          </table:table-cell>
          <table:table-cell office:value-type="float" office:value="11615">
            <text:p>11615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2846">
            <text:p>0.06284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7]+[.AB207]" office:value-type="float" office:value="0.393085372">
            <text:p>0.393085372</text:p>
          </table:table-cell>
          <table:table-cell table:formula="of:=[.AF207]+[.AC207]" office:value-type="float" office:value="0.02315942">
            <text:p>0.02315942</text:p>
          </table:table-cell>
          <table:table-cell table:formula="of:=20+0.1*([.A207]/16)" office:value-type="float" office:value="20.4">
            <text:p>20.4</text:p>
          </table:table-cell>
          <table:table-cell table:formula="of:=[.AA207]+[.N207]*([.AD207]+[.W207]*[.AI207])" office:value-type="float" office:value="0.246688192904">
            <text:p>0.246688192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16359">
            <text:p>16359</text:p>
          </table:table-cell>
          <table:table-cell office:value-type="float" office:value="5085">
            <text:p>5085</text:p>
          </table:table-cell>
          <table:table-cell office:value-type="float" office:value="293">
            <text:p>293</text:p>
          </table:table-cell>
          <table:table-cell office:value-type="float" office:value="16359">
            <text:p>16359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762">
            <text:p>0.05762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8]+[.AB208]" office:value-type="float" office:value="0.393085372">
            <text:p>0.393085372</text:p>
          </table:table-cell>
          <table:table-cell table:formula="of:=[.AF208]+[.AC208]" office:value-type="float" office:value="0.02315942">
            <text:p>0.02315942</text:p>
          </table:table-cell>
          <table:table-cell table:formula="of:=20+0.1*([.A208]/16)" office:value-type="float" office:value="20.4">
            <text:p>20.4</text:p>
          </table:table-cell>
          <table:table-cell table:formula="of:=[.AA208]+[.N208]*([.AD208]+[.W208]*[.AI208])" office:value-type="float" office:value="0.2358413335">
            <text:p>0.2358413335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16479">
            <text:p>16479</text:p>
          </table:table-cell>
          <table:table-cell office:value-type="float" office:value="5145">
            <text:p>5145</text:p>
          </table:table-cell>
          <table:table-cell office:value-type="float" office:value="293">
            <text:p>293</text:p>
          </table:table-cell>
          <table:table-cell office:value-type="float" office:value="16479">
            <text:p>16479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6948">
            <text:p>0.056948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9]+[.AB209]" office:value-type="float" office:value="0.393085372">
            <text:p>0.393085372</text:p>
          </table:table-cell>
          <table:table-cell table:formula="of:=[.AF209]+[.AC209]" office:value-type="float" office:value="0.02315942">
            <text:p>0.02315942</text:p>
          </table:table-cell>
          <table:table-cell table:formula="of:=20+0.1*([.A209]/16)" office:value-type="float" office:value="20.4">
            <text:p>20.4</text:p>
          </table:table-cell>
          <table:table-cell table:formula="of:=[.AA209]+[.N209]*([.AD209]+[.W209]*[.AI209])" office:value-type="float" office:value="0.23602672174">
            <text:p>0.2360267217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16783">
            <text:p>16783</text:p>
          </table:table-cell>
          <table:table-cell office:value-type="float" office:value="5297">
            <text:p>5297</text:p>
          </table:table-cell>
          <table:table-cell office:value-type="float" office:value="293">
            <text:p>293</text:p>
          </table:table-cell>
          <table:table-cell office:value-type="float" office:value="16783">
            <text:p>16783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5314">
            <text:p>0.05531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0]+[.AB210]" office:value-type="float" office:value="0.393085372">
            <text:p>0.393085372</text:p>
          </table:table-cell>
          <table:table-cell table:formula="of:=[.AF210]+[.AC210]" office:value-type="float" office:value="0.02315942">
            <text:p>0.02315942</text:p>
          </table:table-cell>
          <table:table-cell table:formula="of:=20+0.1*([.A210]/16)" office:value-type="float" office:value="20.4">
            <text:p>20.4</text:p>
          </table:table-cell>
          <table:table-cell table:formula="of:=[.AA210]+[.N210]*([.AD210]+[.W210]*[.AI210])" office:value-type="float" office:value="0.236496658772">
            <text:p>0.2364966588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17041">
            <text:p>17041</text:p>
          </table:table-cell>
          <table:table-cell office:value-type="float" office:value="5426">
            <text:p>5426</text:p>
          </table:table-cell>
          <table:table-cell office:value-type="float" office:value="293">
            <text:p>293</text:p>
          </table:table-cell>
          <table:table-cell office:value-type="float" office:value="17041">
            <text:p>17041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3999">
            <text:p>0.053999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1]+[.AB211]" office:value-type="float" office:value="0.393085372">
            <text:p>0.393085372</text:p>
          </table:table-cell>
          <table:table-cell table:formula="of:=[.AF211]+[.AC211]" office:value-type="float" office:value="0.02315942">
            <text:p>0.02315942</text:p>
          </table:table-cell>
          <table:table-cell table:formula="of:=20+0.1*([.A211]/16)" office:value-type="float" office:value="20.4">
            <text:p>20.4</text:p>
          </table:table-cell>
          <table:table-cell table:formula="of:=[.AA211]+[.N211]*([.AD211]+[.W211]*[.AI211])" office:value-type="float" office:value="0.236895413216">
            <text:p>0.236895413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21444">
            <text:p>21444</text:p>
          </table:table-cell>
          <table:table-cell office:value-type="float" office:value="5085">
            <text:p>5085</text:p>
          </table:table-cell>
          <table:table-cell office:value-type="float" office:value="266">
            <text:p>266</text:p>
          </table:table-cell>
          <table:table-cell office:value-type="float" office:value="21444">
            <text:p>21444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2311">
            <text:p>0.05231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2]+[.AB212]" office:value-type="float" office:value="0.393085372">
            <text:p>0.393085372</text:p>
          </table:table-cell>
          <table:table-cell table:formula="of:=[.AF212]+[.AC212]" office:value-type="float" office:value="0.02315942">
            <text:p>0.02315942</text:p>
          </table:table-cell>
          <table:table-cell table:formula="of:=20+0.1*([.A212]/16)" office:value-type="float" office:value="20.4">
            <text:p>20.4</text:p>
          </table:table-cell>
          <table:table-cell table:formula="of:=[.AA212]+[.N212]*([.AD212]+[.W212]*[.AI212])" office:value-type="float" office:value="0.23033409544">
            <text:p>0.230334095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21444">
            <text:p>21444</text:p>
          </table:table-cell>
          <table:table-cell office:value-type="float" office:value="5085">
            <text:p>5085</text:p>
          </table:table-cell>
          <table:table-cell office:value-type="float" office:value="266">
            <text:p>266</text:p>
          </table:table-cell>
          <table:table-cell office:value-type="float" office:value="21444">
            <text:p>21444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2311">
            <text:p>0.05231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3]+[.AB213]" office:value-type="float" office:value="0.393085372">
            <text:p>0.393085372</text:p>
          </table:table-cell>
          <table:table-cell table:formula="of:=[.AF213]+[.AC213]" office:value-type="float" office:value="0.02315942">
            <text:p>0.02315942</text:p>
          </table:table-cell>
          <table:table-cell table:formula="of:=20+0.1*([.A213]/16)" office:value-type="float" office:value="20.4">
            <text:p>20.4</text:p>
          </table:table-cell>
          <table:table-cell table:formula="of:=[.AA213]+[.N213]*([.AD213]+[.W213]*[.AI213])" office:value-type="float" office:value="0.23033409544">
            <text:p>0.230334095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21624">
            <text:p>21624</text:p>
          </table:table-cell>
          <table:table-cell office:value-type="float" office:value="5145">
            <text:p>5145</text:p>
          </table:table-cell>
          <table:table-cell office:value-type="float" office:value="266">
            <text:p>266</text:p>
          </table:table-cell>
          <table:table-cell office:value-type="float" office:value="21624">
            <text:p>21624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1701">
            <text:p>0.05170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4]+[.AB214]" office:value-type="float" office:value="0.393085372">
            <text:p>0.393085372</text:p>
          </table:table-cell>
          <table:table-cell table:formula="of:=[.AF214]+[.AC214]" office:value-type="float" office:value="0.02315942">
            <text:p>0.02315942</text:p>
          </table:table-cell>
          <table:table-cell table:formula="of:=20+0.1*([.A214]/16)" office:value-type="float" office:value="20.4">
            <text:p>20.4</text:p>
          </table:table-cell>
          <table:table-cell table:formula="of:=[.AA214]+[.N214]*([.AD214]+[.W214]*[.AI214])" office:value-type="float" office:value="0.23051957548">
            <text:p>0.2305195755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22080">
            <text:p>22080</text:p>
          </table:table-cell>
          <table:table-cell office:value-type="float" office:value="5297">
            <text:p>5297</text:p>
          </table:table-cell>
          <table:table-cell office:value-type="float" office:value="266">
            <text:p>266</text:p>
          </table:table-cell>
          <table:table-cell office:value-type="float" office:value="22080">
            <text:p>22080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0217">
            <text:p>0.050217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5]+[.AB215]" office:value-type="float" office:value="0.393085372">
            <text:p>0.393085372</text:p>
          </table:table-cell>
          <table:table-cell table:formula="of:=[.AF215]+[.AC215]" office:value-type="float" office:value="0.02315942">
            <text:p>0.02315942</text:p>
          </table:table-cell>
          <table:table-cell table:formula="of:=20+0.1*([.A215]/16)" office:value-type="float" office:value="20.4">
            <text:p>20.4</text:p>
          </table:table-cell>
          <table:table-cell table:formula="of:=[.AA215]+[.N215]*([.AD215]+[.W215]*[.AI215])" office:value-type="float" office:value="0.230988901736">
            <text:p>0.2309889017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22467">
            <text:p>22467</text:p>
          </table:table-cell>
          <table:table-cell office:value-type="float" office:value="5426">
            <text:p>5426</text:p>
          </table:table-cell>
          <table:table-cell office:value-type="float" office:value="266">
            <text:p>266</text:p>
          </table:table-cell>
          <table:table-cell office:value-type="float" office:value="22467">
            <text:p>22467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49023">
            <text:p>0.049023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6]+[.AB216]" office:value-type="float" office:value="0.393085372">
            <text:p>0.393085372</text:p>
          </table:table-cell>
          <table:table-cell table:formula="of:=[.AF216]+[.AC216]" office:value-type="float" office:value="0.02315942">
            <text:p>0.02315942</text:p>
          </table:table-cell>
          <table:table-cell table:formula="of:=20+0.1*([.A216]/16)" office:value-type="float" office:value="20.4">
            <text:p>20.4</text:p>
          </table:table-cell>
          <table:table-cell table:formula="of:=[.AA216]+[.N216]*([.AD216]+[.W216]*[.AI216])" office:value-type="float" office:value="0.231387458912">
            <text:p>0.231387458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579">
            <text:p>3579</text:p>
          </table:table-cell>
          <table:table-cell office:value-type="float" office:value="36360">
            <text:p>36360</text:p>
          </table:table-cell>
          <table:table-cell office:value-type="float" office:value="2171">
            <text:p>2171</text:p>
          </table:table-cell>
          <table:table-cell office:value-type="float" office:value="0.0575">
            <text:p>0.0575</text:p>
          </table:table-cell>
          <table:table-cell office:value-type="float" office:value="3771">
            <text:p>3771</text:p>
          </table:table-cell>
          <table:table-cell office:value-type="float" office:value="24588">
            <text:p>24588</text:p>
          </table:table-cell>
          <table:table-cell office:value-type="float" office:value="5750">
            <text:p>5750</text:p>
          </table:table-cell>
          <table:table-cell office:value-type="float" office:value="266">
            <text:p>266</text:p>
          </table:table-cell>
          <table:table-cell office:value-type="float" office:value="24588">
            <text:p>24588</text:p>
          </table:table-cell>
          <table:table-cell office:value-type="float" office:value="2040">
            <text:p>2040</text:p>
          </table:table-cell>
          <table:table-cell office:value-type="float" office:value="3771">
            <text:p>3771</text:p>
          </table:table-cell>
          <table:table-cell office:value-type="float" office:value="0">
            <text:p>0</text:p>
          </table:table-cell>
          <table:table-cell office:value-type="float" office:value="0.046261">
            <text:p>0.046261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7]+[.AB217]" office:value-type="float" office:value="0.393085372">
            <text:p>0.393085372</text:p>
          </table:table-cell>
          <table:table-cell table:formula="of:=[.AF217]+[.AC217]" office:value-type="float" office:value="0.02315942">
            <text:p>0.02315942</text:p>
          </table:table-cell>
          <table:table-cell table:formula="of:=20+0.1*([.A217]/16)" office:value-type="float" office:value="20.4">
            <text:p>20.4</text:p>
          </table:table-cell>
          <table:table-cell table:formula="of:=[.AA217]+[.N217]*([.AD217]+[.W217]*[.AI217])" office:value-type="float" office:value="0.232389218">
            <text:p>0.232389218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48">
            <text:p>1948</text:p>
          </table:table-cell>
          <table:table-cell office:value-type="float" office:value="36360">
            <text:p>36360</text:p>
          </table:table-cell>
          <table:table-cell office:value-type="float" office:value="835">
            <text:p>835</text:p>
          </table:table-cell>
          <table:table-cell office:value-type="float" office:value="0.02783">
            <text:p>0.02783</text:p>
          </table:table-cell>
          <table:table-cell office:value-type="float" office:value="1943">
            <text:p>1943</text:p>
          </table:table-cell>
          <table:table-cell office:value-type="float" office:value="3859">
            <text:p>3859</text:p>
          </table:table-cell>
          <table:table-cell office:value-type="float" office:value="2783">
            <text:p>2783</text:p>
          </table:table-cell>
          <table:table-cell office:value-type="float" office:value="419">
            <text:p>419</text:p>
          </table:table-cell>
          <table:table-cell office:value-type="float" office:value="3859">
            <text:p>3859</text:p>
          </table:table-cell>
          <table:table-cell office:value-type="float" office:value="1320">
            <text:p>1320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50557">
            <text:p>0.150557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8]+[.AB218]" office:value-type="float" office:value="0.432896093">
            <text:p>0.432896093</text:p>
          </table:table-cell>
          <table:table-cell table:formula="of:=[.AF218]+[.AC218]" office:value-type="float" office:value="0.0233298">
            <text:p>0.0233298</text:p>
          </table:table-cell>
          <table:table-cell table:formula="of:=20+0.1*([.A218]/16)" office:value-type="float" office:value="20.4">
            <text:p>20.4</text:p>
          </table:table-cell>
          <table:table-cell table:formula="of:=[.AA218]+[.N218]*([.AD218]+[.W218]*[.AI218])" office:value-type="float" office:value="0.290633222184">
            <text:p>0.290633222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66">
            <text:p>1966</text:p>
          </table:table-cell>
          <table:table-cell office:value-type="float" office:value="36360">
            <text:p>36360</text:p>
          </table:table-cell>
          <table:table-cell office:value-type="float" office:value="866">
            <text:p>866</text:p>
          </table:table-cell>
          <table:table-cell office:value-type="float" office:value="0.02832">
            <text:p>0.02832</text:p>
          </table:table-cell>
          <table:table-cell office:value-type="float" office:value="1943">
            <text:p>1943</text:p>
          </table:table-cell>
          <table:table-cell office:value-type="float" office:value="3859">
            <text:p>3859</text:p>
          </table:table-cell>
          <table:table-cell office:value-type="float" office:value="2832">
            <text:p>2832</text:p>
          </table:table-cell>
          <table:table-cell office:value-type="float" office:value="419">
            <text:p>419</text:p>
          </table:table-cell>
          <table:table-cell office:value-type="float" office:value="3859">
            <text:p>3859</text:p>
          </table:table-cell>
          <table:table-cell office:value-type="float" office:value="1320">
            <text:p>1320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47952">
            <text:p>0.14795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9]+[.AB219]" office:value-type="float" office:value="0.432896093">
            <text:p>0.432896093</text:p>
          </table:table-cell>
          <table:table-cell table:formula="of:=[.AF219]+[.AC219]" office:value-type="float" office:value="0.0233298">
            <text:p>0.0233298</text:p>
          </table:table-cell>
          <table:table-cell table:formula="of:=20+0.1*([.A219]/16)" office:value-type="float" office:value="20.4">
            <text:p>20.4</text:p>
          </table:table-cell>
          <table:table-cell table:formula="of:=[.AA219]+[.N219]*([.AD219]+[.W219]*[.AI219])" office:value-type="float" office:value="0.290784648896">
            <text:p>0.290784648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17">
            <text:p>2017</text:p>
          </table:table-cell>
          <table:table-cell office:value-type="float" office:value="36360">
            <text:p>36360</text:p>
          </table:table-cell>
          <table:table-cell office:value-type="float" office:value="959">
            <text:p>959</text:p>
          </table:table-cell>
          <table:table-cell office:value-type="float" office:value="0.02976">
            <text:p>0.02976</text:p>
          </table:table-cell>
          <table:table-cell office:value-type="float" office:value="1943">
            <text:p>1943</text:p>
          </table:table-cell>
          <table:table-cell office:value-type="float" office:value="3859">
            <text:p>3859</text:p>
          </table:table-cell>
          <table:table-cell office:value-type="float" office:value="2976">
            <text:p>2976</text:p>
          </table:table-cell>
          <table:table-cell office:value-type="float" office:value="419">
            <text:p>419</text:p>
          </table:table-cell>
          <table:table-cell office:value-type="float" office:value="3859">
            <text:p>3859</text:p>
          </table:table-cell>
          <table:table-cell office:value-type="float" office:value="1320">
            <text:p>1320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40793">
            <text:p>0.140793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0]+[.AB220]" office:value-type="float" office:value="0.432896093">
            <text:p>0.432896093</text:p>
          </table:table-cell>
          <table:table-cell table:formula="of:=[.AF220]+[.AC220]" office:value-type="float" office:value="0.0233298">
            <text:p>0.0233298</text:p>
          </table:table-cell>
          <table:table-cell table:formula="of:=20+0.1*([.A220]/16)" office:value-type="float" office:value="20.4">
            <text:p>20.4</text:p>
          </table:table-cell>
          <table:table-cell table:formula="of:=[.AA220]+[.N220]*([.AD220]+[.W220]*[.AI220])" office:value-type="float" office:value="0.291229678592">
            <text:p>0.291229678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72">
            <text:p>2072</text:p>
          </table:table-cell>
          <table:table-cell office:value-type="float" office:value="36360">
            <text:p>36360</text:p>
          </table:table-cell>
          <table:table-cell office:value-type="float" office:value="1060">
            <text:p>1060</text:p>
          </table:table-cell>
          <table:table-cell office:value-type="float" office:value="0.03132">
            <text:p>0.03132</text:p>
          </table:table-cell>
          <table:table-cell office:value-type="float" office:value="1943">
            <text:p>1943</text:p>
          </table:table-cell>
          <table:table-cell office:value-type="float" office:value="3859">
            <text:p>3859</text:p>
          </table:table-cell>
          <table:table-cell office:value-type="float" office:value="3132">
            <text:p>3132</text:p>
          </table:table-cell>
          <table:table-cell office:value-type="float" office:value="419">
            <text:p>419</text:p>
          </table:table-cell>
          <table:table-cell office:value-type="float" office:value="3859">
            <text:p>3859</text:p>
          </table:table-cell>
          <table:table-cell office:value-type="float" office:value="1320">
            <text:p>1320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3378">
            <text:p>0.13378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2051">
            <text:p>2051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1]+[.AB221]" office:value-type="float" office:value="0.432896093">
            <text:p>0.432896093</text:p>
          </table:table-cell>
          <table:table-cell table:formula="of:=[.AF221]+[.AC221]" office:value-type="float" office:value="0.0233298">
            <text:p>0.0233298</text:p>
          </table:table-cell>
          <table:table-cell table:formula="of:=20+0.1*([.A221]/16)" office:value-type="float" office:value="20.4">
            <text:p>20.4</text:p>
          </table:table-cell>
          <table:table-cell table:formula="of:=[.AA221]+[.N221]*([.AD221]+[.W221]*[.AI221])" office:value-type="float" office:value="0.29171160968">
            <text:p>0.2917116097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48">
            <text:p>1948</text:p>
          </table:table-cell>
          <table:table-cell office:value-type="float" office:value="36360">
            <text:p>36360</text:p>
          </table:table-cell>
          <table:table-cell office:value-type="float" office:value="835">
            <text:p>835</text:p>
          </table:table-cell>
          <table:table-cell office:value-type="float" office:value="0.02783">
            <text:p>0.02783</text:p>
          </table:table-cell>
          <table:table-cell office:value-type="float" office:value="1943">
            <text:p>1943</text:p>
          </table:table-cell>
          <table:table-cell office:value-type="float" office:value="6642">
            <text:p>6642</text:p>
          </table:table-cell>
          <table:table-cell office:value-type="float" office:value="2783">
            <text:p>2783</text:p>
          </table:table-cell>
          <table:table-cell office:value-type="float" office:value="341">
            <text:p>341</text:p>
          </table:table-cell>
          <table:table-cell office:value-type="float" office:value="6642">
            <text:p>6642</text:p>
          </table:table-cell>
          <table:table-cell office:value-type="float" office:value="1619">
            <text:p>161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2253">
            <text:p>0.12253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2334">
            <text:p>2334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2]+[.AB222]" office:value-type="float" office:value="0.432896093">
            <text:p>0.432896093</text:p>
          </table:table-cell>
          <table:table-cell table:formula="of:=[.AF222]+[.AC222]" office:value-type="float" office:value="0.0233298">
            <text:p>0.0233298</text:p>
          </table:table-cell>
          <table:table-cell table:formula="of:=20+0.1*([.A222]/16)" office:value-type="float" office:value="20.4">
            <text:p>20.4</text:p>
          </table:table-cell>
          <table:table-cell table:formula="of:=[.AA222]+[.N222]*([.AD222]+[.W222]*[.AI222])" office:value-type="float" office:value="0.27472139742">
            <text:p>0.274721397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66">
            <text:p>1966</text:p>
          </table:table-cell>
          <table:table-cell office:value-type="float" office:value="36360">
            <text:p>36360</text:p>
          </table:table-cell>
          <table:table-cell office:value-type="float" office:value="866">
            <text:p>866</text:p>
          </table:table-cell>
          <table:table-cell office:value-type="float" office:value="0.02832">
            <text:p>0.02832</text:p>
          </table:table-cell>
          <table:table-cell office:value-type="float" office:value="1943">
            <text:p>1943</text:p>
          </table:table-cell>
          <table:table-cell office:value-type="float" office:value="6691">
            <text:p>6691</text:p>
          </table:table-cell>
          <table:table-cell office:value-type="float" office:value="2832">
            <text:p>2832</text:p>
          </table:table-cell>
          <table:table-cell office:value-type="float" office:value="341">
            <text:p>341</text:p>
          </table:table-cell>
          <table:table-cell office:value-type="float" office:value="6691">
            <text:p>6691</text:p>
          </table:table-cell>
          <table:table-cell office:value-type="float" office:value="1619">
            <text:p>161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2041">
            <text:p>0.12041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2334">
            <text:p>2334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3]+[.AB223]" office:value-type="float" office:value="0.432896093">
            <text:p>0.432896093</text:p>
          </table:table-cell>
          <table:table-cell table:formula="of:=[.AF223]+[.AC223]" office:value-type="float" office:value="0.0233298">
            <text:p>0.0233298</text:p>
          </table:table-cell>
          <table:table-cell table:formula="of:=20+0.1*([.A223]/16)" office:value-type="float" office:value="20.4">
            <text:p>20.4</text:p>
          </table:table-cell>
          <table:table-cell table:formula="of:=[.AA223]+[.N223]*([.AD223]+[.W223]*[.AI223])" office:value-type="float" office:value="0.27487286432">
            <text:p>0.274872864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17">
            <text:p>2017</text:p>
          </table:table-cell>
          <table:table-cell office:value-type="float" office:value="36360">
            <text:p>36360</text:p>
          </table:table-cell>
          <table:table-cell office:value-type="float" office:value="959">
            <text:p>959</text:p>
          </table:table-cell>
          <table:table-cell office:value-type="float" office:value="0.02976">
            <text:p>0.02976</text:p>
          </table:table-cell>
          <table:table-cell office:value-type="float" office:value="1943">
            <text:p>1943</text:p>
          </table:table-cell>
          <table:table-cell office:value-type="float" office:value="6835">
            <text:p>6835</text:p>
          </table:table-cell>
          <table:table-cell office:value-type="float" office:value="2976">
            <text:p>2976</text:p>
          </table:table-cell>
          <table:table-cell office:value-type="float" office:value="341">
            <text:p>341</text:p>
          </table:table-cell>
          <table:table-cell office:value-type="float" office:value="6835">
            <text:p>6835</text:p>
          </table:table-cell>
          <table:table-cell office:value-type="float" office:value="1619">
            <text:p>161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14583">
            <text:p>0.114583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2334">
            <text:p>2334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4]+[.AB224]" office:value-type="float" office:value="0.432896093">
            <text:p>0.432896093</text:p>
          </table:table-cell>
          <table:table-cell table:formula="of:=[.AF224]+[.AC224]" office:value-type="float" office:value="0.0233298">
            <text:p>0.0233298</text:p>
          </table:table-cell>
          <table:table-cell table:formula="of:=20+0.1*([.A224]/16)" office:value-type="float" office:value="20.4">
            <text:p>20.4</text:p>
          </table:table-cell>
          <table:table-cell table:formula="of:=[.AA224]+[.N224]*([.AD224]+[.W224]*[.AI224])" office:value-type="float" office:value="0.275317482752">
            <text:p>0.2753174828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72">
            <text:p>2072</text:p>
          </table:table-cell>
          <table:table-cell office:value-type="float" office:value="36360">
            <text:p>36360</text:p>
          </table:table-cell>
          <table:table-cell office:value-type="float" office:value="1060">
            <text:p>1060</text:p>
          </table:table-cell>
          <table:table-cell office:value-type="float" office:value="0.03132">
            <text:p>0.03132</text:p>
          </table:table-cell>
          <table:table-cell office:value-type="float" office:value="1943">
            <text:p>1943</text:p>
          </table:table-cell>
          <table:table-cell office:value-type="float" office:value="6991">
            <text:p>6991</text:p>
          </table:table-cell>
          <table:table-cell office:value-type="float" office:value="3132">
            <text:p>3132</text:p>
          </table:table-cell>
          <table:table-cell office:value-type="float" office:value="341">
            <text:p>341</text:p>
          </table:table-cell>
          <table:table-cell office:value-type="float" office:value="6991">
            <text:p>6991</text:p>
          </table:table-cell>
          <table:table-cell office:value-type="float" office:value="1619">
            <text:p>161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08876">
            <text:p>0.108876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2334">
            <text:p>2334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5]+[.AB225]" office:value-type="float" office:value="0.432896093">
            <text:p>0.432896093</text:p>
          </table:table-cell>
          <table:table-cell table:formula="of:=[.AF225]+[.AC225]" office:value-type="float" office:value="0.0233298">
            <text:p>0.0233298</text:p>
          </table:table-cell>
          <table:table-cell table:formula="of:=20+0.1*([.A225]/16)" office:value-type="float" office:value="20.4">
            <text:p>20.4</text:p>
          </table:table-cell>
          <table:table-cell table:formula="of:=[.AA225]+[.N225]*([.AD225]+[.W225]*[.AI225])" office:value-type="float" office:value="0.275799746768">
            <text:p>0.2757997468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48">
            <text:p>1948</text:p>
          </table:table-cell>
          <table:table-cell office:value-type="float" office:value="36360">
            <text:p>36360</text:p>
          </table:table-cell>
          <table:table-cell office:value-type="float" office:value="835">
            <text:p>835</text:p>
          </table:table-cell>
          <table:table-cell office:value-type="float" office:value="0.02783">
            <text:p>0.02783</text:p>
          </table:table-cell>
          <table:table-cell office:value-type="float" office:value="1943">
            <text:p>1943</text:p>
          </table:table-cell>
          <table:table-cell office:value-type="float" office:value="9425">
            <text:p>9425</text:p>
          </table:table-cell>
          <table:table-cell office:value-type="float" office:value="2783">
            <text:p>2783</text:p>
          </table:table-cell>
          <table:table-cell office:value-type="float" office:value="293">
            <text:p>293</text:p>
          </table:table-cell>
          <table:table-cell office:value-type="float" office:value="9425">
            <text:p>9425</text:p>
          </table:table-cell>
          <table:table-cell office:value-type="float" office:value="1849">
            <text:p>184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05282">
            <text:p>0.105282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6]+[.AB226]" office:value-type="float" office:value="0.432896093">
            <text:p>0.432896093</text:p>
          </table:table-cell>
          <table:table-cell table:formula="of:=[.AF226]+[.AC226]" office:value-type="float" office:value="0.0233298">
            <text:p>0.0233298</text:p>
          </table:table-cell>
          <table:table-cell table:formula="of:=20+0.1*([.A226]/16)" office:value-type="float" office:value="20.4">
            <text:p>20.4</text:p>
          </table:table-cell>
          <table:table-cell table:formula="of:=[.AA226]+[.N226]*([.AD226]+[.W226]*[.AI226])" office:value-type="float" office:value="0.264929155884">
            <text:p>0.264929155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66">
            <text:p>1966</text:p>
          </table:table-cell>
          <table:table-cell office:value-type="float" office:value="36360">
            <text:p>36360</text:p>
          </table:table-cell>
          <table:table-cell office:value-type="float" office:value="866">
            <text:p>866</text:p>
          </table:table-cell>
          <table:table-cell office:value-type="float" office:value="0.02832">
            <text:p>0.02832</text:p>
          </table:table-cell>
          <table:table-cell office:value-type="float" office:value="1943">
            <text:p>1943</text:p>
          </table:table-cell>
          <table:table-cell office:value-type="float" office:value="9523">
            <text:p>9523</text:p>
          </table:table-cell>
          <table:table-cell office:value-type="float" office:value="2832">
            <text:p>2832</text:p>
          </table:table-cell>
          <table:table-cell office:value-type="float" office:value="293">
            <text:p>293</text:p>
          </table:table-cell>
          <table:table-cell office:value-type="float" office:value="9523">
            <text:p>9523</text:p>
          </table:table-cell>
          <table:table-cell office:value-type="float" office:value="1849">
            <text:p>184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10346">
            <text:p>0.10346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7]+[.AB227]" office:value-type="float" office:value="0.432896093">
            <text:p>0.432896093</text:p>
          </table:table-cell>
          <table:table-cell table:formula="of:=[.AF227]+[.AC227]" office:value-type="float" office:value="0.0233298">
            <text:p>0.0233298</text:p>
          </table:table-cell>
          <table:table-cell table:formula="of:=20+0.1*([.A227]/16)" office:value-type="float" office:value="20.4">
            <text:p>20.4</text:p>
          </table:table-cell>
          <table:table-cell table:formula="of:=[.AA227]+[.N227]*([.AD227]+[.W227]*[.AI227])" office:value-type="float" office:value="0.26508037472">
            <text:p>0.2650803747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17">
            <text:p>2017</text:p>
          </table:table-cell>
          <table:table-cell office:value-type="float" office:value="36360">
            <text:p>36360</text:p>
          </table:table-cell>
          <table:table-cell office:value-type="float" office:value="959">
            <text:p>959</text:p>
          </table:table-cell>
          <table:table-cell office:value-type="float" office:value="0.02976">
            <text:p>0.02976</text:p>
          </table:table-cell>
          <table:table-cell office:value-type="float" office:value="1943">
            <text:p>1943</text:p>
          </table:table-cell>
          <table:table-cell office:value-type="float" office:value="9811">
            <text:p>9811</text:p>
          </table:table-cell>
          <table:table-cell office:value-type="float" office:value="2976">
            <text:p>2976</text:p>
          </table:table-cell>
          <table:table-cell office:value-type="float" office:value="293">
            <text:p>293</text:p>
          </table:table-cell>
          <table:table-cell office:value-type="float" office:value="9811">
            <text:p>9811</text:p>
          </table:table-cell>
          <table:table-cell office:value-type="float" office:value="1849">
            <text:p>184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098454">
            <text:p>0.098454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8]+[.AB228]" office:value-type="float" office:value="0.432896093">
            <text:p>0.432896093</text:p>
          </table:table-cell>
          <table:table-cell table:formula="of:=[.AF228]+[.AC228]" office:value-type="float" office:value="0.0233298">
            <text:p>0.0233298</text:p>
          </table:table-cell>
          <table:table-cell table:formula="of:=20+0.1*([.A228]/16)" office:value-type="float" office:value="20.4">
            <text:p>20.4</text:p>
          </table:table-cell>
          <table:table-cell table:formula="of:=[.AA228]+[.N228]*([.AD228]+[.W228]*[.AI228])" office:value-type="float" office:value="0.265525502336">
            <text:p>0.265525502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72">
            <text:p>2072</text:p>
          </table:table-cell>
          <table:table-cell office:value-type="float" office:value="36360">
            <text:p>36360</text:p>
          </table:table-cell>
          <table:table-cell office:value-type="float" office:value="1060">
            <text:p>1060</text:p>
          </table:table-cell>
          <table:table-cell office:value-type="float" office:value="0.03132">
            <text:p>0.03132</text:p>
          </table:table-cell>
          <table:table-cell office:value-type="float" office:value="1943">
            <text:p>1943</text:p>
          </table:table-cell>
          <table:table-cell office:value-type="float" office:value="10123">
            <text:p>10123</text:p>
          </table:table-cell>
          <table:table-cell office:value-type="float" office:value="3132">
            <text:p>3132</text:p>
          </table:table-cell>
          <table:table-cell office:value-type="float" office:value="293">
            <text:p>293</text:p>
          </table:table-cell>
          <table:table-cell office:value-type="float" office:value="10123">
            <text:p>10123</text:p>
          </table:table-cell>
          <table:table-cell office:value-type="float" office:value="1849">
            <text:p>1849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0.09355">
            <text:p>0.09355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9]+[.AB229]" office:value-type="float" office:value="0.432896093">
            <text:p>0.432896093</text:p>
          </table:table-cell>
          <table:table-cell table:formula="of:=[.AF229]+[.AC229]" office:value-type="float" office:value="0.0233298">
            <text:p>0.0233298</text:p>
          </table:table-cell>
          <table:table-cell table:formula="of:=20+0.1*([.A229]/16)" office:value-type="float" office:value="20.4">
            <text:p>20.4</text:p>
          </table:table-cell>
          <table:table-cell table:formula="of:=[.AA229]+[.N229]*([.AD229]+[.W229]*[.AI229])" office:value-type="float" office:value="0.26600753624">
            <text:p>0.266007536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48">
            <text:p>1948</text:p>
          </table:table-cell>
          <table:table-cell office:value-type="float" office:value="36360">
            <text:p>36360</text:p>
          </table:table-cell>
          <table:table-cell office:value-type="float" office:value="835">
            <text:p>835</text:p>
          </table:table-cell>
          <table:table-cell office:value-type="float" office:value="0.02783">
            <text:p>0.02783</text:p>
          </table:table-cell>
          <table:table-cell office:value-type="float" office:value="1943">
            <text:p>1943</text:p>
          </table:table-cell>
          <table:table-cell office:value-type="float" office:value="12208">
            <text:p>12208</text:p>
          </table:table-cell>
          <table:table-cell office:value-type="float" office:value="2783">
            <text:p>2783</text:p>
          </table:table-cell>
          <table:table-cell office:value-type="float" office:value="264">
            <text:p>264</text:p>
          </table:table-cell>
          <table:table-cell office:value-type="float" office:value="12208">
            <text:p>12208</text:p>
          </table:table-cell>
          <table:table-cell office:value-type="float" office:value="2032">
            <text:p>2032</text:p>
          </table:table-cell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0.094862">
            <text:p>0.094862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0]+[.AB230]" office:value-type="float" office:value="0.432896093">
            <text:p>0.432896093</text:p>
          </table:table-cell>
          <table:table-cell table:formula="of:=[.AF230]+[.AC230]" office:value-type="float" office:value="0.0233298">
            <text:p>0.0233298</text:p>
          </table:table-cell>
          <table:table-cell table:formula="of:=20+0.1*([.A230]/16)" office:value-type="float" office:value="20.4">
            <text:p>20.4</text:p>
          </table:table-cell>
          <table:table-cell table:formula="of:=[.AA230]+[.N230]*([.AD230]+[.W230]*[.AI230])" office:value-type="float" office:value="0.259013388444">
            <text:p>0.259013388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48">
            <text:p>1948</text:p>
          </table:table-cell>
          <table:table-cell office:value-type="float" office:value="36360">
            <text:p>36360</text:p>
          </table:table-cell>
          <table:table-cell office:value-type="float" office:value="835">
            <text:p>835</text:p>
          </table:table-cell>
          <table:table-cell office:value-type="float" office:value="0.02783">
            <text:p>0.02783</text:p>
          </table:table-cell>
          <table:table-cell office:value-type="float" office:value="1943">
            <text:p>1943</text:p>
          </table:table-cell>
          <table:table-cell office:value-type="float" office:value="12208">
            <text:p>12208</text:p>
          </table:table-cell>
          <table:table-cell office:value-type="float" office:value="2783">
            <text:p>2783</text:p>
          </table:table-cell>
          <table:table-cell office:value-type="float" office:value="264">
            <text:p>264</text:p>
          </table:table-cell>
          <table:table-cell office:value-type="float" office:value="12208">
            <text:p>12208</text:p>
          </table:table-cell>
          <table:table-cell office:value-type="float" office:value="2032">
            <text:p>2032</text:p>
          </table:table-cell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0.094862">
            <text:p>0.094862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1]+[.AB231]" office:value-type="float" office:value="0.432896093">
            <text:p>0.432896093</text:p>
          </table:table-cell>
          <table:table-cell table:formula="of:=[.AF231]+[.AC231]" office:value-type="float" office:value="0.0233298">
            <text:p>0.0233298</text:p>
          </table:table-cell>
          <table:table-cell table:formula="of:=20+0.1*([.A231]/16)" office:value-type="float" office:value="20.4">
            <text:p>20.4</text:p>
          </table:table-cell>
          <table:table-cell table:formula="of:=[.AA231]+[.N231]*([.AD231]+[.W231]*[.AI231])" office:value-type="float" office:value="0.259013388444">
            <text:p>0.259013388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66">
            <text:p>1966</text:p>
          </table:table-cell>
          <table:table-cell office:value-type="float" office:value="36360">
            <text:p>36360</text:p>
          </table:table-cell>
          <table:table-cell office:value-type="float" office:value="866">
            <text:p>866</text:p>
          </table:table-cell>
          <table:table-cell office:value-type="float" office:value="0.02832">
            <text:p>0.02832</text:p>
          </table:table-cell>
          <table:table-cell office:value-type="float" office:value="1943">
            <text:p>1943</text:p>
          </table:table-cell>
          <table:table-cell office:value-type="float" office:value="12355">
            <text:p>12355</text:p>
          </table:table-cell>
          <table:table-cell office:value-type="float" office:value="2832">
            <text:p>2832</text:p>
          </table:table-cell>
          <table:table-cell office:value-type="float" office:value="264">
            <text:p>264</text:p>
          </table:table-cell>
          <table:table-cell office:value-type="float" office:value="12355">
            <text:p>12355</text:p>
          </table:table-cell>
          <table:table-cell office:value-type="float" office:value="2032">
            <text:p>2032</text:p>
          </table:table-cell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0.09322">
            <text:p>0.09322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2]+[.AB232]" office:value-type="float" office:value="0.432896093">
            <text:p>0.432896093</text:p>
          </table:table-cell>
          <table:table-cell table:formula="of:=[.AF232]+[.AC232]" office:value-type="float" office:value="0.0233298">
            <text:p>0.0233298</text:p>
          </table:table-cell>
          <table:table-cell table:formula="of:=20+0.1*([.A232]/16)" office:value-type="float" office:value="20.4">
            <text:p>20.4</text:p>
          </table:table-cell>
          <table:table-cell table:formula="of:=[.AA232]+[.N232]*([.AD232]+[.W232]*[.AI232])" office:value-type="float" office:value="0.25916444">
            <text:p>0.2591644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17">
            <text:p>2017</text:p>
          </table:table-cell>
          <table:table-cell office:value-type="float" office:value="36360">
            <text:p>36360</text:p>
          </table:table-cell>
          <table:table-cell office:value-type="float" office:value="959">
            <text:p>959</text:p>
          </table:table-cell>
          <table:table-cell office:value-type="float" office:value="0.02976">
            <text:p>0.02976</text:p>
          </table:table-cell>
          <table:table-cell office:value-type="float" office:value="1943">
            <text:p>1943</text:p>
          </table:table-cell>
          <table:table-cell office:value-type="float" office:value="12787">
            <text:p>12787</text:p>
          </table:table-cell>
          <table:table-cell office:value-type="float" office:value="2976">
            <text:p>2976</text:p>
          </table:table-cell>
          <table:table-cell office:value-type="float" office:value="264">
            <text:p>264</text:p>
          </table:table-cell>
          <table:table-cell office:value-type="float" office:value="12787">
            <text:p>12787</text:p>
          </table:table-cell>
          <table:table-cell office:value-type="float" office:value="2032">
            <text:p>2032</text:p>
          </table:table-cell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0.08871">
            <text:p>0.08871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3]+[.AB233]" office:value-type="float" office:value="0.432896093">
            <text:p>0.432896093</text:p>
          </table:table-cell>
          <table:table-cell table:formula="of:=[.AF233]+[.AC233]" office:value-type="float" office:value="0.0233298">
            <text:p>0.0233298</text:p>
          </table:table-cell>
          <table:table-cell table:formula="of:=20+0.1*([.A233]/16)" office:value-type="float" office:value="20.4">
            <text:p>20.4</text:p>
          </table:table-cell>
          <table:table-cell table:formula="of:=[.AA233]+[.N233]*([.AD233]+[.W233]*[.AI233])" office:value-type="float" office:value="0.25960988096">
            <text:p>0.259609881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072">
            <text:p>2072</text:p>
          </table:table-cell>
          <table:table-cell office:value-type="float" office:value="36360">
            <text:p>36360</text:p>
          </table:table-cell>
          <table:table-cell office:value-type="float" office:value="1060">
            <text:p>1060</text:p>
          </table:table-cell>
          <table:table-cell office:value-type="float" office:value="0.03132">
            <text:p>0.03132</text:p>
          </table:table-cell>
          <table:table-cell office:value-type="float" office:value="1943">
            <text:p>1943</text:p>
          </table:table-cell>
          <table:table-cell office:value-type="float" office:value="13255">
            <text:p>13255</text:p>
          </table:table-cell>
          <table:table-cell office:value-type="float" office:value="3132">
            <text:p>3132</text:p>
          </table:table-cell>
          <table:table-cell office:value-type="float" office:value="264">
            <text:p>264</text:p>
          </table:table-cell>
          <table:table-cell office:value-type="float" office:value="13255">
            <text:p>13255</text:p>
          </table:table-cell>
          <table:table-cell office:value-type="float" office:value="2032">
            <text:p>2032</text:p>
          </table:table-cell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0.084291">
            <text:p>0.084291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4]+[.AB234]" office:value-type="float" office:value="0.432896093">
            <text:p>0.432896093</text:p>
          </table:table-cell>
          <table:table-cell table:formula="of:=[.AF234]+[.AC234]" office:value-type="float" office:value="0.0233298">
            <text:p>0.0233298</text:p>
          </table:table-cell>
          <table:table-cell table:formula="of:=20+0.1*([.A234]/16)" office:value-type="float" office:value="20.4">
            <text:p>20.4</text:p>
          </table:table-cell>
          <table:table-cell table:formula="of:=[.AA234]+[.N234]*([.AD234]+[.W234]*[.AI234])" office:value-type="float" office:value="0.260091701888">
            <text:p>0.260091701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137">
            <text:p>2137</text:p>
          </table:table-cell>
          <table:table-cell office:value-type="float" office:value="36360">
            <text:p>36360</text:p>
          </table:table-cell>
          <table:table-cell office:value-type="float" office:value="1275">
            <text:p>1275</text:p>
          </table:table-cell>
          <table:table-cell office:value-type="float" office:value="0.03412">
            <text:p>0.03412</text:p>
          </table:table-cell>
          <table:table-cell office:value-type="float" office:value="2420">
            <text:p>2420</text:p>
          </table:table-cell>
          <table:table-cell office:value-type="float" office:value="14860">
            <text:p>14860</text:p>
          </table:table-cell>
          <table:table-cell office:value-type="float" office:value="3412">
            <text:p>3412</text:p>
          </table:table-cell>
          <table:table-cell office:value-type="float" office:value="263">
            <text:p>263</text:p>
          </table:table-cell>
          <table:table-cell office:value-type="float" office:value="14860">
            <text:p>14860</text:p>
          </table:table-cell>
          <table:table-cell office:value-type="float" office:value="2031">
            <text:p>2031</text:p>
          </table:table-cell>
          <table:table-cell office:value-type="float" office:value="2420">
            <text:p>2420</text:p>
          </table:table-cell>
          <table:table-cell office:value-type="float" office:value="3">
            <text:p>3</text:p>
          </table:table-cell>
          <table:table-cell office:value-type="float" office:value="0.077081">
            <text:p>0.07708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77459272">
            <text:p>0.077459272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5]+[.AB235]" office:value-type="float" office:value="0.432896093">
            <text:p>0.432896093</text:p>
          </table:table-cell>
          <table:table-cell table:formula="of:=[.AF235]+[.AC235]" office:value-type="float" office:value="0.0233298">
            <text:p>0.0233298</text:p>
          </table:table-cell>
          <table:table-cell table:formula="of:=20+0.1*([.A235]/16)" office:value-type="float" office:value="20.4">
            <text:p>20.4</text:p>
          </table:table-cell>
          <table:table-cell table:formula="of:=[.AA235]+[.N235]*([.AD235]+[.W235]*[.AI235])" office:value-type="float" office:value="0.260753271328">
            <text:p>0.260753271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4">
            <text:p>754</text:p>
          </table:table-cell>
          <table:table-cell office:value-type="float" office:value="36360">
            <text:p>36360</text:p>
          </table:table-cell>
          <table:table-cell office:value-type="float" office:value="340">
            <text:p>340</text:p>
          </table:table-cell>
          <table:table-cell office:value-type="float" office:value="0.01094">
            <text:p>0.01094</text:p>
          </table:table-cell>
          <table:table-cell office:value-type="float" office:value="1150">
            <text:p>1150</text:p>
          </table:table-cell>
          <table:table-cell office:value-type="float" office:value="2045">
            <text:p>2045</text:p>
          </table:table-cell>
          <table:table-cell office:value-type="float" office:value="1094">
            <text:p>1094</text:p>
          </table:table-cell>
          <table:table-cell office:value-type="float" office:value="417">
            <text:p>417</text:p>
          </table:table-cell>
          <table:table-cell office:value-type="float" office:value="2045">
            <text:p>2045</text:p>
          </table:table-cell>
          <table:table-cell office:value-type="float" office:value="1325">
            <text:p>1325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float" office:value="0.38117">
            <text:p>0.38117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6]+[.AB236]" office:value-type="float" office:value="0.461018759">
            <text:p>0.461018759</text:p>
          </table:table-cell>
          <table:table-cell table:formula="of:=[.AF236]+[.AC236]" office:value-type="float" office:value="0.02416622">
            <text:p>0.02416622</text:p>
          </table:table-cell>
          <table:table-cell table:formula="of:=20+0.1*([.A236]/16)" office:value-type="float" office:value="20.4">
            <text:p>20.4</text:p>
          </table:table-cell>
          <table:table-cell table:formula="of:=[.AA236]+[.N236]*([.AD236]+[.W236]*[.AI236])" office:value-type="float" office:value="0.3104521342">
            <text:p>0.3104521342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2">
            <text:p>762</text:p>
          </table:table-cell>
          <table:table-cell office:value-type="float" office:value="36360">
            <text:p>36360</text:p>
          </table:table-cell>
          <table:table-cell office:value-type="float" office:value="357">
            <text:p>357</text:p>
          </table:table-cell>
          <table:table-cell office:value-type="float" office:value="0.01119">
            <text:p>0.01119</text:p>
          </table:table-cell>
          <table:table-cell office:value-type="float" office:value="1150">
            <text:p>1150</text:p>
          </table:table-cell>
          <table:table-cell office:value-type="float" office:value="2045">
            <text:p>2045</text:p>
          </table:table-cell>
          <table:table-cell office:value-type="float" office:value="1119">
            <text:p>1119</text:p>
          </table:table-cell>
          <table:table-cell office:value-type="float" office:value="417">
            <text:p>417</text:p>
          </table:table-cell>
          <table:table-cell office:value-type="float" office:value="2045">
            <text:p>2045</text:p>
          </table:table-cell>
          <table:table-cell office:value-type="float" office:value="1325">
            <text:p>1325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float" office:value="0.372654">
            <text:p>0.372654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7]+[.AB237]" office:value-type="float" office:value="0.461018759">
            <text:p>0.461018759</text:p>
          </table:table-cell>
          <table:table-cell table:formula="of:=[.AF237]+[.AC237]" office:value-type="float" office:value="0.02416622">
            <text:p>0.02416622</text:p>
          </table:table-cell>
          <table:table-cell table:formula="of:=20+0.1*([.A237]/16)" office:value-type="float" office:value="20.4">
            <text:p>20.4</text:p>
          </table:table-cell>
          <table:table-cell table:formula="of:=[.AA237]+[.N237]*([.AD237]+[.W237]*[.AI237])" office:value-type="float" office:value="0.310529368284">
            <text:p>0.310529368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78">
            <text:p>778</text:p>
          </table:table-cell>
          <table:table-cell office:value-type="float" office:value="36360">
            <text:p>36360</text:p>
          </table:table-cell>
          <table:table-cell office:value-type="float" office:value="407">
            <text:p>407</text:p>
          </table:table-cell>
          <table:table-cell office:value-type="float" office:value="0.01185">
            <text:p>0.01185</text:p>
          </table:table-cell>
          <table:table-cell office:value-type="float" office:value="1150">
            <text:p>1150</text:p>
          </table:table-cell>
          <table:table-cell office:value-type="float" office:value="2045">
            <text:p>2045</text:p>
          </table:table-cell>
          <table:table-cell office:value-type="float" office:value="1185">
            <text:p>1185</text:p>
          </table:table-cell>
          <table:table-cell office:value-type="float" office:value="417">
            <text:p>417</text:p>
          </table:table-cell>
          <table:table-cell office:value-type="float" office:value="2045">
            <text:p>2045</text:p>
          </table:table-cell>
          <table:table-cell office:value-type="float" office:value="1325">
            <text:p>1325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float" office:value="0.351899">
            <text:p>0.351899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8]+[.AB238]" office:value-type="float" office:value="0.461018759">
            <text:p>0.461018759</text:p>
          </table:table-cell>
          <table:table-cell table:formula="of:=[.AF238]+[.AC238]" office:value-type="float" office:value="0.02416622">
            <text:p>0.02416622</text:p>
          </table:table-cell>
          <table:table-cell table:formula="of:=20+0.1*([.A238]/16)" office:value-type="float" office:value="20.4">
            <text:p>20.4</text:p>
          </table:table-cell>
          <table:table-cell table:formula="of:=[.AA238]+[.N238]*([.AD238]+[.W238]*[.AI238])" office:value-type="float" office:value="0.31073344896">
            <text:p>0.31073344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">
            <text:p>797</text:p>
          </table:table-cell>
          <table:table-cell office:value-type="float" office:value="36360">
            <text:p>36360</text:p>
          </table:table-cell>
          <table:table-cell office:value-type="float" office:value="524">
            <text:p>524</text:p>
          </table:table-cell>
          <table:table-cell office:value-type="float" office:value="0.01321">
            <text:p>0.01321</text:p>
          </table:table-cell>
          <table:table-cell office:value-type="float" office:value="1150">
            <text:p>1150</text:p>
          </table:table-cell>
          <table:table-cell office:value-type="float" office:value="2045">
            <text:p>2045</text:p>
          </table:table-cell>
          <table:table-cell office:value-type="float" office:value="1321">
            <text:p>1321</text:p>
          </table:table-cell>
          <table:table-cell office:value-type="float" office:value="417">
            <text:p>417</text:p>
          </table:table-cell>
          <table:table-cell office:value-type="float" office:value="2045">
            <text:p>2045</text:p>
          </table:table-cell>
          <table:table-cell office:value-type="float" office:value="1325">
            <text:p>1325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float" office:value="0.31567">
            <text:p>0.31567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9]+[.AB239]" office:value-type="float" office:value="0.461018759">
            <text:p>0.461018759</text:p>
          </table:table-cell>
          <table:table-cell table:formula="of:=[.AF239]+[.AC239]" office:value-type="float" office:value="0.02416622">
            <text:p>0.02416622</text:p>
          </table:table-cell>
          <table:table-cell table:formula="of:=20+0.1*([.A239]/16)" office:value-type="float" office:value="20.4">
            <text:p>20.4</text:p>
          </table:table-cell>
          <table:table-cell table:formula="of:=[.AA239]+[.N239]*([.AD239]+[.W239]*[.AI239])" office:value-type="float" office:value="0.3111537233">
            <text:p>0.311153723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4">
            <text:p>754</text:p>
          </table:table-cell>
          <table:table-cell office:value-type="float" office:value="36360">
            <text:p>36360</text:p>
          </table:table-cell>
          <table:table-cell office:value-type="float" office:value="340">
            <text:p>340</text:p>
          </table:table-cell>
          <table:table-cell office:value-type="float" office:value="0.01094">
            <text:p>0.01094</text:p>
          </table:table-cell>
          <table:table-cell office:value-type="float" office:value="1150">
            <text:p>1150</text:p>
          </table:table-cell>
          <table:table-cell office:value-type="float" office:value="3139">
            <text:p>3139</text:p>
          </table:table-cell>
          <table:table-cell office:value-type="float" office:value="1094">
            <text:p>1094</text:p>
          </table:table-cell>
          <table:table-cell office:value-type="float" office:value="340">
            <text:p>340</text:p>
          </table:table-cell>
          <table:table-cell office:value-type="float" office:value="3139">
            <text:p>3139</text:p>
          </table:table-cell>
          <table:table-cell office:value-type="float" office:value="1630">
            <text:p>1630</text:p>
          </table:table-cell>
          <table:table-cell office:value-type="float" office:value="1150">
            <text:p>1150</text:p>
          </table:table-cell>
          <table:table-cell office:value-type="float" office:value="8">
            <text:p>8</text:p>
          </table:table-cell>
          <table:table-cell office:value-type="float" office:value="0.310786">
            <text:p>0.310786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0]+[.AB240]" office:value-type="float" office:value="0.461018759">
            <text:p>0.461018759</text:p>
          </table:table-cell>
          <table:table-cell table:formula="of:=[.AF240]+[.AC240]" office:value-type="float" office:value="0.02416622">
            <text:p>0.02416622</text:p>
          </table:table-cell>
          <table:table-cell table:formula="of:=20+0.1*([.A240]/16)" office:value-type="float" office:value="20.4">
            <text:p>20.4</text:p>
          </table:table-cell>
          <table:table-cell table:formula="of:=[.AA240]+[.N240]*([.AD240]+[.W240]*[.AI240])" office:value-type="float" office:value="0.294744114616">
            <text:p>0.294744114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2">
            <text:p>762</text:p>
          </table:table-cell>
          <table:table-cell office:value-type="float" office:value="36360">
            <text:p>36360</text:p>
          </table:table-cell>
          <table:table-cell office:value-type="float" office:value="357">
            <text:p>357</text:p>
          </table:table-cell>
          <table:table-cell office:value-type="float" office:value="0.01119">
            <text:p>0.01119</text:p>
          </table:table-cell>
          <table:table-cell office:value-type="float" office:value="1150">
            <text:p>1150</text:p>
          </table:table-cell>
          <table:table-cell office:value-type="float" office:value="3164">
            <text:p>3164</text:p>
          </table:table-cell>
          <table:table-cell office:value-type="float" office:value="1119">
            <text:p>1119</text:p>
          </table:table-cell>
          <table:table-cell office:value-type="float" office:value="340">
            <text:p>340</text:p>
          </table:table-cell>
          <table:table-cell office:value-type="float" office:value="3164">
            <text:p>3164</text:p>
          </table:table-cell>
          <table:table-cell office:value-type="float" office:value="1630">
            <text:p>1630</text:p>
          </table:table-cell>
          <table:table-cell office:value-type="float" office:value="1150">
            <text:p>1150</text:p>
          </table:table-cell>
          <table:table-cell office:value-type="float" office:value="8">
            <text:p>8</text:p>
          </table:table-cell>
          <table:table-cell office:value-type="float" office:value="0.303843">
            <text:p>0.303843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1]+[.AB241]" office:value-type="float" office:value="0.461018759">
            <text:p>0.461018759</text:p>
          </table:table-cell>
          <table:table-cell table:formula="of:=[.AF241]+[.AC241]" office:value-type="float" office:value="0.02416622">
            <text:p>0.02416622</text:p>
          </table:table-cell>
          <table:table-cell table:formula="of:=20+0.1*([.A241]/16)" office:value-type="float" office:value="20.4">
            <text:p>20.4</text:p>
          </table:table-cell>
          <table:table-cell table:formula="of:=[.AA241]+[.N241]*([.AD241]+[.W241]*[.AI241])" office:value-type="float" office:value="0.294821468448">
            <text:p>0.294821468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78">
            <text:p>778</text:p>
          </table:table-cell>
          <table:table-cell office:value-type="float" office:value="36360">
            <text:p>36360</text:p>
          </table:table-cell>
          <table:table-cell office:value-type="float" office:value="407">
            <text:p>407</text:p>
          </table:table-cell>
          <table:table-cell office:value-type="float" office:value="0.01185">
            <text:p>0.01185</text:p>
          </table:table-cell>
          <table:table-cell office:value-type="float" office:value="1150">
            <text:p>1150</text:p>
          </table:table-cell>
          <table:table-cell office:value-type="float" office:value="3230">
            <text:p>3230</text:p>
          </table:table-cell>
          <table:table-cell office:value-type="float" office:value="1185">
            <text:p>1185</text:p>
          </table:table-cell>
          <table:table-cell office:value-type="float" office:value="340">
            <text:p>340</text:p>
          </table:table-cell>
          <table:table-cell office:value-type="float" office:value="3230">
            <text:p>3230</text:p>
          </table:table-cell>
          <table:table-cell office:value-type="float" office:value="1630">
            <text:p>1630</text:p>
          </table:table-cell>
          <table:table-cell office:value-type="float" office:value="1150">
            <text:p>1150</text:p>
          </table:table-cell>
          <table:table-cell office:value-type="float" office:value="8">
            <text:p>8</text:p>
          </table:table-cell>
          <table:table-cell office:value-type="float" office:value="0.28692">
            <text:p>0.28692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2]+[.AB242]" office:value-type="float" office:value="0.461018759">
            <text:p>0.461018759</text:p>
          </table:table-cell>
          <table:table-cell table:formula="of:=[.AF242]+[.AC242]" office:value-type="float" office:value="0.02416622">
            <text:p>0.02416622</text:p>
          </table:table-cell>
          <table:table-cell table:formula="of:=20+0.1*([.A242]/16)" office:value-type="float" office:value="20.4">
            <text:p>20.4</text:p>
          </table:table-cell>
          <table:table-cell table:formula="of:=[.AA242]+[.N242]*([.AD242]+[.W242]*[.AI242])" office:value-type="float" office:value="0.2950254255">
            <text:p>0.2950254255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">
            <text:p>797</text:p>
          </table:table-cell>
          <table:table-cell office:value-type="float" office:value="36360">
            <text:p>36360</text:p>
          </table:table-cell>
          <table:table-cell office:value-type="float" office:value="524">
            <text:p>524</text:p>
          </table:table-cell>
          <table:table-cell office:value-type="float" office:value="0.01321">
            <text:p>0.01321</text:p>
          </table:table-cell>
          <table:table-cell office:value-type="float" office:value="1150">
            <text:p>1150</text:p>
          </table:table-cell>
          <table:table-cell office:value-type="float" office:value="3366">
            <text:p>3366</text:p>
          </table:table-cell>
          <table:table-cell office:value-type="float" office:value="1321">
            <text:p>1321</text:p>
          </table:table-cell>
          <table:table-cell office:value-type="float" office:value="340">
            <text:p>340</text:p>
          </table:table-cell>
          <table:table-cell office:value-type="float" office:value="3366">
            <text:p>3366</text:p>
          </table:table-cell>
          <table:table-cell office:value-type="float" office:value="1630">
            <text:p>1630</text:p>
          </table:table-cell>
          <table:table-cell office:value-type="float" office:value="1150">
            <text:p>1150</text:p>
          </table:table-cell>
          <table:table-cell office:value-type="float" office:value="8">
            <text:p>8</text:p>
          </table:table-cell>
          <table:table-cell office:value-type="float" office:value="0.257381">
            <text:p>0.257381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3]+[.AB243]" office:value-type="float" office:value="0.461018759">
            <text:p>0.461018759</text:p>
          </table:table-cell>
          <table:table-cell table:formula="of:=[.AF243]+[.AC243]" office:value-type="float" office:value="0.02416622">
            <text:p>0.02416622</text:p>
          </table:table-cell>
          <table:table-cell table:formula="of:=20+0.1*([.A243]/16)" office:value-type="float" office:value="20.4">
            <text:p>20.4</text:p>
          </table:table-cell>
          <table:table-cell table:formula="of:=[.AA243]+[.N243]*([.AD243]+[.W243]*[.AI243])" office:value-type="float" office:value="0.295445770424">
            <text:p>0.295445770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4">
            <text:p>754</text:p>
          </table:table-cell>
          <table:table-cell office:value-type="float" office:value="36360">
            <text:p>36360</text:p>
          </table:table-cell>
          <table:table-cell office:value-type="float" office:value="340">
            <text:p>340</text:p>
          </table:table-cell>
          <table:table-cell office:value-type="float" office:value="0.01094">
            <text:p>0.01094</text:p>
          </table:table-cell>
          <table:table-cell office:value-type="float" office:value="1150">
            <text:p>1150</text:p>
          </table:table-cell>
          <table:table-cell office:value-type="float" office:value="4233">
            <text:p>4233</text:p>
          </table:table-cell>
          <table:table-cell office:value-type="float" office:value="1094">
            <text:p>1094</text:p>
          </table:table-cell>
          <table:table-cell office:value-type="float" office:value="294">
            <text:p>294</text:p>
          </table:table-cell>
          <table:table-cell office:value-type="float" office:value="4233">
            <text:p>4233</text:p>
          </table:table-cell>
          <table:table-cell office:value-type="float" office:value="1869">
            <text:p>1869</text:p>
          </table:table-cell>
          <table:table-cell office:value-type="float" office:value="1150">
            <text:p>1150</text:p>
          </table:table-cell>
          <table:table-cell office:value-type="float" office:value="19">
            <text:p>19</text:p>
          </table:table-cell>
          <table:table-cell office:value-type="float" office:value="0.268739">
            <text:p>0.268739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4]+[.AB244]" office:value-type="float" office:value="0.461018759">
            <text:p>0.461018759</text:p>
          </table:table-cell>
          <table:table-cell table:formula="of:=[.AF244]+[.AC244]" office:value-type="float" office:value="0.02416622">
            <text:p>0.02416622</text:p>
          </table:table-cell>
          <table:table-cell table:formula="of:=20+0.1*([.A244]/16)" office:value-type="float" office:value="20.4">
            <text:p>20.4</text:p>
          </table:table-cell>
          <table:table-cell table:formula="of:=[.AA244]+[.N244]*([.AD244]+[.W244]*[.AI244])" office:value-type="float" office:value="0.285360233344">
            <text:p>0.285360233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2">
            <text:p>762</text:p>
          </table:table-cell>
          <table:table-cell office:value-type="float" office:value="36360">
            <text:p>36360</text:p>
          </table:table-cell>
          <table:table-cell office:value-type="float" office:value="357">
            <text:p>357</text:p>
          </table:table-cell>
          <table:table-cell office:value-type="float" office:value="0.01119">
            <text:p>0.01119</text:p>
          </table:table-cell>
          <table:table-cell office:value-type="float" office:value="1150">
            <text:p>1150</text:p>
          </table:table-cell>
          <table:table-cell office:value-type="float" office:value="4283">
            <text:p>4283</text:p>
          </table:table-cell>
          <table:table-cell office:value-type="float" office:value="1119">
            <text:p>1119</text:p>
          </table:table-cell>
          <table:table-cell office:value-type="float" office:value="294">
            <text:p>294</text:p>
          </table:table-cell>
          <table:table-cell office:value-type="float" office:value="4283">
            <text:p>4283</text:p>
          </table:table-cell>
          <table:table-cell office:value-type="float" office:value="1869">
            <text:p>1869</text:p>
          </table:table-cell>
          <table:table-cell office:value-type="float" office:value="1150">
            <text:p>1150</text:p>
          </table:table-cell>
          <table:table-cell office:value-type="float" office:value="19">
            <text:p>19</text:p>
          </table:table-cell>
          <table:table-cell office:value-type="float" office:value="0.262735">
            <text:p>0.262735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5]+[.AB245]" office:value-type="float" office:value="0.461018759">
            <text:p>0.461018759</text:p>
          </table:table-cell>
          <table:table-cell table:formula="of:=[.AF245]+[.AC245]" office:value-type="float" office:value="0.02416622">
            <text:p>0.02416622</text:p>
          </table:table-cell>
          <table:table-cell table:formula="of:=20+0.1*([.A245]/16)" office:value-type="float" office:value="20.4">
            <text:p>20.4</text:p>
          </table:table-cell>
          <table:table-cell table:formula="of:=[.AA245]+[.N245]*([.AD245]+[.W245]*[.AI245])" office:value-type="float" office:value="0.28543749864">
            <text:p>0.285437498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78">
            <text:p>778</text:p>
          </table:table-cell>
          <table:table-cell office:value-type="float" office:value="36360">
            <text:p>36360</text:p>
          </table:table-cell>
          <table:table-cell office:value-type="float" office:value="407">
            <text:p>407</text:p>
          </table:table-cell>
          <table:table-cell office:value-type="float" office:value="0.01185">
            <text:p>0.01185</text:p>
          </table:table-cell>
          <table:table-cell office:value-type="float" office:value="1150">
            <text:p>1150</text:p>
          </table:table-cell>
          <table:table-cell office:value-type="float" office:value="4415">
            <text:p>4415</text:p>
          </table:table-cell>
          <table:table-cell office:value-type="float" office:value="1185">
            <text:p>1185</text:p>
          </table:table-cell>
          <table:table-cell office:value-type="float" office:value="294">
            <text:p>294</text:p>
          </table:table-cell>
          <table:table-cell office:value-type="float" office:value="4415">
            <text:p>4415</text:p>
          </table:table-cell>
          <table:table-cell office:value-type="float" office:value="1869">
            <text:p>1869</text:p>
          </table:table-cell>
          <table:table-cell office:value-type="float" office:value="1150">
            <text:p>1150</text:p>
          </table:table-cell>
          <table:table-cell office:value-type="float" office:value="19">
            <text:p>19</text:p>
          </table:table-cell>
          <table:table-cell office:value-type="float" office:value="0.248101">
            <text:p>0.248101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6]+[.AB246]" office:value-type="float" office:value="0.461018759">
            <text:p>0.461018759</text:p>
          </table:table-cell>
          <table:table-cell table:formula="of:=[.AF246]+[.AC246]" office:value-type="float" office:value="0.02416622">
            <text:p>0.02416622</text:p>
          </table:table-cell>
          <table:table-cell table:formula="of:=20+0.1*([.A246]/16)" office:value-type="float" office:value="20.4">
            <text:p>20.4</text:p>
          </table:table-cell>
          <table:table-cell table:formula="of:=[.AA246]+[.N246]*([.AD246]+[.W246]*[.AI246])" office:value-type="float" office:value="0.28564132044">
            <text:p>0.285641320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">
            <text:p>797</text:p>
          </table:table-cell>
          <table:table-cell office:value-type="float" office:value="36360">
            <text:p>36360</text:p>
          </table:table-cell>
          <table:table-cell office:value-type="float" office:value="524">
            <text:p>524</text:p>
          </table:table-cell>
          <table:table-cell office:value-type="float" office:value="0.01321">
            <text:p>0.01321</text:p>
          </table:table-cell>
          <table:table-cell office:value-type="float" office:value="1150">
            <text:p>1150</text:p>
          </table:table-cell>
          <table:table-cell office:value-type="float" office:value="4687">
            <text:p>4687</text:p>
          </table:table-cell>
          <table:table-cell office:value-type="float" office:value="1321">
            <text:p>1321</text:p>
          </table:table-cell>
          <table:table-cell office:value-type="float" office:value="294">
            <text:p>294</text:p>
          </table:table-cell>
          <table:table-cell office:value-type="float" office:value="4687">
            <text:p>4687</text:p>
          </table:table-cell>
          <table:table-cell office:value-type="float" office:value="1869">
            <text:p>1869</text:p>
          </table:table-cell>
          <table:table-cell office:value-type="float" office:value="1150">
            <text:p>1150</text:p>
          </table:table-cell>
          <table:table-cell office:value-type="float" office:value="18">
            <text:p>18</text:p>
          </table:table-cell>
          <table:table-cell office:value-type="float" office:value="0.222559">
            <text:p>0.222559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7]+[.AB247]" office:value-type="float" office:value="0.461018759">
            <text:p>0.461018759</text:p>
          </table:table-cell>
          <table:table-cell table:formula="of:=[.AF247]+[.AC247]" office:value-type="float" office:value="0.02416622">
            <text:p>0.02416622</text:p>
          </table:table-cell>
          <table:table-cell table:formula="of:=20+0.1*([.A247]/16)" office:value-type="float" office:value="20.4">
            <text:p>20.4</text:p>
          </table:table-cell>
          <table:table-cell table:formula="of:=[.AA247]+[.N247]*([.AD247]+[.W247]*[.AI247])" office:value-type="float" office:value="0.286061798576">
            <text:p>0.286061798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4">
            <text:p>754</text:p>
          </table:table-cell>
          <table:table-cell office:value-type="float" office:value="36360">
            <text:p>36360</text:p>
          </table:table-cell>
          <table:table-cell office:value-type="float" office:value="340">
            <text:p>340</text:p>
          </table:table-cell>
          <table:table-cell office:value-type="float" office:value="0.01094">
            <text:p>0.01094</text:p>
          </table:table-cell>
          <table:table-cell office:value-type="float" office:value="1150">
            <text:p>1150</text:p>
          </table:table-cell>
          <table:table-cell office:value-type="float" office:value="5327">
            <text:p>5327</text:p>
          </table:table-cell>
          <table:table-cell office:value-type="float" office:value="1094">
            <text:p>1094</text:p>
          </table:table-cell>
          <table:table-cell office:value-type="float" office:value="264">
            <text:p>264</text:p>
          </table:table-cell>
          <table:table-cell office:value-type="float" office:value="5327">
            <text:p>5327</text:p>
          </table:table-cell>
          <table:table-cell office:value-type="float" office:value="2055">
            <text:p>2055</text:p>
          </table:table-cell>
          <table:table-cell office:value-type="float" office:value="1150">
            <text:p>1150</text:p>
          </table:table-cell>
          <table:table-cell office:value-type="float" office:value="31">
            <text:p>31</text:p>
          </table:table-cell>
          <table:table-cell office:value-type="float" office:value="0.241316">
            <text:p>0.24131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8]+[.AB248]" office:value-type="float" office:value="0.461018759">
            <text:p>0.461018759</text:p>
          </table:table-cell>
          <table:table-cell table:formula="of:=[.AF248]+[.AC248]" office:value-type="float" office:value="0.02416622">
            <text:p>0.02416622</text:p>
          </table:table-cell>
          <table:table-cell table:formula="of:=20+0.1*([.A248]/16)" office:value-type="float" office:value="20.4">
            <text:p>20.4</text:p>
          </table:table-cell>
          <table:table-cell table:formula="of:=[.AA248]+[.N248]*([.AD248]+[.W248]*[.AI248])" office:value-type="float" office:value="0.279240077896">
            <text:p>0.279240077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4">
            <text:p>754</text:p>
          </table:table-cell>
          <table:table-cell office:value-type="float" office:value="36360">
            <text:p>36360</text:p>
          </table:table-cell>
          <table:table-cell office:value-type="float" office:value="340">
            <text:p>340</text:p>
          </table:table-cell>
          <table:table-cell office:value-type="float" office:value="0.01094">
            <text:p>0.01094</text:p>
          </table:table-cell>
          <table:table-cell office:value-type="float" office:value="1150">
            <text:p>1150</text:p>
          </table:table-cell>
          <table:table-cell office:value-type="float" office:value="5327">
            <text:p>5327</text:p>
          </table:table-cell>
          <table:table-cell office:value-type="float" office:value="1094">
            <text:p>1094</text:p>
          </table:table-cell>
          <table:table-cell office:value-type="float" office:value="264">
            <text:p>264</text:p>
          </table:table-cell>
          <table:table-cell office:value-type="float" office:value="5327">
            <text:p>5327</text:p>
          </table:table-cell>
          <table:table-cell office:value-type="float" office:value="2055">
            <text:p>2055</text:p>
          </table:table-cell>
          <table:table-cell office:value-type="float" office:value="1150">
            <text:p>1150</text:p>
          </table:table-cell>
          <table:table-cell office:value-type="float" office:value="31">
            <text:p>31</text:p>
          </table:table-cell>
          <table:table-cell office:value-type="float" office:value="0.241316">
            <text:p>0.24131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9]+[.AB249]" office:value-type="float" office:value="0.461018759">
            <text:p>0.461018759</text:p>
          </table:table-cell>
          <table:table-cell table:formula="of:=[.AF249]+[.AC249]" office:value-type="float" office:value="0.02416622">
            <text:p>0.02416622</text:p>
          </table:table-cell>
          <table:table-cell table:formula="of:=20+0.1*([.A249]/16)" office:value-type="float" office:value="20.4">
            <text:p>20.4</text:p>
          </table:table-cell>
          <table:table-cell table:formula="of:=[.AA249]+[.N249]*([.AD249]+[.W249]*[.AI249])" office:value-type="float" office:value="0.279240077896">
            <text:p>0.279240077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62">
            <text:p>762</text:p>
          </table:table-cell>
          <table:table-cell office:value-type="float" office:value="36360">
            <text:p>36360</text:p>
          </table:table-cell>
          <table:table-cell office:value-type="float" office:value="357">
            <text:p>357</text:p>
          </table:table-cell>
          <table:table-cell office:value-type="float" office:value="0.01119">
            <text:p>0.01119</text:p>
          </table:table-cell>
          <table:table-cell office:value-type="float" office:value="1150">
            <text:p>1150</text:p>
          </table:table-cell>
          <table:table-cell office:value-type="float" office:value="5402">
            <text:p>5402</text:p>
          </table:table-cell>
          <table:table-cell office:value-type="float" office:value="1119">
            <text:p>1119</text:p>
          </table:table-cell>
          <table:table-cell office:value-type="float" office:value="264">
            <text:p>264</text:p>
          </table:table-cell>
          <table:table-cell office:value-type="float" office:value="5402">
            <text:p>5402</text:p>
          </table:table-cell>
          <table:table-cell office:value-type="float" office:value="2055">
            <text:p>2055</text:p>
          </table:table-cell>
          <table:table-cell office:value-type="float" office:value="1150">
            <text:p>1150</text:p>
          </table:table-cell>
          <table:table-cell office:value-type="float" office:value="31">
            <text:p>31</text:p>
          </table:table-cell>
          <table:table-cell office:value-type="float" office:value="0.235925">
            <text:p>0.235925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2781">
            <text:p>2781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50]+[.AB250]" office:value-type="float" office:value="0.461018759">
            <text:p>0.461018759</text:p>
          </table:table-cell>
          <table:table-cell table:formula="of:=[.AF250]+[.AC250]" office:value-type="float" office:value="0.02416622">
            <text:p>0.02416622</text:p>
          </table:table-cell>
          <table:table-cell table:formula="of:=20+0.1*([.A250]/16)" office:value-type="float" office:value="20.4">
            <text:p>20.4</text:p>
          </table:table-cell>
          <table:table-cell table:formula="of:=[.AA250]+[.N250]*([.AD250]+[.W250]*[.AI250])" office:value-type="float" office:value="0.27931741908">
            <text:p>0.2793174191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78">
            <text:p>778</text:p>
          </table:table-cell>
          <table:table-cell office:value-type="float" office:value="36360">
            <text:p>36360</text:p>
          </table:table-cell>
          <table:table-cell office:value-type="float" office:value="407">
            <text:p>407</text:p>
          </table:table-cell>
          <table:table-cell office:value-type="float" office:value="0.01185">
            <text:p>0.01185</text:p>
          </table:table-cell>
          <table:table-cell office:value-type="float" office:value="1150">
            <text:p>1150</text:p>
          </table:table-cell>
          <table:table-cell office:value-type="float" office:value="5600">
            <text:p>5600</text:p>
          </table:table-cell>
          <table:table-cell office:value-type="float" office:value="1185">
            <text:p>1185</text:p>
          </table:table-cell>
          <table:table-cell office:value-type="float" office:value="264">
            <text:p>264</text:p>
          </table:table-cell>
          <table:table-cell office:value-type="float" office:value="5600">
            <text:p>5600</text:p>
          </table:table-cell>
          <table:table-cell office:value-type="float" office:value="2055">
            <text:p>2055</text:p>
          </table:table-cell>
          <table:table-cell office:value-type="float" office:value="1150">
            <text:p>1150</text:p>
          </table:table-cell>
          <table:table-cell office:value-type="float" office:value="31">
            <text:p>31</text:p>
          </table:table-cell>
          <table:table-cell office:value-type="float" office:value="0.222785">
            <text:p>0.222785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2783">
            <text:p>2783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51]+[.AB251]" office:value-type="float" office:value="0.461018759">
            <text:p>0.461018759</text:p>
          </table:table-cell>
          <table:table-cell table:formula="of:=[.AF251]+[.AC251]" office:value-type="float" office:value="0.02416622">
            <text:p>0.02416622</text:p>
          </table:table-cell>
          <table:table-cell table:formula="of:=20+0.1*([.A251]/16)" office:value-type="float" office:value="20.4">
            <text:p>20.4</text:p>
          </table:table-cell>
          <table:table-cell table:formula="of:=[.AA251]+[.N251]*([.AD251]+[.W251]*[.AI251])" office:value-type="float" office:value="0.2795214306">
            <text:p>0.279521430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">
            <text:p>797</text:p>
          </table:table-cell>
          <table:table-cell office:value-type="float" office:value="36360">
            <text:p>36360</text:p>
          </table:table-cell>
          <table:table-cell office:value-type="float" office:value="524">
            <text:p>524</text:p>
          </table:table-cell>
          <table:table-cell office:value-type="float" office:value="0.01321">
            <text:p>0.01321</text:p>
          </table:table-cell>
          <table:table-cell office:value-type="float" office:value="1150">
            <text:p>1150</text:p>
          </table:table-cell>
          <table:table-cell office:value-type="float" office:value="6008">
            <text:p>6008</text:p>
          </table:table-cell>
          <table:table-cell office:value-type="float" office:value="1321">
            <text:p>1321</text:p>
          </table:table-cell>
          <table:table-cell office:value-type="float" office:value="264">
            <text:p>264</text:p>
          </table:table-cell>
          <table:table-cell office:value-type="float" office:value="6008">
            <text:p>6008</text:p>
          </table:table-cell>
          <table:table-cell office:value-type="float" office:value="2055">
            <text:p>2055</text:p>
          </table:table-cell>
          <table:table-cell office:value-type="float" office:value="1150">
            <text:p>1150</text:p>
          </table:table-cell>
          <table:table-cell office:value-type="float" office:value="29">
            <text:p>29</text:p>
          </table:table-cell>
          <table:table-cell office:value-type="float" office:value="0.199849">
            <text:p>0.199849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2781">
            <text:p>2781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52]+[.AB252]" office:value-type="float" office:value="0.461018759">
            <text:p>0.461018759</text:p>
          </table:table-cell>
          <table:table-cell table:formula="of:=[.AF252]+[.AC252]" office:value-type="float" office:value="0.02416622">
            <text:p>0.02416622</text:p>
          </table:table-cell>
          <table:table-cell table:formula="of:=20+0.1*([.A252]/16)" office:value-type="float" office:value="20.4">
            <text:p>20.4</text:p>
          </table:table-cell>
          <table:table-cell table:formula="of:=[.AA252]+[.N252]*([.AD252]+[.W252]*[.AI252])" office:value-type="float" office:value="0.279941816936">
            <text:p>0.2799418169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8">
            <text:p>808</text:p>
          </table:table-cell>
          <table:table-cell office:value-type="float" office:value="36360">
            <text:p>36360</text:p>
          </table:table-cell>
          <table:table-cell office:value-type="float" office:value="724">
            <text:p>724</text:p>
          </table:table-cell>
          <table:table-cell office:value-type="float" office:value="0.01532">
            <text:p>0.01532</text:p>
          </table:table-cell>
          <table:table-cell office:value-type="float" office:value="1421">
            <text:p>1421</text:p>
          </table:table-cell>
          <table:table-cell office:value-type="float" office:value="6996">
            <text:p>6996</text:p>
          </table:table-cell>
          <table:table-cell office:value-type="float" office:value="1532">
            <text:p>1532</text:p>
          </table:table-cell>
          <table:table-cell office:value-type="float" office:value="263">
            <text:p>263</text:p>
          </table:table-cell>
          <table:table-cell office:value-type="float" office:value="6996">
            <text:p>6996</text:p>
          </table:table-cell>
          <table:table-cell office:value-type="float" office:value="2056">
            <text:p>2056</text:p>
          </table:table-cell>
          <table:table-cell office:value-type="float" office:value="1421">
            <text:p>1421</text:p>
          </table:table-cell>
          <table:table-cell office:value-type="float" office:value="23">
            <text:p>23</text:p>
          </table:table-cell>
          <table:table-cell office:value-type="float" office:value="0.171671">
            <text:p>0.171671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731">
            <text:p>731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105581938">
            <text:p>0.105581938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53]+[.AB253]" office:value-type="float" office:value="0.461018759">
            <text:p>0.461018759</text:p>
          </table:table-cell>
          <table:table-cell table:formula="of:=[.AF253]+[.AC253]" office:value-type="float" office:value="0.02416622">
            <text:p>0.02416622</text:p>
          </table:table-cell>
          <table:table-cell table:formula="of:=20+0.1*([.A253]/16)" office:value-type="float" office:value="20.4">
            <text:p>20.4</text:p>
          </table:table-cell>
          <table:table-cell table:formula="of:=[.AA253]+[.N253]*([.AD253]+[.W253]*[.AI253])" office:value-type="float" office:value="0.280389824128">
            <text:p>0.2803898241</text:p>
          </table:table-cell>
          <table:table-cell table:number-columns-repeated="3"/>
        </table:table-row>
        <table:table-row table:style-name="ro3">
          <table:table-cell table:number-columns-repeated="35"/>
          <table:table-cell table:style-name="Default"/>
          <table:table-cell table:number-columns-repeated="3"/>
        </table:table-row>
        <table:table-row table:style-name="ro3">
          <table:table-cell table:number-columns-repeated="39"/>
        </table:table-row>
        <table:table-row table:style-name="ro3">
          <table:table-cell table:number-columns-repeated="36"/>
          <table:table-cell office:value-type="string">
            <text:p><text:s/></text:p>
          </table:table-cell>
          <table:table-cell table:number-columns-repeated="2"/>
        </table:table-row>
        <table:table-row table:style-name="ro3" table:number-rows-repeated="10">
          <table:table-cell table:number-columns-repeated="39"/>
        </table:table-row>
        <table:table-row table:style-name="ro3">
          <table:table-cell table:number-columns-repeated="38"/>
          <table:table-cell office:value-type="string">
            <text:p><text:s/></text:p>
          </table:table-cell>
        </table:table-row>
        <table:table-row table:style-name="ro3" table:number-rows-repeated="5">
          <table:table-cell table:number-columns-repeated="39"/>
        </table:table-row>
        <table:table-row table:style-name="ro3" table:number-rows-repeated="2">
          <table:table-cell table:number-columns-repeated="35"/>
          <table:table-cell table:style-name="Default"/>
          <table:table-cell table:number-columns-repeated="3"/>
        </table:table-row>
        <table:table-row table:style-name="ro3">
          <table:table-cell table:number-columns-repeated="35"/>
          <table:table-cell table:style-name="ce5"/>
          <table:table-cell table:number-columns-repeated="3"/>
        </table:table-row>
        <table:table-row table:style-name="ro3" table:number-rows-repeated="1048300">
          <table:table-cell table:number-columns-repeated="39"/>
        </table:table-row>
        <table:table-row table:style-name="ro3">
          <table:table-cell table:number-columns-repeated="39"/>
        </table:table-row>
        <calcext:conditional-formats>
          <calcext:conditional-format calcext:target-range-address="Sheet1.AJ273:Sheet1.AJ275">
            <calcext:condition calcext:apply-style-name="Untitled1" calcext:value="=[$Sheet1.$AL$2]" calcext:base-cell-address="Sheet1.AG1"/>
          </calcext:conditional-format>
          <calcext:conditional-format calcext:target-range-address="Sheet1.AH196:Sheet1.AH1048576 Sheet1.AH1:Sheet1.AH193">
            <calcext:condition calcext:apply-style-name="Untitled2" calcext:value="=[$Sheet1.$AL$5]" calcext:base-cell-address="Sheet1.AH1"/>
          </calcext:conditional-format>
          <calcext:conditional-format calcext:target-range-address="Sheet1.AG196:Sheet1.AG1048576 Sheet1.AG1:Sheet1.AG193">
            <calcext:condition calcext:apply-style-name="Untitled3" calcext:value="=[$Sheet1.$AL$8]" calcext:base-cell-address="Sheet1.AG1"/>
          </calcext:conditional-format>
          <calcext:conditional-format calcext:target-range-address="Sheet1.AJ276:Sheet1.AJ1048576 Sheet1.AJ196:Sheet1.AJ253 Sheet1.AJ255:Sheet1.AJ272 Sheet1.AJ1:Sheet1.AJ193">
            <calcext:condition calcext:apply-style-name="Untitled1" calcext:value="between([$Sheet1.$AL$2]*1.05,[$Sheet1.$AL$2]*0.95)" calcext:base-cell-address="Sheet1.AJ1"/>
          </calcext:conditional-format>
        </calcext:conditional-formats>
      </table:table>
      <table:table table:name="Sheet2" table:style-name="ta1">
        <table:table-column table:style-name="co17" table:number-columns-repeated="5" table:default-cell-style-name="ce1"/>
        <table:table-row table:style-name="ro4">
          <table:table-cell office:value-type="string">
            <text:p>Cache Size(bytes)</text:p>
          </table:table-cell>
          <table:table-cell office:value-type="string">
            <text:p><text:s/>Cache Size(kb)</text:p>
          </table:table-cell>
          <table:table-cell office:value-type="string">
            <text:p><text:s/>Block Size(bytes)</text:p>
          </table:table-cell>
          <table:table-cell office:value-type="string">
            <text:p><text:s/>Access Time(ns)</text:p>
          </table:table-cell>
          <table:table-cell office:value-type="string">
            <text:p><text:s/>Area(mm*mm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148551">
            <text:p>0.148551</text:p>
          </table:table-cell>
          <table:table-cell office:value-type="float" office:value="0.015114948">
            <text:p>0.01511494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170128">
            <text:p>0.170128</text:p>
          </table:table-cell>
          <table:table-cell office:value-type="float" office:value="0.018578171">
            <text:p>0.01857817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200677">
            <text:p>0.200677</text:p>
          </table:table-cell>
          <table:table-cell office:value-type="float" office:value="0.039262025">
            <text:p>0.03926202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229049">
            <text:p>0.229049</text:p>
          </table:table-cell>
          <table:table-cell office:value-type="float" office:value="0.066547302">
            <text:p>0.06654730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16">
            <text:p>16</text:p>
          </table:table-cell>
          <table:table-cell office:value-type="float" office:value="0.253766">
            <text:p>0.253766</text:p>
          </table:table-cell>
          <table:table-cell office:value-type="float" office:value="0.116884041">
            <text:p>0.11688404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.299459">
            <text:p>0.299459</text:p>
          </table:table-cell>
          <table:table-cell office:value-type="float" office:value="0.179354275">
            <text:p>0.17935427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.349491">
            <text:p>0.349491</text:p>
          </table:table-cell>
          <table:table-cell office:value-type="float" office:value="0.35633163">
            <text:p>0.3563316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0.410987">
            <text:p>0.410987</text:p>
          </table:table-cell>
          <table:table-cell office:value-type="float" office:value="0.8660032">
            <text:p>0.866003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0.493179">
            <text:p>0.493179</text:p>
          </table:table-cell>
          <table:table-cell office:value-type="float" office:value="1.251715859">
            <text:p>1.25171585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0.61652">
            <text:p>0.61652</text:p>
          </table:table-cell>
          <table:table-cell office:value-type="float" office:value="3.262423809">
            <text:p>3.26242380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0.762502">
            <text:p>0.762502</text:p>
          </table:table-cell>
          <table:table-cell office:value-type="float" office:value="4.772690982">
            <text:p>4.772690982</text:p>
          </table:table-cell>
        </table:table-row>
      </table:table>
      <table:table table:name="Sheet3" table:style-name="ta1">
        <table:table-column table:style-name="co17" table:number-columns-repeated="33" table:default-cell-style-name="Default"/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15">
            <text:p>10315</text:p>
          </table:table-cell>
          <table:table-cell office:value-type="float" office:value="36360">
            <text:p>36360</text:p>
          </table:table-cell>
          <table:table-cell office:value-type="float" office:value="4170">
            <text:p>4170</text:p>
          </table:table-cell>
          <table:table-cell office:value-type="float" office:value="0.14485">
            <text:p>0.14485</text:p>
          </table:table-cell>
          <table:table-cell office:value-type="float" office:value="6362">
            <text:p>6362</text:p>
          </table:table-cell>
          <table:table-cell office:value-type="float" office:value="15839">
            <text:p>15839</text:p>
          </table:table-cell>
          <table:table-cell office:value-type="float" office:value="14485">
            <text:p>14485</text:p>
          </table:table-cell>
          <table:table-cell office:value-type="float" office:value="416">
            <text:p>416</text:p>
          </table:table-cell>
          <table:table-cell office:value-type="float" office:value="15839">
            <text:p>15839</text:p>
          </table:table-cell>
          <table:table-cell office:value-type="float" office:value="1315">
            <text:p>1315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8719">
            <text:p>0.028719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]+[.AB1]" office:value-type="float" office:value="0.355436821">
            <text:p>0.355436821</text:p>
          </table:table-cell>
          <table:table-cell table:formula="of:=20+0.1*([.A1]/16)" office:value-type="float" office:value="20.4">
            <text:p>20.4</text:p>
          </table:table-cell>
          <table:table-cell table:formula="of:=[.AA1]+[.N1]*([.AC1]+[.W1]*[.AF1])" office:value-type="float" office:value="0.12963055256">
            <text:p>0.129630552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57">
            <text:p>10357</text:p>
          </table:table-cell>
          <table:table-cell office:value-type="float" office:value="36360">
            <text:p>36360</text:p>
          </table:table-cell>
          <table:table-cell office:value-type="float" office:value="4223">
            <text:p>4223</text:p>
          </table:table-cell>
          <table:table-cell office:value-type="float" office:value="0.1458">
            <text:p>0.1458</text:p>
          </table:table-cell>
          <table:table-cell office:value-type="float" office:value="6362">
            <text:p>6362</text:p>
          </table:table-cell>
          <table:table-cell office:value-type="float" office:value="15839">
            <text:p>15839</text:p>
          </table:table-cell>
          <table:table-cell office:value-type="float" office:value="14580">
            <text:p>14580</text:p>
          </table:table-cell>
          <table:table-cell office:value-type="float" office:value="416">
            <text:p>416</text:p>
          </table:table-cell>
          <table:table-cell office:value-type="float" office:value="15839">
            <text:p>15839</text:p>
          </table:table-cell>
          <table:table-cell office:value-type="float" office:value="1315">
            <text:p>1315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8532">
            <text:p>0.028532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2]+[.AB2]" office:value-type="float" office:value="0.355436821">
            <text:p>0.355436821</text:p>
          </table:table-cell>
          <table:table-cell table:formula="of:=20+0.1*([.A2]/16)" office:value-type="float" office:value="20.4">
            <text:p>20.4</text:p>
          </table:table-cell>
          <table:table-cell table:formula="of:=[.AA2]+[.N2]*([.AC2]+[.W2]*[.AF2])" office:value-type="float" office:value="0.12992453784">
            <text:p>0.12992453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462">
            <text:p>10462</text:p>
          </table:table-cell>
          <table:table-cell office:value-type="float" office:value="36360">
            <text:p>36360</text:p>
          </table:table-cell>
          <table:table-cell office:value-type="float" office:value="4283">
            <text:p>4283</text:p>
          </table:table-cell>
          <table:table-cell office:value-type="float" office:value="0.14745">
            <text:p>0.14745</text:p>
          </table:table-cell>
          <table:table-cell office:value-type="float" office:value="6362">
            <text:p>6362</text:p>
          </table:table-cell>
          <table:table-cell office:value-type="float" office:value="15839">
            <text:p>15839</text:p>
          </table:table-cell>
          <table:table-cell office:value-type="float" office:value="14745">
            <text:p>14745</text:p>
          </table:table-cell>
          <table:table-cell office:value-type="float" office:value="416">
            <text:p>416</text:p>
          </table:table-cell>
          <table:table-cell office:value-type="float" office:value="15839">
            <text:p>15839</text:p>
          </table:table-cell>
          <table:table-cell office:value-type="float" office:value="1315">
            <text:p>1315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8213">
            <text:p>0.028213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3]+[.AB3]" office:value-type="float" office:value="0.355436821">
            <text:p>0.355436821</text:p>
          </table:table-cell>
          <table:table-cell table:formula="of:=20+0.1*([.A3]/16)" office:value-type="float" office:value="20.4">
            <text:p>20.4</text:p>
          </table:table-cell>
          <table:table-cell table:formula="of:=[.AA3]+[.N3]*([.AC3]+[.W3]*[.AF3])" office:value-type="float" office:value="0.13043533164">
            <text:p>0.13043533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579">
            <text:p>10579</text:p>
          </table:table-cell>
          <table:table-cell office:value-type="float" office:value="36360">
            <text:p>36360</text:p>
          </table:table-cell>
          <table:table-cell office:value-type="float" office:value="4424">
            <text:p>4424</text:p>
          </table:table-cell>
          <table:table-cell office:value-type="float" office:value="0.15003">
            <text:p>0.15003</text:p>
          </table:table-cell>
          <table:table-cell office:value-type="float" office:value="6362">
            <text:p>6362</text:p>
          </table:table-cell>
          <table:table-cell office:value-type="float" office:value="15839">
            <text:p>15839</text:p>
          </table:table-cell>
          <table:table-cell office:value-type="float" office:value="15003">
            <text:p>15003</text:p>
          </table:table-cell>
          <table:table-cell office:value-type="float" office:value="416">
            <text:p>416</text:p>
          </table:table-cell>
          <table:table-cell office:value-type="float" office:value="15839">
            <text:p>15839</text:p>
          </table:table-cell>
          <table:table-cell office:value-type="float" office:value="1315">
            <text:p>1315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7728">
            <text:p>0.027728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4]+[.AB4]" office:value-type="float" office:value="0.355436821">
            <text:p>0.355436821</text:p>
          </table:table-cell>
          <table:table-cell table:formula="of:=20+0.1*([.A4]/16)" office:value-type="float" office:value="20.4">
            <text:p>20.4</text:p>
          </table:table-cell>
          <table:table-cell table:formula="of:=[.AA4]+[.N4]*([.AC4]+[.W4]*[.AF4])" office:value-type="float" office:value="0.131233221396">
            <text:p>0.13123322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15">
            <text:p>10315</text:p>
          </table:table-cell>
          <table:table-cell office:value-type="float" office:value="36360">
            <text:p>36360</text:p>
          </table:table-cell>
          <table:table-cell office:value-type="float" office:value="4170">
            <text:p>4170</text:p>
          </table:table-cell>
          <table:table-cell office:value-type="float" office:value="0.14485">
            <text:p>0.14485</text:p>
          </table:table-cell>
          <table:table-cell office:value-type="float" office:value="6362">
            <text:p>6362</text:p>
          </table:table-cell>
          <table:table-cell office:value-type="float" office:value="30324">
            <text:p>30324</text:p>
          </table:table-cell>
          <table:table-cell office:value-type="float" office:value="14485">
            <text:p>14485</text:p>
          </table:table-cell>
          <table:table-cell office:value-type="float" office:value="339">
            <text:p>339</text:p>
          </table:table-cell>
          <table:table-cell office:value-type="float" office:value="30324">
            <text:p>30324</text:p>
          </table:table-cell>
          <table:table-cell office:value-type="float" office:value="1609">
            <text:p>1609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3404">
            <text:p>0.023404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5]+[.AB5]" office:value-type="float" office:value="0.355436821">
            <text:p>0.355436821</text:p>
          </table:table-cell>
          <table:table-cell table:formula="of:=20+0.1*([.A5]/16)" office:value-type="float" office:value="20.4">
            <text:p>20.4</text:p>
          </table:table-cell>
          <table:table-cell table:formula="of:=[.AA5]+[.N5]*([.AC5]+[.W5]*[.AF5])" office:value-type="float" office:value="0.11392504646">
            <text:p>0.113925046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57">
            <text:p>10357</text:p>
          </table:table-cell>
          <table:table-cell office:value-type="float" office:value="36360">
            <text:p>36360</text:p>
          </table:table-cell>
          <table:table-cell office:value-type="float" office:value="4223">
            <text:p>4223</text:p>
          </table:table-cell>
          <table:table-cell office:value-type="float" office:value="0.1458">
            <text:p>0.1458</text:p>
          </table:table-cell>
          <table:table-cell office:value-type="float" office:value="6362">
            <text:p>6362</text:p>
          </table:table-cell>
          <table:table-cell office:value-type="float" office:value="30419">
            <text:p>30419</text:p>
          </table:table-cell>
          <table:table-cell office:value-type="float" office:value="14580">
            <text:p>14580</text:p>
          </table:table-cell>
          <table:table-cell office:value-type="float" office:value="339">
            <text:p>339</text:p>
          </table:table-cell>
          <table:table-cell office:value-type="float" office:value="30419">
            <text:p>30419</text:p>
          </table:table-cell>
          <table:table-cell office:value-type="float" office:value="1609">
            <text:p>1609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3251">
            <text:p>0.023251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6]+[.AB6]" office:value-type="float" office:value="0.355436821">
            <text:p>0.355436821</text:p>
          </table:table-cell>
          <table:table-cell table:formula="of:=20+0.1*([.A6]/16)" office:value-type="float" office:value="20.4">
            <text:p>20.4</text:p>
          </table:table-cell>
          <table:table-cell table:formula="of:=[.AA6]+[.N6]*([.AC6]+[.W6]*[.AF6])" office:value-type="float" office:value="0.11421715392">
            <text:p>0.11421715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462">
            <text:p>10462</text:p>
          </table:table-cell>
          <table:table-cell office:value-type="float" office:value="36360">
            <text:p>36360</text:p>
          </table:table-cell>
          <table:table-cell office:value-type="float" office:value="4283">
            <text:p>4283</text:p>
          </table:table-cell>
          <table:table-cell office:value-type="float" office:value="0.14745">
            <text:p>0.14745</text:p>
          </table:table-cell>
          <table:table-cell office:value-type="float" office:value="6362">
            <text:p>6362</text:p>
          </table:table-cell>
          <table:table-cell office:value-type="float" office:value="30584">
            <text:p>30584</text:p>
          </table:table-cell>
          <table:table-cell office:value-type="float" office:value="14745">
            <text:p>14745</text:p>
          </table:table-cell>
          <table:table-cell office:value-type="float" office:value="339">
            <text:p>339</text:p>
          </table:table-cell>
          <table:table-cell office:value-type="float" office:value="30584">
            <text:p>30584</text:p>
          </table:table-cell>
          <table:table-cell office:value-type="float" office:value="1609">
            <text:p>1609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2991">
            <text:p>0.022991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7]+[.AB7]" office:value-type="float" office:value="0.355436821">
            <text:p>0.355436821</text:p>
          </table:table-cell>
          <table:table-cell table:formula="of:=20+0.1*([.A7]/16)" office:value-type="float" office:value="20.4">
            <text:p>20.4</text:p>
          </table:table-cell>
          <table:table-cell table:formula="of:=[.AA7]+[.N7]*([.AC7]+[.W7]*[.AF7])" office:value-type="float" office:value="0.11472766008">
            <text:p>0.11472766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579">
            <text:p>10579</text:p>
          </table:table-cell>
          <table:table-cell office:value-type="float" office:value="36360">
            <text:p>36360</text:p>
          </table:table-cell>
          <table:table-cell office:value-type="float" office:value="4424">
            <text:p>4424</text:p>
          </table:table-cell>
          <table:table-cell office:value-type="float" office:value="0.15003">
            <text:p>0.15003</text:p>
          </table:table-cell>
          <table:table-cell office:value-type="float" office:value="6362">
            <text:p>6362</text:p>
          </table:table-cell>
          <table:table-cell office:value-type="float" office:value="30842">
            <text:p>30842</text:p>
          </table:table-cell>
          <table:table-cell office:value-type="float" office:value="15003">
            <text:p>15003</text:p>
          </table:table-cell>
          <table:table-cell office:value-type="float" office:value="339">
            <text:p>339</text:p>
          </table:table-cell>
          <table:table-cell office:value-type="float" office:value="30842">
            <text:p>30842</text:p>
          </table:table-cell>
          <table:table-cell office:value-type="float" office:value="1609">
            <text:p>1609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22595">
            <text:p>0.022595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8]+[.AB8]" office:value-type="float" office:value="0.355436821">
            <text:p>0.355436821</text:p>
          </table:table-cell>
          <table:table-cell table:formula="of:=20+0.1*([.A8]/16)" office:value-type="float" office:value="20.4">
            <text:p>20.4</text:p>
          </table:table-cell>
          <table:table-cell table:formula="of:=[.AA8]+[.N8]*([.AC8]+[.W8]*[.AF8])" office:value-type="float" office:value="0.1155231">
            <text:p>0.11552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15">
            <text:p>10315</text:p>
          </table:table-cell>
          <table:table-cell office:value-type="float" office:value="36360">
            <text:p>36360</text:p>
          </table:table-cell>
          <table:table-cell office:value-type="float" office:value="4170">
            <text:p>4170</text:p>
          </table:table-cell>
          <table:table-cell office:value-type="float" office:value="0.14485">
            <text:p>0.14485</text:p>
          </table:table-cell>
          <table:table-cell office:value-type="float" office:value="6362">
            <text:p>6362</text:p>
          </table:table-cell>
          <table:table-cell office:value-type="float" office:value="44809">
            <text:p>44809</text:p>
          </table:table-cell>
          <table:table-cell office:value-type="float" office:value="14485">
            <text:p>14485</text:p>
          </table:table-cell>
          <table:table-cell office:value-type="float" office:value="289">
            <text:p>289</text:p>
          </table:table-cell>
          <table:table-cell office:value-type="float" office:value="44809">
            <text:p>44809</text:p>
          </table:table-cell>
          <table:table-cell office:value-type="float" office:value="1833">
            <text:p>1833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9952">
            <text:p>0.019952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9]+[.AB9]" office:value-type="float" office:value="0.355436821">
            <text:p>0.355436821</text:p>
          </table:table-cell>
          <table:table-cell table:formula="of:=20+0.1*([.A9]/16)" office:value-type="float" office:value="20.4">
            <text:p>20.4</text:p>
          </table:table-cell>
          <table:table-cell table:formula="of:=[.AA9]+[.N9]*([.AC9]+[.W9]*[.AF9])" office:value-type="float" office:value="0.10372459358">
            <text:p>0.10372459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57">
            <text:p>10357</text:p>
          </table:table-cell>
          <table:table-cell office:value-type="float" office:value="36360">
            <text:p>36360</text:p>
          </table:table-cell>
          <table:table-cell office:value-type="float" office:value="4223">
            <text:p>4223</text:p>
          </table:table-cell>
          <table:table-cell office:value-type="float" office:value="0.1458">
            <text:p>0.1458</text:p>
          </table:table-cell>
          <table:table-cell office:value-type="float" office:value="6362">
            <text:p>6362</text:p>
          </table:table-cell>
          <table:table-cell office:value-type="float" office:value="44999">
            <text:p>44999</text:p>
          </table:table-cell>
          <table:table-cell office:value-type="float" office:value="14580">
            <text:p>14580</text:p>
          </table:table-cell>
          <table:table-cell office:value-type="float" office:value="289">
            <text:p>289</text:p>
          </table:table-cell>
          <table:table-cell office:value-type="float" office:value="44999">
            <text:p>44999</text:p>
          </table:table-cell>
          <table:table-cell office:value-type="float" office:value="1833">
            <text:p>1833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9822">
            <text:p>0.019822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0]+[.AB10]" office:value-type="float" office:value="0.355436821">
            <text:p>0.355436821</text:p>
          </table:table-cell>
          <table:table-cell table:formula="of:=20+0.1*([.A10]/16)" office:value-type="float" office:value="20.4">
            <text:p>20.4</text:p>
          </table:table-cell>
          <table:table-cell table:formula="of:=[.AA10]+[.N10]*([.AC10]+[.W10]*[.AF10])" office:value-type="float" office:value="0.10401821064">
            <text:p>0.10401821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462">
            <text:p>10462</text:p>
          </table:table-cell>
          <table:table-cell office:value-type="float" office:value="36360">
            <text:p>36360</text:p>
          </table:table-cell>
          <table:table-cell office:value-type="float" office:value="4283">
            <text:p>4283</text:p>
          </table:table-cell>
          <table:table-cell office:value-type="float" office:value="0.14745">
            <text:p>0.14745</text:p>
          </table:table-cell>
          <table:table-cell office:value-type="float" office:value="6362">
            <text:p>6362</text:p>
          </table:table-cell>
          <table:table-cell office:value-type="float" office:value="45329">
            <text:p>45329</text:p>
          </table:table-cell>
          <table:table-cell office:value-type="float" office:value="14745">
            <text:p>14745</text:p>
          </table:table-cell>
          <table:table-cell office:value-type="float" office:value="289">
            <text:p>289</text:p>
          </table:table-cell>
          <table:table-cell office:value-type="float" office:value="45329">
            <text:p>45329</text:p>
          </table:table-cell>
          <table:table-cell office:value-type="float" office:value="1833">
            <text:p>1833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96">
            <text:p>0.0196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1]+[.AB11]" office:value-type="float" office:value="0.355436821">
            <text:p>0.355436821</text:p>
          </table:table-cell>
          <table:table-cell table:formula="of:=20+0.1*([.A11]/16)" office:value-type="float" office:value="20.4">
            <text:p>20.4</text:p>
          </table:table-cell>
          <table:table-cell table:formula="of:=[.AA11]+[.N11]*([.AC11]+[.W11]*[.AF11])" office:value-type="float" office:value="0.1045275999">
            <text:p>0.104527599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579">
            <text:p>10579</text:p>
          </table:table-cell>
          <table:table-cell office:value-type="float" office:value="36360">
            <text:p>36360</text:p>
          </table:table-cell>
          <table:table-cell office:value-type="float" office:value="4424">
            <text:p>4424</text:p>
          </table:table-cell>
          <table:table-cell office:value-type="float" office:value="0.15003">
            <text:p>0.15003</text:p>
          </table:table-cell>
          <table:table-cell office:value-type="float" office:value="6362">
            <text:p>6362</text:p>
          </table:table-cell>
          <table:table-cell office:value-type="float" office:value="45845">
            <text:p>45845</text:p>
          </table:table-cell>
          <table:table-cell office:value-type="float" office:value="15003">
            <text:p>15003</text:p>
          </table:table-cell>
          <table:table-cell office:value-type="float" office:value="289">
            <text:p>289</text:p>
          </table:table-cell>
          <table:table-cell office:value-type="float" office:value="45845">
            <text:p>45845</text:p>
          </table:table-cell>
          <table:table-cell office:value-type="float" office:value="1833">
            <text:p>1833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9263">
            <text:p>0.019263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2]+[.AB12]" office:value-type="float" office:value="0.355436821">
            <text:p>0.355436821</text:p>
          </table:table-cell>
          <table:table-cell table:formula="of:=20+0.1*([.A12]/16)" office:value-type="float" office:value="20.4">
            <text:p>20.4</text:p>
          </table:table-cell>
          <table:table-cell table:formula="of:=[.AA12]+[.N12]*([.AC12]+[.W12]*[.AF12])" office:value-type="float" office:value="0.105325140816">
            <text:p>0.105325140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15">
            <text:p>10315</text:p>
          </table:table-cell>
          <table:table-cell office:value-type="float" office:value="36360">
            <text:p>36360</text:p>
          </table:table-cell>
          <table:table-cell office:value-type="float" office:value="4170">
            <text:p>4170</text:p>
          </table:table-cell>
          <table:table-cell office:value-type="float" office:value="0.14485">
            <text:p>0.14485</text:p>
          </table:table-cell>
          <table:table-cell office:value-type="float" office:value="6362">
            <text:p>6362</text:p>
          </table:table-cell>
          <table:table-cell office:value-type="float" office:value="59294">
            <text:p>59294</text:p>
          </table:table-cell>
          <table:table-cell office:value-type="float" office:value="14485">
            <text:p>14485</text:p>
          </table:table-cell>
          <table:table-cell office:value-type="float" office:value="263">
            <text:p>263</text:p>
          </table:table-cell>
          <table:table-cell office:value-type="float" office:value="59294">
            <text:p>59294</text:p>
          </table:table-cell>
          <table:table-cell office:value-type="float" office:value="2026">
            <text:p>2026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8157">
            <text:p>0.01815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3]+[.AB13]" office:value-type="float" office:value="0.355436821">
            <text:p>0.355436821</text:p>
          </table:table-cell>
          <table:table-cell table:formula="of:=20+0.1*([.A13]/16)" office:value-type="float" office:value="20.4">
            <text:p>20.4</text:p>
          </table:table-cell>
          <table:table-cell table:formula="of:=[.AA13]+[.N13]*([.AC13]+[.W13]*[.AF13])" office:value-type="float" office:value="0.09842047628">
            <text:p>0.098420476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15">
            <text:p>10315</text:p>
          </table:table-cell>
          <table:table-cell office:value-type="float" office:value="36360">
            <text:p>36360</text:p>
          </table:table-cell>
          <table:table-cell office:value-type="float" office:value="4170">
            <text:p>4170</text:p>
          </table:table-cell>
          <table:table-cell office:value-type="float" office:value="0.14485">
            <text:p>0.14485</text:p>
          </table:table-cell>
          <table:table-cell office:value-type="float" office:value="6362">
            <text:p>6362</text:p>
          </table:table-cell>
          <table:table-cell office:value-type="float" office:value="59294">
            <text:p>59294</text:p>
          </table:table-cell>
          <table:table-cell office:value-type="float" office:value="14485">
            <text:p>14485</text:p>
          </table:table-cell>
          <table:table-cell office:value-type="float" office:value="263">
            <text:p>263</text:p>
          </table:table-cell>
          <table:table-cell office:value-type="float" office:value="59294">
            <text:p>59294</text:p>
          </table:table-cell>
          <table:table-cell office:value-type="float" office:value="2026">
            <text:p>2026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8157">
            <text:p>0.01815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4]+[.AB14]" office:value-type="float" office:value="0.355436821">
            <text:p>0.355436821</text:p>
          </table:table-cell>
          <table:table-cell table:formula="of:=20+0.1*([.A14]/16)" office:value-type="float" office:value="20.4">
            <text:p>20.4</text:p>
          </table:table-cell>
          <table:table-cell table:formula="of:=[.AA14]+[.N14]*([.AC14]+[.W14]*[.AF14])" office:value-type="float" office:value="0.09842047628">
            <text:p>0.098420476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357">
            <text:p>10357</text:p>
          </table:table-cell>
          <table:table-cell office:value-type="float" office:value="36360">
            <text:p>36360</text:p>
          </table:table-cell>
          <table:table-cell office:value-type="float" office:value="4223">
            <text:p>4223</text:p>
          </table:table-cell>
          <table:table-cell office:value-type="float" office:value="0.1458">
            <text:p>0.1458</text:p>
          </table:table-cell>
          <table:table-cell office:value-type="float" office:value="6362">
            <text:p>6362</text:p>
          </table:table-cell>
          <table:table-cell office:value-type="float" office:value="59579">
            <text:p>59579</text:p>
          </table:table-cell>
          <table:table-cell office:value-type="float" office:value="14580">
            <text:p>14580</text:p>
          </table:table-cell>
          <table:table-cell office:value-type="float" office:value="263">
            <text:p>263</text:p>
          </table:table-cell>
          <table:table-cell office:value-type="float" office:value="59579">
            <text:p>59579</text:p>
          </table:table-cell>
          <table:table-cell office:value-type="float" office:value="2026">
            <text:p>2026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8038">
            <text:p>0.018038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5]+[.AB15]" office:value-type="float" office:value="0.355436821">
            <text:p>0.355436821</text:p>
          </table:table-cell>
          <table:table-cell table:formula="of:=20+0.1*([.A15]/16)" office:value-type="float" office:value="20.4">
            <text:p>20.4</text:p>
          </table:table-cell>
          <table:table-cell table:formula="of:=[.AA15]+[.N15]*([.AC15]+[.W15]*[.AF15])" office:value-type="float" office:value="0.09871202376">
            <text:p>0.098712023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462">
            <text:p>10462</text:p>
          </table:table-cell>
          <table:table-cell office:value-type="float" office:value="36360">
            <text:p>36360</text:p>
          </table:table-cell>
          <table:table-cell office:value-type="float" office:value="4283">
            <text:p>4283</text:p>
          </table:table-cell>
          <table:table-cell office:value-type="float" office:value="0.14745">
            <text:p>0.14745</text:p>
          </table:table-cell>
          <table:table-cell office:value-type="float" office:value="6362">
            <text:p>6362</text:p>
          </table:table-cell>
          <table:table-cell office:value-type="float" office:value="60074">
            <text:p>60074</text:p>
          </table:table-cell>
          <table:table-cell office:value-type="float" office:value="14745">
            <text:p>14745</text:p>
          </table:table-cell>
          <table:table-cell office:value-type="float" office:value="263">
            <text:p>263</text:p>
          </table:table-cell>
          <table:table-cell office:value-type="float" office:value="60074">
            <text:p>60074</text:p>
          </table:table-cell>
          <table:table-cell office:value-type="float" office:value="2026">
            <text:p>2026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7837">
            <text:p>0.01783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6]+[.AB16]" office:value-type="float" office:value="0.355436821">
            <text:p>0.355436821</text:p>
          </table:table-cell>
          <table:table-cell table:formula="of:=20+0.1*([.A16]/16)" office:value-type="float" office:value="20.4">
            <text:p>20.4</text:p>
          </table:table-cell>
          <table:table-cell table:formula="of:=[.AA16]+[.N16]*([.AC16]+[.W16]*[.AF16])" office:value-type="float" office:value="0.09922453116">
            <text:p>0.09922453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579">
            <text:p>10579</text:p>
          </table:table-cell>
          <table:table-cell office:value-type="float" office:value="36360">
            <text:p>36360</text:p>
          </table:table-cell>
          <table:table-cell office:value-type="float" office:value="4424">
            <text:p>4424</text:p>
          </table:table-cell>
          <table:table-cell office:value-type="float" office:value="0.15003">
            <text:p>0.15003</text:p>
          </table:table-cell>
          <table:table-cell office:value-type="float" office:value="6362">
            <text:p>6362</text:p>
          </table:table-cell>
          <table:table-cell office:value-type="float" office:value="60848">
            <text:p>60848</text:p>
          </table:table-cell>
          <table:table-cell office:value-type="float" office:value="15003">
            <text:p>15003</text:p>
          </table:table-cell>
          <table:table-cell office:value-type="float" office:value="263">
            <text:p>263</text:p>
          </table:table-cell>
          <table:table-cell office:value-type="float" office:value="60848">
            <text:p>60848</text:p>
          </table:table-cell>
          <table:table-cell office:value-type="float" office:value="2026">
            <text:p>2026</text:p>
          </table:table-cell>
          <table:table-cell office:value-type="float" office:value="6362">
            <text:p>6362</text:p>
          </table:table-cell>
          <table:table-cell office:value-type="float" office:value="0">
            <text:p>0</text:p>
          </table:table-cell>
          <table:table-cell office:value-type="float" office:value="0.01753">
            <text:p>0.01753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7]+[.AB17]" office:value-type="float" office:value="0.355436821">
            <text:p>0.355436821</text:p>
          </table:table-cell>
          <table:table-cell table:formula="of:=20+0.1*([.A17]/16)" office:value-type="float" office:value="20.4">
            <text:p>20.4</text:p>
          </table:table-cell>
          <table:table-cell table:formula="of:=[.AA17]+[.N17]*([.AC17]+[.W17]*[.AF17])" office:value-type="float" office:value="0.10002110022">
            <text:p>0.10002110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0609">
            <text:p>10609</text:p>
          </table:table-cell>
          <table:table-cell office:value-type="float" office:value="36360">
            <text:p>36360</text:p>
          </table:table-cell>
          <table:table-cell office:value-type="float" office:value="4541">
            <text:p>4541</text:p>
          </table:table-cell>
          <table:table-cell office:value-type="float" office:value="0.1515">
            <text:p>0.1515</text:p>
          </table:table-cell>
          <table:table-cell office:value-type="float" office:value="8139">
            <text:p>8139</text:p>
          </table:table-cell>
          <table:table-cell office:value-type="float" office:value="64124">
            <text:p>64124</text:p>
          </table:table-cell>
          <table:table-cell office:value-type="float" office:value="15150">
            <text:p>15150</text:p>
          </table:table-cell>
          <table:table-cell office:value-type="float" office:value="263">
            <text:p>263</text:p>
          </table:table-cell>
          <table:table-cell office:value-type="float" office:value="64124">
            <text:p>64124</text:p>
          </table:table-cell>
          <table:table-cell office:value-type="float" office:value="2026">
            <text:p>2026</text:p>
          </table:table-cell>
          <table:table-cell office:value-type="float" office:value="8139">
            <text:p>8139</text:p>
          </table:table-cell>
          <table:table-cell office:value-type="float" office:value="0">
            <text:p>0</text:p>
          </table:table-cell>
          <table:table-cell office:value-type="float" office:value="0.01736">
            <text:p>0.01736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2"/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formula="of:=[.AD18]+[.AB18]" office:value-type="float" office:value="0.355436821">
            <text:p>0.355436821</text:p>
          </table:table-cell>
          <table:table-cell table:formula="of:=20+0.1*([.A18]/16)" office:value-type="float" office:value="20.4">
            <text:p>20.4</text:p>
          </table:table-cell>
          <table:table-cell table:formula="of:=[.AA18]+[.N18]*([.AC18]+[.W18]*[.AF18])" office:value-type="float" office:value="0.100475709">
            <text:p>0.100475709</text:p>
          </table:table-cell>
        </table:table-row>
        <table:table-row table:style-name="ro5" table:number-rows-repeated="235">
          <table:table-cell table:number-columns-repeated="33"/>
        </table:table-row>
        <table:table-row table:style-name="ro5" table:number-rows-repeated="3">
          <table:table-cell table:number-columns-repeated="32"/>
          <table:table-cell table:style-name="ce6"/>
        </table:table-row>
        <table:table-row table:style-name="ro5" table:number-rows-repeated="3">
          <table:table-cell table:number-columns-repeated="33"/>
        </table:table-row>
        <table:table-row table:style-name="ro5" table:number-rows-repeated="11">
          <table:table-cell table:number-columns-repeated="32"/>
          <table:table-cell table:style-name="ce6"/>
        </table:table-row>
        <table:table-row table:style-name="ro5">
          <table:table-cell table:number-columns-repeated="32"/>
          <table:table-cell table:style-name="ce6"/>
        </table:table-row>
        <calcext:conditional-formats>
          <calcext:conditional-format calcext:target-range-address="Sheet3.AG1:Sheet3.AG3 Sheet3.AG7:Sheet3.AG18">
            <calcext:condition calcext:apply-style-name="Untitled1" calcext:value="=[$Sheet1.$AL$2]" calcext:base-cell-address="Sheet1.AG1"/>
          </calcext:conditional-format>
        </calcext:conditional-formats>
      </table:table>
      <table:table table:name="Sheet4" table:style-name="ta1">
        <table:table-column table:style-name="co17" table:number-columns-repeated="38" table:default-cell-style-name="Default"/>
        <table:table-row table:style-name="ro1">
          <table:table-cell office:value-type="string">
            <text:p>BkSz</text:p>
          </table:table-cell>
          <table:table-cell office:value-type="string">
            <text:p>L1 Size</text:p>
          </table:table-cell>
          <table:table-cell office:value-type="string">
            <text:p>L1 A</text:p>
          </table:table-cell>
          <table:table-cell office:value-type="string">
            <text:p>L1 N</text:p>
          </table:table-cell>
          <table:table-cell office:value-type="string">
            <text:p>L1 M</text:p>
          </table:table-cell>
          <table:table-cell office:value-type="string">
            <text:p>L2 Size</text:p>
          </table:table-cell>
          <table:table-cell office:value-type="string">
            <text:p>L2 A</text:p>
          </table:table-cell>
          <table:table-cell office:value-type="string">
            <text:p>L2 N</text:p>
          </table:table-cell>
          <table:table-cell office:value-type="string">
            <text:p>L2 M</text:p>
          </table:table-cell>
          <table:table-cell office:value-type="string">
            <text:p>L1 Read</text:p>
          </table:table-cell>
          <table:table-cell office:value-type="string">
            <text:p>L1 Miss</text:p>
          </table:table-cell>
          <table:table-cell office:value-type="string">
            <text:p>L1 Write</text:p>
          </table:table-cell>
          <table:table-cell office:value-type="string">
            <text:p>L1 Wmiss</text:p>
          </table:table-cell>
          <table:table-cell office:value-type="string">
            <text:p>L1 Miss Rate</text:p>
          </table:table-cell>
          <table:table-cell office:value-type="string">
            <text:p>WrBk</text:p>
          </table:table-cell>
          <table:table-cell office:value-type="string">
            <text:p>Prefetch</text:p>
          </table:table-cell>
          <table:table-cell office:value-type="string">
            <text:p>L2 R</text:p>
          </table:table-cell>
          <table:table-cell office:value-type="string">
            <text:p>L2 RM</text:p>
          </table:table-cell>
          <table:table-cell office:value-type="string">
            <text:p>L2 PR</text:p>
          </table:table-cell>
          <table:table-cell office:value-type="string">
            <text:p>L2 PRM</text:p>
          </table:table-cell>
          <table:table-cell office:value-type="string">
            <text:p>L2 W</text:p>
          </table:table-cell>
          <table:table-cell office:value-type="string">
            <text:p>L2 Wm</text:p>
          </table:table-cell>
          <table:table-cell office:value-type="string">
            <text:p>L2 Miss Rate</text:p>
          </table:table-cell>
          <table:table-cell office:value-type="string">
            <text:p>L2 WBK</text:p>
          </table:table-cell>
          <table:table-cell office:value-type="string">
            <text:p>L2 Pre</text:p>
          </table:table-cell>
          <table:table-cell office:value-type="string">
            <text:p>Traffic</text:p>
          </table:table-cell>
          <table:table-cell office:value-type="string">
            <text:p>L1 HIT</text:p>
          </table:table-cell>
          <table:table-cell office:value-type="string">
            <text:p>L1 Area</text:p>
          </table:table-cell>
          <table:table-cell office:value-type="string">
            <text:p>L1 Engy</text:p>
          </table:table-cell>
          <table:table-cell office:value-type="string">
            <text:p>L2 HIT</text:p>
          </table:table-cell>
          <table:table-cell office:value-type="string">
            <text:p>L2 Area</text:p>
          </table:table-cell>
          <table:table-cell office:value-type="string">
            <text:p>L2 Engy</text:p>
          </table:table-cell>
          <table:table-cell table:style-name="ce7" office:value-type="string">
            <text:p>Total Area</text:p>
          </table:table-cell>
          <table:table-cell table:style-name="ce9" office:value-type="string">
            <text:p>Total Engy</text:p>
          </table:table-cell>
          <table:table-cell office:value-type="string">
            <text:p>Miss Penalty</text:p>
          </table:table-cell>
          <table:table-cell table:style-name="ce11" office:value-type="string">
            <text:p>AAT</text:p>
          </table:table-cell>
          <table:table-cell/>
          <table:table-cell office:value-type="string">
            <text:p>min aa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115">
            <text:p>9115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5639">
            <text:p>0.045639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]+[.AB2]" office:value-type="float" office:value="0.37409918">
            <text:p>0.37409918</text:p>
          </table:table-cell>
          <table:table-cell table:formula="of:=[.AF2]+[.AC2]" office:value-type="float" office:value="0.0226543">
            <text:p>0.0226543</text:p>
          </table:table-cell>
          <table:table-cell table:formula="of:=20+0.1*([.A2]/16)" office:value-type="float" office:value="20.4">
            <text:p>20.4</text:p>
          </table:table-cell>
          <table:table-cell table:formula="of:=[.AA2]+[.N2]*([.AD2]+[.W2]*[.AI2])" office:value-type="float" office:value="0.26579989624">
            <text:p>0.265799896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163">
            <text:p>9163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54">
            <text:p>0.0454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]+[.AB3]" office:value-type="float" office:value="0.37409918">
            <text:p>0.37409918</text:p>
          </table:table-cell>
          <table:table-cell table:formula="of:=[.AF3]+[.AC3]" office:value-type="float" office:value="0.0226543">
            <text:p>0.0226543</text:p>
          </table:table-cell>
          <table:table-cell table:formula="of:=20+0.1*([.A3]/16)" office:value-type="float" office:value="20.4">
            <text:p>20.4</text:p>
          </table:table-cell>
          <table:table-cell table:formula="of:=[.AA3]+[.N3]*([.AD3]+[.W3]*[.AI3])" office:value-type="float" office:value="0.26594839186">
            <text:p>0.265948391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338">
            <text:p>9338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4549">
            <text:p>0.044549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4]+[.AB4]" office:value-type="float" office:value="0.37409918">
            <text:p>0.37409918</text:p>
          </table:table-cell>
          <table:table-cell table:formula="of:=[.AF4]+[.AC4]" office:value-type="float" office:value="0.0226543">
            <text:p>0.0226543</text:p>
          </table:table-cell>
          <table:table-cell table:formula="of:=20+0.1*([.A4]/16)" office:value-type="float" office:value="20.4">
            <text:p>20.4</text:p>
          </table:table-cell>
          <table:table-cell table:formula="of:=[.AA4]+[.N4]*([.AD4]+[.W4]*[.AI4])" office:value-type="float" office:value="0.266488916208">
            <text:p>0.266488916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10326">
            <text:p>10326</text:p>
          </table:table-cell>
          <table:table-cell office:value-type="float" office:value="9561">
            <text:p>9561</text:p>
          </table:table-cell>
          <table:table-cell office:value-type="float" office:value="416">
            <text:p>416</text:p>
          </table:table-cell>
          <table:table-cell office:value-type="float" office:value="10326">
            <text:p>10326</text:p>
          </table:table-cell>
          <table:table-cell office:value-type="float" office:value="1315">
            <text:p>1315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4351">
            <text:p>0.04351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5]+[.AB5]" office:value-type="float" office:value="0.37409918">
            <text:p>0.37409918</text:p>
          </table:table-cell>
          <table:table-cell table:formula="of:=[.AF5]+[.AC5]" office:value-type="float" office:value="0.0226543">
            <text:p>0.0226543</text:p>
          </table:table-cell>
          <table:table-cell table:formula="of:=20+0.1*([.A5]/16)" office:value-type="float" office:value="20.4">
            <text:p>20.4</text:p>
          </table:table-cell>
          <table:table-cell table:formula="of:=[.AA5]+[.N5]*([.AD5]+[.W5]*[.AI5])" office:value-type="float" office:value="0.26717823626">
            <text:p>0.267178236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19441">
            <text:p>19441</text:p>
          </table:table-cell>
          <table:table-cell office:value-type="float" office:value="9115">
            <text:p>9115</text:p>
          </table:table-cell>
          <table:table-cell office:value-type="float" office:value="339">
            <text:p>339</text:p>
          </table:table-cell>
          <table:table-cell office:value-type="float" office:value="19441">
            <text:p>19441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7191">
            <text:p>0.037191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6]+[.AB6]" office:value-type="float" office:value="0.37409918">
            <text:p>0.37409918</text:p>
          </table:table-cell>
          <table:table-cell table:formula="of:=[.AF6]+[.AC6]" office:value-type="float" office:value="0.0226543">
            <text:p>0.0226543</text:p>
          </table:table-cell>
          <table:table-cell table:formula="of:=20+0.1*([.A6]/16)" office:value-type="float" office:value="20.4">
            <text:p>20.4</text:p>
          </table:table-cell>
          <table:table-cell table:formula="of:=[.AA6]+[.N6]*([.AD6]+[.W6]*[.AI6])" office:value-type="float" office:value="0.25009117816">
            <text:p>0.250091178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19489">
            <text:p>19489</text:p>
          </table:table-cell>
          <table:table-cell office:value-type="float" office:value="9163">
            <text:p>9163</text:p>
          </table:table-cell>
          <table:table-cell office:value-type="float" office:value="339">
            <text:p>339</text:p>
          </table:table-cell>
          <table:table-cell office:value-type="float" office:value="19489">
            <text:p>19489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6997">
            <text:p>0.036997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7]+[.AB7]" office:value-type="float" office:value="0.37409918">
            <text:p>0.37409918</text:p>
          </table:table-cell>
          <table:table-cell table:formula="of:=[.AF7]+[.AC7]" office:value-type="float" office:value="0.0226543">
            <text:p>0.0226543</text:p>
          </table:table-cell>
          <table:table-cell table:formula="of:=20+0.1*([.A7]/16)" office:value-type="float" office:value="20.4">
            <text:p>20.4</text:p>
          </table:table-cell>
          <table:table-cell table:formula="of:=[.AA7]+[.N7]*([.AD7]+[.W7]*[.AI7])" office:value-type="float" office:value="0.250241067304">
            <text:p>0.250241067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19664">
            <text:p>19664</text:p>
          </table:table-cell>
          <table:table-cell office:value-type="float" office:value="9338">
            <text:p>9338</text:p>
          </table:table-cell>
          <table:table-cell office:value-type="float" office:value="339">
            <text:p>339</text:p>
          </table:table-cell>
          <table:table-cell office:value-type="float" office:value="19664">
            <text:p>19664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6303">
            <text:p>0.036303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8]+[.AB8]" office:value-type="float" office:value="0.37409918">
            <text:p>0.37409918</text:p>
          </table:table-cell>
          <table:table-cell table:formula="of:=[.AF8]+[.AC8]" office:value-type="float" office:value="0.0226543">
            <text:p>0.0226543</text:p>
          </table:table-cell>
          <table:table-cell table:formula="of:=20+0.1*([.A8]/16)" office:value-type="float" office:value="20.4">
            <text:p>20.4</text:p>
          </table:table-cell>
          <table:table-cell table:formula="of:=[.AA8]+[.N8]*([.AD8]+[.W8]*[.AI8])" office:value-type="float" office:value="0.250780682016">
            <text:p>0.25078068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19887">
            <text:p>19887</text:p>
          </table:table-cell>
          <table:table-cell office:value-type="float" office:value="9561">
            <text:p>9561</text:p>
          </table:table-cell>
          <table:table-cell office:value-type="float" office:value="339">
            <text:p>339</text:p>
          </table:table-cell>
          <table:table-cell office:value-type="float" office:value="19887">
            <text:p>19887</text:p>
          </table:table-cell>
          <table:table-cell office:value-type="float" office:value="1609">
            <text:p>1609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5457">
            <text:p>0.035457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2332">
            <text:p>2332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9]+[.AB9]" office:value-type="float" office:value="0.37409918">
            <text:p>0.37409918</text:p>
          </table:table-cell>
          <table:table-cell table:formula="of:=[.AF9]+[.AC9]" office:value-type="float" office:value="0.0226543">
            <text:p>0.0226543</text:p>
          </table:table-cell>
          <table:table-cell table:formula="of:=20+0.1*([.A9]/16)" office:value-type="float" office:value="20.4">
            <text:p>20.4</text:p>
          </table:table-cell>
          <table:table-cell table:formula="of:=[.AA9]+[.N9]*([.AD9]+[.W9]*[.AI9])" office:value-type="float" office:value="0.251471310728">
            <text:p>0.251471310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28556">
            <text:p>28556</text:p>
          </table:table-cell>
          <table:table-cell office:value-type="float" office:value="9115">
            <text:p>9115</text:p>
          </table:table-cell>
          <table:table-cell office:value-type="float" office:value="288">
            <text:p>288</text:p>
          </table:table-cell>
          <table:table-cell office:value-type="float" office:value="28556">
            <text:p>28556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1596">
            <text:p>0.031596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0]+[.AB10]" office:value-type="float" office:value="0.37409918">
            <text:p>0.37409918</text:p>
          </table:table-cell>
          <table:table-cell table:formula="of:=[.AF10]+[.AC10]" office:value-type="float" office:value="0.0226543">
            <text:p>0.0226543</text:p>
          </table:table-cell>
          <table:table-cell table:formula="of:=20+0.1*([.A10]/16)" office:value-type="float" office:value="20.4">
            <text:p>20.4</text:p>
          </table:table-cell>
          <table:table-cell table:formula="of:=[.AA10]+[.N10]*([.AD10]+[.W10]*[.AI10])" office:value-type="float" office:value="0.23968749946">
            <text:p>0.239687499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28652">
            <text:p>28652</text:p>
          </table:table-cell>
          <table:table-cell office:value-type="float" office:value="9163">
            <text:p>9163</text:p>
          </table:table-cell>
          <table:table-cell office:value-type="float" office:value="288">
            <text:p>288</text:p>
          </table:table-cell>
          <table:table-cell office:value-type="float" office:value="28652">
            <text:p>28652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1431">
            <text:p>0.031431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1]+[.AB11]" office:value-type="float" office:value="0.37409918">
            <text:p>0.37409918</text:p>
          </table:table-cell>
          <table:table-cell table:formula="of:=[.AF11]+[.AC11]" office:value-type="float" office:value="0.0226543">
            <text:p>0.0226543</text:p>
          </table:table-cell>
          <table:table-cell table:formula="of:=20+0.1*([.A11]/16)" office:value-type="float" office:value="20.4">
            <text:p>20.4</text:p>
          </table:table-cell>
          <table:table-cell table:formula="of:=[.AA11]+[.N11]*([.AD11]+[.W11]*[.AI11])" office:value-type="float" office:value="0.239836810672">
            <text:p>0.239836810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29002">
            <text:p>29002</text:p>
          </table:table-cell>
          <table:table-cell office:value-type="float" office:value="9338">
            <text:p>9338</text:p>
          </table:table-cell>
          <table:table-cell office:value-type="float" office:value="288">
            <text:p>288</text:p>
          </table:table-cell>
          <table:table-cell office:value-type="float" office:value="29002">
            <text:p>29002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0842">
            <text:p>0.030842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2]+[.AB12]" office:value-type="float" office:value="0.37409918">
            <text:p>0.37409918</text:p>
          </table:table-cell>
          <table:table-cell table:formula="of:=[.AF12]+[.AC12]" office:value-type="float" office:value="0.0226543">
            <text:p>0.0226543</text:p>
          </table:table-cell>
          <table:table-cell table:formula="of:=20+0.1*([.A12]/16)" office:value-type="float" office:value="20.4">
            <text:p>20.4</text:p>
          </table:table-cell>
          <table:table-cell table:formula="of:=[.AA12]+[.N12]*([.AD12]+[.W12]*[.AI12])" office:value-type="float" office:value="0.240377739144">
            <text:p>0.240377739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29448">
            <text:p>29448</text:p>
          </table:table-cell>
          <table:table-cell office:value-type="float" office:value="9561">
            <text:p>9561</text:p>
          </table:table-cell>
          <table:table-cell office:value-type="float" office:value="288">
            <text:p>288</text:p>
          </table:table-cell>
          <table:table-cell office:value-type="float" office:value="29448">
            <text:p>29448</text:p>
          </table:table-cell>
          <table:table-cell office:value-type="float" office:value="1833">
            <text:p>1833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30122">
            <text:p>0.030122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2558">
            <text:p>255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3]+[.AB13]" office:value-type="float" office:value="0.37409918">
            <text:p>0.37409918</text:p>
          </table:table-cell>
          <table:table-cell table:formula="of:=[.AF13]+[.AC13]" office:value-type="float" office:value="0.0226543">
            <text:p>0.0226543</text:p>
          </table:table-cell>
          <table:table-cell table:formula="of:=20+0.1*([.A13]/16)" office:value-type="float" office:value="20.4">
            <text:p>20.4</text:p>
          </table:table-cell>
          <table:table-cell table:formula="of:=[.AA13]+[.N13]*([.AD13]+[.W13]*[.AI13])" office:value-type="float" office:value="0.241065691988">
            <text:p>0.241065692</text:p>
          </table:table-cell>
          <table:table-cell/>
          <table:table-cell office:value-type="string">
            <text:p>local min AA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37671">
            <text:p>37671</text:p>
          </table:table-cell>
          <table:table-cell office:value-type="float" office:value="9115">
            <text:p>9115</text:p>
          </table:table-cell>
          <table:table-cell office:value-type="float" office:value="262">
            <text:p>262</text:p>
          </table:table-cell>
          <table:table-cell office:value-type="float" office:value="37671">
            <text:p>37671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744">
            <text:p>0.02874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4]+[.AB14]" office:value-type="float" office:value="0.37409918">
            <text:p>0.37409918</text:p>
          </table:table-cell>
          <table:table-cell table:formula="of:=[.AF14]+[.AC14]" office:value-type="float" office:value="0.0226543">
            <text:p>0.0226543</text:p>
          </table:table-cell>
          <table:table-cell table:formula="of:=20+0.1*([.A14]/16)" office:value-type="float" office:value="20.4">
            <text:p>20.4</text:p>
          </table:table-cell>
          <table:table-cell table:formula="of:=[.AA14]+[.N14]*([.AD14]+[.W14]*[.AI14])" office:value-type="float" office:value="0.23438431954">
            <text:p>0.2343843195</text:p>
          </table:table-cell>
          <table:table-cell office:value-type="string">
            <text:p>xxxxxxxx</text:p>
          </table:table-cell>
          <table:table-cell table:formula="of:=MIN([.AJ10:.AJ19])" office:value-type="float" office:value="0.23438431954">
            <text:p>0.234384319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30">
            <text:p>6230</text:p>
          </table:table-cell>
          <table:table-cell office:value-type="float" office:value="36360">
            <text:p>36360</text:p>
          </table:table-cell>
          <table:table-cell office:value-type="float" office:value="2885">
            <text:p>2885</text:p>
          </table:table-cell>
          <table:table-cell office:value-type="float" office:value="0.09115">
            <text:p>0.09115</text:p>
          </table:table-cell>
          <table:table-cell office:value-type="float" office:value="4523">
            <text:p>4523</text:p>
          </table:table-cell>
          <table:table-cell office:value-type="float" office:value="37671">
            <text:p>37671</text:p>
          </table:table-cell>
          <table:table-cell office:value-type="float" office:value="9115">
            <text:p>9115</text:p>
          </table:table-cell>
          <table:table-cell office:value-type="float" office:value="262">
            <text:p>262</text:p>
          </table:table-cell>
          <table:table-cell office:value-type="float" office:value="37671">
            <text:p>37671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744">
            <text:p>0.02874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5]+[.AB15]" office:value-type="float" office:value="0.37409918">
            <text:p>0.37409918</text:p>
          </table:table-cell>
          <table:table-cell table:formula="of:=[.AF15]+[.AC15]" office:value-type="float" office:value="0.0226543">
            <text:p>0.0226543</text:p>
          </table:table-cell>
          <table:table-cell table:formula="of:=20+0.1*([.A15]/16)" office:value-type="float" office:value="20.4">
            <text:p>20.4</text:p>
          </table:table-cell>
          <table:table-cell table:formula="of:=[.AA15]+[.N15]*([.AD15]+[.W15]*[.AI15])" office:value-type="float" office:value="0.23438431954">
            <text:p>0.2343843195</text:p>
          </table:table-cell>
          <table:table-cell office:value-type="string">
            <text:p>xxxxxxxx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256">
            <text:p>6256</text:p>
          </table:table-cell>
          <table:table-cell office:value-type="float" office:value="36360">
            <text:p>36360</text:p>
          </table:table-cell>
          <table:table-cell office:value-type="float" office:value="2907">
            <text:p>2907</text:p>
          </table:table-cell>
          <table:table-cell office:value-type="float" office:value="0.09163">
            <text:p>0.09163</text:p>
          </table:table-cell>
          <table:table-cell office:value-type="float" office:value="4523">
            <text:p>4523</text:p>
          </table:table-cell>
          <table:table-cell office:value-type="float" office:value="37815">
            <text:p>37815</text:p>
          </table:table-cell>
          <table:table-cell office:value-type="float" office:value="9163">
            <text:p>9163</text:p>
          </table:table-cell>
          <table:table-cell office:value-type="float" office:value="262">
            <text:p>262</text:p>
          </table:table-cell>
          <table:table-cell office:value-type="float" office:value="37815">
            <text:p>37815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593">
            <text:p>0.028593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6]+[.AB16]" office:value-type="float" office:value="0.37409918">
            <text:p>0.37409918</text:p>
          </table:table-cell>
          <table:table-cell table:formula="of:=[.AF16]+[.AC16]" office:value-type="float" office:value="0.0226543">
            <text:p>0.0226543</text:p>
          </table:table-cell>
          <table:table-cell table:formula="of:=20+0.1*([.A16]/16)" office:value-type="float" office:value="20.4">
            <text:p>20.4</text:p>
          </table:table-cell>
          <table:table-cell table:formula="of:=[.AA16]+[.N16]*([.AD16]+[.W16]*[.AI16])" office:value-type="float" office:value="0.234531873496">
            <text:p>0.23453187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42">
            <text:p>6342</text:p>
          </table:table-cell>
          <table:table-cell office:value-type="float" office:value="36360">
            <text:p>36360</text:p>
          </table:table-cell>
          <table:table-cell office:value-type="float" office:value="2996">
            <text:p>2996</text:p>
          </table:table-cell>
          <table:table-cell office:value-type="float" office:value="0.09338">
            <text:p>0.09338</text:p>
          </table:table-cell>
          <table:table-cell office:value-type="float" office:value="4523">
            <text:p>4523</text:p>
          </table:table-cell>
          <table:table-cell office:value-type="float" office:value="38340">
            <text:p>38340</text:p>
          </table:table-cell>
          <table:table-cell office:value-type="float" office:value="9338">
            <text:p>9338</text:p>
          </table:table-cell>
          <table:table-cell office:value-type="float" office:value="262">
            <text:p>262</text:p>
          </table:table-cell>
          <table:table-cell office:value-type="float" office:value="38340">
            <text:p>38340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8057">
            <text:p>0.028057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7]+[.AB17]" office:value-type="float" office:value="0.37409918">
            <text:p>0.37409918</text:p>
          </table:table-cell>
          <table:table-cell table:formula="of:=[.AF17]+[.AC17]" office:value-type="float" office:value="0.0226543">
            <text:p>0.0226543</text:p>
          </table:table-cell>
          <table:table-cell table:formula="of:=20+0.1*([.A17]/16)" office:value-type="float" office:value="20.4">
            <text:p>20.4</text:p>
          </table:table-cell>
          <table:table-cell table:formula="of:=[.AA17]+[.N17]*([.AD17]+[.W17]*[.AI17])" office:value-type="float" office:value="0.235072447824">
            <text:p>0.235072447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8">
            <text:p>6398</text:p>
          </table:table-cell>
          <table:table-cell office:value-type="float" office:value="36360">
            <text:p>36360</text:p>
          </table:table-cell>
          <table:table-cell office:value-type="float" office:value="3163">
            <text:p>3163</text:p>
          </table:table-cell>
          <table:table-cell office:value-type="float" office:value="0.09561">
            <text:p>0.09561</text:p>
          </table:table-cell>
          <table:table-cell office:value-type="float" office:value="4523">
            <text:p>4523</text:p>
          </table:table-cell>
          <table:table-cell office:value-type="float" office:value="39009">
            <text:p>39009</text:p>
          </table:table-cell>
          <table:table-cell office:value-type="float" office:value="9561">
            <text:p>9561</text:p>
          </table:table-cell>
          <table:table-cell office:value-type="float" office:value="262">
            <text:p>262</text:p>
          </table:table-cell>
          <table:table-cell office:value-type="float" office:value="39009">
            <text:p>39009</text:p>
          </table:table-cell>
          <table:table-cell office:value-type="float" office:value="2026">
            <text:p>2026</text:p>
          </table:table-cell>
          <table:table-cell office:value-type="float" office:value="4523">
            <text:p>4523</text:p>
          </table:table-cell>
          <table:table-cell office:value-type="float" office:value="0">
            <text:p>0</text:p>
          </table:table-cell>
          <table:table-cell office:value-type="float" office:value="0.027403">
            <text:p>0.027403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2778">
            <text:p>2778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8]+[.AB18]" office:value-type="float" office:value="0.37409918">
            <text:p>0.37409918</text:p>
          </table:table-cell>
          <table:table-cell table:formula="of:=[.AF18]+[.AC18]" office:value-type="float" office:value="0.0226543">
            <text:p>0.0226543</text:p>
          </table:table-cell>
          <table:table-cell table:formula="of:=20+0.1*([.A18]/16)" office:value-type="float" office:value="20.4">
            <text:p>20.4</text:p>
          </table:table-cell>
          <table:table-cell table:formula="of:=[.AA18]+[.N18]*([.AD18]+[.W18]*[.AI18])" office:value-type="float" office:value="0.235762434752">
            <text:p>0.235762434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490">
            <text:p>6490</text:p>
          </table:table-cell>
          <table:table-cell office:value-type="float" office:value="36360">
            <text:p>36360</text:p>
          </table:table-cell>
          <table:table-cell office:value-type="float" office:value="3309">
            <text:p>3309</text:p>
          </table:table-cell>
          <table:table-cell office:value-type="float" office:value="0.09799">
            <text:p>0.09799</text:p>
          </table:table-cell>
          <table:table-cell office:value-type="float" office:value="5571">
            <text:p>5571</text:p>
          </table:table-cell>
          <table:table-cell office:value-type="float" office:value="41323">
            <text:p>41323</text:p>
          </table:table-cell>
          <table:table-cell office:value-type="float" office:value="9799">
            <text:p>9799</text:p>
          </table:table-cell>
          <table:table-cell office:value-type="float" office:value="262">
            <text:p>262</text:p>
          </table:table-cell>
          <table:table-cell office:value-type="float" office:value="41323">
            <text:p>41323</text:p>
          </table:table-cell>
          <table:table-cell office:value-type="float" office:value="2025">
            <text:p>2025</text:p>
          </table:table-cell>
          <table:table-cell office:value-type="float" office:value="5571">
            <text:p>5571</text:p>
          </table:table-cell>
          <table:table-cell office:value-type="float" office:value="0">
            <text:p>0</text:p>
          </table:table-cell>
          <table:table-cell office:value-type="float" office:value="0.026737">
            <text:p>0.026737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18662359">
            <text:p>0.018662359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19]+[.AB19]" office:value-type="float" office:value="0.37409918">
            <text:p>0.37409918</text:p>
          </table:table-cell>
          <table:table-cell table:formula="of:=[.AF19]+[.AC19]" office:value-type="float" office:value="0.0226543">
            <text:p>0.0226543</text:p>
          </table:table-cell>
          <table:table-cell table:formula="of:=20+0.1*([.A19]/16)" office:value-type="float" office:value="20.4">
            <text:p>20.4</text:p>
          </table:table-cell>
          <table:table-cell table:formula="of:=[.AA19]+[.N19]*([.AD19]+[.W19]*[.AI19])" office:value-type="float" office:value="0.236497141432">
            <text:p>0.2364971414</text:p>
          </table:table-cell>
          <table:table-cell/>
          <table:table-cell office:value-type="string">
            <text:p>min aa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085">
            <text:p>5085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81613">
            <text:p>0.08161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0]+[.AB20]" office:value-type="float" office:value="0.393085372">
            <text:p>0.393085372</text:p>
          </table:table-cell>
          <table:table-cell table:formula="of:=[.AF20]+[.AC20]" office:value-type="float" office:value="0.02315942">
            <text:p>0.02315942</text:p>
          </table:table-cell>
          <table:table-cell table:formula="of:=20+0.1*([.A20]/16)" office:value-type="float" office:value="20.4">
            <text:p>20.4</text:p>
          </table:table-cell>
          <table:table-cell table:formula="of:=[.AA20]+[.N20]*([.AD20]+[.W20]*[.AI20])" office:value-type="float" office:value="0.26073023212">
            <text:p>0.2607302321</text:p>
          </table:table-cell>
          <table:table-cell/>
          <table:table-cell table:formula="of:=MIN([.AJ20:.AJ289])" office:value-type="float" office:value="0.23033409544">
            <text:p>0.230334095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145">
            <text:p>5145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80661">
            <text:p>0.080661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1]+[.AB21]" office:value-type="float" office:value="0.393085372">
            <text:p>0.393085372</text:p>
          </table:table-cell>
          <table:table-cell table:formula="of:=[.AF21]+[.AC21]" office:value-type="float" office:value="0.02315942">
            <text:p>0.02315942</text:p>
          </table:table-cell>
          <table:table-cell table:formula="of:=20+0.1*([.A21]/16)" office:value-type="float" office:value="20.4">
            <text:p>20.4</text:p>
          </table:table-cell>
          <table:table-cell table:formula="of:=[.AA21]+[.N21]*([.AD21]+[.W21]*[.AI21])" office:value-type="float" office:value="0.26091541228">
            <text:p>0.260915412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297">
            <text:p>5297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78346">
            <text:p>0.078346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2]+[.AB22]" office:value-type="float" office:value="0.393085372">
            <text:p>0.393085372</text:p>
          </table:table-cell>
          <table:table-cell table:formula="of:=[.AF22]+[.AC22]" office:value-type="float" office:value="0.02315942">
            <text:p>0.02315942</text:p>
          </table:table-cell>
          <table:table-cell table:formula="of:=20+0.1*([.A22]/16)" office:value-type="float" office:value="20.4">
            <text:p>20.4</text:p>
          </table:table-cell>
          <table:table-cell table:formula="of:=[.AA22]+[.N22]*([.AD22]+[.W22]*[.AI22])" office:value-type="float" office:value="0.261384761588">
            <text:p>0.2613847616</text:p>
          </table:table-cell>
          <table:table-cell/>
          <table:table-cell office:value-type="string">
            <text:p>min eng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6189">
            <text:p>6189</text:p>
          </table:table-cell>
          <table:table-cell office:value-type="float" office:value="5426">
            <text:p>5426</text:p>
          </table:table-cell>
          <table:table-cell office:value-type="float" office:value="415">
            <text:p>415</text:p>
          </table:table-cell>
          <table:table-cell office:value-type="float" office:value="6189">
            <text:p>6189</text:p>
          </table:table-cell>
          <table:table-cell office:value-type="float" office:value="1316">
            <text:p>1316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76484">
            <text:p>0.07648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3]+[.AB23]" office:value-type="float" office:value="0.393085372">
            <text:p>0.393085372</text:p>
          </table:table-cell>
          <table:table-cell table:formula="of:=[.AF23]+[.AC23]" office:value-type="float" office:value="0.02315942">
            <text:p>0.02315942</text:p>
          </table:table-cell>
          <table:table-cell table:formula="of:=20+0.1*([.A23]/16)" office:value-type="float" office:value="20.4">
            <text:p>20.4</text:p>
          </table:table-cell>
          <table:table-cell table:formula="of:=[.AA23]+[.N23]*([.AD23]+[.W23]*[.AI23])" office:value-type="float" office:value="0.261784149656">
            <text:p>0.2617841497</text:p>
          </table:table-cell>
          <table:table-cell/>
          <table:table-cell table:formula="of:=MIN([.AH20:.AH271])" office:value-type="float" office:value="0.02315942">
            <text:p>0.0231594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11274">
            <text:p>11274</text:p>
          </table:table-cell>
          <table:table-cell office:value-type="float" office:value="5085">
            <text:p>5085</text:p>
          </table:table-cell>
          <table:table-cell office:value-type="float" office:value="341">
            <text:p>341</text:p>
          </table:table-cell>
          <table:table-cell office:value-type="float" office:value="11274">
            <text:p>11274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706">
            <text:p>0.0670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4]+[.AB24]" office:value-type="float" office:value="0.393085372">
            <text:p>0.393085372</text:p>
          </table:table-cell>
          <table:table-cell table:formula="of:=[.AF24]+[.AC24]" office:value-type="float" office:value="0.02315942">
            <text:p>0.02315942</text:p>
          </table:table-cell>
          <table:table-cell table:formula="of:=20+0.1*([.A24]/16)" office:value-type="float" office:value="20.4">
            <text:p>20.4</text:p>
          </table:table-cell>
          <table:table-cell table:formula="of:=[.AA24]+[.N24]*([.AD24]+[.W24]*[.AI24])" office:value-type="float" office:value="0.2456338231">
            <text:p>0.245633823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11334">
            <text:p>11334</text:p>
          </table:table-cell>
          <table:table-cell office:value-type="float" office:value="5145">
            <text:p>5145</text:p>
          </table:table-cell>
          <table:table-cell office:value-type="float" office:value="341">
            <text:p>341</text:p>
          </table:table-cell>
          <table:table-cell office:value-type="float" office:value="11334">
            <text:p>11334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6278">
            <text:p>0.066278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5]+[.AB25]" office:value-type="float" office:value="0.393085372">
            <text:p>0.393085372</text:p>
          </table:table-cell>
          <table:table-cell table:formula="of:=[.AF25]+[.AC25]" office:value-type="float" office:value="0.02315942">
            <text:p>0.02315942</text:p>
          </table:table-cell>
          <table:table-cell table:formula="of:=20+0.1*([.A25]/16)" office:value-type="float" office:value="20.4">
            <text:p>20.4</text:p>
          </table:table-cell>
          <table:table-cell table:formula="of:=[.AA25]+[.N25]*([.AD25]+[.W25]*[.AI25])" office:value-type="float" office:value="0.24581930314">
            <text:p>0.2458193031</text:p>
          </table:table-cell>
          <table:table-cell/>
          <table:table-cell office:value-type="string">
            <text:p>min are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11486">
            <text:p>11486</text:p>
          </table:table-cell>
          <table:table-cell office:value-type="float" office:value="5297">
            <text:p>5297</text:p>
          </table:table-cell>
          <table:table-cell office:value-type="float" office:value="341">
            <text:p>341</text:p>
          </table:table-cell>
          <table:table-cell office:value-type="float" office:value="11486">
            <text:p>11486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4376">
            <text:p>0.06437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6]+[.AB26]" office:value-type="float" office:value="0.393085372">
            <text:p>0.393085372</text:p>
          </table:table-cell>
          <table:table-cell table:formula="of:=[.AF26]+[.AC26]" office:value-type="float" office:value="0.02315942">
            <text:p>0.02315942</text:p>
          </table:table-cell>
          <table:table-cell table:formula="of:=20+0.1*([.A26]/16)" office:value-type="float" office:value="20.4">
            <text:p>20.4</text:p>
          </table:table-cell>
          <table:table-cell table:formula="of:=[.AA26]+[.N26]*([.AD26]+[.W26]*[.AI26])" office:value-type="float" office:value="0.246288947228">
            <text:p>0.2462889472</text:p>
          </table:table-cell>
          <table:table-cell/>
          <table:table-cell table:formula="of:=MIN([.AG20:.AG271])" office:value-type="float" office:value="0.393085372">
            <text:p>0.3930853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11615">
            <text:p>11615</text:p>
          </table:table-cell>
          <table:table-cell office:value-type="float" office:value="5426">
            <text:p>5426</text:p>
          </table:table-cell>
          <table:table-cell office:value-type="float" office:value="341">
            <text:p>341</text:p>
          </table:table-cell>
          <table:table-cell office:value-type="float" office:value="11615">
            <text:p>11615</text:p>
          </table:table-cell>
          <table:table-cell office:value-type="float" office:value="1612">
            <text:p>1612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62846">
            <text:p>0.06284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2336">
            <text:p>2336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7]+[.AB27]" office:value-type="float" office:value="0.393085372">
            <text:p>0.393085372</text:p>
          </table:table-cell>
          <table:table-cell table:formula="of:=[.AF27]+[.AC27]" office:value-type="float" office:value="0.02315942">
            <text:p>0.02315942</text:p>
          </table:table-cell>
          <table:table-cell table:formula="of:=20+0.1*([.A27]/16)" office:value-type="float" office:value="20.4">
            <text:p>20.4</text:p>
          </table:table-cell>
          <table:table-cell table:formula="of:=[.AA27]+[.N27]*([.AD27]+[.W27]*[.AI27])" office:value-type="float" office:value="0.246688192904">
            <text:p>0.246688192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16359">
            <text:p>16359</text:p>
          </table:table-cell>
          <table:table-cell office:value-type="float" office:value="5085">
            <text:p>5085</text:p>
          </table:table-cell>
          <table:table-cell office:value-type="float" office:value="293">
            <text:p>293</text:p>
          </table:table-cell>
          <table:table-cell office:value-type="float" office:value="16359">
            <text:p>16359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762">
            <text:p>0.05762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8]+[.AB28]" office:value-type="float" office:value="0.393085372">
            <text:p>0.393085372</text:p>
          </table:table-cell>
          <table:table-cell table:formula="of:=[.AF28]+[.AC28]" office:value-type="float" office:value="0.02315942">
            <text:p>0.02315942</text:p>
          </table:table-cell>
          <table:table-cell table:formula="of:=20+0.1*([.A28]/16)" office:value-type="float" office:value="20.4">
            <text:p>20.4</text:p>
          </table:table-cell>
          <table:table-cell table:formula="of:=[.AA28]+[.N28]*([.AD28]+[.W28]*[.AI28])" office:value-type="float" office:value="0.2358413335">
            <text:p>0.235841333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16479">
            <text:p>16479</text:p>
          </table:table-cell>
          <table:table-cell office:value-type="float" office:value="5145">
            <text:p>5145</text:p>
          </table:table-cell>
          <table:table-cell office:value-type="float" office:value="293">
            <text:p>293</text:p>
          </table:table-cell>
          <table:table-cell office:value-type="float" office:value="16479">
            <text:p>16479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6948">
            <text:p>0.056948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29]+[.AB29]" office:value-type="float" office:value="0.393085372">
            <text:p>0.393085372</text:p>
          </table:table-cell>
          <table:table-cell table:formula="of:=[.AF29]+[.AC29]" office:value-type="float" office:value="0.02315942">
            <text:p>0.02315942</text:p>
          </table:table-cell>
          <table:table-cell table:formula="of:=20+0.1*([.A29]/16)" office:value-type="float" office:value="20.4">
            <text:p>20.4</text:p>
          </table:table-cell>
          <table:table-cell table:formula="of:=[.AA29]+[.N29]*([.AD29]+[.W29]*[.AI29])" office:value-type="float" office:value="0.23602672174">
            <text:p>0.236026721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16783">
            <text:p>16783</text:p>
          </table:table-cell>
          <table:table-cell office:value-type="float" office:value="5297">
            <text:p>5297</text:p>
          </table:table-cell>
          <table:table-cell office:value-type="float" office:value="293">
            <text:p>293</text:p>
          </table:table-cell>
          <table:table-cell office:value-type="float" office:value="16783">
            <text:p>16783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5314">
            <text:p>0.05531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0]+[.AB30]" office:value-type="float" office:value="0.393085372">
            <text:p>0.393085372</text:p>
          </table:table-cell>
          <table:table-cell table:formula="of:=[.AF30]+[.AC30]" office:value-type="float" office:value="0.02315942">
            <text:p>0.02315942</text:p>
          </table:table-cell>
          <table:table-cell table:formula="of:=20+0.1*([.A30]/16)" office:value-type="float" office:value="20.4">
            <text:p>20.4</text:p>
          </table:table-cell>
          <table:table-cell table:formula="of:=[.AA30]+[.N30]*([.AD30]+[.W30]*[.AI30])" office:value-type="float" office:value="0.236496658772">
            <text:p>0.236496658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17041">
            <text:p>17041</text:p>
          </table:table-cell>
          <table:table-cell office:value-type="float" office:value="5426">
            <text:p>5426</text:p>
          </table:table-cell>
          <table:table-cell office:value-type="float" office:value="293">
            <text:p>293</text:p>
          </table:table-cell>
          <table:table-cell office:value-type="float" office:value="17041">
            <text:p>17041</text:p>
          </table:table-cell>
          <table:table-cell office:value-type="float" office:value="1840">
            <text:p>1840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3999">
            <text:p>0.053999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2568">
            <text:p>256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1]+[.AB31]" office:value-type="float" office:value="0.393085372">
            <text:p>0.393085372</text:p>
          </table:table-cell>
          <table:table-cell table:formula="of:=[.AF31]+[.AC31]" office:value-type="float" office:value="0.02315942">
            <text:p>0.02315942</text:p>
          </table:table-cell>
          <table:table-cell table:formula="of:=20+0.1*([.A31]/16)" office:value-type="float" office:value="20.4">
            <text:p>20.4</text:p>
          </table:table-cell>
          <table:table-cell table:formula="of:=[.AA31]+[.N31]*([.AD31]+[.W31]*[.AI31])" office:value-type="float" office:value="0.236895413216">
            <text:p>0.236895413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21444">
            <text:p>21444</text:p>
          </table:table-cell>
          <table:table-cell office:value-type="float" office:value="5085">
            <text:p>5085</text:p>
          </table:table-cell>
          <table:table-cell office:value-type="float" office:value="266">
            <text:p>266</text:p>
          </table:table-cell>
          <table:table-cell office:value-type="float" office:value="21444">
            <text:p>21444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2311">
            <text:p>0.05231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2]+[.AB32]" office:value-type="float" office:value="0.393085372">
            <text:p>0.393085372</text:p>
          </table:table-cell>
          <table:table-cell table:formula="of:=[.AF32]+[.AC32]" office:value-type="float" office:value="0.02315942">
            <text:p>0.02315942</text:p>
          </table:table-cell>
          <table:table-cell table:formula="of:=20+0.1*([.A32]/16)" office:value-type="float" office:value="20.4">
            <text:p>20.4</text:p>
          </table:table-cell>
          <table:table-cell table:formula="of:=[.AA32]+[.N32]*([.AD32]+[.W32]*[.AI32])" office:value-type="float" office:value="0.23033409544">
            <text:p>0.230334095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68">
            <text:p>3368</text:p>
          </table:table-cell>
          <table:table-cell office:value-type="float" office:value="36360">
            <text:p>36360</text:p>
          </table:table-cell>
          <table:table-cell office:value-type="float" office:value="1717">
            <text:p>1717</text:p>
          </table:table-cell>
          <table:table-cell office:value-type="float" office:value="0.05085">
            <text:p>0.05085</text:p>
          </table:table-cell>
          <table:table-cell office:value-type="float" office:value="3011">
            <text:p>3011</text:p>
          </table:table-cell>
          <table:table-cell office:value-type="float" office:value="21444">
            <text:p>21444</text:p>
          </table:table-cell>
          <table:table-cell office:value-type="float" office:value="5085">
            <text:p>5085</text:p>
          </table:table-cell>
          <table:table-cell office:value-type="float" office:value="266">
            <text:p>266</text:p>
          </table:table-cell>
          <table:table-cell office:value-type="float" office:value="21444">
            <text:p>21444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2311">
            <text:p>0.05231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3]+[.AB33]" office:value-type="float" office:value="0.393085372">
            <text:p>0.393085372</text:p>
          </table:table-cell>
          <table:table-cell table:formula="of:=[.AF33]+[.AC33]" office:value-type="float" office:value="0.02315942">
            <text:p>0.02315942</text:p>
          </table:table-cell>
          <table:table-cell table:formula="of:=20+0.1*([.A33]/16)" office:value-type="float" office:value="20.4">
            <text:p>20.4</text:p>
          </table:table-cell>
          <table:table-cell table:formula="of:=[.AA33]+[.N33]*([.AD33]+[.W33]*[.AI33])" office:value-type="float" office:value="0.23033409544">
            <text:p>0.230334095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83">
            <text:p>3383</text:p>
          </table:table-cell>
          <table:table-cell office:value-type="float" office:value="36360">
            <text:p>36360</text:p>
          </table:table-cell>
          <table:table-cell office:value-type="float" office:value="1762">
            <text:p>1762</text:p>
          </table:table-cell>
          <table:table-cell office:value-type="float" office:value="0.05145">
            <text:p>0.05145</text:p>
          </table:table-cell>
          <table:table-cell office:value-type="float" office:value="3011">
            <text:p>3011</text:p>
          </table:table-cell>
          <table:table-cell office:value-type="float" office:value="21624">
            <text:p>21624</text:p>
          </table:table-cell>
          <table:table-cell office:value-type="float" office:value="5145">
            <text:p>5145</text:p>
          </table:table-cell>
          <table:table-cell office:value-type="float" office:value="266">
            <text:p>266</text:p>
          </table:table-cell>
          <table:table-cell office:value-type="float" office:value="21624">
            <text:p>21624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1701">
            <text:p>0.05170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4]+[.AB34]" office:value-type="float" office:value="0.393085372">
            <text:p>0.393085372</text:p>
          </table:table-cell>
          <table:table-cell table:formula="of:=[.AF34]+[.AC34]" office:value-type="float" office:value="0.02315942">
            <text:p>0.02315942</text:p>
          </table:table-cell>
          <table:table-cell table:formula="of:=20+0.1*([.A34]/16)" office:value-type="float" office:value="20.4">
            <text:p>20.4</text:p>
          </table:table-cell>
          <table:table-cell table:formula="of:=[.AA34]+[.N34]*([.AD34]+[.W34]*[.AI34])" office:value-type="float" office:value="0.23051957548">
            <text:p>0.230519575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47">
            <text:p>3447</text:p>
          </table:table-cell>
          <table:table-cell office:value-type="float" office:value="36360">
            <text:p>36360</text:p>
          </table:table-cell>
          <table:table-cell office:value-type="float" office:value="1850">
            <text:p>1850</text:p>
          </table:table-cell>
          <table:table-cell office:value-type="float" office:value="0.05297">
            <text:p>0.05297</text:p>
          </table:table-cell>
          <table:table-cell office:value-type="float" office:value="3011">
            <text:p>3011</text:p>
          </table:table-cell>
          <table:table-cell office:value-type="float" office:value="22080">
            <text:p>22080</text:p>
          </table:table-cell>
          <table:table-cell office:value-type="float" office:value="5297">
            <text:p>5297</text:p>
          </table:table-cell>
          <table:table-cell office:value-type="float" office:value="266">
            <text:p>266</text:p>
          </table:table-cell>
          <table:table-cell office:value-type="float" office:value="22080">
            <text:p>22080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50217">
            <text:p>0.050217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5]+[.AB35]" office:value-type="float" office:value="0.393085372">
            <text:p>0.393085372</text:p>
          </table:table-cell>
          <table:table-cell table:formula="of:=[.AF35]+[.AC35]" office:value-type="float" office:value="0.02315942">
            <text:p>0.02315942</text:p>
          </table:table-cell>
          <table:table-cell table:formula="of:=20+0.1*([.A35]/16)" office:value-type="float" office:value="20.4">
            <text:p>20.4</text:p>
          </table:table-cell>
          <table:table-cell table:formula="of:=[.AA35]+[.N35]*([.AD35]+[.W35]*[.AI35])" office:value-type="float" office:value="0.230988901736">
            <text:p>0.230988901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489">
            <text:p>3489</text:p>
          </table:table-cell>
          <table:table-cell office:value-type="float" office:value="36360">
            <text:p>36360</text:p>
          </table:table-cell>
          <table:table-cell office:value-type="float" office:value="1937">
            <text:p>1937</text:p>
          </table:table-cell>
          <table:table-cell office:value-type="float" office:value="0.05426">
            <text:p>0.05426</text:p>
          </table:table-cell>
          <table:table-cell office:value-type="float" office:value="3011">
            <text:p>3011</text:p>
          </table:table-cell>
          <table:table-cell office:value-type="float" office:value="22467">
            <text:p>22467</text:p>
          </table:table-cell>
          <table:table-cell office:value-type="float" office:value="5426">
            <text:p>5426</text:p>
          </table:table-cell>
          <table:table-cell office:value-type="float" office:value="266">
            <text:p>266</text:p>
          </table:table-cell>
          <table:table-cell office:value-type="float" office:value="22467">
            <text:p>22467</text:p>
          </table:table-cell>
          <table:table-cell office:value-type="float" office:value="2043">
            <text:p>2043</text:p>
          </table:table-cell>
          <table:table-cell office:value-type="float" office:value="3011">
            <text:p>3011</text:p>
          </table:table-cell>
          <table:table-cell office:value-type="float" office:value="0">
            <text:p>0</text:p>
          </table:table-cell>
          <table:table-cell office:value-type="float" office:value="0.049023">
            <text:p>0.049023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6]+[.AB36]" office:value-type="float" office:value="0.393085372">
            <text:p>0.393085372</text:p>
          </table:table-cell>
          <table:table-cell table:formula="of:=[.AF36]+[.AC36]" office:value-type="float" office:value="0.02315942">
            <text:p>0.02315942</text:p>
          </table:table-cell>
          <table:table-cell table:formula="of:=20+0.1*([.A36]/16)" office:value-type="float" office:value="20.4">
            <text:p>20.4</text:p>
          </table:table-cell>
          <table:table-cell table:formula="of:=[.AA36]+[.N36]*([.AD36]+[.W36]*[.AI36])" office:value-type="float" office:value="0.231387458912">
            <text:p>0.231387458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table:number-columns-repeated="3"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579">
            <text:p>3579</text:p>
          </table:table-cell>
          <table:table-cell office:value-type="float" office:value="36360">
            <text:p>36360</text:p>
          </table:table-cell>
          <table:table-cell office:value-type="float" office:value="2171">
            <text:p>2171</text:p>
          </table:table-cell>
          <table:table-cell office:value-type="float" office:value="0.0575">
            <text:p>0.0575</text:p>
          </table:table-cell>
          <table:table-cell office:value-type="float" office:value="3771">
            <text:p>3771</text:p>
          </table:table-cell>
          <table:table-cell office:value-type="float" office:value="24588">
            <text:p>24588</text:p>
          </table:table-cell>
          <table:table-cell office:value-type="float" office:value="5750">
            <text:p>5750</text:p>
          </table:table-cell>
          <table:table-cell office:value-type="float" office:value="266">
            <text:p>266</text:p>
          </table:table-cell>
          <table:table-cell office:value-type="float" office:value="24588">
            <text:p>24588</text:p>
          </table:table-cell>
          <table:table-cell office:value-type="float" office:value="2040">
            <text:p>2040</text:p>
          </table:table-cell>
          <table:table-cell office:value-type="float" office:value="3771">
            <text:p>3771</text:p>
          </table:table-cell>
          <table:table-cell office:value-type="float" office:value="0">
            <text:p>0</text:p>
          </table:table-cell>
          <table:table-cell office:value-type="float" office:value="0.046261">
            <text:p>0.046261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37648551">
            <text:p>0.037648551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  <table:table-cell table:formula="of:=[.AE37]+[.AB37]" office:value-type="float" office:value="0.393085372">
            <text:p>0.393085372</text:p>
          </table:table-cell>
          <table:table-cell table:formula="of:=[.AF37]+[.AC37]" office:value-type="float" office:value="0.02315942">
            <text:p>0.02315942</text:p>
          </table:table-cell>
          <table:table-cell table:formula="of:=20+0.1*([.A37]/16)" office:value-type="float" office:value="20.4">
            <text:p>20.4</text:p>
          </table:table-cell>
          <table:table-cell table:formula="of:=[.AA37]+[.N37]*([.AD37]+[.W37]*[.AI37])" office:value-type="float" office:value="0.232389218">
            <text:p>0.232389218</text:p>
          </table:table-cell>
          <table:table-cell table:number-columns-repeated="2"/>
        </table:table-row>
        <table:table-row table:style-name="ro5" table:number-rows-repeated="145">
          <table:table-cell table:number-columns-repeated="38"/>
        </table:table-row>
        <table:table-row table:style-name="ro5" table:number-rows-repeated="12">
          <table:table-cell table:number-columns-repeated="32"/>
          <table:table-cell table:style-name="ce8"/>
          <table:table-cell table:style-name="ce10"/>
          <table:table-cell/>
          <table:table-cell table:style-name="ce12"/>
          <table:table-cell table:number-columns-repeated="2"/>
        </table:table-row>
        <table:table-row table:style-name="ro5" table:number-rows-repeated="2">
          <table:table-cell table:number-columns-repeated="38"/>
        </table:table-row>
        <table:table-row table:style-name="ro5" table:number-rows-repeated="21">
          <table:table-cell table:number-columns-repeated="32"/>
          <table:table-cell table:style-name="ce8"/>
          <table:table-cell table:style-name="ce10"/>
          <table:table-cell/>
          <table:table-cell table:style-name="ce12"/>
          <table:table-cell table:number-columns-repeated="2"/>
        </table:table-row>
        <table:table-row table:style-name="ro5">
          <table:table-cell table:number-columns-repeated="32"/>
          <table:table-cell table:style-name="ce8"/>
          <table:table-cell table:style-name="ce10"/>
          <table:table-cell/>
          <table:table-cell table:style-name="ce12"/>
          <table:table-cell table:number-columns-repeated="2"/>
        </table:table-row>
        <calcext:conditional-formats>
          <calcext:conditional-format calcext:target-range-address="Sheet1.AH196:Sheet1.AH217 Sheet1.AH182:Sheet1.AH193">
            <calcext:condition calcext:apply-style-name="Untitled2" calcext:value="=[$Sheet1.$AL$5]" calcext:base-cell-address="Sheet1.AH1"/>
          </calcext:conditional-format>
          <calcext:conditional-format calcext:target-range-address="Sheet1.AG196:Sheet1.AG217 Sheet1.AG182:Sheet1.AG193">
            <calcext:condition calcext:apply-style-name="Untitled3" calcext:value="=[$Sheet1.$AL$8]" calcext:base-cell-address="Sheet1.AG1"/>
          </calcext:conditional-format>
          <calcext:conditional-format calcext:target-range-address="Sheet1.AJ196:Sheet1.AJ217 Sheet1.AJ182:Sheet1.AJ193">
            <calcext:condition calcext:apply-style-name="Untitled1" calcext:value="between([$Sheet1.$AL$2]*1.05,[$Sheet1.$AL$2]*0.95)" calcext:base-cell-address="Sheet1.AJ1"/>
          </calcext:conditional-format>
          <calcext:conditional-format calcext:target-range-address="Sheet1.AH1:Sheet1.AH1">
            <calcext:condition calcext:apply-style-name="Untitled2" calcext:value="=[$Sheet1.$AL$5]" calcext:base-cell-address="Sheet1.AH1"/>
          </calcext:conditional-format>
          <calcext:conditional-format calcext:target-range-address="Sheet1.AG1:Sheet1.AG1">
            <calcext:condition calcext:apply-style-name="Untitled3" calcext:value="=[$Sheet1.$AL$8]" calcext:base-cell-address="Sheet1.AG1"/>
          </calcext:conditional-format>
          <calcext:conditional-format calcext:target-range-address="Sheet1.AJ1:Sheet1.AJ1">
            <calcext:condition calcext:apply-style-name="Untitled1" calcext:value="between([$Sheet1.$AL$2]*1.05,[$Sheet1.$AL$2]*0.95)" calcext:base-cell-address="Sheet1.AJ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ff"/>
    </style:style>
    <style:style style:name="Untitled2" style:family="table-cell" style:parent-style-name="Default">
      <style:table-cell-properties fo:background-color="#ff00ff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9T04:50:57</dc:date>
    <dc:creator>neal </dc:creator>
    <meta:generator>LibreOffice/4.0.2.2$Linux_X86_64 LibreOffice_project/400m0$Build-2</meta:generator>
    <meta:editing-duration>PT1H2M11S</meta:editing-duration>
    <meta:editing-cycles>2</meta:editing-cycles>
    <meta:document-statistic meta:table-count="4" meta:cell-count="11123" meta:object-count="0"/>
  </office:meta>
</office:document-meta>
</file>